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ans Serif" svg:font-family="'Sans Serif'"/>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715cm"/>
    </style:style>
    <style:style style:name="co3" style:family="table-column">
      <style:table-column-properties fo:break-before="auto" style:column-width="4.163cm"/>
    </style:style>
    <style:style style:name="co4" style:family="table-column">
      <style:table-column-properties fo:break-before="auto" style:column-width="2.787cm"/>
    </style:style>
    <style:style style:name="co5" style:family="table-column">
      <style:table-column-properties fo:break-before="auto" style:column-width="3.669cm"/>
    </style:style>
    <style:style style:name="co6" style:family="table-column">
      <style:table-column-properties fo:break-before="auto" style:column-width="0.635cm"/>
    </style:style>
    <style:style style:name="co7" style:family="table-column">
      <style:table-column-properties fo:break-before="auto" style:column-width="4.269cm"/>
    </style:style>
    <style:style style:name="co8" style:family="table-column">
      <style:table-column-properties fo:break-before="auto" style:column-width="3.493cm"/>
    </style:style>
    <style:style style:name="co9" style:family="table-column">
      <style:table-column-properties fo:break-before="auto" style:column-width="0.388cm"/>
    </style:style>
    <style:style style:name="co10" style:family="table-column">
      <style:table-column-properties fo:break-before="auto" style:column-width="4.445cm"/>
    </style:style>
    <style:style style:name="co11" style:family="table-column">
      <style:table-column-properties fo:break-before="auto" style:column-width="1.376cm"/>
    </style:style>
    <style:style style:name="co12" style:family="table-column">
      <style:table-column-properties fo:break-before="auto" style:column-width="2.267cm"/>
    </style:style>
    <style:style style:name="ro1" style:family="table-row">
      <style:table-row-properties style:row-height="0.388cm" fo:break-before="auto" style:use-optimal-row-height="false"/>
    </style:style>
    <style:style style:name="ro2" style:family="table-row">
      <style:table-row-properties style:row-height="0.282cm" fo:break-before="auto" style:use-optimal-row-height="false"/>
    </style:style>
    <style:style style:name="ro3" style:family="table-row">
      <style:table-row-properties style:row-height="0.39cm" fo:break-before="auto" style:use-optimal-row-height="false"/>
    </style:style>
    <style:style style:name="ro4" style:family="table-row">
      <style:table-row-properties style:row-height="0.427cm" fo:break-before="auto" style:use-optimal-row-height="true"/>
    </style:style>
    <style:style style:name="ta1" style:family="table" style:master-page-name="Standard1">
      <style:table-properties table:display="true" style:writing-mode="lr-tb"/>
    </style:style>
    <style:style style:name="ce1" style:family="table-cell" style:parent-style-name="Default">
      <style:table-cell-properties fo:background-color="#e6e6e6" style:cell-protect="protected" style:print-content="true" style:vertical-align="middle"/>
      <style:text-properties fo:color="#000000" style:font-name="Sans Serif" fo:font-size="7pt"/>
    </style:style>
    <style:style style:name="ce2" style:family="table-cell" style:parent-style-name="Default">
      <style:text-properties fo:font-size="7pt"/>
    </style:style>
    <style:style style:name="ce3" style:family="table-cell" style:parent-style-name="Default">
      <style:table-cell-properties fo:background-color="#ffffff" style:cell-protect="none" style:print-content="true" style:vertical-align="middle"/>
      <style:text-properties fo:color="#000000" style:font-name="Sans Serif" fo:font-size="7pt" fo:font-weight="bold"/>
    </style:style>
    <style:style style:name="ce4" style:family="table-cell" style:parent-style-name="Default">
      <style:table-cell-properties style:vertical-align="middle"/>
      <style:text-properties fo:font-size="7pt"/>
    </style:style>
    <style:style style:name="ce5" style:family="table-cell" style:parent-style-name="Default">
      <style:table-cell-properties fo:background-color="#ffffff" style:cell-protect="none" style:print-content="true" style:vertical-align="middle"/>
      <style:text-properties fo:color="#000000" style:font-name="Sans Serif" fo:font-size="7pt"/>
    </style:style>
    <style:style style:name="ce6" style:family="table-cell" style:parent-style-name="Default">
      <style:table-cell-properties fo:background-color="#ff9966" style:cell-protect="protected" style:print-content="true" style:vertical-align="middle"/>
      <style:text-properties fo:color="#000000" style:font-name="Sans Serif" fo:font-size="7pt"/>
    </style:style>
    <style:style style:name="ce7" style:family="table-cell" style:parent-style-name="Default">
      <style:table-cell-properties fo:background-color="#00ae00" style:cell-protect="protected" style:print-content="true" style:vertical-align="middle"/>
      <style:text-properties fo:color="#000000" style:font-name="Sans Serif" fo:font-size="7pt"/>
    </style:style>
    <style:style style:name="ce8" style:family="table-cell" style:parent-style-name="Default">
      <style:table-cell-properties fo:background-color="#e6e6e6"/>
      <style:text-properties fo:font-size="7pt"/>
    </style:style>
    <style:style style:name="ce9" style:family="table-cell" style:parent-style-name="Default">
      <style:table-cell-properties fo:background-color="#ffff99" style:cell-protect="protected" style:print-content="true" style:vertical-align="middle"/>
      <style:text-properties fo:color="#000000" style:font-name="Sans Serif" fo:font-size="7pt"/>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ce2"/>
        <table:table-column table:style-name="co3" table:default-cell-style-name="Default"/>
        <table:table-column table:style-name="co4" table:default-cell-style-name="Default"/>
        <table:table-column table:style-name="co5" table:number-columns-repeated="2" table:default-cell-style-name="Default"/>
        <table:table-column table:style-name="co3"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241" table:default-cell-style-name="Default"/>
        <table:table-row table:style-name="ro1">
          <table:table-cell table:style-name="ce1" office:value-type="string">
            <text:p>Category</text:p>
          </table:table-cell>
          <table:table-cell table:style-name="ce1" office:value-type="string">
            <text:p>Standard Name</text:p>
          </table:table-cell>
          <table:table-cell table:style-name="ce1" office:value-type="string">
            <text:p>Current Name</text:p>
          </table:table-cell>
          <table:table-cell table:style-name="ce1" office:value-type="string">
            <text:p>Description (Icon Name Standard)</text:p>
          </table:table-cell>
          <table:table-cell table:style-name="ce1" office:value-type="string">
            <text:p>In Name Spec?</text:p>
          </table:table-cell>
          <table:table-cell table:style-name="ce1" office:value-type="string">
            <text:p>KDE Usage</text:p>
          </table:table-cell>
          <table:table-cell table:style-name="ce1" office:value-type="string">
            <text:p>Status</text:p>
          </table:table-cell>
          <table:table-cell table:style-name="ce8"/>
          <table:table-cell table:style-name="ce1" office:value-type="string">
            <text:p>Comments</text:p>
          </table:table-cell>
          <table:table-cell table:style-name="ce1" office:value-type="string">
            <text:p>Assigned Artist</text:p>
          </table:table-cell>
          <table:table-cell table:style-name="ce1" office:value-type="string">
            <text:p>Signing Artist</text:p>
          </table:table-cell>
          <table:table-cell table:style-name="ce8"/>
          <table:table-cell table:style-name="ce1" office:value-type="string">
            <text:p>Statuses</text:p>
          </table:table-cell>
          <table:table-cell table:style-name="ce8" table:number-columns-repeated="242"/>
        </table:table-row>
        <table:table-row table:style-name="ro1">
          <table:table-cell office:value-type="string">
            <text:p>actions</text:p>
          </table:table-cell>
          <table:table-cell office:value-type="string">
            <text:p>about-kde</text:p>
          </table:table-cell>
          <table:table-cell office:value-type="string">
            <text:p>about_kde</text:p>
          </table:table-cell>
          <table:table-cell office:value-type="string">
            <text:p>none</text:p>
          </table:table-cell>
          <table:table-cell office:value-type="string">
            <text:p>no</text:p>
          </table:table-cell>
          <table:table-cell office:value-type="string">
            <text:p>help menu</text:p>
          </table:table-cell>
          <table:table-cell table:style-name="ce2"/>
          <table:table-cell table:style-name="ce2" table:formula="oooc:=IF(ISBLANK([.G2];&quot;approval&quot;);0;IF(EXACT([.G2];&quot;draft&quot;);1;IF(EXACT([.G2];&quot;approval&quot;);2;IF(EXACT([.G2];&quot;final&quot;);3;0))))" office:value-type="float" office:value="0">
            <text:p>Err:508</text:p>
          </table:table-cell>
          <table:table-cell table:style-name="ce2" table:number-columns-repeated="4"/>
          <table:table-cell office:value-type="string">
            <text:p>blank: not in theme</text:p>
          </table:table-cell>
          <table:table-cell table:style-name="ce2" table:formula="oooc:=COUNTIF([.H2:.H143];0)" office:value-type="float" office:value="142">
            <text:p>142</text:p>
          </table:table-cell>
          <table:table-cell table:style-name="ce2"/>
          <table:table-cell table:number-columns-repeated="240"/>
        </table:table-row>
        <table:table-row table:style-name="ro1">
          <table:table-cell office:value-type="string">
            <text:p>actions</text:p>
          </table:table-cell>
          <table:table-cell office:value-type="string">
            <text:p>application-exit</text:p>
          </table:table-cell>
          <table:table-cell office:value-type="string">
            <text:p>exit</text:p>
          </table:table-cell>
          <table:table-cell office:value-type="string">
            <text:p>The icon used for exiting an application. Typically this is seen in the application's menus as File-&gt;Quit. </text:p>
          </table:table-cell>
          <table:table-cell office:value-type="string">
            <text:p>yes</text:p>
          </table:table-cell>
          <table:table-cell office:value-type="string">
            <text:p>quit action</text:p>
          </table:table-cell>
          <table:table-cell table:style-name="ce6" office:value-type="string">
            <text:p>approval</text:p>
          </table:table-cell>
          <table:table-cell table:style-name="ce2" table:formula="oooc:=IF(ISBLANK([.G3];&quot;approval&quot;);0;IF(EXACT([.G3];&quot;draft&quot;);1;IF(EXACT([.G3];&quot;approval&quot;);2;IF(EXACT([.G3];&quot;final&quot;);3;0))))" office:value-type="float" office:value="0">
            <text:p>Err:508</text:p>
          </table:table-cell>
          <table:table-cell table:style-name="ce2" table:number-columns-repeated="4"/>
          <table:table-cell table:style-name="ce9" office:value-type="string">
            <text:p>draft: pre-approval</text:p>
          </table:table-cell>
          <table:table-cell table:style-name="ce2" table:formula="oooc:=COUNTIF([.H2:.H143];1)"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down</text:p>
          </table:table-cell>
          <table:table-cell office:value-type="string">
            <text:p>1downarrow</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4];&quot;approval&quot;);0;IF(EXACT([.G4];&quot;draft&quot;);1;IF(EXACT([.G4];&quot;approval&quot;);2;IF(EXACT([.G4];&quot;final&quot;);3;0))))" office:value-type="float" office:value="0">
            <text:p>Err:508</text:p>
          </table:table-cell>
          <table:table-cell table:style-name="ce2" table:number-columns-repeated="4"/>
          <table:table-cell table:style-name="ce6" office:value-type="string">
            <text:p>approval: needs approval</text:p>
          </table:table-cell>
          <table:table-cell table:style-name="ce2" table:formula="oooc:=COUNTIF([.H2:.H143];2)"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down-double</text:p>
          </table:table-cell>
          <table:table-cell office:value-type="string">
            <text:p>2downarrow</text:p>
          </table:table-cell>
          <table:table-cell office:value-type="string">
            <text:p>The icon for the go to bottom of a list action. </text:p>
          </table:table-cell>
          <table:table-cell table:style-name="ce2" table:number-columns-repeated="3"/>
          <table:table-cell table:style-name="ce2" table:formula="oooc:=IF(ISBLANK([.G5];&quot;approval&quot;);0;IF(EXACT([.G5];&quot;draft&quot;);1;IF(EXACT([.G5];&quot;approval&quot;);2;IF(EXACT([.G5];&quot;final&quot;);3;0))))" office:value-type="float" office:value="0">
            <text:p>Err:508</text:p>
          </table:table-cell>
          <table:table-cell table:style-name="ce2" table:number-columns-repeated="4"/>
          <table:table-cell table:style-name="ce7" office:value-type="string">
            <text:p>final</text:p>
          </table:table-cell>
          <table:table-cell table:style-name="ce2" table:formula="oooc:=COUNTIF([.H2:.H143];3)"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left</text:p>
          </table:table-cell>
          <table:table-cell office:value-type="string">
            <text:p>1leftarrow</text:p>
          </table:table-cell>
          <table:table-cell office:value-type="string">
            <text:p>none</text:p>
          </table:table-cell>
          <table:table-cell office:value-type="string">
            <text:p>no</text:p>
          </table:table-cell>
          <table:table-cell office:value-type="string">
            <text:p>datepicker, html</text:p>
          </table:table-cell>
          <table:table-cell table:style-name="ce6" office:value-type="string">
            <text:p>approval</text:p>
          </table:table-cell>
          <table:table-cell table:style-name="ce2" table:formula="oooc:=IF(ISBLANK([.G6];&quot;approval&quot;);0;IF(EXACT([.G6];&quot;draft&quot;);1;IF(EXACT([.G6];&quot;approval&quot;);2;IF(EXACT([.G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left-double</text:p>
          </table:table-cell>
          <table:table-cell office:value-type="string">
            <text:p>2leftarrow</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7];&quot;approval&quot;);0;IF(EXACT([.G7];&quot;draft&quot;);1;IF(EXACT([.G7];&quot;approval&quot;);2;IF(EXACT([.G7];&quot;final&quot;);3;0))))" office:value-type="float" office:value="0">
            <text:p>Err:508</text:p>
          </table:table-cell>
          <table:table-cell table:style-name="ce2" table:number-columns-repeated="4"/>
          <table:table-cell office:value-type="string">
            <text:p>Standard names</text:p>
          </table:table-cell>
          <table:table-cell table:style-name="ce2" table:formula="oooc:=153-COUNTBLANK([.B2:.B143])" office:value-type="float" office:value="153">
            <text:p>153</text:p>
          </table:table-cell>
          <table:table-cell table:style-name="ce2"/>
          <table:table-cell table:number-columns-repeated="240"/>
        </table:table-row>
        <table:table-row table:style-name="ro1">
          <table:table-cell office:value-type="string">
            <text:p>actions</text:p>
          </table:table-cell>
          <table:table-cell office:value-type="string">
            <text:p>arrow-right</text:p>
          </table:table-cell>
          <table:table-cell office:value-type="string">
            <text:p>1rightarrow</text:p>
          </table:table-cell>
          <table:table-cell office:value-type="string">
            <text:p>none</text:p>
          </table:table-cell>
          <table:table-cell office:value-type="string">
            <text:p>no</text:p>
          </table:table-cell>
          <table:table-cell office:value-type="string">
            <text:p>datepicker, html</text:p>
          </table:table-cell>
          <table:table-cell table:style-name="ce6" office:value-type="string">
            <text:p>approval</text:p>
          </table:table-cell>
          <table:table-cell table:style-name="ce2" table:formula="oooc:=IF(ISBLANK([.G8];&quot;approval&quot;);0;IF(EXACT([.G8];&quot;draft&quot;);1;IF(EXACT([.G8];&quot;approval&quot;);2;IF(EXACT([.G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right-double</text:p>
          </table:table-cell>
          <table:table-cell office:value-type="string">
            <text:p>2rightarrow</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9];&quot;approval&quot;);0;IF(EXACT([.G9];&quot;draft&quot;);1;IF(EXACT([.G9];&quot;approval&quot;);2;IF(EXACT([.G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up</text:p>
          </table:table-cell>
          <table:table-cell office:value-type="string">
            <text:p>1uparrow</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10];&quot;approval&quot;);0;IF(EXACT([.G10];&quot;draft&quot;);1;IF(EXACT([.G10];&quot;approval&quot;);2;IF(EXACT([.G1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up-double</text:p>
          </table:table-cell>
          <table:table-cell office:value-type="string">
            <text:p>2uparrow</text:p>
          </table:table-cell>
          <table:table-cell office:value-type="string">
            <text:p>The icon for the go to the first item in a list action. </text:p>
          </table:table-cell>
          <table:table-cell table:style-name="ce2" table:number-columns-repeated="3"/>
          <table:table-cell table:style-name="ce2" table:formula="oooc:=IF(ISBLANK([.G11];&quot;approval&quot;);0;IF(EXACT([.G11];&quot;draft&quot;);1;IF(EXACT([.G11];&quot;approval&quot;);2;IF(EXACT([.G1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bookmark</text:p>
          </table:table-cell>
          <table:table-cell office:value-type="string">
            <text:p>none</text:p>
          </table:table-cell>
          <table:table-cell office:value-type="string">
            <text:p>no</text:p>
          </table:table-cell>
          <table:table-cell office:value-type="string">
            <text:p>file dialog, kate, edit bookmark action</text:p>
          </table:table-cell>
          <table:table-cell table:style-name="ce6" office:value-type="string">
            <text:p>approval</text:p>
          </table:table-cell>
          <table:table-cell table:style-name="ce2" table:formula="oooc:=IF(ISBLANK([.G12];&quot;approval&quot;);0;IF(EXACT([.G12];&quot;draft&quot;);1;IF(EXACT([.G12];&quot;approval&quot;);2;IF(EXACT([.G1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ookmark-new</text:p>
          </table:table-cell>
          <table:table-cell office:value-type="string">
            <text:p>bookmark_add</text:p>
          </table:table-cell>
          <table:table-cell office:value-type="string">
            <text:p>none</text:p>
          </table:table-cell>
          <table:table-cell office:value-type="string">
            <text:p>no</text:p>
          </table:table-cell>
          <table:table-cell office:value-type="string">
            <text:p>bookmark menu</text:p>
          </table:table-cell>
          <table:table-cell table:style-name="ce6" office:value-type="string">
            <text:p>approval</text:p>
          </table:table-cell>
          <table:table-cell table:style-name="ce2" table:formula="oooc:=IF(ISBLANK([.G13];&quot;approval&quot;);0;IF(EXACT([.G13];&quot;draft&quot;);1;IF(EXACT([.G13];&quot;approval&quot;);2;IF(EXACT([.G1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ookmark-new-list</text:p>
          </table:table-cell>
          <table:table-cell office:value-type="string">
            <text:p>bookmarks_list_add</text:p>
          </table:table-cell>
          <table:table-cell office:value-type="string">
            <text:p>none</text:p>
          </table:table-cell>
          <table:table-cell office:value-type="string">
            <text:p>no</text:p>
          </table:table-cell>
          <table:table-cell office:value-type="string">
            <text:p>bookmark menu</text:p>
          </table:table-cell>
          <table:table-cell table:style-name="ce6" office:value-type="string">
            <text:p>approval</text:p>
          </table:table-cell>
          <table:table-cell table:style-name="ce2" table:formula="oooc:=IF(ISBLANK([.G14];&quot;approval&quot;);0;IF(EXACT([.G14];&quot;draft&quot;);1;IF(EXACT([.G14];&quot;approval&quot;);2;IF(EXACT([.G1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alendar-today</text:p>
          </table:table-cell>
          <table:table-cell office:value-type="string">
            <text:p>today</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15];&quot;approval&quot;);0;IF(EXACT([.G15];&quot;draft&quot;);1;IF(EXACT([.G15];&quot;approval&quot;);2;IF(EXACT([.G1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haracter-set</text:p>
          </table:table-cell>
          <table:table-cell office:value-type="string">
            <text:p>charset</text:p>
          </table:table-cell>
          <table:table-cell office:value-type="string">
            <text:p>none</text:p>
          </table:table-cell>
          <table:table-cell office:value-type="string">
            <text:p>no</text:p>
          </table:table-cell>
          <table:table-cell office:value-type="string">
            <text:p>khtml (encodings)</text:p>
          </table:table-cell>
          <table:table-cell table:style-name="ce2"/>
          <table:table-cell table:style-name="ce2" table:formula="oooc:=IF(ISBLANK([.G16];&quot;approval&quot;);0;IF(EXACT([.G16];&quot;draft&quot;);1;IF(EXACT([.G16];&quot;approval&quot;);2;IF(EXACT([.G1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lor-picker</text:p>
          </table:table-cell>
          <table:table-cell office:value-type="string">
            <text:p>colorpicker</text:p>
          </table:table-cell>
          <table:table-cell office:value-type="string">
            <text:p>none</text:p>
          </table:table-cell>
          <table:table-cell office:value-type="string">
            <text:p>no</text:p>
          </table:table-cell>
          <table:table-cell office:value-type="string">
            <text:p>color dialog button</text:p>
          </table:table-cell>
          <table:table-cell table:style-name="ce6" office:value-type="string">
            <text:p>approval</text:p>
          </table:table-cell>
          <table:table-cell table:style-name="ce2" table:formula="oooc:=IF(ISBLANK([.G17];&quot;approval&quot;);0;IF(EXACT([.G17];&quot;draft&quot;);1;IF(EXACT([.G17];&quot;approval&quot;);2;IF(EXACT([.G1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colorize</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18];&quot;approval&quot;);0;IF(EXACT([.G18];&quot;draft&quot;);1;IF(EXACT([.G18];&quot;approval&quot;);2;IF(EXACT([.G1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configure</text:p>
          </table:table-cell>
          <table:table-cell office:value-type="string">
            <text:p>none</text:p>
          </table:table-cell>
          <table:table-cell office:value-type="string">
            <text:p>no</text:p>
          </table:table-cell>
          <table:table-cell office:value-type="string">
            <text:p>file dialog, properties dialog, kate</text:p>
          </table:table-cell>
          <table:table-cell table:style-name="ce6" office:value-type="string">
            <text:p>approval</text:p>
          </table:table-cell>
          <table:table-cell table:style-name="ce2" table:formula="oooc:=IF(ISBLANK([.G19];&quot;approval&quot;);0;IF(EXACT([.G19];&quot;draft&quot;);1;IF(EXACT([.G19];&quot;approval&quot;);2;IF(EXACT([.G1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figure-shortcuts</text:p>
          </table:table-cell>
          <table:table-cell office:value-type="string">
            <text:p>configure_shortcuts</text:p>
          </table:table-cell>
          <table:table-cell office:value-type="string">
            <text:p>none</text:p>
          </table:table-cell>
          <table:table-cell office:value-type="string">
            <text:p>no</text:p>
          </table:table-cell>
          <table:table-cell office:value-type="string">
            <text:p>config shortcuts action</text:p>
          </table:table-cell>
          <table:table-cell table:style-name="ce6" office:value-type="string">
            <text:p>approval</text:p>
          </table:table-cell>
          <table:table-cell table:style-name="ce2" table:formula="oooc:=IF(ISBLANK([.G20];&quot;approval&quot;);0;IF(EXACT([.G20];&quot;draft&quot;);1;IF(EXACT([.G20];&quot;approval&quot;);2;IF(EXACT([.G2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figure-toolbars</text:p>
          </table:table-cell>
          <table:table-cell office:value-type="string">
            <text:p>configure_toolbars</text:p>
          </table:table-cell>
          <table:table-cell office:value-type="string">
            <text:p>none</text:p>
          </table:table-cell>
          <table:table-cell office:value-type="string">
            <text:p>no</text:p>
          </table:table-cell>
          <table:table-cell office:value-type="string">
            <text:p>config toolbars action</text:p>
          </table:table-cell>
          <table:table-cell table:style-name="ce6" office:value-type="string">
            <text:p>approval</text:p>
          </table:table-cell>
          <table:table-cell table:style-name="ce2" table:formula="oooc:=IF(ISBLANK([.G21];&quot;approval&quot;);0;IF(EXACT([.G21];&quot;draft&quot;);1;IF(EXACT([.G21];&quot;approval&quot;);2;IF(EXACT([.G2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nection-established</text:p>
          </table:table-cell>
          <table:table-cell office:value-type="string">
            <text:p>connect_established</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22];&quot;approval&quot;);0;IF(EXACT([.G22];&quot;draft&quot;);1;IF(EXACT([.G22];&quot;approval&quot;);2;IF(EXACT([.G2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apply</text:p>
          </table:table-cell>
          <table:table-cell office:value-type="string">
            <text:p>apply</text:p>
          </table:table-cell>
          <table:table-cell office:value-type="string">
            <text:p>none</text:p>
          </table:table-cell>
          <table:table-cell office:value-type="string">
            <text:p>no</text:p>
          </table:table-cell>
          <table:table-cell office:value-type="string">
            <text:p>dialog button</text:p>
          </table:table-cell>
          <table:table-cell table:style-name="ce6" office:value-type="string">
            <text:p>approval</text:p>
          </table:table-cell>
          <table:table-cell table:style-name="ce2" table:formula="oooc:=IF(ISBLANK([.G23];&quot;approval&quot;);0;IF(EXACT([.G23];&quot;draft&quot;);1;IF(EXACT([.G23];&quot;approval&quot;);2;IF(EXACT([.G23];&quot;final&quot;);3;0))))" office:value-type="float" office:value="0">
            <text:p>Err:508</text:p>
          </table:table-cell>
          <table:table-cell office:value-type="string">
            <text:p>another checkmark! heh. how many do we have?</text:p>
          </table:table-cell>
          <table:table-cell table:style-name="ce2"/>
          <table:table-cell table:number-columns-repeated="245"/>
        </table:table-row>
        <table:table-row table:style-name="ro1">
          <table:table-cell office:value-type="string">
            <text:p>actions</text:p>
          </table:table-cell>
          <table:table-cell office:value-type="string">
            <text:p>dialog-cancel</text:p>
          </table:table-cell>
          <table:table-cell office:value-type="string">
            <text:p>button_cancel</text:p>
          </table:table-cell>
          <table:table-cell office:value-type="string">
            <text:p>The icon used for the &lt;quote&gt;Cancel&lt;/quote&gt; button that might appear in dialog windows.</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24];&quot;approval&quot;);0;IF(EXACT([.G24];&quot;draft&quot;);1;IF(EXACT([.G24];&quot;approval&quot;);2;IF(EXACT([.G2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error</text:p>
          </table:table-cell>
          <table:table-cell office:value-type="string">
            <text:p>messagebox_critical</text:p>
          </table:table-cell>
          <table:table-cell office:value-type="string">
            <text:p>The icon used when a dialog is opened to explain an error condition to the user. </text:p>
          </table:table-cell>
          <table:table-cell office:value-type="string">
            <text:p>yes</text:p>
          </table:table-cell>
          <table:table-cell office:value-type="string">
            <text:p>passive popups, kjs debugger</text:p>
          </table:table-cell>
          <table:table-cell table:style-name="ce2"/>
          <table:table-cell table:style-name="ce2" table:formula="oooc:=IF(ISBLANK([.G25];&quot;approval&quot;);0;IF(EXACT([.G25];&quot;draft&quot;);1;IF(EXACT([.G25];&quot;approval&quot;);2;IF(EXACT([.G2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information</text:p>
          </table:table-cell>
          <table:table-cell office:value-type="string">
            <text:p>messagebox_info</text:p>
          </table:table-cell>
          <table:table-cell office:value-type="string">
            <text:p>The icon used when a dialog is opened to give information to the user that may be pertinent to the requested action. </text:p>
          </table:table-cell>
          <table:table-cell office:value-type="string">
            <text:p>yes</text:p>
          </table:table-cell>
          <table:table-cell office:value-type="string">
            <text:p>passive popups</text:p>
          </table:table-cell>
          <table:table-cell table:style-name="ce2"/>
          <table:table-cell table:style-name="ce2" table:formula="oooc:=IF(ISBLANK([.G26];&quot;approval&quot;);0;IF(EXACT([.G26];&quot;draft&quot;);1;IF(EXACT([.G26];&quot;approval&quot;);2;IF(EXACT([.G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ok</text:p>
          </table:table-cell>
          <table:table-cell office:value-type="string">
            <text:p>button_ok</text:p>
          </table:table-cell>
          <table:table-cell office:value-type="string">
            <text:p>The icon used for the “OK” button that might appear in dialog windows. </text:p>
          </table:table-cell>
          <table:table-cell office:value-type="string">
            <text:p>yes</text:p>
          </table:table-cell>
          <table:table-cell office:value-type="string">
            <text:p>kate, knewstuff</text:p>
          </table:table-cell>
          <table:table-cell table:style-name="ce6" office:value-type="string">
            <text:p>approval</text:p>
          </table:table-cell>
          <table:table-cell table:style-name="ce2" table:formula="oooc:=IF(ISBLANK([.G27];&quot;approval&quot;);0;IF(EXACT([.G27];&quot;draft&quot;);1;IF(EXACT([.G27];&quot;approval&quot;);2;IF(EXACT([.G27];&quot;final&quot;);3;0))))" office:value-type="float" office:value="0">
            <text:p>Err:508</text:p>
          </table:table-cell>
          <table:table-cell office:value-type="string">
            <text:p>replace ok.png</text:p>
          </table:table-cell>
          <table:table-cell table:style-name="ce2"/>
          <table:table-cell table:number-columns-repeated="245"/>
        </table:table-row>
        <table:table-row table:style-name="ro1">
          <table:table-cell office:value-type="string">
            <text:p>actions</text:p>
          </table:table-cell>
          <table:table-cell office:value-type="string">
            <text:p>dialog-warning</text:p>
          </table:table-cell>
          <table:table-cell office:value-type="string">
            <text:p>messagebox_warning</text:p>
          </table:table-cell>
          <table:table-cell office:value-type="string">
            <text:p>The icon used when a dialog is opened to warn the user of impending issues with the requested action. </text:p>
          </table:table-cell>
          <table:table-cell office:value-type="string">
            <text:p>yes</text:p>
          </table:table-cell>
          <table:table-cell office:value-type="string">
            <text:p>passive popups</text:p>
          </table:table-cell>
          <table:table-cell table:style-name="ce2"/>
          <table:table-cell table:style-name="ce2" table:formula="oooc:=IF(ISBLANK([.G28];&quot;approval&quot;);0;IF(EXACT([.G28];&quot;draft&quot;);1;IF(EXACT([.G28];&quot;approval&quot;);2;IF(EXACT([.G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new</text:p>
          </table:table-cell>
          <table:table-cell office:value-type="string">
            <text:p>filenew</text:p>
          </table:table-cell>
          <table:table-cell office:value-type="string">
            <text:p>The icon used for the action to create a new document. </text:p>
          </table:table-cell>
          <table:table-cell office:value-type="string">
            <text:p>yes</text:p>
          </table:table-cell>
          <table:table-cell office:value-type="string">
            <text:p>new action</text:p>
          </table:table-cell>
          <table:table-cell table:style-name="ce6" office:value-type="string">
            <text:p>approval</text:p>
          </table:table-cell>
          <table:table-cell table:style-name="ce2" table:formula="oooc:=IF(ISBLANK([.G29];&quot;approval&quot;);0;IF(EXACT([.G29];&quot;draft&quot;);1;IF(EXACT([.G29];&quot;approval&quot;);2;IF(EXACT([.G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open</text:p>
          </table:table-cell>
          <table:table-cell office:value-type="string">
            <text:p>fileopen</text:p>
          </table:table-cell>
          <table:table-cell office:value-type="string">
            <text:p>The icon used for the action to open a document. </text:p>
          </table:table-cell>
          <table:table-cell office:value-type="string">
            <text:p>yes</text:p>
          </table:table-cell>
          <table:table-cell office:value-type="string">
            <text:p>url line edit, file dialog, kprinter</text:p>
          </table:table-cell>
          <table:table-cell table:style-name="ce6" office:value-type="string">
            <text:p>approval</text:p>
          </table:table-cell>
          <table:table-cell table:style-name="ce2" table:formula="oooc:=IF(ISBLANK([.G30];&quot;approval&quot;);0;IF(EXACT([.G30];&quot;draft&quot;);1;IF(EXACT([.G30];&quot;approval&quot;);2;IF(EXACT([.G30];&quot;final&quot;);3;0))))" office:value-type="float" office:value="0">
            <text:p>Err:508</text:p>
          </table:table-cell>
          <table:table-cell office:value-type="string">
            <text:p>needs finalizing of folder.svg?</text:p>
          </table:table-cell>
          <table:table-cell table:style-name="ce2"/>
          <table:table-cell table:number-columns-repeated="245"/>
        </table:table-row>
        <table:table-row table:style-name="ro1">
          <table:table-cell office:value-type="string">
            <text:p>actions</text:p>
          </table:table-cell>
          <table:table-cell office:value-type="string">
            <text:p>document-print</text:p>
          </table:table-cell>
          <table:table-cell office:value-type="string">
            <text:p>fileprint</text:p>
          </table:table-cell>
          <table:table-cell office:value-type="string">
            <text:p>The icon for the print action of an application. </text:p>
          </table:table-cell>
          <table:table-cell office:value-type="string">
            <text:p>yes</text:p>
          </table:table-cell>
          <table:table-cell office:value-type="string">
            <text:p>print action</text:p>
          </table:table-cell>
          <table:table-cell table:style-name="ce6" office:value-type="string">
            <text:p>approval</text:p>
          </table:table-cell>
          <table:table-cell table:style-name="ce2" table:formula="oooc:=IF(ISBLANK([.G31];&quot;approval&quot;);0;IF(EXACT([.G31];&quot;draft&quot;);1;IF(EXACT([.G31];&quot;approval&quot;);2;IF(EXACT([.G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rint-preview</text:p>
          </table:table-cell>
          <table:table-cell office:value-type="string">
            <text:p>filequickprint</text:p>
          </table:table-cell>
          <table:table-cell office:value-type="string">
            <text:p>The icon for the print preview action of an application. </text:p>
          </table:table-cell>
          <table:table-cell office:value-type="string">
            <text:p>yes</text:p>
          </table:table-cell>
          <table:table-cell office:value-type="string">
            <text:p>print preview action</text:p>
          </table:table-cell>
          <table:table-cell table:style-name="ce6" office:value-type="string">
            <text:p>approval</text:p>
          </table:table-cell>
          <table:table-cell table:style-name="ce2" table:formula="oooc:=IF(ISBLANK([.G32];&quot;approval&quot;);0;IF(EXACT([.G32];&quot;draft&quot;);1;IF(EXACT([.G32];&quot;approval&quot;);2;IF(EXACT([.G32];&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document-save</text:p>
          </table:table-cell>
          <table:table-cell office:value-type="string">
            <text:p>filesave</text:p>
          </table:table-cell>
          <table:table-cell office:value-type="string">
            <text:p>The icon for the save action. </text:p>
          </table:table-cell>
          <table:table-cell office:value-type="string">
            <text:p>yes</text:p>
          </table:table-cell>
          <table:table-cell office:value-type="string">
            <text:p>download progress, kate, save action</text:p>
          </table:table-cell>
          <table:table-cell table:style-name="ce6" office:value-type="string">
            <text:p>approval</text:p>
          </table:table-cell>
          <table:table-cell table:style-name="ce2" table:formula="oooc:=IF(ISBLANK([.G33];&quot;approval&quot;);0;IF(EXACT([.G33];&quot;draft&quot;);1;IF(EXACT([.G33];&quot;approval&quot;);2;IF(EXACT([.G33];&quot;final&quot;);3;0))))" office:value-type="float" office:value="0">
            <text:p>Err:508</text:p>
          </table:table-cell>
          <table:table-cell table:style-name="ce2"/>
          <table:table-cell office:value-type="string">
            <text:p>Wimer</text:p>
          </table:table-cell>
          <table:table-cell table:style-name="ce2"/>
          <table:table-cell table:number-columns-repeated="244"/>
        </table:table-row>
        <table:table-row table:style-name="ro1">
          <table:table-cell office:value-type="string">
            <text:p>actions</text:p>
          </table:table-cell>
          <table:table-cell office:value-type="string">
            <text:p>document-save-as</text:p>
          </table:table-cell>
          <table:table-cell office:value-type="string">
            <text:p>filesaveas</text:p>
          </table:table-cell>
          <table:table-cell office:value-type="string">
            <text:p>The icon for the save as action. </text:p>
          </table:table-cell>
          <table:table-cell office:value-type="string">
            <text:p>yes</text:p>
          </table:table-cell>
          <table:table-cell office:value-type="string">
            <text:p>save as action</text:p>
          </table:table-cell>
          <table:table-cell table:style-name="ce6" office:value-type="string">
            <text:p>approval</text:p>
          </table:table-cell>
          <table:table-cell table:style-name="ce2" table:formula="oooc:=IF(ISBLANK([.G34];&quot;approval&quot;);0;IF(EXACT([.G34];&quot;draft&quot;);1;IF(EXACT([.G34];&quot;approval&quot;);2;IF(EXACT([.G34];&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edit-clear</text:p>
          </table:table-cell>
          <table:table-cell office:value-type="string">
            <text:p>editclear</text:p>
          </table:table-cell>
          <table:table-cell office:value-type="string">
            <text:p>The icon for the clear action.</text:p>
          </table:table-cell>
          <table:table-cell office:value-type="string">
            <text:p>yes</text:p>
          </table:table-cell>
          <table:table-cell office:value-type="string">
            <text:p>text edit context menus</text:p>
          </table:table-cell>
          <table:table-cell table:style-name="ce6" office:value-type="string">
            <text:p>approval</text:p>
          </table:table-cell>
          <table:table-cell table:style-name="ce2" table:formula="oooc:=IF(ISBLANK([.G35];&quot;approval&quot;);0;IF(EXACT([.G35];&quot;draft&quot;);1;IF(EXACT([.G35];&quot;approval&quot;);2;IF(EXACT([.G3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copy</text:p>
          </table:table-cell>
          <table:table-cell office:value-type="string">
            <text:p>editcopy</text:p>
          </table:table-cell>
          <table:table-cell office:value-type="string">
            <text:p>The icon for the copy action. </text:p>
          </table:table-cell>
          <table:table-cell office:value-type="string">
            <text:p>yes</text:p>
          </table:table-cell>
          <table:table-cell office:value-type="string">
            <text:p>text edit context menus, kate, kdeprint</text:p>
          </table:table-cell>
          <table:table-cell table:style-name="ce6" office:value-type="string">
            <text:p>approval</text:p>
          </table:table-cell>
          <table:table-cell table:style-name="ce2" table:formula="oooc:=IF(ISBLANK([.G36];&quot;approval&quot;);0;IF(EXACT([.G36];&quot;draft&quot;);1;IF(EXACT([.G36];&quot;approval&quot;);2;IF(EXACT([.G3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cut</text:p>
          </table:table-cell>
          <table:table-cell office:value-type="string">
            <text:p>editcut</text:p>
          </table:table-cell>
          <table:table-cell office:value-type="string">
            <text:p>The icon for the cut action. </text:p>
          </table:table-cell>
          <table:table-cell office:value-type="string">
            <text:p>yes</text:p>
          </table:table-cell>
          <table:table-cell office:value-type="string">
            <text:p>text edit context menus</text:p>
          </table:table-cell>
          <table:table-cell table:style-name="ce6" office:value-type="string">
            <text:p>approval</text:p>
          </table:table-cell>
          <table:table-cell table:style-name="ce2" table:formula="oooc:=IF(ISBLANK([.G37];&quot;approval&quot;);0;IF(EXACT([.G37];&quot;draft&quot;);1;IF(EXACT([.G37];&quot;approval&quot;);2;IF(EXACT([.G3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delete</text:p>
          </table:table-cell>
          <table:table-cell office:value-type="string">
            <text:p>editdelete</text:p>
          </table:table-cell>
          <table:table-cell office:value-type="string">
            <text:p>The icon for the delete action. </text:p>
          </table:table-cell>
          <table:table-cell office:value-type="string">
            <text:p>yes</text:p>
          </table:table-cell>
          <table:table-cell office:value-type="string">
            <text:p>file dialog, kdeprint</text:p>
          </table:table-cell>
          <table:table-cell table:style-name="ce6" office:value-type="string">
            <text:p>approval</text:p>
          </table:table-cell>
          <table:table-cell table:style-name="ce2" table:formula="oooc:=IF(ISBLANK([.G38];&quot;approval&quot;);0;IF(EXACT([.G38];&quot;draft&quot;);1;IF(EXACT([.G38];&quot;approval&quot;);2;IF(EXACT([.G3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find</text:p>
          </table:table-cell>
          <table:table-cell office:value-type="string">
            <text:p>find</text:p>
          </table:table-cell>
          <table:table-cell office:value-type="string">
            <text:p>The icon for the find action. </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39];&quot;approval&quot;);0;IF(EXACT([.G39];&quot;draft&quot;);1;IF(EXACT([.G39];&quot;approval&quot;);2;IF(EXACT([.G3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paste</text:p>
          </table:table-cell>
          <table:table-cell office:value-type="string">
            <text:p>editpaste</text:p>
          </table:table-cell>
          <table:table-cell office:value-type="string">
            <text:p>The icon for the paste action. </text:p>
          </table:table-cell>
          <table:table-cell office:value-type="string">
            <text:p>yes</text:p>
          </table:table-cell>
          <table:table-cell office:value-type="string">
            <text:p>text edit context menus, kdeprint</text:p>
          </table:table-cell>
          <table:table-cell table:style-name="ce6" office:value-type="string">
            <text:p>approval</text:p>
          </table:table-cell>
          <table:table-cell table:style-name="ce2" table:formula="oooc:=IF(ISBLANK([.G40];&quot;approval&quot;);0;IF(EXACT([.G40];&quot;draft&quot;);1;IF(EXACT([.G40];&quot;approval&quot;);2;IF(EXACT([.G4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redo</text:p>
          </table:table-cell>
          <table:table-cell office:value-type="string">
            <text:p>redo</text:p>
          </table:table-cell>
          <table:table-cell office:value-type="string">
            <text:p>The icon for the redo action. </text:p>
          </table:table-cell>
          <table:table-cell office:value-type="string">
            <text:p>yes</text:p>
          </table:table-cell>
          <table:table-cell office:value-type="string">
            <text:p>undo/redo action, text edit ctx menus, redo stack, print job mgr</text:p>
          </table:table-cell>
          <table:table-cell table:style-name="ce6" office:value-type="string">
            <text:p>approval</text:p>
          </table:table-cell>
          <table:table-cell table:style-name="ce2" table:formula="oooc:=IF(ISBLANK([.G41];&quot;approval&quot;);0;IF(EXACT([.G41];&quot;draft&quot;);1;IF(EXACT([.G41];&quot;approval&quot;);2;IF(EXACT([.G4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trash</text:p>
          </table:table-cell>
          <table:table-cell office:value-type="string">
            <text:p>edittrash</text:p>
          </table:table-cell>
          <table:table-cell office:value-type="string">
            <text:p>none</text:p>
          </table:table-cell>
          <table:table-cell office:value-type="string">
            <text:p>no</text:p>
          </table:table-cell>
          <table:table-cell office:value-type="string">
            <text:p>file dialog, print job mgr</text:p>
          </table:table-cell>
          <table:table-cell table:style-name="ce2"/>
          <table:table-cell table:style-name="ce2" table:formula="oooc:=IF(ISBLANK([.G42];&quot;approval&quot;);0;IF(EXACT([.G42];&quot;draft&quot;);1;IF(EXACT([.G42];&quot;approval&quot;);2;IF(EXACT([.G42];&quot;final&quot;);3;0))))" office:value-type="float" office:value="0">
            <text:p>Err:508</text:p>
          </table:table-cell>
          <table:table-cell office:value-type="string">
            <text:p>should we just replace this with the trash can from filesystem/?</text:p>
          </table:table-cell>
          <table:table-cell table:style-name="ce2"/>
          <table:table-cell table:number-columns-repeated="245"/>
        </table:table-row>
        <table:table-row table:style-name="ro1">
          <table:table-cell office:value-type="string">
            <text:p>actions</text:p>
          </table:table-cell>
          <table:table-cell office:value-type="string">
            <text:p>edit-undo</text:p>
          </table:table-cell>
          <table:table-cell office:value-type="string">
            <text:p>undo</text:p>
          </table:table-cell>
          <table:table-cell office:value-type="string">
            <text:p>The icon for the undo action. </text:p>
          </table:table-cell>
          <table:table-cell office:value-type="string">
            <text:p>yes</text:p>
          </table:table-cell>
          <table:table-cell office:value-type="string">
            <text:p>undo/redo action, text edit context menus, redo stack</text:p>
          </table:table-cell>
          <table:table-cell table:style-name="ce6" office:value-type="string">
            <text:p>approval</text:p>
          </table:table-cell>
          <table:table-cell table:style-name="ce2" table:formula="oooc:=IF(ISBLANK([.G43];&quot;approval&quot;);0;IF(EXACT([.G43];&quot;draft&quot;);1;IF(EXACT([.G43];&quot;approval&quot;);2;IF(EXACT([.G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find</text:p>
          </table:table-cell>
          <table:table-cell office:value-type="string">
            <text:p>filefind</text:p>
          </table:table-cell>
          <table:table-cell office:value-type="string">
            <text:p>none</text:p>
          </table:table-cell>
          <table:table-cell office:value-type="string">
            <text:p>no</text:p>
          </table:table-cell>
          <table:table-cell office:value-type="string">
            <text:p>kprinter</text:p>
          </table:table-cell>
          <table:table-cell table:style-name="ce6" office:value-type="string">
            <text:p>approval</text:p>
          </table:table-cell>
          <table:table-cell table:style-name="ce2" table:formula="oooc:=IF(ISBLANK([.G44];&quot;approval&quot;);0;IF(EXACT([.G44];&quot;draft&quot;);1;IF(EXACT([.G44];&quot;approval&quot;);2;IF(EXACT([.G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import</text:p>
          </table:table-cell>
          <table:table-cell office:value-type="string">
            <text:p>fileimport</text:p>
          </table:table-cell>
          <table:table-cell office:value-type="string">
            <text:p>none</text:p>
          </table:table-cell>
          <table:table-cell office:value-type="string">
            <text:p>no</text:p>
          </table:table-cell>
          <table:table-cell office:value-type="string">
            <text:p>kross script</text:p>
          </table:table-cell>
          <table:table-cell table:style-name="ce6" office:value-type="string">
            <text:p>approval</text:p>
          </table:table-cell>
          <table:table-cell table:style-name="ce2" table:formula="oooc:=IF(ISBLANK([.G45];&quot;approval&quot;);0;IF(EXACT([.G45];&quot;draft&quot;);1;IF(EXACT([.G45];&quot;approval&quot;);2;IF(EXACT([.G4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revert</text:p>
          </table:table-cell>
          <table:table-cell office:value-type="string">
            <text:p>revert</text:p>
          </table:table-cell>
          <table:table-cell office:value-type="string">
            <text:p>none</text:p>
          </table:table-cell>
          <table:table-cell office:value-type="string">
            <text:p>no</text:p>
          </table:table-cell>
          <table:table-cell office:value-type="string">
            <text:p>revert file action</text:p>
          </table:table-cell>
          <table:table-cell table:style-name="ce6" office:value-type="string">
            <text:p>approval</text:p>
          </table:table-cell>
          <table:table-cell table:style-name="ce2" table:formula="oooc:=IF(ISBLANK([.G46];&quot;approval&quot;);0;IF(EXACT([.G46];&quot;draft&quot;);1;IF(EXACT([.G46];&quot;approval&quot;);2;IF(EXACT([.G4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detailed</text:p>
          </table:table-cell>
          <table:table-cell office:value-type="string">
            <text:p>view_detailed</text:p>
          </table:table-cell>
          <table:table-cell office:value-type="string">
            <text:p>none</text:p>
          </table:table-cell>
          <table:table-cell office:value-type="string">
            <text:p>no</text:p>
          </table:table-cell>
          <table:table-cell office:value-type="string">
            <text:p>file dialog</text:p>
          </table:table-cell>
          <table:table-cell table:style-name="ce6" office:value-type="string">
            <text:p>approval</text:p>
          </table:table-cell>
          <table:table-cell table:style-name="ce2" table:formula="oooc:=IF(ISBLANK([.G47];&quot;approval&quot;);0;IF(EXACT([.G47];&quot;draft&quot;);1;IF(EXACT([.G47];&quot;approval&quot;);2;IF(EXACT([.G4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multicolumn</text:p>
          </table:table-cell>
          <table:table-cell office:value-type="string">
            <text:p>view_multicolumn</text:p>
          </table:table-cell>
          <table:table-cell office:value-type="string">
            <text:p>none</text:p>
          </table:table-cell>
          <table:table-cell office:value-type="string">
            <text:p>no</text:p>
          </table:table-cell>
          <table:table-cell office:value-type="string">
            <text:p>file dialog</text:p>
          </table:table-cell>
          <table:table-cell table:style-name="ce6" office:value-type="string">
            <text:p>approval</text:p>
          </table:table-cell>
          <table:table-cell table:style-name="ce2" table:formula="oooc:=IF(ISBLANK([.G48];&quot;approval&quot;);0;IF(EXACT([.G48];&quot;draft&quot;);1;IF(EXACT([.G48];&quot;approval&quot;);2;IF(EXACT([.G4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text</text:p>
          </table:table-cell>
          <table:table-cell office:value-type="string">
            <text:p>view_text</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49];&quot;approval&quot;);0;IF(EXACT([.G49];&quot;draft&quot;);1;IF(EXACT([.G49];&quot;approval&quot;);2;IF(EXACT([.G4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nd-next</text:p>
          </table:table-cell>
          <table:table-cell office:value-type="string">
            <text:p>next</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50];&quot;approval&quot;);0;IF(EXACT([.G50];&quot;draft&quot;);1;IF(EXACT([.G50];&quot;approval&quot;);2;IF(EXACT([.G5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nd-previous</text:p>
          </table:table-cell>
          <table:table-cell office:value-type="string">
            <text:p>previous</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51];&quot;approval&quot;);0;IF(EXACT([.G51];&quot;draft&quot;);1;IF(EXACT([.G51];&quot;approval&quot;);2;IF(EXACT([.G5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lder-new</text:p>
          </table:table-cell>
          <table:table-cell office:value-type="string">
            <text:p>folder_new</text:p>
          </table:table-cell>
          <table:table-cell office:value-type="string">
            <text:p>The icon for creating a new folder.</text:p>
          </table:table-cell>
          <table:table-cell office:value-type="string">
            <text:p>yes</text:p>
          </table:table-cell>
          <table:table-cell office:value-type="string">
            <text:p>bookmark menu, file dialog</text:p>
          </table:table-cell>
          <table:table-cell table:style-name="ce7" office:value-type="string">
            <text:p>final</text:p>
          </table:table-cell>
          <table:table-cell table:style-name="ce2" table:formula="oooc:=IF(ISBLANK([.G52];&quot;approval&quot;);0;IF(EXACT([.G52];&quot;draft&quot;);1;IF(EXACT([.G52];&quot;approval&quot;);2;IF(EXACT([.G52];&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format-indent-less</text:p>
          </table:table-cell>
          <table:table-cell office:value-type="string">
            <text:p>unindent</text:p>
          </table:table-cell>
          <table:table-cell office:value-type="string">
            <text:p>The icon for the decrease indent formatting action.</text:p>
          </table:table-cell>
          <table:table-cell office:value-type="string">
            <text:p>yes</text:p>
          </table:table-cell>
          <table:table-cell office:value-type="string">
            <text:p>kate</text:p>
          </table:table-cell>
          <table:table-cell table:style-name="ce2"/>
          <table:table-cell table:style-name="ce2" table:formula="oooc:=IF(ISBLANK([.G53];&quot;approval&quot;);0;IF(EXACT([.G53];&quot;draft&quot;);1;IF(EXACT([.G53];&quot;approval&quot;);2;IF(EXACT([.G5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indent-more</text:p>
          </table:table-cell>
          <table:table-cell office:value-type="string">
            <text:p>indent</text:p>
          </table:table-cell>
          <table:table-cell office:value-type="string">
            <text:p>The icon for the increase indent formatting action.</text:p>
          </table:table-cell>
          <table:table-cell office:value-type="string">
            <text:p>yes</text:p>
          </table:table-cell>
          <table:table-cell office:value-type="string">
            <text:p>kate</text:p>
          </table:table-cell>
          <table:table-cell table:style-name="ce2"/>
          <table:table-cell table:style-name="ce2" table:formula="oooc:=IF(ISBLANK([.G54];&quot;approval&quot;);0;IF(EXACT([.G54];&quot;draft&quot;);1;IF(EXACT([.G54];&quot;approval&quot;);2;IF(EXACT([.G5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center</text:p>
          </table:table-cell>
          <table:table-cell office:value-type="string">
            <text:p>centrejust/text_center</text:p>
          </table:table-cell>
          <table:table-cell office:value-type="string">
            <text:p>The icon for the center justification formatting action.</text:p>
          </table:table-cell>
          <table:table-cell office:value-type="string">
            <text:p>yes</text:p>
          </table:table-cell>
          <table:table-cell table:style-name="ce2" table:number-columns-repeated="2"/>
          <table:table-cell table:style-name="ce2" table:formula="oooc:=IF(ISBLANK([.G55];&quot;approval&quot;);0;IF(EXACT([.G55];&quot;draft&quot;);1;IF(EXACT([.G55];&quot;approval&quot;);2;IF(EXACT([.G5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fill</text:p>
          </table:table-cell>
          <table:table-cell office:value-type="string">
            <text:p>text_block</text:p>
          </table:table-cell>
          <table:table-cell office:value-type="string">
            <text:p>The icon for the fill justification formatting action.</text:p>
          </table:table-cell>
          <table:table-cell office:value-type="string">
            <text:p>yes</text:p>
          </table:table-cell>
          <table:table-cell table:style-name="ce2" table:number-columns-repeated="2"/>
          <table:table-cell table:style-name="ce2" table:formula="oooc:=IF(ISBLANK([.G56];&quot;approval&quot;);0;IF(EXACT([.G56];&quot;draft&quot;);1;IF(EXACT([.G56];&quot;approval&quot;);2;IF(EXACT([.G5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left</text:p>
          </table:table-cell>
          <table:table-cell office:value-type="string">
            <text:p>leftjust/text_left</text:p>
          </table:table-cell>
          <table:table-cell office:value-type="string">
            <text:p>The icon for the left justification formatting action.</text:p>
          </table:table-cell>
          <table:table-cell office:value-type="string">
            <text:p>yes</text:p>
          </table:table-cell>
          <table:table-cell table:style-name="ce2" table:number-columns-repeated="2"/>
          <table:table-cell table:style-name="ce2" table:formula="oooc:=IF(ISBLANK([.G57];&quot;approval&quot;);0;IF(EXACT([.G57];&quot;draft&quot;);1;IF(EXACT([.G57];&quot;approval&quot;);2;IF(EXACT([.G5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right</text:p>
          </table:table-cell>
          <table:table-cell office:value-type="string">
            <text:p>rightjust/text_right</text:p>
          </table:table-cell>
          <table:table-cell office:value-type="string">
            <text:p>The icon for the right justification action.</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58];&quot;approval&quot;);0;IF(EXACT([.G58];&quot;draft&quot;);1;IF(EXACT([.G58];&quot;approval&quot;);2;IF(EXACT([.G5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bold</text:p>
          </table:table-cell>
          <table:table-cell office:value-type="string">
            <text:p>text_bold</text:p>
          </table:table-cell>
          <table:table-cell office:value-type="string">
            <text:p>The icon for the bold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59];&quot;approval&quot;);0;IF(EXACT([.G59];&quot;draft&quot;);1;IF(EXACT([.G59];&quot;approval&quot;);2;IF(EXACT([.G5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italic</text:p>
          </table:table-cell>
          <table:table-cell office:value-type="string">
            <text:p>text_italic</text:p>
          </table:table-cell>
          <table:table-cell office:value-type="string">
            <text:p>The icon for the italic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0];&quot;approval&quot;);0;IF(EXACT([.G60];&quot;draft&quot;);1;IF(EXACT([.G60];&quot;approval&quot;);2;IF(EXACT([.G6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strikethrough</text:p>
          </table:table-cell>
          <table:table-cell office:value-type="string">
            <text:p>text_strike</text:p>
          </table:table-cell>
          <table:table-cell office:value-type="string">
            <text:p>The icon for the strikethrough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1];&quot;approval&quot;);0;IF(EXACT([.G61];&quot;draft&quot;);1;IF(EXACT([.G61];&quot;approval&quot;);2;IF(EXACT([.G6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underline</text:p>
          </table:table-cell>
          <table:table-cell office:value-type="string">
            <text:p>text_under</text:p>
          </table:table-cell>
          <table:table-cell office:value-type="string">
            <text:p>The icon for the underlined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2];&quot;approval&quot;);0;IF(EXACT([.G62];&quot;draft&quot;);1;IF(EXACT([.G62];&quot;approval&quot;);2;IF(EXACT([.G6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rame-edit</text:p>
          </table:table-cell>
          <table:table-cell office:value-type="string">
            <text:p>frame_edit</text:p>
          </table:table-cell>
          <table:table-cell office:value-type="string">
            <text:p>none</text:p>
          </table:table-cell>
          <table:table-cell office:value-type="string">
            <text:p>no</text:p>
          </table:table-cell>
          <table:table-cell office:value-type="string">
            <text:p>kate</text:p>
          </table:table-cell>
          <table:table-cell table:style-name="ce2"/>
          <table:table-cell table:style-name="ce2" table:formula="oooc:=IF(ISBLANK([.G63];&quot;approval&quot;);0;IF(EXACT([.G63];&quot;draft&quot;);1;IF(EXACT([.G63];&quot;approval&quot;);2;IF(EXACT([.G6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et-hot-new-stuff</text:p>
          </table:table-cell>
          <table:table-cell office:value-type="string">
            <text:p>knewstuff</text:p>
          </table:table-cell>
          <table:table-cell office:value-type="string">
            <text:p>none</text:p>
          </table:table-cell>
          <table:table-cell office:value-type="string">
            <text:p>no</text:p>
          </table:table-cell>
          <table:table-cell office:value-type="string">
            <text:p>kross script, knewstuff</text:p>
          </table:table-cell>
          <table:table-cell table:style-name="ce6" office:value-type="string">
            <text:p>approval</text:p>
          </table:table-cell>
          <table:table-cell table:style-name="ce2" table:formula="oooc:=IF(ISBLANK([.G64];&quot;approval&quot;);0;IF(EXACT([.G64];&quot;draft&quot;);1;IF(EXACT([.G64];&quot;approval&quot;);2;IF(EXACT([.G64];&quot;final&quot;);3;0))))" office:value-type="float" office:value="0">
            <text:p>Err:508</text:p>
          </table:table-cell>
          <table:table-cell office:value-type="string">
            <text:p>looks a lot like bookmarks icon?</text:p>
          </table:table-cell>
          <table:table-cell table:style-name="ce2"/>
          <table:table-cell table:number-columns-repeated="245"/>
        </table:table-row>
        <table:table-row table:style-name="ro1">
          <table:table-cell office:value-type="string">
            <text:p>actions</text:p>
          </table:table-cell>
          <table:table-cell office:value-type="string">
            <text:p>go-bottom</text:p>
          </table:table-cell>
          <table:table-cell office:value-type="string">
            <text:p>bottom</text:p>
          </table:table-cell>
          <table:table-cell office:value-type="string">
            <text:p>The icon for the go to bottom of a list action. </text:p>
          </table:table-cell>
          <table:table-cell table:style-name="ce2" table:number-columns-repeated="2"/>
          <table:table-cell table:style-name="ce6" office:value-type="string">
            <text:p>approval</text:p>
          </table:table-cell>
          <table:table-cell table:style-name="ce2" table:formula="oooc:=IF(ISBLANK([.G65];&quot;approval&quot;);0;IF(EXACT([.G65];&quot;draft&quot;);1;IF(EXACT([.G65];&quot;approval&quot;);2;IF(EXACT([.G6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The icon for the go down in a list action. </text:p>
          </table:table-cell>
          <table:table-cell office:value-type="string">
            <text:p>yes</text:p>
          </table:table-cell>
          <table:table-cell office:value-type="string">
            <text:p>khtml</text:p>
          </table:table-cell>
          <table:table-cell table:style-name="ce6" office:value-type="string">
            <text:p>approval</text:p>
          </table:table-cell>
          <table:table-cell table:style-name="ce2" table:formula="oooc:=IF(ISBLANK([.G66];&quot;approval&quot;);0;IF(EXACT([.G66];&quot;draft&quot;);1;IF(EXACT([.G66];&quot;approval&quot;);2;IF(EXACT([.G6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none</text:p>
          </table:table-cell>
          <table:table-cell office:value-type="string">
            <text:p>no</text:p>
          </table:table-cell>
          <table:table-cell table:style-name="ce5" office:value-type="string">
            <text:p>toolbar editor, action selector dialog, kate, kprinter</text:p>
          </table:table-cell>
          <table:table-cell table:style-name="ce6" office:value-type="string">
            <text:p>approval</text:p>
          </table:table-cell>
          <table:table-cell table:style-name="ce2" table:formula="oooc:=IF(ISBLANK([.G67];&quot;approval&quot;);0;IF(EXACT([.G67];&quot;draft&quot;);1;IF(EXACT([.G67];&quot;approval&quot;);2;IF(EXACT([.G6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first</text:p>
          </table:table-cell>
          <table:table-cell office:value-type="string">
            <text:p>start</text:p>
          </table:table-cell>
          <table:table-cell office:value-type="string">
            <text:p>The icon for the go to the first item in a list action. </text:p>
          </table:table-cell>
          <table:table-cell office:value-type="string">
            <text:p>yes</text:p>
          </table:table-cell>
          <table:table-cell office:value-type="string">
            <text:p>first page action</text:p>
          </table:table-cell>
          <table:table-cell table:style-name="ce6" office:value-type="string">
            <text:p>approval</text:p>
          </table:table-cell>
          <table:table-cell table:style-name="ce2" table:formula="oooc:=IF(ISBLANK([.G68];&quot;approval&quot;);0;IF(EXACT([.G68];&quot;draft&quot;);1;IF(EXACT([.G68];&quot;approval&quot;);2;IF(EXACT([.G6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home</text:p>
          </table:table-cell>
          <table:table-cell office:value-type="string">
            <text:p>gohome</text:p>
          </table:table-cell>
          <table:table-cell office:value-type="string">
            <text:p>The icon for the go to home location action. </text:p>
          </table:table-cell>
          <table:table-cell office:value-type="string">
            <text:p>yes</text:p>
          </table:table-cell>
          <table:table-cell office:value-type="string">
            <text:p>home action</text:p>
          </table:table-cell>
          <table:table-cell table:style-name="ce6" office:value-type="string">
            <text:p>approval</text:p>
          </table:table-cell>
          <table:table-cell table:style-name="ce2" table:formula="oooc:=IF(ISBLANK([.G69];&quot;approval&quot;);0;IF(EXACT([.G69];&quot;draft&quot;);1;IF(EXACT([.G69];&quot;approval&quot;);2;IF(EXACT([.G6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last</text:p>
          </table:table-cell>
          <table:table-cell office:value-type="string">
            <text:p>finish</text:p>
          </table:table-cell>
          <table:table-cell office:value-type="string">
            <text:p>The icon for the go to the last item in a list action. </text:p>
          </table:table-cell>
          <table:table-cell office:value-type="string">
            <text:p>yes</text:p>
          </table:table-cell>
          <table:table-cell office:value-type="string">
            <text:p>last page action</text:p>
          </table:table-cell>
          <table:table-cell table:style-name="ce6" office:value-type="string">
            <text:p>approval</text:p>
          </table:table-cell>
          <table:table-cell table:style-name="ce2" table:formula="oooc:=IF(ISBLANK([.G70];&quot;approval&quot;);0;IF(EXACT([.G70];&quot;draft&quot;);1;IF(EXACT([.G70];&quot;approval&quot;);2;IF(EXACT([.G7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next</text:p>
          </table:table-cell>
          <table:table-cell office:value-type="string">
            <text:p>forward</text:p>
          </table:table-cell>
          <table:table-cell office:value-type="string">
            <text:p>The icon for the go to the next item in a list action. </text:p>
          </table:table-cell>
          <table:table-cell office:value-type="string">
            <text:p>yes</text:p>
          </table:table-cell>
          <table:table-cell office:value-type="string">
            <text:p>next action, kate</text:p>
          </table:table-cell>
          <table:table-cell table:style-name="ce6" office:value-type="string">
            <text:p>approval</text:p>
          </table:table-cell>
          <table:table-cell table:style-name="ce2" table:formula="oooc:=IF(ISBLANK([.G71];&quot;approval&quot;);0;IF(EXACT([.G71];&quot;draft&quot;);1;IF(EXACT([.G71];&quot;approval&quot;);2;IF(EXACT([.G7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previous</text:p>
          </table:table-cell>
          <table:table-cell office:value-type="string">
            <text:p>back</text:p>
          </table:table-cell>
          <table:table-cell office:value-type="string">
            <text:p>The icon for the go to the previous item in a list action. </text:p>
          </table:table-cell>
          <table:table-cell office:value-type="string">
            <text:p>yes</text:p>
          </table:table-cell>
          <table:table-cell office:value-type="string">
            <text:p>previous action, kate</text:p>
          </table:table-cell>
          <table:table-cell table:style-name="ce6" office:value-type="string">
            <text:p>approval</text:p>
          </table:table-cell>
          <table:table-cell table:style-name="ce2" table:formula="oooc:=IF(ISBLANK([.G72];&quot;approval&quot;);0;IF(EXACT([.G72];&quot;draft&quot;);1;IF(EXACT([.G72];&quot;approval&quot;);2;IF(EXACT([.G7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top</text:p>
          </table:table-cell>
          <table:table-cell office:value-type="string">
            <text:p>top</text:p>
          </table:table-cell>
          <table:table-cell office:value-type="string">
            <text:p>The icon for the go to the top of a list action. </text:p>
          </table:table-cell>
          <table:table-cell table:style-name="ce2" table:number-columns-repeated="2"/>
          <table:table-cell table:style-name="ce6" office:value-type="string">
            <text:p>approval</text:p>
          </table:table-cell>
          <table:table-cell table:style-name="ce2" table:formula="oooc:=IF(ISBLANK([.G73];&quot;approval&quot;);0;IF(EXACT([.G73];&quot;draft&quot;);1;IF(EXACT([.G73];&quot;approval&quot;);2;IF(EXACT([.G7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up</text:p>
          </table:table-cell>
          <table:table-cell office:value-type="string">
            <text:p>up</text:p>
          </table:table-cell>
          <table:table-cell office:value-type="string">
            <text:p>The icon for the go up in a list action. </text:p>
          </table:table-cell>
          <table:table-cell office:value-type="string">
            <text:p>yes</text:p>
          </table:table-cell>
          <table:table-cell office:value-type="string">
            <text:p>khtml</text:p>
          </table:table-cell>
          <table:table-cell table:style-name="ce6" office:value-type="string">
            <text:p>approval</text:p>
          </table:table-cell>
          <table:table-cell table:style-name="ce2" table:formula="oooc:=IF(ISBLANK([.G74];&quot;approval&quot;);0;IF(EXACT([.G74];&quot;draft&quot;);1;IF(EXACT([.G74];&quot;approval&quot;);2;IF(EXACT([.G7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to-page</text:p>
          </table:table-cell>
          <table:table-cell office:value-type="string">
            <text:p>goto</text:p>
          </table:table-cell>
          <table:table-cell office:value-type="string">
            <text:p>none</text:p>
          </table:table-cell>
          <table:table-cell office:value-type="string">
            <text:p>no</text:p>
          </table:table-cell>
          <table:table-cell office:value-type="string">
            <text:p>go to page action</text:p>
          </table:table-cell>
          <table:table-cell table:style-name="ce6" office:value-type="string">
            <text:p>approval</text:p>
          </table:table-cell>
          <table:table-cell table:style-name="ce2" table:formula="oooc:=IF(ISBLANK([.G75];&quot;approval&quot;);0;IF(EXACT([.G75];&quot;draft&quot;);1;IF(EXACT([.G75];&quot;approval&quot;);2;IF(EXACT([.G7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contents</text:p>
          </table:table-cell>
          <table:table-cell office:value-type="string">
            <text:p>contents</text:p>
          </table:table-cell>
          <table:table-cell office:value-type="string">
            <text:p>none</text:p>
          </table:table-cell>
          <table:table-cell office:value-type="string">
            <text:p>no</text:p>
          </table:table-cell>
          <table:table-cell office:value-type="string">
            <text:p>help menu, printer config</text:p>
          </table:table-cell>
          <table:table-cell table:style-name="ce6" office:value-type="string">
            <text:p>approval</text:p>
          </table:table-cell>
          <table:table-cell table:style-name="ce2" table:formula="oooc:=IF(ISBLANK([.G76];&quot;approval&quot;);0;IF(EXACT([.G76];&quot;draft&quot;);1;IF(EXACT([.G76];&quot;approval&quot;);2;IF(EXACT([.G7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contents</text:p>
          </table:table-cell>
          <table:table-cell office:value-type="string">
            <text:p>help</text:p>
          </table:table-cell>
          <table:table-cell office:value-type="string">
            <text:p>The icon for Contents item in the Help menu. </text:p>
          </table:table-cell>
          <table:table-cell office:value-type="string">
            <text:p>yes</text:p>
          </table:table-cell>
          <table:table-cell office:value-type="string">
            <text:p>kprinter</text:p>
          </table:table-cell>
          <table:table-cell table:style-name="ce6" office:value-type="string">
            <text:p>approval</text:p>
          </table:table-cell>
          <table:table-cell table:style-name="ce2" table:formula="oooc:=IF(ISBLANK([.G77];&quot;approval&quot;);0;IF(EXACT([.G77];&quot;draft&quot;);1;IF(EXACT([.G77];&quot;approval&quot;);2;IF(EXACT([.G7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whatsthis</text:p>
          </table:table-cell>
          <table:table-cell office:value-type="string">
            <text:p>contexthelp</text:p>
          </table:table-cell>
          <table:table-cell office:value-type="string">
            <text:p>none</text:p>
          </table:table-cell>
          <table:table-cell office:value-type="string">
            <text:p>no</text:p>
          </table:table-cell>
          <table:table-cell office:value-type="string">
            <text:p>whats this action</text:p>
          </table:table-cell>
          <table:table-cell table:style-name="ce6" office:value-type="string">
            <text:p>approval</text:p>
          </table:table-cell>
          <table:table-cell table:style-name="ce2" table:formula="oooc:=IF(ISBLANK([.G78];&quot;approval&quot;);0;IF(EXACT([.G78];&quot;draft&quot;);1;IF(EXACT([.G78];&quot;approval&quot;);2;IF(EXACT([.G7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history</text:p>
          </table:table-cell>
          <table:table-cell office:value-type="string">
            <text:p>none</text:p>
          </table:table-cell>
          <table:table-cell office:value-type="string">
            <text:p>no</text:p>
          </table:table-cell>
          <table:table-cell office:value-type="string">
            <text:p>print job mgr, knewstuff</text:p>
          </table:table-cell>
          <table:table-cell table:style-name="ce6" office:value-type="string">
            <text:p>approval</text:p>
          </table:table-cell>
          <table:table-cell table:style-name="ce2" table:formula="oooc:=IF(ISBLANK([.G79];&quot;approval&quot;);0;IF(EXACT([.G79];&quot;draft&quot;);1;IF(EXACT([.G79];&quot;approval&quot;);2;IF(EXACT([.G7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istory-clear</text:p>
          </table:table-cell>
          <table:table-cell office:value-type="string">
            <text:p>history_clear</text:p>
          </table:table-cell>
          <table:table-cell office:value-type="string">
            <text:p>none</text:p>
          </table:table-cell>
          <table:table-cell office:value-type="string">
            <text:p>no</text:p>
          </table:table-cell>
          <table:table-cell office:value-type="string">
            <text:p>combobox context menu, html forms</text:p>
          </table:table-cell>
          <table:table-cell table:style-name="ce6" office:value-type="string">
            <text:p>approval</text:p>
          </table:table-cell>
          <table:table-cell table:style-name="ce2" table:formula="oooc:=IF(ISBLANK([.G80];&quot;approval&quot;);0;IF(EXACT([.G80];&quot;draft&quot;);1;IF(EXACT([.G80];&quot;approval&quot;);2;IF(EXACT([.G8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idea</text:p>
          </table:table-cell>
          <table:table-cell office:value-type="string">
            <text:p>none</text:p>
          </table:table-cell>
          <table:table-cell office:value-type="string">
            <text:p>no</text:p>
          </table:table-cell>
          <table:table-cell office:value-type="string">
            <text:p>ktip dialog and action</text:p>
          </table:table-cell>
          <table:table-cell table:style-name="ce6" office:value-type="string">
            <text:p>approval</text:p>
          </table:table-cell>
          <table:table-cell table:style-name="ce2" table:formula="oooc:=IF(ISBLANK([.G81];&quot;approval&quot;);0;IF(EXACT([.G81];&quot;draft&quot;);1;IF(EXACT([.G81];&quot;approval&quot;);2;IF(EXACT([.G8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mages-display</text:p>
          </table:table-cell>
          <table:table-cell office:value-type="string">
            <text:p>images_display</text:p>
          </table:table-cell>
          <table:table-cell office:value-type="string">
            <text:p>none</text:p>
          </table:table-cell>
          <table:table-cell office:value-type="string">
            <text:p>no</text:p>
          </table:table-cell>
          <table:table-cell office:value-type="string">
            <text:p>khtml</text:p>
          </table:table-cell>
          <table:table-cell table:style-name="ce2"/>
          <table:table-cell table:style-name="ce2" table:formula="oooc:=IF(ISBLANK([.G82];&quot;approval&quot;);0;IF(EXACT([.G82];&quot;draft&quot;);1;IF(EXACT([.G82];&quot;approval&quot;);2;IF(EXACT([.G8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image</text:p>
          </table:table-cell>
          <table:table-cell office:value-type="string">
            <text:p>frame_image</text:p>
          </table:table-cell>
          <table:table-cell office:value-type="string">
            <text:p>The icon for the insert image action of an application.</text:p>
          </table:table-cell>
          <table:table-cell office:value-type="string">
            <text:p>yes</text:p>
          </table:table-cell>
          <table:table-cell table:style-name="ce2" table:number-columns-repeated="2"/>
          <table:table-cell table:style-name="ce2" table:formula="oooc:=IF(ISBLANK([.G83];&quot;approval&quot;);0;IF(EXACT([.G83];&quot;draft&quot;);1;IF(EXACT([.G83];&quot;approval&quot;);2;IF(EXACT([.G8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object</text:p>
          </table:table-cell>
          <table:table-cell office:value-type="string">
            <text:p>frame_text</text:p>
          </table:table-cell>
          <table:table-cell office:value-type="string">
            <text:p>The icon for the insert object action of an application.</text:p>
          </table:table-cell>
          <table:table-cell office:value-type="string">
            <text:p>yes</text:p>
          </table:table-cell>
          <table:table-cell table:style-name="ce2" table:number-columns-repeated="2"/>
          <table:table-cell table:style-name="ce2" table:formula="oooc:=IF(ISBLANK([.G84];&quot;approval&quot;);0;IF(EXACT([.G84];&quot;draft&quot;);1;IF(EXACT([.G84];&quot;approval&quot;);2;IF(EXACT([.G8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list-add</text:p>
          </table:table-cell>
          <table:table-cell office:value-type="string">
            <text:p>add</text:p>
          </table:table-cell>
          <table:table-cell office:value-type="string">
            <text:p>The icon for the add to list action.</text:p>
          </table:table-cell>
          <table:table-cell office:value-type="string">
            <text:p>yes</text:p>
          </table:table-cell>
          <table:table-cell office:value-type="string">
            <text:p>dialog button</text:p>
          </table:table-cell>
          <table:table-cell table:style-name="ce4"/>
          <table:table-cell table:style-name="ce2" table:formula="oooc:=IF(ISBLANK([.G85];&quot;approval&quot;);0;IF(EXACT([.G85];&quot;draft&quot;);1;IF(EXACT([.G85];&quot;approval&quot;);2;IF(EXACT([.G8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list-remove</text:p>
          </table:table-cell>
          <table:table-cell office:value-type="string">
            <text:p>remove</text:p>
          </table:table-cell>
          <table:table-cell office:value-type="string">
            <text:p>The icon for the remove from list action.</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86];&quot;approval&quot;);0;IF(EXACT([.G86];&quot;draft&quot;);1;IF(EXACT([.G86];&quot;approval&quot;);2;IF(EXACT([.G8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text:p>
          </table:table-cell>
          <table:table-cell office:value-type="string">
            <text:p>mail_generic</text:p>
          </table:table-cell>
          <table:table-cell office:value-type="string">
            <text:p>none</text:p>
          </table:table-cell>
          <table:table-cell office:value-type="string">
            <text:p>no</text:p>
          </table:table-cell>
          <table:table-cell office:value-type="string">
            <text:p>khtml</text:p>
          </table:table-cell>
          <table:table-cell table:style-name="ce6" office:value-type="string">
            <text:p>approval</text:p>
          </table:table-cell>
          <table:table-cell table:style-name="ce2" table:formula="oooc:=IF(ISBLANK([.G87];&quot;approval&quot;);0;IF(EXACT([.G87];&quot;draft&quot;);1;IF(EXACT([.G87];&quot;approval&quot;);2;IF(EXACT([.G8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forward</text:p>
          </table:table-cell>
          <table:table-cell office:value-type="string">
            <text:p>mail_forward</text:p>
          </table:table-cell>
          <table:table-cell office:value-type="string">
            <text:p>The icon for the forward action of an electronic mail application.</text:p>
          </table:table-cell>
          <table:table-cell office:value-type="string">
            <text:p>yes</text:p>
          </table:table-cell>
          <table:table-cell table:style-name="ce2" table:number-columns-repeated="2"/>
          <table:table-cell table:style-name="ce2" table:formula="oooc:=IF(ISBLANK([.G88];&quot;approval&quot;);0;IF(EXACT([.G88];&quot;draft&quot;);1;IF(EXACT([.G88];&quot;approval&quot;);2;IF(EXACT([.G8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junk</text:p>
          </table:table-cell>
          <table:table-cell office:value-type="string">
            <text:p>mail_spam</text:p>
          </table:table-cell>
          <table:table-cell office:value-type="string">
            <text:p>The icon for the mark as junk action of an electronic mail application.</text:p>
          </table:table-cell>
          <table:table-cell office:value-type="string">
            <text:p>yes</text:p>
          </table:table-cell>
          <table:table-cell table:style-name="ce2" table:number-columns-repeated="2"/>
          <table:table-cell table:style-name="ce2" table:formula="oooc:=IF(ISBLANK([.G89];&quot;approval&quot;);0;IF(EXACT([.G89];&quot;draft&quot;);1;IF(EXACT([.G89];&quot;approval&quot;);2;IF(EXACT([.G8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notjunk</text:p>
          </table:table-cell>
          <table:table-cell office:value-type="string">
            <text:p>mail_ham</text:p>
          </table:table-cell>
          <table:table-cell office:value-type="string">
            <text:p>The icon for the mark as not junk action of an electronic mail application.</text:p>
          </table:table-cell>
          <table:table-cell office:value-type="string">
            <text:p>yes</text:p>
          </table:table-cell>
          <table:table-cell table:style-name="ce2" table:number-columns-repeated="2"/>
          <table:table-cell table:style-name="ce2" table:formula="oooc:=IF(ISBLANK([.G90];&quot;approval&quot;);0;IF(EXACT([.G90];&quot;draft&quot;);1;IF(EXACT([.G90];&quot;approval&quot;);2;IF(EXACT([.G9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reply-all</text:p>
          </table:table-cell>
          <table:table-cell office:value-type="string">
            <text:p>mail_replyall</text:p>
          </table:table-cell>
          <table:table-cell office:value-type="string">
            <text:p>The icon for the reply to all action of an electronic mail application.</text:p>
          </table:table-cell>
          <table:table-cell office:value-type="string">
            <text:p>yes</text:p>
          </table:table-cell>
          <table:table-cell table:style-name="ce2" table:number-columns-repeated="2"/>
          <table:table-cell table:style-name="ce2" table:formula="oooc:=IF(ISBLANK([.G91];&quot;approval&quot;);0;IF(EXACT([.G91];&quot;draft&quot;);1;IF(EXACT([.G91];&quot;approval&quot;);2;IF(EXACT([.G9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reply-sender</text:p>
          </table:table-cell>
          <table:table-cell office:value-type="string">
            <text:p>mail_reply</text:p>
          </table:table-cell>
          <table:table-cell office:value-type="string">
            <text:p>The icon for the reply to sender action of an electronic mail application.</text:p>
          </table:table-cell>
          <table:table-cell office:value-type="string">
            <text:p>yes</text:p>
          </table:table-cell>
          <table:table-cell table:style-name="ce2" table:number-columns-repeated="2"/>
          <table:table-cell table:style-name="ce2" table:formula="oooc:=IF(ISBLANK([.G92];&quot;approval&quot;);0;IF(EXACT([.G92];&quot;draft&quot;);1;IF(EXACT([.G92];&quot;approval&quot;);2;IF(EXACT([.G9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send</text:p>
          </table:table-cell>
          <table:table-cell office:value-type="string">
            <text:p>mail_send</text:p>
          </table:table-cell>
          <table:table-cell office:value-type="string">
            <text:p>The icon for the send action of an electronic mail application.</text:p>
          </table:table-cell>
          <table:table-cell office:value-type="string">
            <text:p>yes</text:p>
          </table:table-cell>
          <table:table-cell table:style-name="ce2" table:number-columns-repeated="2"/>
          <table:table-cell table:style-name="ce2" table:formula="oooc:=IF(ISBLANK([.G93];&quot;approval&quot;);0;IF(EXACT([.G93];&quot;draft&quot;);1;IF(EXACT([.G93];&quot;approval&quot;);2;IF(EXACT([.G9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eject</text:p>
          </table:table-cell>
          <table:table-cell office:value-type="string">
            <text:p>player_eject</text:p>
          </table:table-cell>
          <table:table-cell office:value-type="string">
            <text:p>The icon for the eject action of a media player or file manager.</text:p>
          </table:table-cell>
          <table:table-cell office:value-type="string">
            <text:p>yes</text:p>
          </table:table-cell>
          <table:table-cell table:style-name="ce2" table:number-columns-repeated="2"/>
          <table:table-cell table:style-name="ce2" table:formula="oooc:=IF(ISBLANK([.G94];&quot;approval&quot;);0;IF(EXACT([.G94];&quot;draft&quot;);1;IF(EXACT([.G94];&quot;approval&quot;);2;IF(EXACT([.G9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pause</text:p>
          </table:table-cell>
          <table:table-cell office:value-type="string">
            <text:p>player_pause</text:p>
          </table:table-cell>
          <table:table-cell office:value-type="string">
            <text:p>The icon for the pause action of a media player.</text:p>
          </table:table-cell>
          <table:table-cell office:value-type="string">
            <text:p>yes</text:p>
          </table:table-cell>
          <table:table-cell table:style-name="ce2" table:number-columns-repeated="2"/>
          <table:table-cell table:style-name="ce2" table:formula="oooc:=IF(ISBLANK([.G95];&quot;approval&quot;);0;IF(EXACT([.G95];&quot;draft&quot;);1;IF(EXACT([.G95];&quot;approval&quot;);2;IF(EXACT([.G9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start</text:p>
          </table:table-cell>
          <table:table-cell office:value-type="string">
            <text:p>player_play</text:p>
          </table:table-cell>
          <table:table-cell office:value-type="string">
            <text:p>The icon for the start playback action of a media player. </text:p>
          </table:table-cell>
          <table:table-cell office:value-type="string">
            <text:p>yes</text:p>
          </table:table-cell>
          <table:table-cell office:value-type="string">
            <text:p>notification dialog</text:p>
          </table:table-cell>
          <table:table-cell table:style-name="ce6" office:value-type="string">
            <text:p>approval</text:p>
          </table:table-cell>
          <table:table-cell table:style-name="ce2" table:formula="oooc:=IF(ISBLANK([.G96];&quot;approval&quot;);0;IF(EXACT([.G96];&quot;draft&quot;);1;IF(EXACT([.G96];&quot;approval&quot;);2;IF(EXACT([.G9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stop</text:p>
          </table:table-cell>
          <table:table-cell office:value-type="string">
            <text:p>player_stop</text:p>
          </table:table-cell>
          <table:table-cell office:value-type="string">
            <text:p>The icon for the stop action of a media player. </text:p>
          </table:table-cell>
          <table:table-cell office:value-type="string">
            <text:p>yes</text:p>
          </table:table-cell>
          <table:table-cell office:value-type="string">
            <text:p>kross script</text:p>
          </table:table-cell>
          <table:table-cell table:style-name="ce6" office:value-type="string">
            <text:p>approval</text:p>
          </table:table-cell>
          <table:table-cell table:style-name="ce2" table:formula="oooc:=IF(ISBLANK([.G97];&quot;approval&quot;);0;IF(EXACT([.G97];&quot;draft&quot;);1;IF(EXACT([.G97];&quot;approval&quot;);2;IF(EXACT([.G9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record</text:p>
          </table:table-cell>
          <table:table-cell office:value-type="string">
            <text:p>player_record</text:p>
          </table:table-cell>
          <table:table-cell office:value-type="string">
            <text:p>The icon for the record action of a media application.</text:p>
          </table:table-cell>
          <table:table-cell office:value-type="string">
            <text:p>yes</text:p>
          </table:table-cell>
          <table:table-cell table:style-name="ce2" table:number-columns-repeated="2"/>
          <table:table-cell table:style-name="ce2" table:formula="oooc:=IF(ISBLANK([.G98];&quot;approval&quot;);0;IF(EXACT([.G98];&quot;draft&quot;);1;IF(EXACT([.G98];&quot;approval&quot;);2;IF(EXACT([.G9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eek-backward</text:p>
          </table:table-cell>
          <table:table-cell office:value-type="string">
            <text:p>player_rew</text:p>
          </table:table-cell>
          <table:table-cell office:value-type="string">
            <text:p>The icon for the seek backward action of a media player.</text:p>
          </table:table-cell>
          <table:table-cell office:value-type="string">
            <text:p>yes</text:p>
          </table:table-cell>
          <table:table-cell table:style-name="ce2" table:number-columns-repeated="2"/>
          <table:table-cell table:style-name="ce2" table:formula="oooc:=IF(ISBLANK([.G99];&quot;approval&quot;);0;IF(EXACT([.G99];&quot;draft&quot;);1;IF(EXACT([.G99];&quot;approval&quot;);2;IF(EXACT([.G9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eek-forward</text:p>
          </table:table-cell>
          <table:table-cell office:value-type="string">
            <text:p>player_fwd</text:p>
          </table:table-cell>
          <table:table-cell office:value-type="string">
            <text:p>The icon for the seek forward action of a media player.</text:p>
          </table:table-cell>
          <table:table-cell office:value-type="string">
            <text:p>yes</text:p>
          </table:table-cell>
          <table:table-cell table:style-name="ce2" table:number-columns-repeated="2"/>
          <table:table-cell table:style-name="ce2" table:formula="oooc:=IF(ISBLANK([.G100];&quot;approval&quot;);0;IF(EXACT([.G100];&quot;draft&quot;);1;IF(EXACT([.G100];&quot;approval&quot;);2;IF(EXACT([.G10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kip-backward</text:p>
          </table:table-cell>
          <table:table-cell office:value-type="string">
            <text:p>player_start</text:p>
          </table:table-cell>
          <table:table-cell office:value-type="string">
            <text:p>The icon for the skip backward action of a media player.</text:p>
          </table:table-cell>
          <table:table-cell office:value-type="string">
            <text:p>yes</text:p>
          </table:table-cell>
          <table:table-cell table:style-name="ce2" table:number-columns-repeated="2"/>
          <table:table-cell table:style-name="ce2" table:formula="oooc:=IF(ISBLANK([.G101];&quot;approval&quot;);0;IF(EXACT([.G101];&quot;draft&quot;);1;IF(EXACT([.G101];&quot;approval&quot;);2;IF(EXACT([.G10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kip-forward</text:p>
          </table:table-cell>
          <table:table-cell office:value-type="string">
            <text:p>player_end</text:p>
          </table:table-cell>
          <table:table-cell office:value-type="string">
            <text:p>The icon for the skip forward action of a media player.</text:p>
          </table:table-cell>
          <table:table-cell office:value-type="string">
            <text:p>yes</text:p>
          </table:table-cell>
          <table:table-cell table:style-name="ce2" table:number-columns-repeated="2"/>
          <table:table-cell table:style-name="ce2" table:formula="oooc:=IF(ISBLANK([.G102];&quot;approval&quot;);0;IF(EXACT([.G102];&quot;draft&quot;);1;IF(EXACT([.G102];&quot;approval&quot;);2;IF(EXACT([.G10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addprinte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3];&quot;approval&quot;);0;IF(EXACT([.G103];&quot;draft&quot;);1;IF(EXACT([.G103];&quot;approval&quot;);2;IF(EXACT([.G10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addpseudo</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4];&quot;approval&quot;);0;IF(EXACT([.G104];&quot;draft&quot;);1;IF(EXACT([.G104];&quot;approval&quot;);2;IF(EXACT([.G10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configmg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5];&quot;approval&quot;);0;IF(EXACT([.G105];&quot;draft&quot;);1;IF(EXACT([.G105];&quot;approval&quot;);2;IF(EXACT([.G10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configsrv</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6];&quot;approval&quot;);0;IF(EXACT([.G106];&quot;draft&quot;);1;IF(EXACT([.G106];&quot;approval&quot;);2;IF(EXACT([.G10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defaulthard</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7];&quot;approval&quot;);0;IF(EXACT([.G107];&quot;draft&quot;);1;IF(EXACT([.G107];&quot;approval&quot;);2;IF(EXACT([.G10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defaultsoft</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8];&quot;approval&quot;);0;IF(EXACT([.G108];&quot;draft&quot;);1;IF(EXACT([.G108];&quot;approval&quot;);2;IF(EXACT([.G10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printer_infos</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9];&quot;approval&quot;);0;IF(EXACT([.G109];&quot;draft&quot;);1;IF(EXACT([.G109];&quot;approval&quot;);2;IF(EXACT([.G10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printstate</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110];&quot;approval&quot;);0;IF(EXACT([.G110];&quot;draft&quot;);1;IF(EXACT([.G110];&quot;approval&quot;);2;IF(EXACT([.G11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report</text:p>
          </table:table-cell>
          <table:table-cell office:value-type="string">
            <text:p>none</text:p>
          </table:table-cell>
          <table:table-cell office:value-type="string">
            <text:p>no</text:p>
          </table:table-cell>
          <table:table-cell office:value-type="string">
            <text:p>cups config (printing)</text:p>
          </table:table-cell>
          <table:table-cell table:style-name="ce2"/>
          <table:table-cell table:style-name="ce2" table:formula="oooc:=IF(ISBLANK([.G111];&quot;approval&quot;);0;IF(EXACT([.G111];&quot;draft&quot;);1;IF(EXACT([.G111];&quot;approval&quot;);2;IF(EXACT([.G11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restartsrv</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12];&quot;approval&quot;);0;IF(EXACT([.G112];&quot;draft&quot;);1;IF(EXACT([.G112];&quot;approval&quot;);2;IF(EXACT([.G11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testprinte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13];&quot;approval&quot;);0;IF(EXACT([.G113];&quot;draft&quot;);1;IF(EXACT([.G113];&quot;approval&quot;);2;IF(EXACT([.G11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uploadsmb</text:p>
          </table:table-cell>
          <table:table-cell office:value-type="string">
            <text:p>none</text:p>
          </table:table-cell>
          <table:table-cell office:value-type="string">
            <text:p>no</text:p>
          </table:table-cell>
          <table:table-cell office:value-type="string">
            <text:p>cups config (printing)</text:p>
          </table:table-cell>
          <table:table-cell table:style-name="ce2"/>
          <table:table-cell table:style-name="ce2" table:formula="oooc:=IF(ISBLANK([.G114];&quot;approval&quot;);0;IF(EXACT([.G114];&quot;draft&quot;);1;IF(EXACT([.G114];&quot;approval&quot;);2;IF(EXACT([.G11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view_change</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115];&quot;approval&quot;);0;IF(EXACT([.G115];&quot;draft&quot;);1;IF(EXACT([.G115];&quot;approval&quot;);2;IF(EXACT([.G11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style-name="ce4" office:value-type="string">
            <text:p>object-rotate-left</text:p>
          </table:table-cell>
          <table:table-cell office:value-type="string">
            <text:p>rotate_cw</text:p>
          </table:table-cell>
          <table:table-cell office:value-type="string">
            <text:p>The icon for the rotate left action performed on an object.</text:p>
          </table:table-cell>
          <table:table-cell office:value-type="string">
            <text:p>yes</text:p>
          </table:table-cell>
          <table:table-cell office:value-type="string">
            <text:p>pixmap region selector</text:p>
          </table:table-cell>
          <table:table-cell table:style-name="ce6" office:value-type="string">
            <text:p>approval</text:p>
          </table:table-cell>
          <table:table-cell table:style-name="ce2" table:formula="oooc:=IF(ISBLANK([.G116];&quot;approval&quot;);0;IF(EXACT([.G116];&quot;draft&quot;);1;IF(EXACT([.G116];&quot;approval&quot;);2;IF(EXACT([.G11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rotate-right</text:p>
          </table:table-cell>
          <table:table-cell office:value-type="string">
            <text:p>rotate_ccw</text:p>
          </table:table-cell>
          <table:table-cell office:value-type="string">
            <text:p>The icon for the rotate rigt action performed on an object.</text:p>
          </table:table-cell>
          <table:table-cell office:value-type="string">
            <text:p>yes</text:p>
          </table:table-cell>
          <table:table-cell office:value-type="string">
            <text:p>pixmap region selector</text:p>
          </table:table-cell>
          <table:table-cell table:style-name="ce6" office:value-type="string">
            <text:p>approval</text:p>
          </table:table-cell>
          <table:table-cell table:style-name="ce2" table:formula="oooc:=IF(ISBLANK([.G117];&quot;approval&quot;);0;IF(EXACT([.G117];&quot;draft&quot;);1;IF(EXACT([.G117];&quot;approval&quot;);2;IF(EXACT([.G11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print-frame</text:p>
          </table:table-cell>
          <table:table-cell office:value-type="string">
            <text:p>frameprint</text:p>
          </table:table-cell>
          <table:table-cell office:value-type="string">
            <text:p>none</text:p>
          </table:table-cell>
          <table:table-cell office:value-type="string">
            <text:p>no</text:p>
          </table:table-cell>
          <table:table-cell office:value-type="string">
            <text:p>khtml print</text:p>
          </table:table-cell>
          <table:table-cell table:style-name="ce6" office:value-type="string">
            <text:p>approval</text:p>
          </table:table-cell>
          <table:table-cell table:style-name="ce2" table:formula="oooc:=IF(ISBLANK([.G118];&quot;approval&quot;);0;IF(EXACT([.G118];&quot;draft&quot;);1;IF(EXACT([.G118];&quot;approval&quot;);2;IF(EXACT([.G11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printer-enable</text:p>
          </table:table-cell>
          <table:table-cell office:value-type="string">
            <text:p>kdeprint_enableprinter</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19];&quot;approval&quot;);0;IF(EXACT([.G119];&quot;draft&quot;);1;IF(EXACT([.G119];&quot;approval&quot;);2;IF(EXACT([.G119];&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inter-queue-state</text:p>
          </table:table-cell>
          <table:table-cell office:value-type="string">
            <text:p>kdeprint_queuestate</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20];&quot;approval&quot;);0;IF(EXACT([.G120];&quot;draft&quot;);1;IF(EXACT([.G120];&quot;approval&quot;);2;IF(EXACT([.G120];&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inter-stop</text:p>
          </table:table-cell>
          <table:table-cell office:value-type="string">
            <text:p>kdeprint_stopprinter</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21];&quot;approval&quot;);0;IF(EXACT([.G121];&quot;draft&quot;);1;IF(EXACT([.G121];&quot;approval&quot;);2;IF(EXACT([.G121];&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ocess-stop</text:p>
          </table:table-cell>
          <table:table-cell office:value-type="string">
            <text:p>stop</text:p>
          </table:table-cell>
          <table:table-cell office:value-type="string">
            <text:p>The icon used for the &lt;quote&gt;Stop&lt;/quote&gt; action in applications with actions that may take a while to process, such as web page loading in a browser.</text:p>
          </table:table-cell>
          <table:table-cell office:value-type="string">
            <text:p>yes</text:p>
          </table:table-cell>
          <table:table-cell office:value-type="string">
            <text:p>khtml/ecma/debugger/images</text:p>
          </table:table-cell>
          <table:table-cell table:style-name="ce6" office:value-type="string">
            <text:p>approval</text:p>
          </table:table-cell>
          <table:table-cell table:style-name="ce2" table:formula="oooc:=IF(ISBLANK([.G122];&quot;approval&quot;);0;IF(EXACT([.G122];&quot;draft&quot;);1;IF(EXACT([.G122];&quot;approval&quot;);2;IF(EXACT([.G122];&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actions</text:p>
          </table:table-cell>
          <table:table-cell office:value-type="string">
            <text:p>SCRAPME</text:p>
          </table:table-cell>
          <table:table-cell office:value-type="string">
            <text:p>print</text:p>
          </table:table-cell>
          <table:table-cell table:style-name="ce2"/>
          <table:table-cell office:value-type="string">
            <text:p>no</text:p>
          </table:table-cell>
          <table:table-cell office:value-type="string">
            <text:p>khtml print</text:p>
          </table:table-cell>
          <table:table-cell table:style-name="ce2"/>
          <table:table-cell table:style-name="ce2" table:formula="oooc:=IF(ISBLANK([.G123];&quot;approval&quot;);0;IF(EXACT([.G123];&quot;draft&quot;);1;IF(EXACT([.G123];&quot;approval&quot;);2;IF(EXACT([.G123];&quot;final&quot;);3;0))))" office:value-type="float" office:value="0">
            <text:p>Err:508</text:p>
          </table:table-cell>
          <table:table-cell office:value-type="string">
            <text:p>?? should be fileprint?</text:p>
          </table:table-cell>
          <table:table-cell table:style-name="ce2"/>
          <table:table-cell table:number-columns-repeated="245"/>
        </table:table-row>
        <table:table-row table:style-name="ro1">
          <table:table-cell office:value-type="string">
            <text:p>actions</text:p>
          </table:table-cell>
          <table:table-cell office:value-type="string">
            <text:p>search-filter</text:p>
          </table:table-cell>
          <table:table-cell office:value-type="string">
            <text:p>filter</text:p>
          </table:table-cell>
          <table:table-cell office:value-type="string">
            <text:p>none</text:p>
          </table:table-cell>
          <table:table-cell office:value-type="string">
            <text:p>no</text:p>
          </table:table-cell>
          <table:table-cell office:value-type="string">
            <text:p>kate, kprinter</text:p>
          </table:table-cell>
          <table:table-cell table:style-name="ce6" office:value-type="string">
            <text:p>approval</text:p>
          </table:table-cell>
          <table:table-cell table:style-name="ce2" table:formula="oooc:=IF(ISBLANK([.G124];&quot;approval&quot;);0;IF(EXACT([.G124];&quot;draft&quot;);1;IF(EXACT([.G124];&quot;approval&quot;);2;IF(EXACT([.G12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hared-file</text:p>
          </table:table-cell>
          <table:table-cell office:value-type="string">
            <text:p>share</text:p>
          </table:table-cell>
          <table:table-cell office:value-type="string">
            <text:p>none</text:p>
          </table:table-cell>
          <table:table-cell office:value-type="string">
            <text:p>no</text:p>
          </table:table-cell>
          <table:table-cell office:value-type="string">
            <text:p>share overlay</text:p>
          </table:table-cell>
          <table:table-cell table:style-name="ce2"/>
          <table:table-cell table:style-name="ce2" table:formula="oooc:=IF(ISBLANK([.G125];&quot;approval&quot;);0;IF(EXACT([.G125];&quot;draft&quot;);1;IF(EXACT([.G125];&quot;approval&quot;);2;IF(EXACT([.G125];&quot;final&quot;);3;0))))" office:value-type="float" office:value="0">
            <text:p>Err:508</text:p>
          </table:table-cell>
          <table:table-cell office:value-type="string">
            <text:p>make an emblem</text:p>
          </table:table-cell>
          <table:table-cell table:style-name="ce2"/>
          <table:table-cell table:number-columns-repeated="245"/>
        </table:table-row>
        <table:table-row table:style-name="ro1">
          <table:table-cell office:value-type="string">
            <text:p>actions</text:p>
          </table:table-cell>
          <table:table-cell office:value-type="string">
            <text:p>show-menu</text:p>
          </table:table-cell>
          <table:table-cell office:value-type="string">
            <text:p>showmenu</text:p>
          </table:table-cell>
          <table:table-cell office:value-type="string">
            <text:p>none</text:p>
          </table:table-cell>
          <table:table-cell office:value-type="string">
            <text:p>no</text:p>
          </table:table-cell>
          <table:table-cell office:value-type="string">
            <text:p>showMenuBar action</text:p>
          </table:table-cell>
          <table:table-cell table:style-name="ce2"/>
          <table:table-cell table:style-name="ce2" table:formula="oooc:=IF(ISBLANK([.G126];&quot;approval&quot;);0;IF(EXACT([.G126];&quot;draft&quot;);1;IF(EXACT([.G126];&quot;approval&quot;);2;IF(EXACT([.G1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sort</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127];&quot;approval&quot;);0;IF(EXACT([.G127];&quot;draft&quot;);1;IF(EXACT([.G127];&quot;approval&quot;);2;IF(EXACT([.G12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lock-screen</text:p>
          </table:table-cell>
          <table:table-cell office:value-type="string">
            <text:p>lock</text:p>
          </table:table-cell>
          <table:table-cell office:value-type="string">
            <text:p>The icon used for the “Lock Screen” item in the desktop's panel application. </text:p>
          </table:table-cell>
          <table:table-cell office:value-type="string">
            <text:p>yes</text:p>
          </table:table-cell>
          <table:table-cell office:value-type="string">
            <text:p>toolbar context menu, lock overlay</text:p>
          </table:table-cell>
          <table:table-cell table:style-name="ce6" office:value-type="string">
            <text:p>approval</text:p>
          </table:table-cell>
          <table:table-cell table:style-name="ce2" table:formula="oooc:=IF(ISBLANK([.G128];&quot;approval&quot;);0;IF(EXACT([.G128];&quot;draft&quot;);1;IF(EXACT([.G128];&quot;approval&quot;);2;IF(EXACT([.G1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run</text:p>
          </table:table-cell>
          <table:table-cell office:value-type="string">
            <text:p>run</text:p>
          </table:table-cell>
          <table:table-cell office:value-type="string">
            <text:p>The icon used for the “Run Application...” item in the desktop's panel application. </text:p>
          </table:table-cell>
          <table:table-cell office:value-type="string">
            <text:p>yes</text:p>
          </table:table-cell>
          <table:table-cell office:value-type="string">
            <text:p>print job mgr</text:p>
          </table:table-cell>
          <table:table-cell table:style-name="ce2"/>
          <table:table-cell table:style-name="ce2" table:formula="oooc:=IF(ISBLANK([.G129];&quot;approval&quot;);0;IF(EXACT([.G129];&quot;draft&quot;);1;IF(EXACT([.G129];&quot;approval&quot;);2;IF(EXACT([.G1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ab-new</text:p>
          </table:table-cell>
          <table:table-cell office:value-type="string">
            <text:p>tab_new</text:p>
          </table:table-cell>
          <table:table-cell office:value-type="string">
            <text:p>none</text:p>
          </table:table-cell>
          <table:table-cell office:value-type="string">
            <text:p>no</text:p>
          </table:table-cell>
          <table:table-cell office:value-type="string">
            <text:p>khtml</text:p>
          </table:table-cell>
          <table:table-cell table:style-name="ce6" office:value-type="string">
            <text:p>approval</text:p>
          </table:table-cell>
          <table:table-cell table:style-name="ce2" table:formula="oooc:=IF(ISBLANK([.G130];&quot;approval&quot;);0;IF(EXACT([.G130];&quot;draft&quot;);1;IF(EXACT([.G130];&quot;approval&quot;);2;IF(EXACT([.G13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ext-completion</text:p>
          </table:table-cell>
          <table:table-cell office:value-type="string">
            <text:p>completion</text:p>
          </table:table-cell>
          <table:table-cell office:value-type="string">
            <text:p>none</text:p>
          </table:table-cell>
          <table:table-cell office:value-type="string">
            <text:p>no</text:p>
          </table:table-cell>
          <table:table-cell office:value-type="string">
            <text:p>line edits context menu</text:p>
          </table:table-cell>
          <table:table-cell table:style-name="ce2"/>
          <table:table-cell table:style-name="ce2" table:formula="oooc:=IF(ISBLANK([.G131];&quot;approval&quot;);0;IF(EXACT([.G131];&quot;draft&quot;);1;IF(EXACT([.G131];&quot;approval&quot;);2;IF(EXACT([.G1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humbnail-show</text:p>
          </table:table-cell>
          <table:table-cell office:value-type="string">
            <text:p>thumbnail</text:p>
          </table:table-cell>
          <table:table-cell table:style-name="ce2"/>
          <table:table-cell office:value-type="string">
            <text:p>no</text:p>
          </table:table-cell>
          <table:table-cell office:value-type="string">
            <text:p>image previewer, file dialog</text:p>
          </table:table-cell>
          <table:table-cell table:style-name="ce6" office:value-type="string">
            <text:p>approval</text:p>
          </table:table-cell>
          <table:table-cell table:style-name="ce2" table:formula="oooc:=IF(ISBLANK([.G132];&quot;approval&quot;);0;IF(EXACT([.G132];&quot;draft&quot;);1;IF(EXACT([.G132];&quot;approval&quot;);2;IF(EXACT([.G13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ools-check-spelling</text:p>
          </table:table-cell>
          <table:table-cell office:value-type="string">
            <text:p>spellcheck</text:p>
          </table:table-cell>
          <table:table-cell office:value-type="string">
            <text:p>The icon used for the “Check Spelling” item in the application's “Tools” menu. </text:p>
          </table:table-cell>
          <table:table-cell office:value-type="string">
            <text:p>yes</text:p>
          </table:table-cell>
          <table:table-cell office:value-type="string">
            <text:p>text box context menu, kate, spell check action</text:p>
          </table:table-cell>
          <table:table-cell table:style-name="ce6" office:value-type="string">
            <text:p>approval</text:p>
          </table:table-cell>
          <table:table-cell table:style-name="ce2" table:formula="oooc:=IF(ISBLANK([.G133];&quot;approval&quot;);0;IF(EXACT([.G133];&quot;draft&quot;);1;IF(EXACT([.G133];&quot;approval&quot;);2;IF(EXACT([.G13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unlock</text:p>
          </table:table-cell>
          <table:table-cell office:value-type="string">
            <text:p>none</text:p>
          </table:table-cell>
          <table:table-cell office:value-type="string">
            <text:p>no</text:p>
          </table:table-cell>
          <table:table-cell office:value-type="string">
            <text:p>toolbar context menu</text:p>
          </table:table-cell>
          <table:table-cell table:style-name="ce2"/>
          <table:table-cell table:style-name="ce2" table:formula="oooc:=IF(ISBLANK([.G134];&quot;approval&quot;);0;IF(EXACT([.G134];&quot;draft&quot;);1;IF(EXACT([.G134];&quot;approval&quot;);2;IF(EXACT([.G13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fullscreen</text:p>
          </table:table-cell>
          <table:table-cell office:value-type="string">
            <text:p>window_fullscreen</text:p>
          </table:table-cell>
          <table:table-cell office:value-type="string">
            <text:p>The icon used for the “Fullscreen” item in the application's “View” menu. </text:p>
          </table:table-cell>
          <table:table-cell office:value-type="string">
            <text:p>yes</text:p>
          </table:table-cell>
          <table:table-cell office:value-type="string">
            <text:p>full screen action</text:p>
          </table:table-cell>
          <table:table-cell table:style-name="ce6" office:value-type="string">
            <text:p>approval</text:p>
          </table:table-cell>
          <table:table-cell table:style-name="ce2" table:formula="oooc:=IF(ISBLANK([.G135];&quot;approval&quot;);0;IF(EXACT([.G135];&quot;draft&quot;);1;IF(EXACT([.G135];&quot;approval&quot;);2;IF(EXACT([.G13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refresh</text:p>
          </table:table-cell>
          <table:table-cell office:value-type="string">
            <text:p>reload</text:p>
          </table:table-cell>
          <table:table-cell office:value-type="string">
            <text:p>The icon used for the “Refresh” item in the application's “View” menu. </text:p>
          </table:table-cell>
          <table:table-cell office:value-type="string">
            <text:p>yes</text:p>
          </table:table-cell>
          <table:table-cell office:value-type="string">
            <text:p>khtml, kate, print job mgr, printer config</text:p>
          </table:table-cell>
          <table:table-cell table:style-name="ce6" office:value-type="string">
            <text:p>approval</text:p>
          </table:table-cell>
          <table:table-cell table:style-name="ce2" table:formula="oooc:=IF(ISBLANK([.G136];&quot;approval&quot;);0;IF(EXACT([.G136];&quot;draft&quot;);1;IF(EXACT([.G136];&quot;approval&quot;);2;IF(EXACT([.G13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restore</text:p>
          </table:table-cell>
          <table:table-cell office:value-type="string">
            <text:p>window_nofullscreen</text:p>
          </table:table-cell>
          <table:table-cell office:value-type="string">
            <text:p>The icon used by an application for leaving the fullscreen view, and returning to a normal windowed view.</text:p>
          </table:table-cell>
          <table:table-cell office:value-type="string">
            <text:p>yes</text:p>
          </table:table-cell>
          <table:table-cell office:value-type="string">
            <text:p>de-full screen action</text:p>
          </table:table-cell>
          <table:table-cell table:style-name="ce6" office:value-type="string">
            <text:p>approval</text:p>
          </table:table-cell>
          <table:table-cell table:style-name="ce2" table:formula="oooc:=IF(ISBLANK([.G137];&quot;approval&quot;);0;IF(EXACT([.G137];&quot;draft&quot;);1;IF(EXACT([.G137];&quot;approval&quot;);2;IF(EXACT([.G13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office:value-type="string">
            <text:p>yes</text:p>
          </table:table-cell>
          <table:table-cell office:value-type="string">
            <text:p>tab bar, javascript error dialog, kross script, actions</text:p>
          </table:table-cell>
          <table:table-cell table:style-name="ce6" office:value-type="string">
            <text:p>approval</text:p>
          </table:table-cell>
          <table:table-cell table:style-name="ce2" table:formula="oooc:=IF(ISBLANK([.G138];&quot;approval&quot;);0;IF(EXACT([.G138];&quot;draft&quot;);1;IF(EXACT([.G138];&quot;approval&quot;);2;IF(EXACT([.G13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new</text:p>
          </table:table-cell>
          <table:table-cell office:value-type="string">
            <text:p>window_new</text:p>
          </table:table-cell>
          <table:table-cell office:value-type="string">
            <text:p>The icon used for the “New Window” item in the application's “Windows” menu. </text:p>
          </table:table-cell>
          <table:table-cell office:value-type="string">
            <text:p>yes</text:p>
          </table:table-cell>
          <table:table-cell office:value-type="string">
            <text:p>khtml, kate</text:p>
          </table:table-cell>
          <table:table-cell table:style-name="ce6" office:value-type="string">
            <text:p>approval</text:p>
          </table:table-cell>
          <table:table-cell table:style-name="ce2" table:formula="oooc:=IF(ISBLANK([.G139];&quot;approval&quot;);0;IF(EXACT([.G139];&quot;draft&quot;);1;IF(EXACT([.G139];&quot;approval&quot;);2;IF(EXACT([.G13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wizard</text:p>
          </table:table-cell>
          <table:table-cell office:value-type="string">
            <text:p>none</text:p>
          </table:table-cell>
          <table:table-cell office:value-type="string">
            <text:p>no</text:p>
          </table:table-cell>
          <table:table-cell office:value-type="string">
            <text:p>kprinter</text:p>
          </table:table-cell>
          <table:table-cell table:style-name="ce6" office:value-type="string">
            <text:p>approval</text:p>
          </table:table-cell>
          <table:table-cell table:style-name="ce2" table:formula="oooc:=IF(ISBLANK([.G140];&quot;approval&quot;);0;IF(EXACT([.G140];&quot;draft&quot;);1;IF(EXACT([.G140];&quot;approval&quot;);2;IF(EXACT([.G14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best-fit</text:p>
          </table:table-cell>
          <table:table-cell office:value-type="string">
            <text:p>viewmagfit</text:p>
          </table:table-cell>
          <table:table-cell office:value-type="string">
            <text:p>The icon used for the &lt;quote&gt;Best Fit&lt;/quote&gt; item in the application's &lt;quote&gt;View&lt;/quote&gt; menu.</text:p>
          </table:table-cell>
          <table:table-cell office:value-type="string">
            <text:p>yes</text:p>
          </table:table-cell>
          <table:table-cell table:style-name="ce2" table:number-columns-repeated="2"/>
          <table:table-cell table:style-name="ce2" table:formula="oooc:=IF(ISBLANK([.G141];&quot;approval&quot;);0;IF(EXACT([.G141];&quot;draft&quot;);1;IF(EXACT([.G141];&quot;approval&quot;);2;IF(EXACT([.G14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in</text:p>
          </table:table-cell>
          <table:table-cell office:value-type="string">
            <text:p>viewmag+</text:p>
          </table:table-cell>
          <table:table-cell office:value-type="string">
            <text:p>The icon used for the &lt;quote&gt;Zoom in&lt;/quote&gt; item in the application's &lt;quote&gt;View&lt;/quote&gt; menu.</text:p>
          </table:table-cell>
          <table:table-cell office:value-type="string">
            <text:p>yes</text:p>
          </table:table-cell>
          <table:table-cell table:style-name="ce2" table:number-columns-repeated="2"/>
          <table:table-cell table:style-name="ce2" table:formula="oooc:=IF(ISBLANK([.G142];&quot;approval&quot;);0;IF(EXACT([.G142];&quot;draft&quot;);1;IF(EXACT([.G142];&quot;approval&quot;);2;IF(EXACT([.G14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original</text:p>
          </table:table-cell>
          <table:table-cell office:value-type="string">
            <text:p>viewmag</text:p>
          </table:table-cell>
          <table:table-cell office:value-type="string">
            <text:p>The icon used for the “Original Size” item in the application's “View” menu.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143];&quot;approval&quot;);0;IF(EXACT([.G143];&quot;draft&quot;);1;IF(EXACT([.G143];&quot;approval&quot;);2;IF(EXACT([.G1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out</text:p>
          </table:table-cell>
          <table:table-cell office:value-type="string">
            <text:p>viewmag-</text:p>
          </table:table-cell>
          <table:table-cell office:value-type="string">
            <text:p>The icon used for the “Zoom Out” item in the application's “View” menu.</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144];&quot;approval&quot;);0;IF(EXACT([.G144];&quot;draft&quot;);1;IF(EXACT([.G144];&quot;approval&quot;);2;IF(EXACT([.G1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table-cell office:value-type="string">
            <text:p>edit</text:p>
          </table:table-cell>
          <table:table-cell table:style-name="ce2"/>
          <table:table-cell office:value-type="string">
            <text:p>no</text:p>
          </table:table-cell>
          <table:table-cell office:value-type="string">
            <text:p>file dialog speedbar, kate</text:p>
          </table:table-cell>
          <table:table-cell table:style-name="ce2"/>
          <table:table-cell table:style-name="ce2" table:formula="oooc:=IF(ISBLANK([.G145];&quot;approval&quot;);0;IF(EXACT([.G145];&quot;draft&quot;);1;IF(EXACT([.G145];&quot;approval&quot;);2;IF(EXACT([.G145];&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dialog-password</text:p>
          </table:table-cell>
          <table:table-cell office:value-type="string">
            <text:p>password</text:p>
          </table:table-cell>
          <table:table-cell table:style-name="ce5" office:value-type="string">
            <text:p>The icon used when a dialog requesting the authentication credentials for a user is opened.</text:p>
          </table:table-cell>
          <table:table-cell office:value-type="string">
            <text:p>yes</text:p>
          </table:table-cell>
          <table:table-cell office:value-type="string">
            <text:p>password dialog</text:p>
          </table:table-cell>
          <table:table-cell table:style-name="ce2"/>
          <table:table-cell table:style-name="ce2" table:formula="oooc:=IF(ISBLANK([.G146];&quot;approval&quot;);0;IF(EXACT([.G146];&quot;draft&quot;);1;IF(EXACT([.G146];&quot;approval&quot;);2;IF(EXACT([.G146];&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none</text:p>
          </table:table-cell>
          <table:table-cell office:value-type="string">
            <text:p>kdeprint_printer</text:p>
          </table:table-cell>
          <table:table-cell office:value-type="string">
            <text:p>none</text:p>
          </table:table-cell>
          <table:table-cell office:value-type="string">
            <text:p>no</text:p>
          </table:table-cell>
          <table:table-cell office:value-type="string">
            <text:p>print job mgr</text:p>
          </table:table-cell>
          <table:table-cell table:style-name="ce2"/>
          <table:table-cell table:style-name="ce2" table:formula="oooc:=IF(ISBLANK([.G147];&quot;approval&quot;);0;IF(EXACT([.G147];&quot;draft&quot;);1;IF(EXACT([.G147];&quot;approval&quot;);2;IF(EXACT([.G147];&quot;final&quot;);3;0))))" office:value-type="float" office:value="0">
            <text:p>Err:508</text:p>
          </table:table-cell>
          <table:table-cell office:value-type="string">
            <text:p>why is this different from printer?</text:p>
          </table:table-cell>
          <table:table-cell table:style-name="ce2"/>
          <table:table-cell table:number-columns-repeated="245"/>
        </table:table-row>
        <table:table-row table:style-name="ro1">
          <table:table-cell office:value-type="string">
            <text:p>apps</text:p>
          </table:table-cell>
          <table:table-cell office:value-type="string">
            <text:p>none</text:p>
          </table:table-cell>
          <table:table-cell office:value-type="string">
            <text:p>knotify</text:p>
          </table:table-cell>
          <table:table-cell office:value-type="string">
            <text:p>none</text:p>
          </table:table-cell>
          <table:table-cell office:value-type="string">
            <text:p>no</text:p>
          </table:table-cell>
          <table:table-cell office:value-type="string">
            <text:p>config notifications action</text:p>
          </table:table-cell>
          <table:table-cell table:style-name="ce2"/>
          <table:table-cell table:style-name="ce2" table:formula="oooc:=IF(ISBLANK([.G148];&quot;approval&quot;);0;IF(EXACT([.G148];&quot;draft&quot;);1;IF(EXACT([.G148];&quot;approval&quot;);2;IF(EXACT([.G148];&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system-file-manager</text:p>
          </table:table-cell>
          <table:table-cell office:value-type="string">
            <text:p>kfm</text:p>
          </table:table-cell>
          <table:table-cell office:value-type="string">
            <text:p>The icon used for the desktop's file management application.</text:p>
          </table:table-cell>
          <table:table-cell office:value-type="string">
            <text:p>yes</text:p>
          </table:table-cell>
          <table:table-cell table:style-name="ce2" table:number-columns-repeated="2"/>
          <table:table-cell table:style-name="ce2" table:formula="oooc:=IF(ISBLANK([.G149];&quot;approval&quot;);0;IF(EXACT([.G149];&quot;draft&quot;);1;IF(EXACT([.G149];&quot;approval&quot;);2;IF(EXACT([.G149];&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x-window-system</text:p>
          </table:table-cell>
          <table:table-cell office:value-type="string">
            <text:p>xapp</text:p>
          </table:table-cell>
          <table:table-cell office:value-type="string">
            <text:p>none</text:p>
          </table:table-cell>
          <table:table-cell office:value-type="string">
            <text:p>no</text:p>
          </table:table-cell>
          <table:table-cell office:value-type="string">
            <text:p>window titles</text:p>
          </table:table-cell>
          <table:table-cell table:style-name="ce2"/>
          <table:table-cell table:style-name="ce2" table:formula="oooc:=IF(ISBLANK([.G150];&quot;approval&quot;);0;IF(EXACT([.G150];&quot;draft&quot;);1;IF(EXACT([.G150];&quot;approval&quot;);2;IF(EXACT([.G150];&quot;final&quot;);3;0))))" office:value-type="float" office:value="0">
            <text:p>Err:508</text:p>
          </table:table-cell>
          <table:table-cell office:value-type="string">
            <text:p>there is X.svg in BOTH actions/ and apps/?</text:p>
          </table:table-cell>
          <table:table-cell table:style-name="ce2"/>
          <table:table-cell table:number-columns-repeated="245"/>
        </table:table-row>
        <table:table-row table:style-name="ro1">
          <table:table-cell office:value-type="string">
            <text:p>category</text:p>
          </table:table-cell>
          <table:table-cell office:value-type="string">
            <text:p>applications-development</text:p>
          </table:table-cell>
          <table:table-cell office:value-type="string">
            <text:p>package_development</text:p>
          </table:table-cell>
          <table:table-cell office:value-type="string">
            <text:p>The icon for the &lt;quote&gt;Programming&lt;/quote&gt; sub-menu of the Programs menu.</text:p>
          </table:table-cell>
          <table:table-cell office:value-type="string">
            <text:p>yes</text:p>
          </table:table-cell>
          <table:table-cell table:style-name="ce2" table:number-columns-repeated="2"/>
          <table:table-cell table:style-name="ce2" table:formula="oooc:=IF(ISBLANK([.G151];&quot;approval&quot;);0;IF(EXACT([.G151];&quot;draft&quot;);1;IF(EXACT([.G151];&quot;approval&quot;);2;IF(EXACT([.G15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ditors</text:p>
          </table:table-cell>
          <table:table-cell office:value-type="string">
            <text:p>package_editors</text:p>
          </table:table-cell>
          <table:table-cell table:style-name="ce2"/>
          <table:table-cell office:value-type="string">
            <text:p>no</text:p>
          </table:table-cell>
          <table:table-cell table:style-name="ce2"/>
          <table:table-cell office:value-type="string">
            <text:p>no</text:p>
          </table:table-cell>
          <table:table-cell table:style-name="ce2" table:formula="oooc:=IF(ISBLANK([.G152];&quot;approval&quot;);0;IF(EXACT([.G152];&quot;draft&quot;);1;IF(EXACT([.G152];&quot;approval&quot;);2;IF(EXACT([.G15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ducational</text:p>
          </table:table-cell>
          <table:table-cell office:value-type="string">
            <text:p>package_edutainment</text:p>
          </table:table-cell>
          <table:table-cell table:style-name="ce2"/>
          <table:table-cell office:value-type="string">
            <text:p>no</text:p>
          </table:table-cell>
          <table:table-cell table:style-name="ce2"/>
          <table:table-cell office:value-type="string">
            <text:p>no</text:p>
          </table:table-cell>
          <table:table-cell table:style-name="ce2" table:formula="oooc:=IF(ISBLANK([.G153];&quot;approval&quot;);0;IF(EXACT([.G153];&quot;draft&quot;);1;IF(EXACT([.G153];&quot;approval&quot;);2;IF(EXACT([.G15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text:p>
          </table:table-cell>
          <table:table-cell office:value-type="string">
            <text:p>package_games</text:p>
          </table:table-cell>
          <table:table-cell office:value-type="string">
            <text:p>The icon for the &lt;quote&gt;Games&lt;/quote&gt; sub-menu of the Programs menu.</text:p>
          </table:table-cell>
          <table:table-cell office:value-type="string">
            <text:p>yes</text:p>
          </table:table-cell>
          <table:table-cell table:style-name="ce2" table:number-columns-repeated="2"/>
          <table:table-cell table:style-name="ce2" table:formula="oooc:=IF(ISBLANK([.G154];&quot;approval&quot;);0;IF(EXACT([.G154];&quot;draft&quot;);1;IF(EXACT([.G154];&quot;approval&quot;);2;IF(EXACT([.G15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arcade</text:p>
          </table:table-cell>
          <table:table-cell office:value-type="string">
            <text:p>package_games_arcade</text:p>
          </table:table-cell>
          <table:table-cell table:style-name="ce2"/>
          <table:table-cell office:value-type="string">
            <text:p>no</text:p>
          </table:table-cell>
          <table:table-cell table:style-name="ce2"/>
          <table:table-cell office:value-type="string">
            <text:p>no</text:p>
          </table:table-cell>
          <table:table-cell table:style-name="ce2" table:formula="oooc:=IF(ISBLANK([.G155];&quot;approval&quot;);0;IF(EXACT([.G155];&quot;draft&quot;);1;IF(EXACT([.G155];&quot;approval&quot;);2;IF(EXACT([.G15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board</text:p>
          </table:table-cell>
          <table:table-cell office:value-type="string">
            <text:p>package_games_board</text:p>
          </table:table-cell>
          <table:table-cell table:style-name="ce2"/>
          <table:table-cell office:value-type="string">
            <text:p>no</text:p>
          </table:table-cell>
          <table:table-cell table:style-name="ce2"/>
          <table:table-cell office:value-type="string">
            <text:p>yes</text:p>
          </table:table-cell>
          <table:table-cell table:style-name="ce2" table:formula="oooc:=IF(ISBLANK([.G156];&quot;approval&quot;);0;IF(EXACT([.G156];&quot;draft&quot;);1;IF(EXACT([.G156];&quot;approval&quot;);2;IF(EXACT([.G15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card</text:p>
          </table:table-cell>
          <table:table-cell office:value-type="string">
            <text:p>package_games_card</text:p>
          </table:table-cell>
          <table:table-cell table:style-name="ce2"/>
          <table:table-cell office:value-type="string">
            <text:p>no</text:p>
          </table:table-cell>
          <table:table-cell table:style-name="ce2"/>
          <table:table-cell office:value-type="string">
            <text:p>yes</text:p>
          </table:table-cell>
          <table:table-cell table:style-name="ce2" table:formula="oooc:=IF(ISBLANK([.G157];&quot;approval&quot;);0;IF(EXACT([.G157];&quot;draft&quot;);1;IF(EXACT([.G157];&quot;approval&quot;);2;IF(EXACT([.G15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kids</text:p>
          </table:table-cell>
          <table:table-cell office:value-type="string">
            <text:p>package_games_kids</text:p>
          </table:table-cell>
          <table:table-cell table:style-name="ce2"/>
          <table:table-cell office:value-type="string">
            <text:p>no</text:p>
          </table:table-cell>
          <table:table-cell table:style-name="ce2"/>
          <table:table-cell office:value-type="string">
            <text:p>yes</text:p>
          </table:table-cell>
          <table:table-cell table:style-name="ce2" table:formula="oooc:=IF(ISBLANK([.G158];&quot;approval&quot;);0;IF(EXACT([.G158];&quot;draft&quot;);1;IF(EXACT([.G158];&quot;approval&quot;);2;IF(EXACT([.G15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strategyu</text:p>
          </table:table-cell>
          <table:table-cell office:value-type="string">
            <text:p>package_games_strategy</text:p>
          </table:table-cell>
          <table:table-cell table:style-name="ce2"/>
          <table:table-cell office:value-type="string">
            <text:p>no</text:p>
          </table:table-cell>
          <table:table-cell table:style-name="ce2"/>
          <table:table-cell office:value-type="string">
            <text:p>yes</text:p>
          </table:table-cell>
          <table:table-cell table:style-name="ce2" table:formula="oooc:=IF(ISBLANK([.G159];&quot;approval&quot;);0;IF(EXACT([.G159];&quot;draft&quot;);1;IF(EXACT([.G159];&quot;approval&quot;);2;IF(EXACT([.G15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raphics</text:p>
          </table:table-cell>
          <table:table-cell office:value-type="string">
            <text:p>package_graphics</text:p>
          </table:table-cell>
          <table:table-cell office:value-type="string">
            <text:p>The icon for the &lt;quote&gt;Graphics&lt;/quote&gt; sub-menu of the Programs menu.</text:p>
          </table:table-cell>
          <table:table-cell office:value-type="string">
            <text:p>yes</text:p>
          </table:table-cell>
          <table:table-cell table:style-name="ce2" table:number-columns-repeated="2"/>
          <table:table-cell table:style-name="ce2" table:formula="oooc:=IF(ISBLANK([.G160];&quot;approval&quot;);0;IF(EXACT([.G160];&quot;draft&quot;);1;IF(EXACT([.G160];&quot;approval&quot;);2;IF(EXACT([.G16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internet</text:p>
          </table:table-cell>
          <table:table-cell office:value-type="string">
            <text:p>package_network</text:p>
          </table:table-cell>
          <table:table-cell office:value-type="string">
            <text:p>The icon for the &lt;quote&gt;Internet&lt;/quote&gt; sub-menu of the Programs menu.</text:p>
          </table:table-cell>
          <table:table-cell office:value-type="string">
            <text:p>yes</text:p>
          </table:table-cell>
          <table:table-cell table:style-name="ce2" table:number-columns-repeated="2"/>
          <table:table-cell table:style-name="ce2" table:formula="oooc:=IF(ISBLANK([.G161];&quot;approval&quot;);0;IF(EXACT([.G161];&quot;draft&quot;);1;IF(EXACT([.G161];&quot;approval&quot;);2;IF(EXACT([.G16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multimedia</text:p>
          </table:table-cell>
          <table:table-cell office:value-type="string">
            <text:p>package_multimedia</text:p>
          </table:table-cell>
          <table:table-cell office:value-type="string">
            <text:p>The icon for the &lt;quote&gt;Multimedia&lt;/quote&gt; sub-menu of the Programs menu.</text:p>
          </table:table-cell>
          <table:table-cell office:value-type="string">
            <text:p>yes</text:p>
          </table:table-cell>
          <table:table-cell table:style-name="ce2" table:number-columns-repeated="2"/>
          <table:table-cell table:style-name="ce2" table:formula="oooc:=IF(ISBLANK([.G162];&quot;approval&quot;);0;IF(EXACT([.G162];&quot;draft&quot;);1;IF(EXACT([.G162];&quot;approval&quot;);2;IF(EXACT([.G16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office</text:p>
          </table:table-cell>
          <table:table-cell office:value-type="string">
            <text:p>package_wordprocessing</text:p>
          </table:table-cell>
          <table:table-cell office:value-type="string">
            <text:p>The icon for the &lt;quote&gt;Office&lt;/quote&gt; sub-menu of the Programs menu.</text:p>
          </table:table-cell>
          <table:table-cell office:value-type="string">
            <text:p>yes</text:p>
          </table:table-cell>
          <table:table-cell table:style-name="ce2"/>
          <table:table-cell office:value-type="string">
            <text:p>yes</text:p>
          </table:table-cell>
          <table:table-cell table:style-name="ce2" table:formula="oooc:=IF(ISBLANK([.G163];&quot;approval&quot;);0;IF(EXACT([.G163];&quot;draft&quot;);1;IF(EXACT([.G163];&quot;approval&quot;);2;IF(EXACT([.G16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ettings</text:p>
          </table:table-cell>
          <table:table-cell office:value-type="string">
            <text:p>package_settings</text:p>
          </table:table-cell>
          <table:table-cell table:style-name="ce2"/>
          <table:table-cell office:value-type="string">
            <text:p>no</text:p>
          </table:table-cell>
          <table:table-cell table:style-name="ce2"/>
          <table:table-cell office:value-type="string">
            <text:p>yes</text:p>
          </table:table-cell>
          <table:table-cell table:style-name="ce2" table:formula="oooc:=IF(ISBLANK([.G164];&quot;approval&quot;);0;IF(EXACT([.G164];&quot;draft&quot;);1;IF(EXACT([.G164];&quot;approval&quot;);2;IF(EXACT([.G16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ystem</text:p>
          </table:table-cell>
          <table:table-cell office:value-type="string">
            <text:p>package_system</text:p>
          </table:table-cell>
          <table:table-cell office:value-type="string">
            <text:p>The icon for the &lt;quote&gt;System Tools&lt;/quote&gt; sub-menu of the Programs menu.</text:p>
          </table:table-cell>
          <table:table-cell office:value-type="string">
            <text:p>yes</text:p>
          </table:table-cell>
          <table:table-cell table:style-name="ce2" table:number-columns-repeated="2"/>
          <table:table-cell table:style-name="ce2" table:formula="oooc:=IF(ISBLANK([.G165];&quot;approval&quot;);0;IF(EXACT([.G165];&quot;draft&quot;);1;IF(EXACT([.G165];&quot;approval&quot;);2;IF(EXACT([.G16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toys</text:p>
          </table:table-cell>
          <table:table-cell office:value-type="string">
            <text:p>package_toys</text:p>
          </table:table-cell>
          <table:table-cell table:style-name="ce2"/>
          <table:table-cell office:value-type="string">
            <text:p>no</text:p>
          </table:table-cell>
          <table:table-cell table:style-name="ce2"/>
          <table:table-cell office:value-type="string">
            <text:p>yes</text:p>
          </table:table-cell>
          <table:table-cell table:style-name="ce2" table:formula="oooc:=IF(ISBLANK([.G166];&quot;approval&quot;);0;IF(EXACT([.G166];&quot;draft&quot;);1;IF(EXACT([.G166];&quot;approval&quot;);2;IF(EXACT([.G16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utilities</text:p>
          </table:table-cell>
          <table:table-cell office:value-type="string">
            <text:p>package_utilities</text:p>
          </table:table-cell>
          <table:table-cell office:value-type="string">
            <text:p>The icon for the “Utilities” sub-menu of the Programs menu. </text:p>
          </table:table-cell>
          <table:table-cell office:value-type="string">
            <text:p>yes</text:p>
          </table:table-cell>
          <table:table-cell office:value-type="string">
            <text:p>printer config</text:p>
          </table:table-cell>
          <table:table-cell table:style-name="ce2"/>
          <table:table-cell table:style-name="ce2" table:formula="oooc:=IF(ISBLANK([.G167];&quot;approval&quot;);0;IF(EXACT([.G167];&quot;draft&quot;);1;IF(EXACT([.G167];&quot;approval&quot;);2;IF(EXACT([.G16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accessibility</text:p>
          </table:table-cell>
          <table:table-cell office:value-type="string">
            <text:p>access</text:p>
          </table:table-cell>
          <table:table-cell office:value-type="string">
            <text:p>The icon used for the desktop's accessibility preferences.</text:p>
          </table:table-cell>
          <table:table-cell office:value-type="string">
            <text:p>yes</text:p>
          </table:table-cell>
          <table:table-cell table:style-name="ce2" table:number-columns-repeated="2"/>
          <table:table-cell table:style-name="ce2" table:formula="oooc:=IF(ISBLANK([.G168];&quot;approval&quot;);0;IF(EXACT([.G168];&quot;draft&quot;);1;IF(EXACT([.G168];&quot;approval&quot;);2;IF(EXACT([.G16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font</text:p>
          </table:table-cell>
          <table:table-cell office:value-type="string">
            <text:p>fonts</text:p>
          </table:table-cell>
          <table:table-cell office:value-type="string">
            <text:p>The icon used for the desktop's font preferences.</text:p>
          </table:table-cell>
          <table:table-cell office:value-type="string">
            <text:p>yes</text:p>
          </table:table-cell>
          <table:table-cell table:style-name="ce2" table:number-columns-repeated="2"/>
          <table:table-cell table:style-name="ce2" table:formula="oooc:=IF(ISBLANK([.G169];&quot;approval&quot;);0;IF(EXACT([.G169];&quot;draft&quot;);1;IF(EXACT([.G169];&quot;approval&quot;);2;IF(EXACT([.G16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keyboard</text:p>
          </table:table-cell>
          <table:table-cell office:value-type="string">
            <text:p>keyboard</text:p>
          </table:table-cell>
          <table:table-cell office:value-type="string">
            <text:p>The icon used for the desktop's keyboard preferences.</text:p>
          </table:table-cell>
          <table:table-cell office:value-type="string">
            <text:p>yes</text:p>
          </table:table-cell>
          <table:table-cell table:style-name="ce2" table:number-columns-repeated="2"/>
          <table:table-cell table:style-name="ce2" table:formula="oooc:=IF(ISBLANK([.G170];&quot;approval&quot;);0;IF(EXACT([.G170];&quot;draft&quot;);1;IF(EXACT([.G170];&quot;approval&quot;);2;IF(EXACT([.G17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locale</text:p>
          </table:table-cell>
          <table:table-cell office:value-type="string">
            <text:p>locale</text:p>
          </table:table-cell>
          <table:table-cell office:value-type="string">
            <text:p>The icon used for the desktop's locale preferences.</text:p>
          </table:table-cell>
          <table:table-cell office:value-type="string">
            <text:p>yes</text:p>
          </table:table-cell>
          <table:table-cell table:style-name="ce2" table:number-columns-repeated="2"/>
          <table:table-cell table:style-name="ce2" table:formula="oooc:=IF(ISBLANK([.G171];&quot;approval&quot;);0;IF(EXACT([.G171];&quot;draft&quot;);1;IF(EXACT([.G171];&quot;approval&quot;);2;IF(EXACT([.G17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personal</text:p>
          </table:table-cell>
          <table:table-cell office:value-type="string">
            <text:p>personal</text:p>
          </table:table-cell>
          <table:table-cell office:value-type="string">
            <text:p>The icon for the &lt;quote&gt;Personal&lt;/quote&gt; sub-category of the &lt;quote&gt;Desktop Preferences&lt;/quote&gt; category.</text:p>
          </table:table-cell>
          <table:table-cell office:value-type="string">
            <text:p>no</text:p>
          </table:table-cell>
          <table:table-cell office:value-type="string">
            <text:p>print job mgr</text:p>
          </table:table-cell>
          <table:table-cell table:style-name="ce2"/>
          <table:table-cell table:style-name="ce2" table:formula="oooc:=IF(ISBLANK([.G172];&quot;approval&quot;);0;IF(EXACT([.G172];&quot;draft&quot;);1;IF(EXACT([.G172];&quot;approval&quot;);2;IF(EXACT([.G17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screensaver</text:p>
          </table:table-cell>
          <table:table-cell office:value-type="string">
            <text:p>kscreensaver</text:p>
          </table:table-cell>
          <table:table-cell office:value-type="string">
            <text:p>The icon used for the desktop's screen saving preferences.</text:p>
          </table:table-cell>
          <table:table-cell office:value-type="string">
            <text:p>yes</text:p>
          </table:table-cell>
          <table:table-cell table:style-name="ce2" table:number-columns-repeated="2"/>
          <table:table-cell table:style-name="ce2" table:formula="oooc:=IF(ISBLANK([.G173];&quot;approval&quot;);0;IF(EXACT([.G173];&quot;draft&quot;);1;IF(EXACT([.G173];&quot;approval&quot;);2;IF(EXACT([.G17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theme</text:p>
          </table:table-cell>
          <table:table-cell office:value-type="string">
            <text:p>style</text:p>
          </table:table-cell>
          <table:table-cell office:value-type="string">
            <text:p>The icon used for the desktop's theme preferences.</text:p>
          </table:table-cell>
          <table:table-cell office:value-type="string">
            <text:p>yes</text:p>
          </table:table-cell>
          <table:table-cell table:style-name="ce2" table:number-columns-repeated="2"/>
          <table:table-cell table:style-name="ce2" table:formula="oooc:=IF(ISBLANK([.G174];&quot;approval&quot;);0;IF(EXACT([.G174];&quot;draft&quot;);1;IF(EXACT([.G174];&quot;approval&quot;);2;IF(EXACT([.G17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wallpaper</text:p>
          </table:table-cell>
          <table:table-cell office:value-type="string">
            <text:p>background</text:p>
          </table:table-cell>
          <table:table-cell office:value-type="string">
            <text:p>The icon used for the desktop's wallpaper preferences.</text:p>
          </table:table-cell>
          <table:table-cell office:value-type="string">
            <text:p>yes</text:p>
          </table:table-cell>
          <table:table-cell table:style-name="ce2" table:number-columns-repeated="2"/>
          <table:table-cell table:style-name="ce2" table:formula="oooc:=IF(ISBLANK([.G175];&quot;approval&quot;);0;IF(EXACT([.G175];&quot;draft&quot;);1;IF(EXACT([.G175];&quot;approval&quot;);2;IF(EXACT([.G17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amera-photo</text:p>
          </table:table-cell>
          <table:table-cell office:value-type="string">
            <text:p>camera</text:p>
          </table:table-cell>
          <table:table-cell office:value-type="string">
            <text:p>The icon used for a digital still camera devices.</text:p>
          </table:table-cell>
          <table:table-cell office:value-type="string">
            <text:p>yes</text:p>
          </table:table-cell>
          <table:table-cell table:style-name="ce2" table:number-columns-repeated="2"/>
          <table:table-cell table:style-name="ce2" table:formula="oooc:=IF(ISBLANK([.G176];&quot;approval&quot;);0;IF(EXACT([.G176];&quot;draft&quot;);1;IF(EXACT([.G176];&quot;approval&quot;);2;IF(EXACT([.G17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omputer</text:p>
          </table:table-cell>
          <table:table-cell office:value-type="string">
            <text:p>system</text:p>
          </table:table-cell>
          <table:table-cell office:value-type="string">
            <text:p>The icon used for the computing device as a whole.</text:p>
          </table:table-cell>
          <table:table-cell office:value-type="string">
            <text:p>yes</text:p>
          </table:table-cell>
          <table:table-cell table:style-name="ce2" table:number-columns-repeated="2"/>
          <table:table-cell table:style-name="ce2" table:formula="oooc:=IF(ISBLANK([.G177];&quot;approval&quot;);0;IF(EXACT([.G177];&quot;draft&quot;);1;IF(EXACT([.G177];&quot;approval&quot;);2;IF(EXACT([.G177];&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harddisk</text:p>
          </table:table-cell>
          <table:table-cell office:value-type="string">
            <text:p>hdd_unmount</text:p>
          </table:table-cell>
          <table:table-cell office:value-type="string">
            <text:p>The icon used for hard disk drives.</text:p>
          </table:table-cell>
          <table:table-cell office:value-type="string">
            <text:p>yes</text:p>
          </table:table-cell>
          <table:table-cell table:style-name="ce2" table:number-columns-repeated="2"/>
          <table:table-cell table:style-name="ce2" table:formula="oooc:=IF(ISBLANK([.G178];&quot;approval&quot;);0;IF(EXACT([.G178];&quot;draft&quot;);1;IF(EXACT([.G178];&quot;approval&quot;);2;IF(EXACT([.G178];&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removable-media</text:p>
          </table:table-cell>
          <table:table-cell office:value-type="string">
            <text:p>usbpendrive_unmount</text:p>
          </table:table-cell>
          <table:table-cell office:value-type="string">
            <text:p>The icon used for removable media drives.</text:p>
          </table:table-cell>
          <table:table-cell office:value-type="string">
            <text:p>yes</text:p>
          </table:table-cell>
          <table:table-cell table:style-name="ce2" table:number-columns-repeated="2"/>
          <table:table-cell table:style-name="ce2" table:formula="oooc:=IF(ISBLANK([.G179];&quot;approval&quot;);0;IF(EXACT([.G179];&quot;draft&quot;);1;IF(EXACT([.G179];&quot;approval&quot;);2;IF(EXACT([.G179];&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gaming</text:p>
          </table:table-cell>
          <table:table-cell office:value-type="string">
            <text:p>joystick</text:p>
          </table:table-cell>
          <table:table-cell office:value-type="string">
            <text:p>The icon used for the gaming input device.</text:p>
          </table:table-cell>
          <table:table-cell office:value-type="string">
            <text:p>yes</text:p>
          </table:table-cell>
          <table:table-cell table:style-name="ce2" table:number-columns-repeated="2"/>
          <table:table-cell table:style-name="ce2" table:formula="oooc:=IF(ISBLANK([.G180];&quot;approval&quot;);0;IF(EXACT([.G180];&quot;draft&quot;);1;IF(EXACT([.G180];&quot;approval&quot;);2;IF(EXACT([.G180];&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mouse</text:p>
          </table:table-cell>
          <table:table-cell office:value-type="string">
            <text:p>mouse</text:p>
          </table:table-cell>
          <table:table-cell office:value-type="string">
            <text:p>The icon used for the mousing input device.</text:p>
          </table:table-cell>
          <table:table-cell office:value-type="string">
            <text:p>yes</text:p>
          </table:table-cell>
          <table:table-cell table:style-name="ce2" table:number-columns-repeated="2"/>
          <table:table-cell table:style-name="ce2" table:formula="oooc:=IF(ISBLANK([.G181];&quot;approval&quot;);0;IF(EXACT([.G181];&quot;draft&quot;);1;IF(EXACT([.G181];&quot;approval&quot;);2;IF(EXACT([.G181];&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flash</text:p>
          </table:table-cell>
          <table:table-cell office:value-type="string">
            <text:p>memory_stick_unmount</text:p>
          </table:table-cell>
          <table:table-cell office:value-type="string">
            <text:p>The icon used for generic physical CD and DVD media.</text:p>
          </table:table-cell>
          <table:table-cell office:value-type="string">
            <text:p>yes</text:p>
          </table:table-cell>
          <table:table-cell table:style-name="ce2" table:number-columns-repeated="2"/>
          <table:table-cell table:style-name="ce2" table:formula="oooc:=IF(ISBLANK([.G182];&quot;approval&quot;);0;IF(EXACT([.G182];&quot;draft&quot;);1;IF(EXACT([.G182];&quot;approval&quot;);2;IF(EXACT([.G182];&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floppy</text:p>
          </table:table-cell>
          <table:table-cell office:value-type="string">
            <text:p>3floppy_unmount</text:p>
          </table:table-cell>
          <table:table-cell office:value-type="string">
            <text:p>The icon used for physical floppy disk media.</text:p>
          </table:table-cell>
          <table:table-cell office:value-type="string">
            <text:p>yes</text:p>
          </table:table-cell>
          <table:table-cell table:style-name="ce2" table:number-columns-repeated="2"/>
          <table:table-cell table:style-name="ce2" table:formula="oooc:=IF(ISBLANK([.G183];&quot;approval&quot;);0;IF(EXACT([.G183];&quot;draft&quot;);1;IF(EXACT([.G183];&quot;approval&quot;);2;IF(EXACT([.G183];&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optical</text:p>
          </table:table-cell>
          <table:table-cell office:value-type="string">
            <text:p>cdrom_unmount</text:p>
          </table:table-cell>
          <table:table-cell office:value-type="string">
            <text:p>The icon used for physical optical media such as CD and DVD.</text:p>
          </table:table-cell>
          <table:table-cell office:value-type="string">
            <text:p>yes</text:p>
          </table:table-cell>
          <table:table-cell table:style-name="ce2" table:number-columns-repeated="2"/>
          <table:table-cell table:style-name="ce2" table:formula="oooc:=IF(ISBLANK([.G184];&quot;approval&quot;);0;IF(EXACT([.G184];&quot;draft&quot;);1;IF(EXACT([.G184];&quot;approval&quot;);2;IF(EXACT([.G18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ultimedia-player</text:p>
          </table:table-cell>
          <table:table-cell office:value-type="string">
            <text:p>ipod_unmount</text:p>
          </table:table-cell>
          <table:table-cell office:value-type="string">
            <text:p>The icon used for generic multimedia playing devices.</text:p>
          </table:table-cell>
          <table:table-cell office:value-type="string">
            <text:p>yes</text:p>
          </table:table-cell>
          <table:table-cell table:style-name="ce2" table:number-columns-repeated="2"/>
          <table:table-cell table:style-name="ce2" table:formula="oooc:=IF(ISBLANK([.G185];&quot;approval&quot;);0;IF(EXACT([.G185];&quot;draft&quot;);1;IF(EXACT([.G185];&quot;approval&quot;);2;IF(EXACT([.G18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printer</text:p>
          </table:table-cell>
          <table:table-cell office:value-type="string">
            <text:p>printer1</text:p>
          </table:table-cell>
          <table:table-cell office:value-type="string">
            <text:p>The icon used for a printer which is connected locally.</text:p>
          </table:table-cell>
          <table:table-cell office:value-type="string">
            <text:p>yes</text:p>
          </table:table-cell>
          <table:table-cell table:style-name="ce2" table:number-columns-repeated="2"/>
          <table:table-cell table:style-name="ce2" table:formula="oooc:=IF(ISBLANK([.G186];&quot;approval&quot;);0;IF(EXACT([.G186];&quot;draft&quot;);1;IF(EXACT([.G186];&quot;approval&quot;);2;IF(EXACT([.G18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video-display</text:p>
          </table:table-cell>
          <table:table-cell office:value-type="string">
            <text:p>display</text:p>
          </table:table-cell>
          <table:table-cell office:value-type="string">
            <text:p>The icon used for the monitor that video gets displayed to.</text:p>
          </table:table-cell>
          <table:table-cell office:value-type="string">
            <text:p>yes</text:p>
          </table:table-cell>
          <table:table-cell table:style-name="ce2" table:number-columns-repeated="2"/>
          <table:table-cell table:style-name="ce2" table:formula="oooc:=IF(ISBLANK([.G187];&quot;approval&quot;);0;IF(EXACT([.G187];&quot;draft&quot;);1;IF(EXACT([.G187];&quot;approval&quot;);2;IF(EXACT([.G187];&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file-broken</text:p>
          </table:table-cell>
          <table:table-cell office:value-type="string">
            <text:p>file_broken</text:p>
          </table:table-cell>
          <table:table-cell office:value-type="string">
            <text:p>none</text:p>
          </table:table-cell>
          <table:table-cell office:value-type="string">
            <text:p>no</text:p>
          </table:table-cell>
          <table:table-cell office:value-type="string">
            <text:p>khtml</text:p>
          </table:table-cell>
          <table:table-cell table:style-name="ce2"/>
          <table:table-cell table:style-name="ce2" table:formula="oooc:=IF(ISBLANK([.G188];&quot;approval&quot;);0;IF(EXACT([.G188];&quot;draft&quot;);1;IF(EXACT([.G188];&quot;approval&quot;);2;IF(EXACT([.G188];&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folder-open</text:p>
          </table:table-cell>
          <table:table-cell office:value-type="string">
            <text:p>folder_open</text:p>
          </table:table-cell>
          <table:table-cell office:value-type="string">
            <text:p>The icon used for folders, while their contents are being displayed within the same window. This icon would normally be shown in a tree or list view, next to the main view of a folder's contents. </text:p>
          </table:table-cell>
          <table:table-cell office:value-type="string">
            <text:p>yes</text:p>
          </table:table-cell>
          <table:table-cell office:value-type="string">
            <text:p>url drop list</text:p>
          </table:table-cell>
          <table:table-cell table:style-name="ce7" office:value-type="string">
            <text:p>final</text:p>
          </table:table-cell>
          <table:table-cell table:style-name="ce2" table:formula="oooc:=IF(ISBLANK([.G189];&quot;approval&quot;);0;IF(EXACT([.G189];&quot;draft&quot;);1;IF(EXACT([.G189];&quot;approval&quot;);2;IF(EXACT([.G189];&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filesystems</text:p>
          </table:table-cell>
          <table:table-cell office:value-type="string">
            <text:p>network-wired</text:p>
          </table:table-cell>
          <table:table-cell office:value-type="string">
            <text:p>network</text:p>
          </table:table-cell>
          <table:table-cell office:value-type="string">
            <text:p>The icon used for wired network connections. </text:p>
          </table:table-cell>
          <table:table-cell office:value-type="string">
            <text:p>yes</text:p>
          </table:table-cell>
          <table:table-cell office:value-type="string">
            <text:p>printer config</text:p>
          </table:table-cell>
          <table:table-cell table:style-name="ce6" office:value-type="string">
            <text:p>approval</text:p>
          </table:table-cell>
          <table:table-cell table:style-name="ce2" table:formula="oooc:=IF(ISBLANK([.G190];&quot;approval&quot;);0;IF(EXACT([.G190];&quot;draft&quot;);1;IF(EXACT([.G190];&quot;approval&quot;);2;IF(EXACT([.G190];&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user-trash</text:p>
          </table:table-cell>
          <table:table-cell office:value-type="string">
            <text:p>trashcan_empty</text:p>
          </table:table-cell>
          <table:table-cell office:value-type="string">
            <text:p>The icon for the user's “Trash” place in the desktop's file manager.</text:p>
          </table:table-cell>
          <table:table-cell office:value-type="string">
            <text:p>yes</text:p>
          </table:table-cell>
          <table:table-cell table:style-name="ce2"/>
          <table:table-cell office:value-type="string">
            <text:p>yes</text:p>
          </table:table-cell>
          <table:table-cell table:style-name="ce2" table:formula="oooc:=IF(ISBLANK([.G191];&quot;approval&quot;);0;IF(EXACT([.G191];&quot;draft&quot;);1;IF(EXACT([.G191];&quot;approval&quot;);2;IF(EXACT([.G191];&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user-trash-full</text:p>
          </table:table-cell>
          <table:table-cell office:value-type="string">
            <text:p>trashcan_full</text:p>
          </table:table-cell>
          <table:table-cell office:value-type="string">
            <text:p>The icon for the user's “Trash” in the desktop's file manager, when there are items in the “Trash” waiting for disposal or recovery. </text:p>
          </table:table-cell>
          <table:table-cell office:value-type="string">
            <text:p>yes</text:p>
          </table:table-cell>
          <table:table-cell table:style-name="ce2"/>
          <table:table-cell office:value-type="string">
            <text:p>yes</text:p>
          </table:table-cell>
          <table:table-cell table:style-name="ce2" table:formula="oooc:=IF(ISBLANK([.G192];&quot;approval&quot;);0;IF(EXACT([.G192];&quot;draft&quot;);1;IF(EXACT([.G192];&quot;approval&quot;);2;IF(EXACT([.G192];&quot;final&quot;);3;0))))" office:value-type="float" office:value="0">
            <text:p>Err:508</text:p>
          </table:table-cell>
          <table:table-cell table:style-name="ce2"/>
          <table:table-cell table:number-columns-repeated="246"/>
        </table:table-row>
        <table:table-row table:style-name="ro1">
          <table:table-cell office:value-type="string">
            <text:p>filesystems (move to emblems)</text:p>
          </table:table-cell>
          <table:table-cell office:value-type="string">
            <text:p>emblem-symbolic-link</text:p>
          </table:table-cell>
          <table:table-cell office:value-type="string">
            <text:p>link</text:p>
          </table:table-cell>
          <table:table-cell office:value-type="string">
            <text:p>none</text:p>
          </table:table-cell>
          <table:table-cell office:value-type="string">
            <text:p>no</text:p>
          </table:table-cell>
          <table:table-cell office:value-type="string">
            <text:p>link overlay</text:p>
          </table:table-cell>
          <table:table-cell table:style-name="ce7" office:value-type="string">
            <text:p>final</text:p>
          </table:table-cell>
          <table:table-cell table:style-name="ce2" table:formula="oooc:=IF(ISBLANK([.G193];&quot;approval&quot;);0;IF(EXACT([.G193];&quot;draft&quot;);1;IF(EXACT([.G193];&quot;approval&quot;);2;IF(EXACT([.G193];&quot;final&quot;);3;0))))" office:value-type="float" office:value="0">
            <text:p>Err:508</text:p>
          </table:table-cell>
          <table:table-cell table:style-name="ce2"/>
          <table:table-cell table:number-columns-repeated="2" office:value-type="string">
            <text:p>Vignoni</text:p>
          </table:table-cell>
          <table:table-cell table:style-name="ce2"/>
          <table:table-cell table:number-columns-repeated="243"/>
        </table:table-row>
        <table:table-row table:style-name="ro1">
          <table:table-cell office:value-type="string">
            <text:p>filesystems (overlay)</text:p>
          </table:table-cell>
          <table:table-cell office:value-type="string">
            <text:p>none</text:p>
          </table:table-cell>
          <table:table-cell office:value-type="string">
            <text:p>mounted</text:p>
          </table:table-cell>
          <table:table-cell office:value-type="string">
            <text:p>none</text:p>
          </table:table-cell>
          <table:table-cell office:value-type="string">
            <text:p>no</text:p>
          </table:table-cell>
          <table:table-cell office:value-type="string">
            <text:p>filesystem is mounted overlay</text:p>
          </table:table-cell>
          <table:table-cell table:style-name="ce2"/>
          <table:table-cell table:style-name="ce2" table:formula="oooc:=IF(ISBLANK([.G194];&quot;approval&quot;);0;IF(EXACT([.G194];&quot;draft&quot;);1;IF(EXACT([.G194];&quot;approval&quot;);2;IF(EXACT([.G194];&quot;final&quot;);3;0))))" office:value-type="float" office:value="0">
            <text:p>Err:508</text:p>
          </table:table-cell>
          <table:table-cell table:style-name="ce2"/>
          <table:table-cell table:number-columns-repeated="246"/>
        </table:table-row>
        <table:table-row table:style-name="ro1">
          <table:table-cell office:value-type="string">
            <text:p>filesystems (place)</text:p>
          </table:table-cell>
          <table:table-cell table:number-columns-repeated="2" office:value-type="string">
            <text:p>folder</text:p>
          </table:table-cell>
          <table:table-cell office:value-type="string">
            <text:p>The standard folder icon used to represent directories on local filesystems, mail folders, and other hierarchical groups. </text:p>
          </table:table-cell>
          <table:table-cell office:value-type="string">
            <text:p>yes</text:p>
          </table:table-cell>
          <table:table-cell office:value-type="string">
            <text:p>kboomarkmenu, kdeprint</text:p>
          </table:table-cell>
          <table:table-cell table:style-name="ce6" office:value-type="string">
            <text:p>approval</text:p>
          </table:table-cell>
          <table:table-cell table:style-name="ce2" table:formula="oooc:=IF(ISBLANK([.G195];&quot;approval&quot;);0;IF(EXACT([.G195];&quot;draft&quot;);1;IF(EXACT([.G195];&quot;approval&quot;);2;IF(EXACT([.G195];&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application-x-executable</text:p>
          </table:table-cell>
          <table:table-cell office:value-type="string">
            <text:p>exec</text:p>
          </table:table-cell>
          <table:table-cell office:value-type="string">
            <text:p>The icon used for executable file types.</text:p>
          </table:table-cell>
          <table:table-cell office:value-type="string">
            <text:p>yes</text:p>
          </table:table-cell>
          <table:table-cell table:style-name="ce2" table:number-columns-repeated="2"/>
          <table:table-cell table:style-name="ce2" table:formula="oooc:=IF(ISBLANK([.G196];&quot;approval&quot;);0;IF(EXACT([.G196];&quot;draft&quot;);1;IF(EXACT([.G196];&quot;approval&quot;);2;IF(EXACT([.G196];&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audio-x-generic</text:p>
          </table:table-cell>
          <table:table-cell office:value-type="string">
            <text:p>sound</text:p>
          </table:table-cell>
          <table:table-cell office:value-type="string">
            <text:p>The icon used for generic audio file types.</text:p>
          </table:table-cell>
          <table:table-cell office:value-type="string">
            <text:p>yes</text:p>
          </table:table-cell>
          <table:table-cell table:style-name="ce2" table:number-columns-repeated="2"/>
          <table:table-cell table:style-name="ce2" table:formula="oooc:=IF(ISBLANK([.G197];&quot;approval&quot;);0;IF(EXACT([.G197];&quot;draft&quot;);1;IF(EXACT([.G197];&quot;approval&quot;);2;IF(EXACT([.G197];&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font-x-generic</text:p>
          </table:table-cell>
          <table:table-cell office:value-type="string">
            <text:p>font</text:p>
          </table:table-cell>
          <table:table-cell office:value-type="string">
            <text:p>The icon used for generic font file types.</text:p>
          </table:table-cell>
          <table:table-cell office:value-type="string">
            <text:p>yes</text:p>
          </table:table-cell>
          <table:table-cell table:style-name="ce2" table:number-columns-repeated="2"/>
          <table:table-cell table:style-name="ce2" table:formula="oooc:=IF(ISBLANK([.G198];&quot;approval&quot;);0;IF(EXACT([.G198];&quot;draft&quot;);1;IF(EXACT([.G198];&quot;approval&quot;);2;IF(EXACT([.G198];&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image-x-generic</text:p>
          </table:table-cell>
          <table:table-cell office:value-type="string">
            <text:p>image</text:p>
          </table:table-cell>
          <table:table-cell office:value-type="string">
            <text:p>The icon used for generic image file types.</text:p>
          </table:table-cell>
          <table:table-cell office:value-type="string">
            <text:p>yes</text:p>
          </table:table-cell>
          <table:table-cell table:style-name="ce2" table:number-columns-repeated="2"/>
          <table:table-cell table:style-name="ce2" table:formula="oooc:=IF(ISBLANK([.G199];&quot;approval&quot;);0;IF(EXACT([.G199];&quot;draft&quot;);1;IF(EXACT([.G199];&quot;approval&quot;);2;IF(EXACT([.G199];&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none</text:p>
          </table:table-cell>
          <table:table-cell office:value-type="string">
            <text:p>source</text:p>
          </table:table-cell>
          <table:table-cell office:value-type="string">
            <text:p>none</text:p>
          </table:table-cell>
          <table:table-cell office:value-type="string">
            <text:p>no</text:p>
          </table:table-cell>
          <table:table-cell office:value-type="string">
            <text:p>kate</text:p>
          </table:table-cell>
          <table:table-cell table:style-name="ce2"/>
          <table:table-cell table:style-name="ce2" table:formula="oooc:=IF(ISBLANK([.G200];&quot;approval&quot;);0;IF(EXACT([.G200];&quot;draft&quot;);1;IF(EXACT([.G200];&quot;approval&quot;);2;IF(EXACT([.G200];&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html</text:p>
          </table:table-cell>
          <table:table-cell office:value-type="string">
            <text:p>html</text:p>
          </table:table-cell>
          <table:table-cell office:value-type="string">
            <text:p>The icon used for HTML text file types.</text:p>
          </table:table-cell>
          <table:table-cell office:value-type="string">
            <text:p>yes</text:p>
          </table:table-cell>
          <table:table-cell table:style-name="ce2" table:number-columns-repeated="2"/>
          <table:table-cell table:style-name="ce2" table:formula="oooc:=IF(ISBLANK([.G201];&quot;approval&quot;);0;IF(EXACT([.G201];&quot;draft&quot;);1;IF(EXACT([.G201];&quot;approval&quot;);2;IF(EXACT([.G201];&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generic</text:p>
          </table:table-cell>
          <table:table-cell office:value-type="string">
            <text:p>txt</text:p>
          </table:table-cell>
          <table:table-cell office:value-type="string">
            <text:p>The icon used for generic text file types.</text:p>
          </table:table-cell>
          <table:table-cell office:value-type="string">
            <text:p>yes</text:p>
          </table:table-cell>
          <table:table-cell table:style-name="ce2" table:number-columns-repeated="2"/>
          <table:table-cell table:style-name="ce2" table:formula="oooc:=IF(ISBLANK([.G202];&quot;approval&quot;);0;IF(EXACT([.G202];&quot;draft&quot;);1;IF(EXACT([.G202];&quot;approval&quot;);2;IF(EXACT([.G202];&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script</text:p>
          </table:table-cell>
          <table:table-cell office:value-type="string">
            <text:p>shellscript</text:p>
          </table:table-cell>
          <table:table-cell office:value-type="string">
            <text:p>The icon used for script file types, such as shell scripts.</text:p>
          </table:table-cell>
          <table:table-cell office:value-type="string">
            <text:p>yes</text:p>
          </table:table-cell>
          <table:table-cell table:style-name="ce2" table:number-columns-repeated="2"/>
          <table:table-cell table:style-name="ce2" table:formula="oooc:=IF(ISBLANK([.G203];&quot;approval&quot;);0;IF(EXACT([.G203];&quot;draft&quot;);1;IF(EXACT([.G203];&quot;approval&quot;);2;IF(EXACT([.G203];&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video-x-generic</text:p>
          </table:table-cell>
          <table:table-cell office:value-type="string">
            <text:p>video</text:p>
          </table:table-cell>
          <table:table-cell office:value-type="string">
            <text:p>The icon used for generic video file types.</text:p>
          </table:table-cell>
          <table:table-cell office:value-type="string">
            <text:p>yes</text:p>
          </table:table-cell>
          <table:table-cell table:style-name="ce2" table:number-columns-repeated="2"/>
          <table:table-cell table:style-name="ce2" table:formula="oooc:=IF(ISBLANK([.G204];&quot;approval&quot;);0;IF(EXACT([.G204];&quot;draft&quot;);1;IF(EXACT([.G204];&quot;approval&quot;);2;IF(EXACT([.G204];&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address-book</text:p>
          </table:table-cell>
          <table:table-cell office:value-type="string">
            <text:p>vcard</text:p>
          </table:table-cell>
          <table:table-cell office:value-type="string">
            <text:p>The icon used for generic address book file types.</text:p>
          </table:table-cell>
          <table:table-cell office:value-type="string">
            <text:p>yes</text:p>
          </table:table-cell>
          <table:table-cell table:style-name="ce2" table:number-columns-repeated="2"/>
          <table:table-cell table:style-name="ce2" table:formula="oooc:=IF(ISBLANK([.G205];&quot;approval&quot;);0;IF(EXACT([.G205];&quot;draft&quot;);1;IF(EXACT([.G205];&quot;approval&quot;);2;IF(EXACT([.G205];&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calendar</text:p>
          </table:table-cell>
          <table:table-cell office:value-type="string">
            <text:p>vcalendar</text:p>
          </table:table-cell>
          <table:table-cell office:value-type="string">
            <text:p>The icon used for generic calendar file types.</text:p>
          </table:table-cell>
          <table:table-cell office:value-type="string">
            <text:p>yes</text:p>
          </table:table-cell>
          <table:table-cell table:style-name="ce2" table:number-columns-repeated="2"/>
          <table:table-cell table:style-name="ce2" table:formula="oooc:=IF(ISBLANK([.G206];&quot;approval&quot;);0;IF(EXACT([.G206];&quot;draft&quot;);1;IF(EXACT([.G206];&quot;approval&quot;);2;IF(EXACT([.G20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rowser-go</text:p>
          </table:table-cell>
          <table:table-cell office:value-type="string">
            <text:p>key_enter</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207];&quot;approval&quot;);0;IF(EXACT([.G207];&quot;draft&quot;);1;IF(EXACT([.G207];&quot;approval&quot;);2;IF(EXACT([.G207];&quot;final&quot;);3;0))))" office:value-type="float" office:value="0">
            <text:p>Err:508</text:p>
          </table:table-cell>
          <table:table-cell office:value-type="string">
            <text:p>kate should use configure-shortcuts</text:p>
          </table:table-cell>
          <table:table-cell table:style-name="ce2"/>
          <table:table-cell table:number-columns-repeated="245"/>
        </table:table-row>
        <table:table-row table:style-name="ro1">
          <table:table-cell office:value-type="string">
            <text:p>mimetypes</text:p>
          </table:table-cell>
          <table:table-cell office:value-type="string">
            <text:p>none</text:p>
          </table:table-cell>
          <table:table-cell office:value-type="string">
            <text:p>document</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208];&quot;approval&quot;);0;IF(EXACT([.G208];&quot;draft&quot;);1;IF(EXACT([.G208];&quot;approval&quot;);2;IF(EXACT([.G208];&quot;final&quot;);3;0))))" office:value-type="float" office:value="0">
            <text:p>Err:508</text:p>
          </table:table-cell>
          <table:table-cell office:value-type="string">
            <text:p>use a mimetype?</text:p>
          </table:table-cell>
          <table:table-cell table:style-name="ce2"/>
          <table:table-cell table:number-columns-repeated="245"/>
        </table:table-row>
        <table:table-row table:style-name="ro1">
          <table:table-cell office:value-type="string">
            <text:p>mimetypes</text:p>
          </table:table-cell>
          <table:table-cell office:value-type="string">
            <text:p>none</text:p>
          </table:table-cell>
          <table:table-cell office:value-type="string">
            <text:p>unknown</text:p>
          </table:table-cell>
          <table:table-cell table:style-name="ce2"/>
          <table:table-cell office:value-type="string">
            <text:p>no</text:p>
          </table:table-cell>
          <table:table-cell office:value-type="string">
            <text:p>mimetype dialog</text:p>
          </table:table-cell>
          <table:table-cell table:style-name="ce6" office:value-type="string">
            <text:p>approval</text:p>
          </table:table-cell>
          <table:table-cell table:style-name="ce2" table:formula="oooc:=IF(ISBLANK([.G209];&quot;approval&quot;);0;IF(EXACT([.G209];&quot;draft&quot;);1;IF(EXACT([.G209];&quot;approval&quot;);2;IF(EXACT([.G209];&quot;final&quot;);3;0))))" office:value-type="float" office:value="0">
            <text:p>Err:508</text:p>
          </table:table-cell>
          <table:table-cell table:style-name="ce2"/>
          <table:table-cell table:number-columns-repeated="246"/>
        </table:table-row>
        <table:table-row table:style-name="ro1">
          <table:table-cell office:value-type="string">
            <text:p>mimetypes</text:p>
          </table:table-cell>
          <table:table-cell office:value-type="string">
            <text:p>none</text:p>
          </table:table-cell>
          <table:table-cell office:value-type="string">
            <text:p>zip</text:p>
          </table:table-cell>
          <table:table-cell office:value-type="string">
            <text:p>none</text:p>
          </table:table-cell>
          <table:table-cell office:value-type="string">
            <text:p>no</text:p>
          </table:table-cell>
          <table:table-cell office:value-type="string">
            <text:p>zip overlay</text:p>
          </table:table-cell>
          <table:table-cell table:style-name="ce6" office:value-type="string">
            <text:p>approval</text:p>
          </table:table-cell>
          <table:table-cell table:style-name="ce2" table:formula="oooc:=IF(ISBLANK([.G210];&quot;approval&quot;);0;IF(EXACT([.G210];&quot;draft&quot;);1;IF(EXACT([.G210];&quot;approval&quot;);2;IF(EXACT([.G210];&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network-server</text:p>
          </table:table-cell>
          <table:table-cell office:value-type="string">
            <text:p>server</text:p>
          </table:table-cell>
          <table:table-cell office:value-type="string">
            <text:p>The icon used for individual host machines under the &lt;quote&gt;Network Servers&lt;/quote&gt; place in the file manager.</text:p>
          </table:table-cell>
          <table:table-cell office:value-type="string">
            <text:p>yes</text:p>
          </table:table-cell>
          <table:table-cell table:style-name="ce2" table:number-columns-repeated="2"/>
          <table:table-cell table:style-name="ce2" table:formula="oooc:=IF(ISBLANK([.G211];&quot;approval&quot;);0;IF(EXACT([.G211];&quot;draft&quot;);1;IF(EXACT([.G211];&quot;approval&quot;);2;IF(EXACT([.G211];&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network-workgroup</text:p>
          </table:table-cell>
          <table:table-cell office:value-type="string">
            <text:p>network_local</text:p>
          </table:table-cell>
          <table:table-cell office:value-type="string">
            <text:p>The icon for the &lt;quote&gt;Network Servers&lt;/quote&gt; place in the desktop's file manager, and workgroups within the network.</text:p>
          </table:table-cell>
          <table:table-cell office:value-type="string">
            <text:p>yes</text:p>
          </table:table-cell>
          <table:table-cell table:style-name="ce2" table:number-columns-repeated="2"/>
          <table:table-cell table:style-name="ce2" table:formula="oooc:=IF(ISBLANK([.G212];&quot;approval&quot;);0;IF(EXACT([.G212];&quot;draft&quot;);1;IF(EXACT([.G212];&quot;approval&quot;);2;IF(EXACT([.G212];&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user-desktop</text:p>
          </table:table-cell>
          <table:table-cell office:value-type="string">
            <text:p>desktop</text:p>
          </table:table-cell>
          <table:table-cell office:value-type="string">
            <text:p>The icon for the special &lt;quote&gt;Desktop&lt;/quote&gt; directory of the user.</text:p>
          </table:table-cell>
          <table:table-cell office:value-type="string">
            <text:p>yes</text:p>
          </table:table-cell>
          <table:table-cell table:style-name="ce2" table:number-columns-repeated="2"/>
          <table:table-cell table:style-name="ce2" table:formula="oooc:=IF(ISBLANK([.G213];&quot;approval&quot;);0;IF(EXACT([.G213];&quot;draft&quot;);1;IF(EXACT([.G213];&quot;approval&quot;);2;IF(EXACT([.G213];&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user-home</text:p>
          </table:table-cell>
          <table:table-cell office:value-type="string">
            <text:p>folder_home</text:p>
          </table:table-cell>
          <table:table-cell office:value-type="string">
            <text:p>The icon for the special &lt;quote&gt;Home&lt;/quote&gt; directory of the user.</text:p>
          </table:table-cell>
          <table:table-cell office:value-type="string">
            <text:p>yes</text:p>
          </table:table-cell>
          <table:table-cell table:style-name="ce2" table:number-columns-repeated="2"/>
          <table:table-cell table:style-name="ce2" table:formula="oooc:=IF(ISBLANK([.G214];&quot;approval&quot;);0;IF(EXACT([.G214];&quot;draft&quot;);1;IF(EXACT([.G214];&quot;approval&quot;);2;IF(EXACT([.G214];&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continue</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15];&quot;approval&quot;);0;IF(EXACT([.G215];&quot;draft&quot;);1;IF(EXACT([.G215];&quot;approval&quot;);2;IF(EXACT([.G215];&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example</text:p>
          </table:table-cell>
          <table:table-cell office:value-type="string">
            <text:p>none</text:p>
          </table:table-cell>
          <table:table-cell office:value-type="string">
            <text:p>no</text:p>
          </table:table-cell>
          <table:table-cell office:value-type="string">
            <text:p>overlay, none by default</text:p>
          </table:table-cell>
          <table:table-cell table:style-name="ce2"/>
          <table:table-cell table:style-name="ce2" table:formula="oooc:=IF(ISBLANK([.G216];&quot;approval&quot;);0;IF(EXACT([.G216];&quot;draft&quot;);1;IF(EXACT([.G216];&quot;approval&quot;);2;IF(EXACT([.G216];&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java</text:p>
          </table:table-cell>
          <table:table-cell office:value-type="string">
            <text:p>none</text:p>
          </table:table-cell>
          <table:table-cell office:value-type="string">
            <text:p>no</text:p>
          </table:table-cell>
          <table:table-cell office:value-type="string">
            <text:p>java applets</text:p>
          </table:table-cell>
          <table:table-cell table:style-name="ce2"/>
          <table:table-cell table:style-name="ce2" table:formula="oooc:=IF(ISBLANK([.G217];&quot;approval&quot;);0;IF(EXACT([.G217];&quot;draft&quot;);1;IF(EXACT([.G217];&quot;approval&quot;);2;IF(EXACT([.G217];&quot;final&quot;);3;0))))" office:value-type="float" office:value="0">
            <text:p>Err:508</text:p>
          </table:table-cell>
          <table:table-cell office:value-type="string">
            <text:p>see java_kjava</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creenshot</text:p>
          </table:table-cell>
          <table:table-cell office:value-type="string">
            <text:p>none</text:p>
          </table:table-cell>
          <table:table-cell office:value-type="string">
            <text:p>no</text:p>
          </table:table-cell>
          <table:table-cell office:value-type="string">
            <text:p>screenshot overlay, none by default</text:p>
          </table:table-cell>
          <table:table-cell table:style-name="ce2"/>
          <table:table-cell table:style-name="ce2" table:formula="oooc:=IF(ISBLANK([.G218];&quot;approval&quot;);0;IF(EXACT([.G218];&quot;draft&quot;);1;IF(EXACT([.G218];&quot;approval&quot;);2;IF(EXACT([.G218];&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step-into</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19];&quot;approval&quot;);0;IF(EXACT([.G219];&quot;draft&quot;);1;IF(EXACT([.G219];&quot;approval&quot;);2;IF(EXACT([.G219];&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tep-out</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20];&quot;approval&quot;);0;IF(EXACT([.G220];&quot;draft&quot;);1;IF(EXACT([.G220];&quot;approval&quot;);2;IF(EXACT([.G220];&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tep-over</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21];&quot;approval&quot;);0;IF(EXACT([.G221];&quot;draft&quot;);1;IF(EXACT([.G221];&quot;approval&quot;);2;IF(EXACT([.G221];&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table:style-name="ce2"/>
          <table:table-cell office:value-type="string">
            <text:p>none</text:p>
          </table:table-cell>
          <table:table-cell table:style-name="ce2"/>
          <table:table-cell office:value-type="string">
            <text:p>none</text:p>
          </table:table-cell>
          <table:table-cell table:style-name="ce2"/>
          <table:table-cell office:value-type="string">
            <text:p>javascript error dialog, dialog button</text:p>
          </table:table-cell>
          <table:table-cell table:style-name="ce6" office:value-type="string">
            <text:p>approval</text:p>
          </table:table-cell>
          <table:table-cell table:style-name="ce2" table:formula="oooc:=IF(ISBLANK([.G222];&quot;approval&quot;);0;IF(EXACT([.G222];&quot;draft&quot;);1;IF(EXACT([.G222];&quot;approval&quot;);2;IF(EXACT([.G222];&quot;final&quot;);3;0))))" office:value-type="float" office:value="0">
            <text:p>Err:508</text:p>
          </table:table-cell>
          <table:table-cell table:style-name="ce2"/>
          <table:table-cell table:number-columns-repeated="246"/>
        </table:table-row>
        <table:table-row table:style-name="ro1">
          <table:table-cell table:style-name="ce2"/>
          <table:table-cell table:number-columns-repeated="254"/>
        </table:table-row>
        <table:table-row table:style-name="ro1">
          <table:table-cell table:style-name="ce3" office:value-type="string">
            <text:p>Icons Which Have a New Use With Icon Spec</text:p>
          </table:table-cell>
          <table:table-cell table:number-columns-repeated="254"/>
        </table:table-row>
        <table:table-row table:style-name="ro1">
          <table:table-cell office:value-type="string">
            <text:p>actions</text:p>
          </table:table-cell>
          <table:table-cell office:value-type="string">
            <text:p>dialog-close</text:p>
          </table:table-cell>
          <table:table-cell office:value-type="string">
            <text:p>fileclose</text:p>
          </table:table-cell>
          <table:table-cell office:value-type="string">
            <text:p>The icon used for the “Close” button that might appear in dialog windows. </text:p>
          </table:table-cell>
          <table:table-cell table:style-name="ce2" table:number-columns-repeated="3"/>
          <table:table-cell table:style-name="ce2" table:formula="oooc:=IF(ISBLANK([.G225];&quot;approval&quot;);0;IF(EXACT([.G225];&quot;draft&quot;);1;IF(EXACT([.G225];&quot;approval&quot;);2;IF(EXACT([.G22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open-recent</text:p>
          </table:table-cell>
          <table:table-cell office:value-type="string">
            <text:p>fileopen</text:p>
          </table:table-cell>
          <table:table-cell office:value-type="string">
            <text:p>The icon used for the action to open a document that was recently opened. </text:p>
          </table:table-cell>
          <table:table-cell table:style-name="ce2" table:number-columns-repeated="3"/>
          <table:table-cell table:style-name="ce2" table:formula="oooc:=IF(ISBLANK([.G226];&quot;approval&quot;);0;IF(EXACT([.G226];&quot;draft&quot;);1;IF(EXACT([.G226];&quot;approval&quot;);2;IF(EXACT([.G2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roperties</text:p>
          </table:table-cell>
          <table:table-cell office:value-type="string">
            <text:p>info</text:p>
          </table:table-cell>
          <table:table-cell office:value-type="string">
            <text:p>The icon for the action to view the properties of a document in an application. </text:p>
          </table:table-cell>
          <table:table-cell table:style-name="ce2" table:number-columns-repeated="3"/>
          <table:table-cell table:style-name="ce2" table:formula="oooc:=IF(ISBLANK([.G227];&quot;approval&quot;);0;IF(EXACT([.G227];&quot;draft&quot;);1;IF(EXACT([.G227];&quot;approval&quot;);2;IF(EXACT([.G22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revert</text:p>
          </table:table-cell>
          <table:table-cell office:value-type="string">
            <text:p>reload</text:p>
          </table:table-cell>
          <table:table-cell office:value-type="string">
            <text:p>The icon for the action of reverting to a previous version of a document. </text:p>
          </table:table-cell>
          <table:table-cell table:style-name="ce2" table:number-columns-repeated="3"/>
          <table:table-cell table:style-name="ce2" table:formula="oooc:=IF(ISBLANK([.G228];&quot;approval&quot;);0;IF(EXACT([.G228];&quot;draft&quot;);1;IF(EXACT([.G228];&quot;approval&quot;);2;IF(EXACT([.G2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essage-new</text:p>
          </table:table-cell>
          <table:table-cell office:value-type="string">
            <text:p>mail_send</text:p>
          </table:table-cell>
          <table:table-cell office:value-type="string">
            <text:p>The icon for the compose new mail action of an electronic mail application.</text:p>
          </table:table-cell>
          <table:table-cell table:style-name="ce2"/>
          <table:table-cell office:value-type="string">
            <text:p>email action</text:p>
          </table:table-cell>
          <table:table-cell table:style-name="ce6" office:value-type="string">
            <text:p>approval</text:p>
          </table:table-cell>
          <table:table-cell table:style-name="ce2" table:formula="oooc:=IF(ISBLANK([.G229];&quot;approval&quot;);0;IF(EXACT([.G229];&quot;draft&quot;);1;IF(EXACT([.G229];&quot;approval&quot;);2;IF(EXACT([.G2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log-out</text:p>
          </table:table-cell>
          <table:table-cell office:value-type="string">
            <text:p>exit</text:p>
          </table:table-cell>
          <table:table-cell office:value-type="string">
            <text:p>The icon used for the “Log Out” item in the desktop's panel application. </text:p>
          </table:table-cell>
          <table:table-cell table:style-name="ce2" table:number-columns-repeated="3"/>
          <table:table-cell table:style-name="ce2" table:formula="oooc:=IF(ISBLANK([.G230];&quot;approval&quot;);0;IF(EXACT([.G230];&quot;draft&quot;);1;IF(EXACT([.G230];&quot;approval&quot;);2;IF(EXACT([.G23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search</text:p>
          </table:table-cell>
          <table:table-cell office:value-type="string">
            <text:p>kfind</text:p>
          </table:table-cell>
          <table:table-cell office:value-type="string">
            <text:p>The icon used for the “Search” item in the desktop's panel application. </text:p>
          </table:table-cell>
          <table:table-cell table:style-name="ce2" table:number-columns-repeated="3"/>
          <table:table-cell table:style-name="ce2" table:formula="oooc:=IF(ISBLANK([.G231];&quot;approval&quot;);0;IF(EXACT([.G231];&quot;draft&quot;);1;IF(EXACT([.G231];&quot;approval&quot;);2;IF(EXACT([.G2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table:style-name="ce2" table:number-columns-repeated="3"/>
          <table:table-cell table:style-name="ce2" table:formula="oooc:=IF(ISBLANK([.G232];&quot;approval&quot;);0;IF(EXACT([.G232];&quot;draft&quot;);1;IF(EXACT([.G232];&quot;approval&quot;);2;IF(EXACT([.G232];&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text:p>
          </table:table-cell>
          <table:table-cell office:value-type="string">
            <text:p>desktop</text:p>
          </table:table-cell>
          <table:table-cell office:value-type="string">
            <text:p>The icon used for the desktop's accessibility preferences. </text:p>
          </table:table-cell>
          <table:table-cell table:style-name="ce2" table:number-columns-repeated="3"/>
          <table:table-cell table:style-name="ce2" table:formula="oooc:=IF(ISBLANK([.G233];&quot;approval&quot;);0;IF(EXACT([.G233];&quot;draft&quot;);1;IF(EXACT([.G233];&quot;approval&quot;);2;IF(EXACT([.G233];&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peripherals</text:p>
          </table:table-cell>
          <table:table-cell office:value-type="string">
            <text:p>keyboard</text:p>
          </table:table-cell>
          <table:table-cell office:value-type="string">
            <text:p>The icon used for the desktop's keyboard preferences. </text:p>
          </table:table-cell>
          <table:table-cell table:style-name="ce2" table:number-columns-repeated="3"/>
          <table:table-cell table:style-name="ce2" table:formula="oooc:=IF(ISBLANK([.G234];&quot;approval&quot;);0;IF(EXACT([.G234];&quot;draft&quot;);1;IF(EXACT([.G234];&quot;approval&quot;);2;IF(EXACT([.G23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battery</text:p>
          </table:table-cell>
          <table:table-cell office:value-type="string">
            <text:p>laptop_battery</text:p>
          </table:table-cell>
          <table:table-cell office:value-type="string">
            <text:p>The icon used for the system battery device. </text:p>
          </table:table-cell>
          <table:table-cell table:style-name="ce2" table:number-columns-repeated="3"/>
          <table:table-cell table:style-name="ce2" table:formula="oooc:=IF(ISBLANK([.G235];&quot;approval&quot;);0;IF(EXACT([.G235];&quot;draft&quot;);1;IF(EXACT([.G235];&quot;approval&quot;);2;IF(EXACT([.G23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optical</text:p>
          </table:table-cell>
          <table:table-cell office:value-type="string">
            <text:p>cdrom_mount/cdrom_unmount</text:p>
          </table:table-cell>
          <table:table-cell office:value-type="string">
            <text:p>The icon used for optical media drives such as CD and DVD.</text:p>
          </table:table-cell>
          <table:table-cell table:style-name="ce2" table:number-columns-repeated="3"/>
          <table:table-cell table:style-name="ce2" table:formula="oooc:=IF(ISBLANK([.G236];&quot;approval&quot;);0;IF(EXACT([.G236];&quot;draft&quot;);1;IF(EXACT([.G236];&quot;approval&quot;);2;IF(EXACT([.G23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keyboard</text:p>
          </table:table-cell>
          <table:table-cell office:value-type="string">
            <text:p>keyboard</text:p>
          </table:table-cell>
          <table:table-cell office:value-type="string">
            <text:p>The icon used for the keyboard input device. </text:p>
          </table:table-cell>
          <table:table-cell table:style-name="ce2" table:number-columns-repeated="3"/>
          <table:table-cell table:style-name="ce2" table:formula="oooc:=IF(ISBLANK([.G237];&quot;approval&quot;);0;IF(EXACT([.G237];&quot;draft&quot;);1;IF(EXACT([.G237];&quot;approval&quot;);2;IF(EXACT([.G237];&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network-wireless</text:p>
          </table:table-cell>
          <table:table-cell office:value-type="string">
            <text:p>wlassistant</text:p>
          </table:table-cell>
          <table:table-cell office:value-type="string">
            <text:p>The icon used for wireless network connections. </text:p>
          </table:table-cell>
          <table:table-cell table:style-name="ce2" table:number-columns-repeated="3"/>
          <table:table-cell table:style-name="ce2" table:formula="oooc:=IF(ISBLANK([.G238];&quot;approval&quot;);0;IF(EXACT([.G238];&quot;draft&quot;);1;IF(EXACT([.G238];&quot;approval&quot;);2;IF(EXACT([.G238];&quot;final&quot;);3;0))))" office:value-type="float" office:value="0">
            <text:p>Err:508</text:p>
          </table:table-cell>
          <table:table-cell table:style-name="ce2"/>
          <table:table-cell table:number-columns-repeated="246"/>
        </table:table-row>
        <table:table-row table:style-name="ro1">
          <table:table-cell office:value-type="string">
            <text:p>mimetypes</text:p>
          </table:table-cell>
          <table:table-cell office:value-type="string">
            <text:p>text-x-generic-template</text:p>
          </table:table-cell>
          <table:table-cell office:value-type="string">
            <text:p>template_source</text:p>
          </table:table-cell>
          <table:table-cell office:value-type="string">
            <text:p>The icon used for generic text templates. </text:p>
          </table:table-cell>
          <table:table-cell table:style-name="ce2" table:number-columns-repeated="3"/>
          <table:table-cell table:style-name="ce2" table:formula="oooc:=IF(ISBLANK([.G239];&quot;approval&quot;);0;IF(EXACT([.G239];&quot;draft&quot;);1;IF(EXACT([.G239];&quot;approval&quot;);2;IF(EXACT([.G239];&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folder-remote</text:p>
          </table:table-cell>
          <table:table-cell office:value-type="string">
            <text:p>network</text:p>
          </table:table-cell>
          <table:table-cell office:value-type="string">
            <text:p>The icon used for normal directories on a remote filesystem.</text:p>
          </table:table-cell>
          <table:table-cell table:style-name="ce2" table:number-columns-repeated="3"/>
          <table:table-cell table:style-name="ce2" table:formula="oooc:=IF(ISBLANK([.G240];&quot;approval&quot;);0;IF(EXACT([.G240];&quot;draft&quot;);1;IF(EXACT([.G240];&quot;approval&quot;);2;IF(EXACT([.G24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dialog-question</text:p>
          </table:table-cell>
          <table:table-cell office:value-type="string">
            <text:p>messagebox_info</text:p>
          </table:table-cell>
          <table:table-cell office:value-type="string">
            <text:p>The icon used when a dialog is opened to ask a simple question of the user. </text:p>
          </table:table-cell>
          <table:table-cell table:style-name="ce2" table:number-columns-repeated="3"/>
          <table:table-cell table:style-name="ce2" table:formula="oooc:=IF(ISBLANK([.G241];&quot;approval&quot;);0;IF(EXACT([.G241];&quot;draft&quot;);1;IF(EXACT([.G241];&quot;approval&quot;);2;IF(EXACT([.G241];&quot;final&quot;);3;0))))" office:value-type="float" office:value="0">
            <text:p>Err:508</text:p>
          </table:table-cell>
          <table:table-cell table:style-name="ce2"/>
          <table:table-cell table:number-columns-repeated="246"/>
        </table:table-row>
        <table:table-row table:style-name="ro1">
          <table:table-cell table:style-name="ce3" office:value-type="string">
            <text:p>Icons in Name Spec Which Do Not Exist in KDE</text:p>
          </table:table-cell>
          <table:table-cell/>
          <table:table-cell table:style-name="ce2" table:number-columns-repeated="5"/>
          <table:table-cell table:style-name="ce2" table:formula="oooc:=IF(ISBLANK([.G242];&quot;approval&quot;);0;IF(EXACT([.G242];&quot;draft&quot;);1;IF(EXACT([.G242];&quot;approval&quot;);2;IF(EXACT([.G24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accessories</text:p>
          </table:table-cell>
          <table:table-cell office:value-type="string">
            <text:p>package_utilities</text:p>
          </table:table-cell>
          <table:table-cell office:value-type="string">
            <text:p>The icon for the &lt;quote&gt;Accessories&lt;/quote&gt; sub-menu of the Programs menu.</text:p>
          </table:table-cell>
          <table:table-cell table:style-name="ce2" table:number-columns-repeated="3"/>
          <table:table-cell table:style-name="ce2" table:formula="oooc:=IF(ISBLANK([.G243];&quot;approval&quot;);0;IF(EXACT([.G243];&quot;draft&quot;);1;IF(EXACT([.G243];&quot;approval&quot;);2;IF(EXACT([.G2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ddress-book-new</text:p>
          </table:table-cell>
          <table:table-cell table:style-name="ce2"/>
          <table:table-cell office:value-type="string">
            <text:p>The icon used for the action to create a new address book.</text:p>
          </table:table-cell>
          <table:table-cell table:style-name="ce2" table:number-columns-repeated="3"/>
          <table:table-cell table:style-name="ce2" table:formula="oooc:=IF(ISBLANK([.G244];&quot;approval&quot;);0;IF(EXACT([.G244];&quot;draft&quot;);1;IF(EXACT([.G244];&quot;approval&quot;);2;IF(EXACT([.G2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ppointment-new</text:p>
          </table:table-cell>
          <table:table-cell table:style-name="ce2"/>
          <table:table-cell office:value-type="string">
            <text:p>The icon used for the action to create a new appointment in a calendaring application.</text:p>
          </table:table-cell>
          <table:table-cell table:style-name="ce2" table:number-columns-repeated="3"/>
          <table:table-cell table:style-name="ce2" table:formula="oooc:=IF(ISBLANK([.G245];&quot;approval&quot;);0;IF(EXACT([.G245];&quot;draft&quot;);1;IF(EXACT([.G245];&quot;approval&quot;);2;IF(EXACT([.G24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tact-new</text:p>
          </table:table-cell>
          <table:table-cell table:style-name="ce2"/>
          <table:table-cell office:value-type="string">
            <text:p>The icon used for the action to create a new contact in an address book application.</text:p>
          </table:table-cell>
          <table:table-cell table:style-name="ce2" table:number-columns-repeated="3"/>
          <table:table-cell table:style-name="ce2" table:formula="oooc:=IF(ISBLANK([.G246];&quot;approval&quot;);0;IF(EXACT([.G246];&quot;draft&quot;);1;IF(EXACT([.G246];&quot;approval&quot;);2;IF(EXACT([.G24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age-setup</text:p>
          </table:table-cell>
          <table:table-cell table:style-name="ce2"/>
          <table:table-cell office:value-type="string">
            <text:p>The icon for the page setup action of a document editor.</text:p>
          </table:table-cell>
          <table:table-cell table:style-name="ce2" table:number-columns-repeated="3"/>
          <table:table-cell table:style-name="ce2" table:formula="oooc:=IF(ISBLANK([.G247];&quot;approval&quot;);0;IF(EXACT([.G247];&quot;draft&quot;);1;IF(EXACT([.G247];&quot;approval&quot;);2;IF(EXACT([.G24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find-replace</text:p>
          </table:table-cell>
          <table:table-cell table:style-name="ce2"/>
          <table:table-cell office:value-type="string">
            <text:p>The icon for the find and replace action.</text:p>
          </table:table-cell>
          <table:table-cell table:style-name="ce2" table:number-columns-repeated="3"/>
          <table:table-cell table:style-name="ce2" table:formula="oooc:=IF(ISBLANK([.G248];&quot;approval&quot;);0;IF(EXACT([.G248];&quot;draft&quot;);1;IF(EXACT([.G248];&quot;approval&quot;);2;IF(EXACT([.G24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select-all</text:p>
          </table:table-cell>
          <table:table-cell table:style-name="ce2"/>
          <table:table-cell office:value-type="string">
            <text:p>The icon for the select all action.</text:p>
          </table:table-cell>
          <table:table-cell table:style-name="ce2" table:number-columns-repeated="3"/>
          <table:table-cell table:style-name="ce2" table:formula="oooc:=IF(ISBLANK([.G249];&quot;approval&quot;);0;IF(EXACT([.G249];&quot;draft&quot;);1;IF(EXACT([.G249];&quot;approval&quot;);2;IF(EXACT([.G24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direction-ltr</text:p>
          </table:table-cell>
          <table:table-cell table:style-name="ce2"/>
          <table:table-cell office:value-type="string">
            <text:p>The icon for the left-to-right text formatting action.</text:p>
          </table:table-cell>
          <table:table-cell table:style-name="ce2" table:number-columns-repeated="3"/>
          <table:table-cell table:style-name="ce2" table:formula="oooc:=IF(ISBLANK([.G250];&quot;approval&quot;);0;IF(EXACT([.G250];&quot;draft&quot;);1;IF(EXACT([.G250];&quot;approval&quot;);2;IF(EXACT([.G25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direction-rtl</text:p>
          </table:table-cell>
          <table:table-cell table:style-name="ce2"/>
          <table:table-cell office:value-type="string">
            <text:p>The icon for the right-to-left formatting action.</text:p>
          </table:table-cell>
          <table:table-cell table:style-name="ce2" table:number-columns-repeated="3"/>
          <table:table-cell table:style-name="ce2" table:formula="oooc:=IF(ISBLANK([.G251];&quot;approval&quot;);0;IF(EXACT([.G251];&quot;draft&quot;);1;IF(EXACT([.G251];&quot;approval&quot;);2;IF(EXACT([.G25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jump</text:p>
          </table:table-cell>
          <table:table-cell table:style-name="ce2"/>
          <table:table-cell office:value-type="string">
            <text:p>The icon for the jump to action.</text:p>
          </table:table-cell>
          <table:table-cell table:style-name="ce2" table:number-columns-repeated="3"/>
          <table:table-cell table:style-name="ce2" table:formula="oooc:=IF(ISBLANK([.G252];&quot;approval&quot;);0;IF(EXACT([.G252];&quot;draft&quot;);1;IF(EXACT([.G252];&quot;approval&quot;);2;IF(EXACT([.G25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about</text:p>
          </table:table-cell>
          <table:table-cell table:style-name="ce2"/>
          <table:table-cell office:value-type="string">
            <text:p>The icon for the About item in the Help menu.</text:p>
          </table:table-cell>
          <table:table-cell table:style-name="ce2" table:number-columns-repeated="3"/>
          <table:table-cell table:style-name="ce2" table:formula="oooc:=IF(ISBLANK([.G253];&quot;approval&quot;);0;IF(EXACT([.G253];&quot;draft&quot;);1;IF(EXACT([.G253];&quot;approval&quot;);2;IF(EXACT([.G25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faq</text:p>
          </table:table-cell>
          <table:table-cell table:style-name="ce2"/>
          <table:table-cell office:value-type="string">
            <text:p>The icon for the FAQ item in the Help menu.</text:p>
          </table:table-cell>
          <table:table-cell table:style-name="ce2" table:number-columns-repeated="3"/>
          <table:table-cell table:style-name="ce2" table:formula="oooc:=IF(ISBLANK([.G254];&quot;approval&quot;);0;IF(EXACT([.G254];&quot;draft&quot;);1;IF(EXACT([.G254];&quot;approval&quot;);2;IF(EXACT([.G25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link</text:p>
          </table:table-cell>
          <table:table-cell table:style-name="ce2"/>
          <table:table-cell office:value-type="string">
            <text:p>The icon for the insert link action of an application.</text:p>
          </table:table-cell>
          <table:table-cell table:style-name="ce2" table:number-columns-repeated="3"/>
          <table:table-cell table:style-name="ce2" table:formula="oooc:=IF(ISBLANK([.G255];&quot;approval&quot;);0;IF(EXACT([.G255];&quot;draft&quot;);1;IF(EXACT([.G255];&quot;approval&quot;);2;IF(EXACT([.G25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text</text:p>
          </table:table-cell>
          <table:table-cell table:style-name="ce2"/>
          <table:table-cell office:value-type="string">
            <text:p>The icon for the insert text action of an application.</text:p>
          </table:table-cell>
          <table:table-cell table:style-name="ce2" table:number-columns-repeated="3"/>
          <table:table-cell table:style-name="ce2" table:formula="oooc:=IF(ISBLANK([.G256];&quot;approval&quot;);0;IF(EXACT([.G256];&quot;draft&quot;);1;IF(EXACT([.G256];&quot;approval&quot;);2;IF(EXACT([.G25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important</text:p>
          </table:table-cell>
          <table:table-cell table:style-name="ce2"/>
          <table:table-cell office:value-type="string">
            <text:p>The icon for the mark as important action of an electronic mail application.</text:p>
          </table:table-cell>
          <table:table-cell table:style-name="ce2" table:number-columns-repeated="3"/>
          <table:table-cell table:style-name="ce2" table:formula="oooc:=IF(ISBLANK([.G257];&quot;approval&quot;);0;IF(EXACT([.G257];&quot;draft&quot;);1;IF(EXACT([.G257];&quot;approval&quot;);2;IF(EXACT([.G25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read</text:p>
          </table:table-cell>
          <table:table-cell table:style-name="ce2"/>
          <table:table-cell office:value-type="string">
            <text:p>The icon for the mark as read action of an electronic mail application.</text:p>
          </table:table-cell>
          <table:table-cell table:style-name="ce2" table:number-columns-repeated="3"/>
          <table:table-cell table:style-name="ce2" table:formula="oooc:=IF(ISBLANK([.G258];&quot;approval&quot;);0;IF(EXACT([.G258];&quot;draft&quot;);1;IF(EXACT([.G258];&quot;approval&quot;);2;IF(EXACT([.G25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unread</text:p>
          </table:table-cell>
          <table:table-cell table:style-name="ce2"/>
          <table:table-cell office:value-type="string">
            <text:p>The icon for the mark as unread action of an electronic mail application.</text:p>
          </table:table-cell>
          <table:table-cell table:style-name="ce2" table:number-columns-repeated="3"/>
          <table:table-cell table:style-name="ce2" table:formula="oooc:=IF(ISBLANK([.G259];&quot;approval&quot;);0;IF(EXACT([.G259];&quot;draft&quot;);1;IF(EXACT([.G259];&quot;approval&quot;);2;IF(EXACT([.G25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send-receive</text:p>
          </table:table-cell>
          <table:table-cell table:style-name="ce2"/>
          <table:table-cell office:value-type="string">
            <text:p>The icon for the send and receive action of an electronic mail application.</text:p>
          </table:table-cell>
          <table:table-cell table:style-name="ce2" table:number-columns-repeated="3"/>
          <table:table-cell table:style-name="ce2" table:formula="oooc:=IF(ISBLANK([.G260];&quot;approval&quot;);0;IF(EXACT([.G260];&quot;draft&quot;);1;IF(EXACT([.G260];&quot;approval&quot;);2;IF(EXACT([.G26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flip-horizontal</text:p>
          </table:table-cell>
          <table:table-cell table:style-name="ce2"/>
          <table:table-cell office:value-type="string">
            <text:p>The icon for the action to flip an object horizontally.</text:p>
          </table:table-cell>
          <table:table-cell table:style-name="ce2" table:number-columns-repeated="3"/>
          <table:table-cell table:style-name="ce2" table:formula="oooc:=IF(ISBLANK([.G261];&quot;approval&quot;);0;IF(EXACT([.G261];&quot;draft&quot;);1;IF(EXACT([.G261];&quot;approval&quot;);2;IF(EXACT([.G26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flip-vertical</text:p>
          </table:table-cell>
          <table:table-cell table:style-name="ce2"/>
          <table:table-cell office:value-type="string">
            <text:p>The icon for the action to flip an object vertically.</text:p>
          </table:table-cell>
          <table:table-cell table:style-name="ce2" table:number-columns-repeated="3"/>
          <table:table-cell table:style-name="ce2" table:formula="oooc:=IF(ISBLANK([.G262];&quot;approval&quot;);0;IF(EXACT([.G262];&quot;draft&quot;);1;IF(EXACT([.G262];&quot;approval&quot;);2;IF(EXACT([.G26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sort-ascending</text:p>
          </table:table-cell>
          <table:table-cell table:style-name="ce2"/>
          <table:table-cell office:value-type="string">
            <text:p>The icon used for the &lt;quote&gt;Sort Ascending&lt;/quote&gt; item in the application's &lt;quote&gt;View&lt;/quote&gt; menu, or in a button for changing the sort method for a list.</text:p>
          </table:table-cell>
          <table:table-cell table:style-name="ce2" table:number-columns-repeated="3"/>
          <table:table-cell table:style-name="ce2" table:formula="oooc:=IF(ISBLANK([.G263];&quot;approval&quot;);0;IF(EXACT([.G263];&quot;draft&quot;);1;IF(EXACT([.G263];&quot;approval&quot;);2;IF(EXACT([.G26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sort-descending</text:p>
          </table:table-cell>
          <table:table-cell table:style-name="ce2"/>
          <table:table-cell office:value-type="string">
            <text:p>The icon used for the &lt;quote&gt;Sort Descending&lt;/quote&gt; item in the application's &lt;quote&gt;View&lt;/quote&gt; menu, or in a button for changing the sort method for a list.</text:p>
          </table:table-cell>
          <table:table-cell table:style-name="ce2" table:number-columns-repeated="3"/>
          <table:table-cell table:style-name="ce2" table:formula="oooc:=IF(ISBLANK([.G264];&quot;approval&quot;);0;IF(EXACT([.G264];&quot;draft&quot;);1;IF(EXACT([.G264];&quot;approval&quot;);2;IF(EXACT([.G264];&quot;final&quot;);3;0))))" office:value-type="float" office:value="0">
            <text:p>Err:508</text:p>
          </table:table-cell>
          <table:table-cell table:style-name="ce2"/>
          <table:table-cell table:number-columns-repeated="246"/>
        </table:table-row>
        <table:table-row table:style-name="ro1">
          <table:table-cell office:value-type="string">
            <text:p>animation</text:p>
          </table:table-cell>
          <table:table-cell office:value-type="string">
            <text:p>process-working</text:p>
          </table:table-cell>
          <table:table-cell table:style-name="ce2"/>
          <table:table-cell office:value-type="string">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style-name="ce2" table:number-columns-repeated="3"/>
          <table:table-cell table:style-name="ce2" table:formula="oooc:=IF(ISBLANK([.G265];&quot;approval&quot;);0;IF(EXACT([.G265];&quot;draft&quot;);1;IF(EXACT([.G265];&quot;approval&quot;);2;IF(EXACT([.G265];&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calculator</text:p>
          </table:table-cell>
          <table:table-cell table:style-name="ce2"/>
          <table:table-cell office:value-type="string">
            <text:p>The icon used for the desktop's calculator accessory program.</text:p>
          </table:table-cell>
          <table:table-cell table:style-name="ce2" table:number-columns-repeated="3"/>
          <table:table-cell table:style-name="ce2" table:formula="oooc:=IF(ISBLANK([.G266];&quot;approval&quot;);0;IF(EXACT([.G266];&quot;draft&quot;);1;IF(EXACT([.G266];&quot;approval&quot;);2;IF(EXACT([.G266];&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character-map</text:p>
          </table:table-cell>
          <table:table-cell table:style-name="ce2"/>
          <table:table-cell office:value-type="string">
            <text:p>The icon used for the desktop's international and extended text character accessory program.</text:p>
          </table:table-cell>
          <table:table-cell table:style-name="ce2" table:number-columns-repeated="3"/>
          <table:table-cell table:style-name="ce2" table:formula="oooc:=IF(ISBLANK([.G267];&quot;approval&quot;);0;IF(EXACT([.G267];&quot;draft&quot;);1;IF(EXACT([.G267];&quot;approval&quot;);2;IF(EXACT([.G267];&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dictionary</text:p>
          </table:table-cell>
          <table:table-cell table:style-name="ce2"/>
          <table:table-cell office:value-type="string">
            <text:p>The icon used for the desktop's dictionary accessory program.</text:p>
          </table:table-cell>
          <table:table-cell table:style-name="ce2" table:number-columns-repeated="3"/>
          <table:table-cell table:style-name="ce2" table:formula="oooc:=IF(ISBLANK([.G268];&quot;approval&quot;);0;IF(EXACT([.G268];&quot;draft&quot;);1;IF(EXACT([.G268];&quot;approval&quot;);2;IF(EXACT([.G268];&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text-editor</text:p>
          </table:table-cell>
          <table:table-cell table:style-name="ce2"/>
          <table:table-cell office:value-type="string">
            <text:p>The icon used for the desktop's text editing accessory program.</text:p>
          </table:table-cell>
          <table:table-cell table:style-name="ce2" table:number-columns-repeated="3"/>
          <table:table-cell table:style-name="ce2" table:formula="oooc:=IF(ISBLANK([.G269];&quot;approval&quot;);0;IF(EXACT([.G269];&quot;draft&quot;);1;IF(EXACT([.G269];&quot;approval&quot;);2;IF(EXACT([.G269];&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help-browser</text:p>
          </table:table-cell>
          <table:table-cell table:style-name="ce2"/>
          <table:table-cell office:value-type="string">
            <text:p>The icon used for the desktop's help browsing application.</text:p>
          </table:table-cell>
          <table:table-cell table:style-name="ce2" table:number-columns-repeated="3"/>
          <table:table-cell table:style-name="ce2" table:formula="oooc:=IF(ISBLANK([.G270];&quot;approval&quot;);0;IF(EXACT([.G270];&quot;draft&quot;);1;IF(EXACT([.G270];&quot;approval&quot;);2;IF(EXACT([.G270];&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multimedia-volume-control</text:p>
          </table:table-cell>
          <table:table-cell table:style-name="ce2"/>
          <table:table-cell office:value-type="string">
            <text:p>The icon used for the desktop's hardware volume control application.</text:p>
          </table:table-cell>
          <table:table-cell table:style-name="ce2" table:number-columns-repeated="3"/>
          <table:table-cell table:style-name="ce2" table:formula="oooc:=IF(ISBLANK([.G271];&quot;approval&quot;);0;IF(EXACT([.G271];&quot;draft&quot;);1;IF(EXACT([.G271];&quot;approval&quot;);2;IF(EXACT([.G271];&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multimedia</text:p>
          </table:table-cell>
          <table:table-cell table:style-name="ce2"/>
          <table:table-cell office:value-type="string">
            <text:p>The icon used for the desktop's multimedia preferences.</text:p>
          </table:table-cell>
          <table:table-cell table:style-name="ce2" table:number-columns-repeated="3"/>
          <table:table-cell table:style-name="ce2" table:formula="oooc:=IF(ISBLANK([.G272];&quot;approval&quot;);0;IF(EXACT([.G272];&quot;draft&quot;);1;IF(EXACT([.G272];&quot;approval&quot;);2;IF(EXACT([.G272];&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system-software-update</text:p>
          </table:table-cell>
          <table:table-cell table:style-name="ce2"/>
          <table:table-cell office:value-type="string">
            <text:p>The icon used for the desktop's software updating application.</text:p>
          </table:table-cell>
          <table:table-cell table:style-name="ce2" table:number-columns-repeated="3"/>
          <table:table-cell table:style-name="ce2" table:formula="oooc:=IF(ISBLANK([.G273];&quot;approval&quot;);0;IF(EXACT([.G273];&quot;draft&quot;);1;IF(EXACT([.G273];&quot;approval&quot;);2;IF(EXACT([.G273];&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utilities-system-monitor</text:p>
          </table:table-cell>
          <table:table-cell table:style-name="ce2"/>
          <table:table-cell office:value-type="string">
            <text:p>The icon used for the desktop's system resource monitor application.</text:p>
          </table:table-cell>
          <table:table-cell table:style-name="ce2" table:number-columns-repeated="3"/>
          <table:table-cell table:style-name="ce2" table:formula="oooc:=IF(ISBLANK([.G274];&quot;approval&quot;);0;IF(EXACT([.G274];&quot;draft&quot;);1;IF(EXACT([.G274];&quot;approval&quot;);2;IF(EXACT([.G274];&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utilities-terminal</text:p>
          </table:table-cell>
          <table:table-cell table:style-name="ce2"/>
          <table:table-cell office:value-type="string">
            <text:p>The icon used for the desktop's terminal emulation application.</text:p>
          </table:table-cell>
          <table:table-cell table:style-name="ce2" table:number-columns-repeated="3"/>
          <table:table-cell table:style-name="ce2" table:formula="oooc:=IF(ISBLANK([.G275];&quot;approval&quot;);0;IF(EXACT([.G275];&quot;draft&quot;);1;IF(EXACT([.G275];&quot;approval&quot;);2;IF(EXACT([.G27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ngineering</text:p>
          </table:table-cell>
          <table:table-cell table:style-name="ce2"/>
          <table:table-cell office:value-type="string">
            <text:p>The icon for the &lt;quote&gt;Engineering&lt;/quote&gt; sub-menu of the Programs menu.</text:p>
          </table:table-cell>
          <table:table-cell table:style-name="ce2" table:number-columns-repeated="3"/>
          <table:table-cell table:style-name="ce2" table:formula="oooc:=IF(ISBLANK([.G276];&quot;approval&quot;);0;IF(EXACT([.G276];&quot;draft&quot;);1;IF(EXACT([.G276];&quot;approval&quot;);2;IF(EXACT([.G27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other</text:p>
          </table:table-cell>
          <table:table-cell table:style-name="ce2"/>
          <table:table-cell office:value-type="string">
            <text:p>The icon for the &lt;quote&gt;Other&lt;/quote&gt; sub-menu of the Programs menu.</text:p>
          </table:table-cell>
          <table:table-cell table:style-name="ce2" table:number-columns-repeated="3"/>
          <table:table-cell table:style-name="ce2" table:formula="oooc:=IF(ISBLANK([.G277];&quot;approval&quot;);0;IF(EXACT([.G277];&quot;draft&quot;);1;IF(EXACT([.G277];&quot;approval&quot;);2;IF(EXACT([.G27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cience</text:p>
          </table:table-cell>
          <table:table-cell table:style-name="ce2"/>
          <table:table-cell office:value-type="string">
            <text:p>The icon for the &lt;quote&gt;Science&lt;/quote&gt; sub-menu of the Programs menu.</text:p>
          </table:table-cell>
          <table:table-cell table:style-name="ce2" table:number-columns-repeated="3"/>
          <table:table-cell table:style-name="ce2" table:formula="oooc:=IF(ISBLANK([.G278];&quot;approval&quot;);0;IF(EXACT([.G278];&quot;draft&quot;);1;IF(EXACT([.G278];&quot;approval&quot;);2;IF(EXACT([.G27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other</text:p>
          </table:table-cell>
          <table:table-cell table:style-name="ce2"/>
          <table:table-cell office:value-type="string">
            <text:p>The icon for the &lt;quote&gt;Other&lt;/quote&gt; preferences category.</text:p>
          </table:table-cell>
          <table:table-cell table:style-name="ce2" table:number-columns-repeated="3"/>
          <table:table-cell table:style-name="ce2" table:formula="oooc:=IF(ISBLANK([.G279];&quot;approval&quot;);0;IF(EXACT([.G279];&quot;draft&quot;);1;IF(EXACT([.G279];&quot;approval&quot;);2;IF(EXACT([.G27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system</text:p>
          </table:table-cell>
          <table:table-cell table:style-name="ce2"/>
          <table:table-cell office:value-type="string">
            <text:p>The icon for the &lt;quote&gt;System Preferences&lt;/quote&gt; category.</text:p>
          </table:table-cell>
          <table:table-cell table:style-name="ce2" table:number-columns-repeated="3"/>
          <table:table-cell table:style-name="ce2" table:formula="oooc:=IF(ISBLANK([.G280];&quot;approval&quot;);0;IF(EXACT([.G280];&quot;draft&quot;);1;IF(EXACT([.G280];&quot;approval&quot;);2;IF(EXACT([.G28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system-network</text:p>
          </table:table-cell>
          <table:table-cell table:style-name="ce2"/>
          <table:table-cell office:value-type="string">
            <text:p>The icon for the &lt;quote&gt;Network&lt;/quote&gt; sub-category of the &lt;quote&gt;System Preferences&lt;/quote&gt; category.</text:p>
          </table:table-cell>
          <table:table-cell table:style-name="ce2" table:number-columns-repeated="3"/>
          <table:table-cell table:style-name="ce2" table:formula="oooc:=IF(ISBLANK([.G281];&quot;approval&quot;);0;IF(EXACT([.G281];&quot;draft&quot;);1;IF(EXACT([.G281];&quot;approval&quot;);2;IF(EXACT([.G28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system-help</text:p>
          </table:table-cell>
          <table:table-cell table:style-name="ce2"/>
          <table:table-cell office:value-type="string">
            <text:p>The icon for the &lt;quote&gt;Help&lt;/quote&gt; system category.</text:p>
          </table:table-cell>
          <table:table-cell table:style-name="ce2" table:number-columns-repeated="3"/>
          <table:table-cell table:style-name="ce2" table:formula="oooc:=IF(ISBLANK([.G282];&quot;approval&quot;);0;IF(EXACT([.G282];&quot;draft&quot;);1;IF(EXACT([.G282];&quot;approval&quot;);2;IF(EXACT([.G282];&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audio-card</text:p>
          </table:table-cell>
          <table:table-cell table:style-name="ce2"/>
          <table:table-cell office:value-type="string">
            <text:p>The icon used for the audio rendering device.</text:p>
          </table:table-cell>
          <table:table-cell table:style-name="ce2" table:number-columns-repeated="3"/>
          <table:table-cell table:style-name="ce2" table:formula="oooc:=IF(ISBLANK([.G283];&quot;approval&quot;);0;IF(EXACT([.G283];&quot;draft&quot;);1;IF(EXACT([.G283];&quot;approval&quot;);2;IF(EXACT([.G283];&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audio-input-microphone</text:p>
          </table:table-cell>
          <table:table-cell table:style-name="ce2"/>
          <table:table-cell office:value-type="string">
            <text:p>The icon used for the microphone audio input device.</text:p>
          </table:table-cell>
          <table:table-cell table:style-name="ce2" table:number-columns-repeated="3"/>
          <table:table-cell table:style-name="ce2" table:formula="oooc:=IF(ISBLANK([.G284];&quot;approval&quot;);0;IF(EXACT([.G284];&quot;draft&quot;);1;IF(EXACT([.G284];&quot;approval&quot;);2;IF(EXACT([.G28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amera-video</text:p>
          </table:table-cell>
          <table:table-cell table:style-name="ce2"/>
          <table:table-cell office:value-type="string">
            <text:p>The icon used for a video or web camera.</text:p>
          </table:table-cell>
          <table:table-cell table:style-name="ce2" table:number-columns-repeated="3"/>
          <table:table-cell table:style-name="ce2" table:formula="oooc:=IF(ISBLANK([.G285];&quot;approval&quot;);0;IF(EXACT([.G285];&quot;draft&quot;);1;IF(EXACT([.G285];&quot;approval&quot;);2;IF(EXACT([.G28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tape</text:p>
          </table:table-cell>
          <table:table-cell table:style-name="ce2"/>
          <table:table-cell office:value-type="string">
            <text:p>The icon used for generic physical tape media.</text:p>
          </table:table-cell>
          <table:table-cell table:style-name="ce2" table:number-columns-repeated="3"/>
          <table:table-cell table:style-name="ce2" table:formula="oooc:=IF(ISBLANK([.G286];&quot;approval&quot;);0;IF(EXACT([.G286];&quot;draft&quot;);1;IF(EXACT([.G286];&quot;approval&quot;);2;IF(EXACT([.G28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odem</text:p>
          </table:table-cell>
          <table:table-cell table:style-name="ce2"/>
          <table:table-cell office:value-type="string">
            <text:p>The icon used for modem devices.</text:p>
          </table:table-cell>
          <table:table-cell table:style-name="ce2" table:number-columns-repeated="3"/>
          <table:table-cell table:style-name="ce2" table:formula="oooc:=IF(ISBLANK([.G287];&quot;approval&quot;);0;IF(EXACT([.G287];&quot;draft&quot;);1;IF(EXACT([.G287];&quot;approval&quot;);2;IF(EXACT([.G287];&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efault</text:p>
          </table:table-cell>
          <table:table-cell table:style-name="ce2"/>
          <table:table-cell office:value-type="string">
            <text:p>The icon used as an emblem to specify the default selection of a printer for example.</text:p>
          </table:table-cell>
          <table:table-cell table:style-name="ce2" table:number-columns-repeated="3"/>
          <table:table-cell table:style-name="ce2" table:formula="oooc:=IF(ISBLANK([.G288];&quot;approval&quot;);0;IF(EXACT([.G288];&quot;draft&quot;);1;IF(EXACT([.G288];&quot;approval&quot;);2;IF(EXACT([.G288];&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efault</text:p>
          </table:table-cell>
          <table:table-cell table:style-name="ce2"/>
          <table:table-cell office:value-type="string">
            <text:p>The icon used as an emblem to specify the default selection of a printer for example.</text:p>
          </table:table-cell>
          <table:table-cell table:style-name="ce2" table:number-columns-repeated="3"/>
          <table:table-cell table:style-name="ce2" table:formula="oooc:=IF(ISBLANK([.G289];&quot;approval&quot;);0;IF(EXACT([.G289];&quot;draft&quot;);1;IF(EXACT([.G289];&quot;approval&quot;);2;IF(EXACT([.G289];&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ocuments</text:p>
          </table:table-cell>
          <table:table-cell table:style-name="ce2"/>
          <table:table-cell office:value-type="string">
            <text:p>The icon used as an emblem for the directory where a user's documents are stored.</text:p>
          </table:table-cell>
          <table:table-cell table:style-name="ce2" table:number-columns-repeated="3"/>
          <table:table-cell table:style-name="ce2" table:formula="oooc:=IF(ISBLANK([.G290];&quot;approval&quot;);0;IF(EXACT([.G290];&quot;draft&quot;);1;IF(EXACT([.G290];&quot;approval&quot;);2;IF(EXACT([.G290];&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ownloads</text:p>
          </table:table-cell>
          <table:table-cell table:style-name="ce2"/>
          <table:table-cell office:value-type="string">
            <text:p>The icon used as an emblem for the directory where a user's downloads from the internet are stored.</text:p>
          </table:table-cell>
          <table:table-cell table:style-name="ce2" table:number-columns-repeated="3"/>
          <table:table-cell table:style-name="ce2" table:formula="oooc:=IF(ISBLANK([.G291];&quot;approval&quot;);0;IF(EXACT([.G291];&quot;draft&quot;);1;IF(EXACT([.G291];&quot;approval&quot;);2;IF(EXACT([.G291];&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favorite</text:p>
          </table:table-cell>
          <table:table-cell table:style-name="ce2"/>
          <table:table-cell office:value-type="string">
            <text:p>The icon used as an emblem for files and directories that the user marks as favorites.</text:p>
          </table:table-cell>
          <table:table-cell table:style-name="ce2" table:number-columns-repeated="3"/>
          <table:table-cell table:style-name="ce2" table:formula="oooc:=IF(ISBLANK([.G292];&quot;approval&quot;);0;IF(EXACT([.G292];&quot;draft&quot;);1;IF(EXACT([.G292];&quot;approval&quot;);2;IF(EXACT([.G292];&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important</text:p>
          </table:table-cell>
          <table:table-cell table:style-name="ce2"/>
          <table:table-cell office:value-type="string">
            <text:p>The icon used as an emblem for files and directories that are marked as important by the user.</text:p>
          </table:table-cell>
          <table:table-cell table:style-name="ce2" table:number-columns-repeated="3"/>
          <table:table-cell table:style-name="ce2" table:formula="oooc:=IF(ISBLANK([.G293];&quot;approval&quot;);0;IF(EXACT([.G293];&quot;draft&quot;);1;IF(EXACT([.G293];&quot;approval&quot;);2;IF(EXACT([.G293];&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mail</text:p>
          </table:table-cell>
          <table:table-cell table:style-name="ce2"/>
          <table:table-cell office:value-type="string">
            <text:p>The icon used as an emblem to specify the directory where the user's electronic mail is stored.</text:p>
          </table:table-cell>
          <table:table-cell table:style-name="ce2" table:number-columns-repeated="3"/>
          <table:table-cell table:style-name="ce2" table:formula="oooc:=IF(ISBLANK([.G294];&quot;approval&quot;);0;IF(EXACT([.G294];&quot;draft&quot;);1;IF(EXACT([.G294];&quot;approval&quot;);2;IF(EXACT([.G294];&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photos</text:p>
          </table:table-cell>
          <table:table-cell table:style-name="ce2"/>
          <table:table-cell office:value-type="string">
            <text:p>The icon used as an emblem to specify the directory where the user stores photographs.</text:p>
          </table:table-cell>
          <table:table-cell table:style-name="ce2" table:number-columns-repeated="3"/>
          <table:table-cell table:style-name="ce2" table:formula="oooc:=IF(ISBLANK([.G295];&quot;approval&quot;);0;IF(EXACT([.G295];&quot;draft&quot;);1;IF(EXACT([.G295];&quot;approval&quot;);2;IF(EXACT([.G295];&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readonly</text:p>
          </table:table-cell>
          <table:table-cell table:style-name="ce2"/>
          <table:table-cell office:value-type="string">
            <text:p>The icon used as an emblem for files and directories which can not be written to by the user.</text:p>
          </table:table-cell>
          <table:table-cell table:style-name="ce2" table:number-columns-repeated="3"/>
          <table:table-cell table:style-name="ce2" table:formula="oooc:=IF(ISBLANK([.G296];&quot;approval&quot;);0;IF(EXACT([.G296];&quot;draft&quot;);1;IF(EXACT([.G296];&quot;approval&quot;);2;IF(EXACT([.G296];&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hared</text:p>
          </table:table-cell>
          <table:table-cell table:style-name="ce2"/>
          <table:table-cell office:value-type="string">
            <text:p>The icon used as an emblem for files and directories that are shared to other users.</text:p>
          </table:table-cell>
          <table:table-cell table:style-name="ce2" table:number-columns-repeated="3"/>
          <table:table-cell table:style-name="ce2" table:formula="oooc:=IF(ISBLANK([.G297];&quot;approval&quot;);0;IF(EXACT([.G297];&quot;draft&quot;);1;IF(EXACT([.G297];&quot;approval&quot;);2;IF(EXACT([.G297];&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mbolic-link</text:p>
          </table:table-cell>
          <table:table-cell table:style-name="ce2"/>
          <table:table-cell office:value-type="string">
            <text:p>The icon used as an emblem for files and direcotires that are links to other files or directories on the filesystem.</text:p>
          </table:table-cell>
          <table:table-cell table:style-name="ce2" table:number-columns-repeated="3"/>
          <table:table-cell table:style-name="ce2" table:formula="oooc:=IF(ISBLANK([.G298];&quot;approval&quot;);0;IF(EXACT([.G298];&quot;draft&quot;);1;IF(EXACT([.G298];&quot;approval&quot;);2;IF(EXACT([.G298];&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nchronized</text:p>
          </table:table-cell>
          <table:table-cell table:style-name="ce2"/>
          <table:table-cell office:value-type="string">
            <text:p>The icon used as an emblem for files or directories that are configured to be synchronized to another device.</text:p>
          </table:table-cell>
          <table:table-cell table:style-name="ce2" table:number-columns-repeated="3"/>
          <table:table-cell table:style-name="ce2" table:formula="oooc:=IF(ISBLANK([.G299];&quot;approval&quot;);0;IF(EXACT([.G299];&quot;draft&quot;);1;IF(EXACT([.G299];&quot;approval&quot;);2;IF(EXACT([.G299];&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stem</text:p>
          </table:table-cell>
          <table:table-cell table:style-name="ce2"/>
          <table:table-cell office:value-type="string">
            <text:p>The icon used as an emblem for directories that contain system libraries, settings, and data.</text:p>
          </table:table-cell>
          <table:table-cell table:style-name="ce2" table:number-columns-repeated="3"/>
          <table:table-cell table:style-name="ce2" table:formula="oooc:=IF(ISBLANK([.G300];&quot;approval&quot;);0;IF(EXACT([.G300];&quot;draft&quot;);1;IF(EXACT([.G300];&quot;approval&quot;);2;IF(EXACT([.G300];&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unreadable</text:p>
          </table:table-cell>
          <table:table-cell table:style-name="ce2"/>
          <table:table-cell office:value-type="string">
            <text:p>The icon used as an emblem for files and directories that are inaccessible.</text:p>
          </table:table-cell>
          <table:table-cell table:style-name="ce2" table:number-columns-repeated="3"/>
          <table:table-cell table:style-name="ce2" table:formula="oooc:=IF(ISBLANK([.G301];&quot;approval&quot;);0;IF(EXACT([.G301];&quot;draft&quot;);1;IF(EXACT([.G301];&quot;approval&quot;);2;IF(EXACT([.G301];&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angel</text:p>
          </table:table-cell>
          <table:table-cell table:style-name="ce2"/>
          <table:table-cell office:value-type="string">
            <text:p>The icon used for the 0:-) emote.</text:p>
          </table:table-cell>
          <table:table-cell table:style-name="ce2" table:number-columns-repeated="3"/>
          <table:table-cell table:style-name="ce2" table:formula="oooc:=IF(ISBLANK([.G302];&quot;approval&quot;);0;IF(EXACT([.G302];&quot;draft&quot;);1;IF(EXACT([.G302];&quot;approval&quot;);2;IF(EXACT([.G302];&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crying</text:p>
          </table:table-cell>
          <table:table-cell table:style-name="ce2"/>
          <table:table-cell office:value-type="string">
            <text:p>The icon used for the :'( emote.</text:p>
          </table:table-cell>
          <table:table-cell table:style-name="ce2" table:number-columns-repeated="3"/>
          <table:table-cell table:style-name="ce2" table:formula="oooc:=IF(ISBLANK([.G303];&quot;approval&quot;);0;IF(EXACT([.G303];&quot;draft&quot;);1;IF(EXACT([.G303];&quot;approval&quot;);2;IF(EXACT([.G303];&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devil-grin</text:p>
          </table:table-cell>
          <table:table-cell table:style-name="ce2"/>
          <table:table-cell office:value-type="string">
            <text:p>The icon used for the &gt;:-) emote.</text:p>
          </table:table-cell>
          <table:table-cell table:style-name="ce2" table:number-columns-repeated="3"/>
          <table:table-cell table:style-name="ce2" table:formula="oooc:=IF(ISBLANK([.G304];&quot;approval&quot;);0;IF(EXACT([.G304];&quot;draft&quot;);1;IF(EXACT([.G304];&quot;approval&quot;);2;IF(EXACT([.G304];&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devil-sad</text:p>
          </table:table-cell>
          <table:table-cell table:style-name="ce2"/>
          <table:table-cell office:value-type="string">
            <text:p>The icon used for the &gt;:-( emote.</text:p>
          </table:table-cell>
          <table:table-cell table:style-name="ce2" table:number-columns-repeated="3"/>
          <table:table-cell table:style-name="ce2" table:formula="oooc:=IF(ISBLANK([.G305];&quot;approval&quot;);0;IF(EXACT([.G305];&quot;draft&quot;);1;IF(EXACT([.G305];&quot;approval&quot;);2;IF(EXACT([.G305];&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glasses</text:p>
          </table:table-cell>
          <table:table-cell table:style-name="ce2"/>
          <table:table-cell office:value-type="string">
            <text:p>The icon used for the B-) emote.</text:p>
          </table:table-cell>
          <table:table-cell table:style-name="ce2" table:number-columns-repeated="3"/>
          <table:table-cell table:style-name="ce2" table:formula="oooc:=IF(ISBLANK([.G306];&quot;approval&quot;);0;IF(EXACT([.G306];&quot;draft&quot;);1;IF(EXACT([.G306];&quot;approval&quot;);2;IF(EXACT([.G306];&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kiss</text:p>
          </table:table-cell>
          <table:table-cell table:style-name="ce2"/>
          <table:table-cell office:value-type="string">
            <text:p>The icon used for the :-* emote.</text:p>
          </table:table-cell>
          <table:table-cell table:style-name="ce2" table:number-columns-repeated="3"/>
          <table:table-cell table:style-name="ce2" table:formula="oooc:=IF(ISBLANK([.G307];&quot;approval&quot;);0;IF(EXACT([.G307];&quot;draft&quot;);1;IF(EXACT([.G307];&quot;approval&quot;);2;IF(EXACT([.G307];&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monkey</text:p>
          </table:table-cell>
          <table:table-cell table:style-name="ce2"/>
          <table:table-cell office:value-type="string">
            <text:p>The icon used for the :-(|) emote.</text:p>
          </table:table-cell>
          <table:table-cell table:style-name="ce2" table:number-columns-repeated="3"/>
          <table:table-cell table:style-name="ce2" table:formula="oooc:=IF(ISBLANK([.G308];&quot;approval&quot;);0;IF(EXACT([.G308];&quot;draft&quot;);1;IF(EXACT([.G308];&quot;approval&quot;);2;IF(EXACT([.G308];&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plain</text:p>
          </table:table-cell>
          <table:table-cell table:style-name="ce2"/>
          <table:table-cell office:value-type="string">
            <text:p>The icon used for the :-| emote.</text:p>
          </table:table-cell>
          <table:table-cell table:style-name="ce2" table:number-columns-repeated="3"/>
          <table:table-cell table:style-name="ce2" table:formula="oooc:=IF(ISBLANK([.G309];&quot;approval&quot;);0;IF(EXACT([.G309];&quot;draft&quot;);1;IF(EXACT([.G309];&quot;approval&quot;);2;IF(EXACT([.G309];&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ad</text:p>
          </table:table-cell>
          <table:table-cell table:style-name="ce2"/>
          <table:table-cell office:value-type="string">
            <text:p>The icon used for the :-( emote.</text:p>
          </table:table-cell>
          <table:table-cell table:style-name="ce2" table:number-columns-repeated="3"/>
          <table:table-cell table:style-name="ce2" table:formula="oooc:=IF(ISBLANK([.G310];&quot;approval&quot;);0;IF(EXACT([.G310];&quot;draft&quot;);1;IF(EXACT([.G310];&quot;approval&quot;);2;IF(EXACT([.G310];&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text:p>
          </table:table-cell>
          <table:table-cell table:style-name="ce2"/>
          <table:table-cell office:value-type="string">
            <text:p>The icon used for the :-) emote.</text:p>
          </table:table-cell>
          <table:table-cell table:style-name="ce2" table:number-columns-repeated="3"/>
          <table:table-cell table:style-name="ce2" table:formula="oooc:=IF(ISBLANK([.G311];&quot;approval&quot;);0;IF(EXACT([.G311];&quot;draft&quot;);1;IF(EXACT([.G311];&quot;approval&quot;);2;IF(EXACT([.G311];&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big</text:p>
          </table:table-cell>
          <table:table-cell table:style-name="ce2"/>
          <table:table-cell office:value-type="string">
            <text:p>The icon used for the :-D emote.</text:p>
          </table:table-cell>
          <table:table-cell table:style-name="ce2" table:number-columns-repeated="3"/>
          <table:table-cell table:style-name="ce2" table:formula="oooc:=IF(ISBLANK([.G312];&quot;approval&quot;);0;IF(EXACT([.G312];&quot;draft&quot;);1;IF(EXACT([.G312];&quot;approval&quot;);2;IF(EXACT([.G312];&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big</text:p>
          </table:table-cell>
          <table:table-cell table:style-name="ce2"/>
          <table:table-cell office:value-type="string">
            <text:p>The icon used for the :-D emote.</text:p>
          </table:table-cell>
          <table:table-cell table:style-name="ce2" table:number-columns-repeated="3"/>
          <table:table-cell table:style-name="ce2" table:formula="oooc:=IF(ISBLANK([.G313];&quot;approval&quot;);0;IF(EXACT([.G313];&quot;draft&quot;);1;IF(EXACT([.G313];&quot;approval&quot;);2;IF(EXACT([.G313];&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rk</text:p>
          </table:table-cell>
          <table:table-cell table:style-name="ce2"/>
          <table:table-cell office:value-type="string">
            <text:p>The icon used for the :-! emote.</text:p>
          </table:table-cell>
          <table:table-cell table:style-name="ce2" table:number-columns-repeated="3"/>
          <table:table-cell table:style-name="ce2" table:formula="oooc:=IF(ISBLANK([.G314];&quot;approval&quot;);0;IF(EXACT([.G314];&quot;draft&quot;);1;IF(EXACT([.G314];&quot;approval&quot;);2;IF(EXACT([.G314];&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urprise</text:p>
          </table:table-cell>
          <table:table-cell table:style-name="ce2"/>
          <table:table-cell office:value-type="string">
            <text:p>The icon used for the :-0 emote.</text:p>
          </table:table-cell>
          <table:table-cell table:style-name="ce2" table:number-columns-repeated="3"/>
          <table:table-cell table:style-name="ce2" table:formula="oooc:=IF(ISBLANK([.G315];&quot;approval&quot;);0;IF(EXACT([.G315];&quot;draft&quot;);1;IF(EXACT([.G315];&quot;approval&quot;);2;IF(EXACT([.G315];&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wink</text:p>
          </table:table-cell>
          <table:table-cell table:style-name="ce2"/>
          <table:table-cell office:value-type="string">
            <text:p>The icon used for the </text:p>
          </table:table-cell>
          <table:table-cell table:style-name="ce2" table:number-columns-repeated="3"/>
          <table:table-cell table:style-name="ce2" table:formula="oooc:=IF(ISBLANK([.G316];&quot;approval&quot;);0;IF(EXACT([.G316];&quot;draft&quot;);1;IF(EXACT([.G316];&quot;approval&quot;);2;IF(EXACT([.G316];&quot;final&quot;);3;0))))" office:value-type="float" office:value="0">
            <text:p>Err:508</text:p>
          </table:table-cell>
          <table:table-cell table:style-name="ce2"/>
          <table:table-cell table:number-columns-repeated="246"/>
        </table:table-row>
        <table:table-row table:style-name="ro1">
          <table:table-cell office:value-type="string">
            <text:p>flag</text:p>
          </table:table-cell>
          <table:table-cell office:value-type="string">
            <text:p>flag-aa</text:p>
          </table:table-cell>
          <table:table-cell table:style-name="ce2"/>
          <table:table-cell office:value-type="string">
            <text:p>The flag for the country with the ISO 3166 country code AA. All flags should use ISO 3166 two-letter country codes, in lowercase form, as the specifier for the country.</text:p>
          </table:table-cell>
          <table:table-cell table:style-name="ce2" table:number-columns-repeated="3"/>
          <table:table-cell table:style-name="ce2" table:formula="oooc:=IF(ISBLANK([.G317];&quot;approval&quot;);0;IF(EXACT([.G317];&quot;draft&quot;);1;IF(EXACT([.G317];&quot;approval&quot;);2;IF(EXACT([.G317];&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package-x-generic</text:p>
          </table:table-cell>
          <table:table-cell table:style-name="ce2"/>
          <table:table-cell office:value-type="string">
            <text:p>The icon used for generic package file types.</text:p>
          </table:table-cell>
          <table:table-cell table:style-name="ce2" table:number-columns-repeated="3"/>
          <table:table-cell table:style-name="ce2" table:formula="oooc:=IF(ISBLANK([.G318];&quot;approval&quot;);0;IF(EXACT([.G318];&quot;draft&quot;);1;IF(EXACT([.G318];&quot;approval&quot;);2;IF(EXACT([.G318];&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generic-template</text:p>
          </table:table-cell>
          <table:table-cell table:style-name="ce2"/>
          <table:table-cell office:value-type="string">
            <text:p>The icon used for generic text templates.</text:p>
          </table:table-cell>
          <table:table-cell table:style-name="ce2" table:number-columns-repeated="3"/>
          <table:table-cell table:style-name="ce2" table:formula="oooc:=IF(ISBLANK([.G319];&quot;approval&quot;);0;IF(EXACT([.G319];&quot;draft&quot;);1;IF(EXACT([.G319];&quot;approval&quot;);2;IF(EXACT([.G319];&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document</text:p>
          </table:table-cell>
          <table:table-cell table:style-name="ce2"/>
          <table:table-cell office:value-type="string">
            <text:p>The icon used for generic document and letter file types.</text:p>
          </table:table-cell>
          <table:table-cell table:style-name="ce2" table:number-columns-repeated="3"/>
          <table:table-cell table:style-name="ce2" table:formula="oooc:=IF(ISBLANK([.G320];&quot;approval&quot;);0;IF(EXACT([.G320];&quot;draft&quot;);1;IF(EXACT([.G320];&quot;approval&quot;);2;IF(EXACT([.G320];&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presentation</text:p>
          </table:table-cell>
          <table:table-cell table:style-name="ce2"/>
          <table:table-cell office:value-type="string">
            <text:p>The icon used for generic presentation file types.</text:p>
          </table:table-cell>
          <table:table-cell table:style-name="ce2" table:number-columns-repeated="3"/>
          <table:table-cell table:style-name="ce2" table:formula="oooc:=IF(ISBLANK([.G321];&quot;approval&quot;);0;IF(EXACT([.G321];&quot;draft&quot;);1;IF(EXACT([.G321];&quot;approval&quot;);2;IF(EXACT([.G321];&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spreadsheet</text:p>
          </table:table-cell>
          <table:table-cell table:style-name="ce2"/>
          <table:table-cell office:value-type="string">
            <text:p>The icon used for generic spreadsheet file types.</text:p>
          </table:table-cell>
          <table:table-cell table:style-name="ce2" table:number-columns-repeated="3"/>
          <table:table-cell table:style-name="ce2" table:formula="oooc:=IF(ISBLANK([.G322];&quot;approval&quot;);0;IF(EXACT([.G322];&quot;draft&quot;);1;IF(EXACT([.G322];&quot;approval&quot;);2;IF(EXACT([.G322];&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start-here</text:p>
          </table:table-cell>
          <table:table-cell table:style-name="ce2"/>
          <table:table-cell office:value-type="string">
            <text:p>The icon used by the desktop's main menu for accessing places, applications, and other features.</text:p>
          </table:table-cell>
          <table:table-cell table:style-name="ce2" table:number-columns-repeated="3"/>
          <table:table-cell table:style-name="ce2" table:formula="oooc:=IF(ISBLANK([.G323];&quot;approval&quot;);0;IF(EXACT([.G323];&quot;draft&quot;);1;IF(EXACT([.G323];&quot;approval&quot;);2;IF(EXACT([.G32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ppointment-missed</text:p>
          </table:table-cell>
          <table:table-cell table:style-name="ce2"/>
          <table:table-cell office:value-type="string">
            <text:p>The icon used when an appointment was missed.</text:p>
          </table:table-cell>
          <table:table-cell table:style-name="ce2" table:number-columns-repeated="3"/>
          <table:table-cell table:style-name="ce2" table:formula="oooc:=IF(ISBLANK([.G324];&quot;approval&quot;);0;IF(EXACT([.G324];&quot;draft&quot;);1;IF(EXACT([.G324];&quot;approval&quot;);2;IF(EXACT([.G32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ppointment-soon</text:p>
          </table:table-cell>
          <table:table-cell table:style-name="ce2"/>
          <table:table-cell office:value-type="string">
            <text:p>The icon used when an appointment will occur soon.</text:p>
          </table:table-cell>
          <table:table-cell table:style-name="ce2" table:number-columns-repeated="3"/>
          <table:table-cell table:style-name="ce2" table:formula="oooc:=IF(ISBLANK([.G325];&quot;approval&quot;);0;IF(EXACT([.G325];&quot;draft&quot;);1;IF(EXACT([.G325];&quot;approval&quot;);2;IF(EXACT([.G32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high</text:p>
          </table:table-cell>
          <table:table-cell table:style-name="ce2"/>
          <table:table-cell office:value-type="string">
            <text:p>The icon used to indicate high audio volume.</text:p>
          </table:table-cell>
          <table:table-cell table:style-name="ce2" table:number-columns-repeated="3"/>
          <table:table-cell table:style-name="ce2" table:formula="oooc:=IF(ISBLANK([.G326];&quot;approval&quot;);0;IF(EXACT([.G326];&quot;draft&quot;);1;IF(EXACT([.G326];&quot;approval&quot;);2;IF(EXACT([.G32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low</text:p>
          </table:table-cell>
          <table:table-cell table:style-name="ce2"/>
          <table:table-cell office:value-type="string">
            <text:p>The icon used to indicate low audio volume.</text:p>
          </table:table-cell>
          <table:table-cell table:style-name="ce2" table:number-columns-repeated="3"/>
          <table:table-cell table:style-name="ce2" table:formula="oooc:=IF(ISBLANK([.G327];&quot;approval&quot;);0;IF(EXACT([.G327];&quot;draft&quot;);1;IF(EXACT([.G327];&quot;approval&quot;);2;IF(EXACT([.G32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medium</text:p>
          </table:table-cell>
          <table:table-cell table:style-name="ce2"/>
          <table:table-cell office:value-type="string">
            <text:p>The icon used to indicate medium audio volume.</text:p>
          </table:table-cell>
          <table:table-cell table:style-name="ce2" table:number-columns-repeated="3"/>
          <table:table-cell table:style-name="ce2" table:formula="oooc:=IF(ISBLANK([.G328];&quot;approval&quot;);0;IF(EXACT([.G328];&quot;draft&quot;);1;IF(EXACT([.G328];&quot;approval&quot;);2;IF(EXACT([.G32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muted</text:p>
          </table:table-cell>
          <table:table-cell table:style-name="ce2"/>
          <table:table-cell office:value-type="string">
            <text:p>The icon used to indicate the muted state for audio playback.</text:p>
          </table:table-cell>
          <table:table-cell table:style-name="ce2" table:number-columns-repeated="3"/>
          <table:table-cell table:style-name="ce2" table:formula="oooc:=IF(ISBLANK([.G329];&quot;approval&quot;);0;IF(EXACT([.G329];&quot;draft&quot;);1;IF(EXACT([.G329];&quot;approval&quot;);2;IF(EXACT([.G32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battery-caution</text:p>
          </table:table-cell>
          <table:table-cell table:style-name="ce2"/>
          <table:table-cell office:value-type="string">
            <text:p>The icon used when the battery is below 40%.</text:p>
          </table:table-cell>
          <table:table-cell table:style-name="ce2" table:number-columns-repeated="3"/>
          <table:table-cell table:style-name="ce2" table:formula="oooc:=IF(ISBLANK([.G330];&quot;approval&quot;);0;IF(EXACT([.G330];&quot;draft&quot;);1;IF(EXACT([.G330];&quot;approval&quot;);2;IF(EXACT([.G33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battery-low</text:p>
          </table:table-cell>
          <table:table-cell table:style-name="ce2"/>
          <table:table-cell office:value-type="string">
            <text:p>The icon used when the battery is below 20%.</text:p>
          </table:table-cell>
          <table:table-cell table:style-name="ce2" table:number-columns-repeated="3"/>
          <table:table-cell table:style-name="ce2" table:formula="oooc:=IF(ISBLANK([.G331];&quot;approval&quot;);0;IF(EXACT([.G331];&quot;draft&quot;);1;IF(EXACT([.G331];&quot;approval&quot;);2;IF(EXACT([.G33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dialog-password</text:p>
          </table:table-cell>
          <table:table-cell table:style-name="ce2"/>
          <table:table-cell office:value-type="string">
            <text:p>The icon used when a dialog requesting the authentication credentials for a user is opened.</text:p>
          </table:table-cell>
          <table:table-cell table:style-name="ce2" table:number-columns-repeated="3"/>
          <table:table-cell table:style-name="ce2" table:formula="oooc:=IF(ISBLANK([.G332];&quot;approval&quot;);0;IF(EXACT([.G332];&quot;draft&quot;);1;IF(EXACT([.G332];&quot;approval&quot;);2;IF(EXACT([.G33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folder-drag-accept</text:p>
          </table:table-cell>
          <table:table-cell table:style-name="ce2"/>
          <table:table-cell office:value-type="string">
            <text:p>The icon used for a folder while an object is being dragged onto it, that is of a type that the directory can contain.</text:p>
          </table:table-cell>
          <table:table-cell table:style-name="ce2" table:number-columns-repeated="3"/>
          <table:table-cell table:style-name="ce2" table:formula="oooc:=IF(ISBLANK([.G333];&quot;approval&quot;);0;IF(EXACT([.G333];&quot;draft&quot;);1;IF(EXACT([.G333];&quot;approval&quot;);2;IF(EXACT([.G33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folder-visiting</text:p>
          </table:table-cell>
          <table:table-cell table:style-name="ce2"/>
          <table:table-cell office:value-type="string">
            <text:p>The icon used for folders, while their contents are being displayed in another window. This icon would typically be used when using multiple windows to navigate the hierarchy, such as in Nautilus's spatial mode.</text:p>
          </table:table-cell>
          <table:table-cell table:style-name="ce2" table:number-columns-repeated="3"/>
          <table:table-cell table:style-name="ce2" table:formula="oooc:=IF(ISBLANK([.G334];&quot;approval&quot;);0;IF(EXACT([.G334];&quot;draft&quot;);1;IF(EXACT([.G334];&quot;approval&quot;);2;IF(EXACT([.G33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image-loading</text:p>
          </table:table-cell>
          <table:table-cell table:style-name="ce2"/>
          <table:table-cell office:value-type="string">
            <text:p>The icon used when another image is being loaded, such as thumnails for larger images in the file manager.</text:p>
          </table:table-cell>
          <table:table-cell table:style-name="ce2" table:number-columns-repeated="3"/>
          <table:table-cell table:style-name="ce2" table:formula="oooc:=IF(ISBLANK([.G335];&quot;approval&quot;);0;IF(EXACT([.G335];&quot;draft&quot;);1;IF(EXACT([.G335];&quot;approval&quot;);2;IF(EXACT([.G33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image-missing</text:p>
          </table:table-cell>
          <table:table-cell table:style-name="ce2"/>
          <table:table-cell office:value-type="string">
            <text:p>The icon used when another image could not be loaded.</text:p>
          </table:table-cell>
          <table:table-cell table:style-name="ce2" table:number-columns-repeated="3"/>
          <table:table-cell table:style-name="ce2" table:formula="oooc:=IF(ISBLANK([.G336];&quot;approval&quot;);0;IF(EXACT([.G336];&quot;draft&quot;);1;IF(EXACT([.G336];&quot;approval&quot;);2;IF(EXACT([.G33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attachment</text:p>
          </table:table-cell>
          <table:table-cell table:style-name="ce2"/>
          <table:table-cell office:value-type="string">
            <text:p>The icon used for an electronic mail that contains attachments.</text:p>
          </table:table-cell>
          <table:table-cell table:style-name="ce2" table:number-columns-repeated="3"/>
          <table:table-cell table:style-name="ce2" table:formula="oooc:=IF(ISBLANK([.G337];&quot;approval&quot;);0;IF(EXACT([.G337];&quot;draft&quot;);1;IF(EXACT([.G337];&quot;approval&quot;);2;IF(EXACT([.G33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read</text:p>
          </table:table-cell>
          <table:table-cell table:style-name="ce2"/>
          <table:table-cell office:value-type="string">
            <text:p>The icon used for an electronic mail that is read.</text:p>
          </table:table-cell>
          <table:table-cell table:style-name="ce2" table:number-columns-repeated="3"/>
          <table:table-cell table:style-name="ce2" table:formula="oooc:=IF(ISBLANK([.G338];&quot;approval&quot;);0;IF(EXACT([.G338];&quot;draft&quot;);1;IF(EXACT([.G338];&quot;approval&quot;);2;IF(EXACT([.G33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replied</text:p>
          </table:table-cell>
          <table:table-cell table:style-name="ce2"/>
          <table:table-cell office:value-type="string">
            <text:p>The icon used for an electronic mail that has been replied to.</text:p>
          </table:table-cell>
          <table:table-cell table:style-name="ce2" table:number-columns-repeated="3"/>
          <table:table-cell table:style-name="ce2" table:formula="oooc:=IF(ISBLANK([.G339];&quot;approval&quot;);0;IF(EXACT([.G339];&quot;draft&quot;);1;IF(EXACT([.G339];&quot;approval&quot;);2;IF(EXACT([.G33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text:p>
          </table:table-cell>
          <table:table-cell table:style-name="ce2"/>
          <table:table-cell office:value-type="string">
            <text:p>The icon used for an electronic mail that contains a signature.</text:p>
          </table:table-cell>
          <table:table-cell table:style-name="ce2" table:number-columns-repeated="3"/>
          <table:table-cell table:style-name="ce2" table:formula="oooc:=IF(ISBLANK([.G340];&quot;approval&quot;);0;IF(EXACT([.G340];&quot;draft&quot;);1;IF(EXACT([.G340];&quot;approval&quot;);2;IF(EXACT([.G34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verified</text:p>
          </table:table-cell>
          <table:table-cell table:style-name="ce2"/>
          <table:table-cell office:value-type="string">
            <text:p>The icon used for an electronic mail that contains a signature which has also been verified by the security system.</text:p>
          </table:table-cell>
          <table:table-cell table:style-name="ce2" table:number-columns-repeated="3"/>
          <table:table-cell table:style-name="ce2" table:formula="oooc:=IF(ISBLANK([.G341];&quot;approval&quot;);0;IF(EXACT([.G341];&quot;draft&quot;);1;IF(EXACT([.G341];&quot;approval&quot;);2;IF(EXACT([.G34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verified</text:p>
          </table:table-cell>
          <table:table-cell table:style-name="ce2"/>
          <table:table-cell office:value-type="string">
            <text:p>The icon used for an electronic mail that contains a signature which has also been verified by the security system.</text:p>
          </table:table-cell>
          <table:table-cell table:style-name="ce2" table:number-columns-repeated="3"/>
          <table:table-cell table:style-name="ce2" table:formula="oooc:=IF(ISBLANK([.G342];&quot;approval&quot;);0;IF(EXACT([.G342];&quot;draft&quot;);1;IF(EXACT([.G342];&quot;approval&quot;);2;IF(EXACT([.G34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unread</text:p>
          </table:table-cell>
          <table:table-cell table:style-name="ce2"/>
          <table:table-cell office:value-type="string">
            <text:p>The icon used for an electronic mail that is unread.</text:p>
          </table:table-cell>
          <table:table-cell table:style-name="ce2" table:number-columns-repeated="3"/>
          <table:table-cell table:style-name="ce2" table:formula="oooc:=IF(ISBLANK([.G343];&quot;approval&quot;);0;IF(EXACT([.G343];&quot;draft&quot;);1;IF(EXACT([.G343];&quot;approval&quot;);2;IF(EXACT([.G34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edia-playlist-repeat</text:p>
          </table:table-cell>
          <table:table-cell table:style-name="ce2"/>
          <table:table-cell office:value-type="string">
            <text:p>The icon for the repeat mode of a media player.</text:p>
          </table:table-cell>
          <table:table-cell table:style-name="ce2" table:number-columns-repeated="3"/>
          <table:table-cell table:style-name="ce2" table:formula="oooc:=IF(ISBLANK([.G344];&quot;approval&quot;);0;IF(EXACT([.G344];&quot;draft&quot;);1;IF(EXACT([.G344];&quot;approval&quot;);2;IF(EXACT([.G34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edia-playlist-shuffle</text:p>
          </table:table-cell>
          <table:table-cell table:style-name="ce2"/>
          <table:table-cell office:value-type="string">
            <text:p>The icon for the shuffle mode of a media player.</text:p>
          </table:table-cell>
          <table:table-cell table:style-name="ce2" table:number-columns-repeated="3"/>
          <table:table-cell table:style-name="ce2" table:formula="oooc:=IF(ISBLANK([.G345];&quot;approval&quot;);0;IF(EXACT([.G345];&quot;draft&quot;);1;IF(EXACT([.G345];&quot;approval&quot;);2;IF(EXACT([.G34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error</text:p>
          </table:table-cell>
          <table:table-cell table:style-name="ce2"/>
          <table:table-cell office: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style-name="ce2" table:number-columns-repeated="3"/>
          <table:table-cell table:style-name="ce2" table:formula="oooc:=IF(ISBLANK([.G346];&quot;approval&quot;);0;IF(EXACT([.G346];&quot;draft&quot;);1;IF(EXACT([.G346];&quot;approval&quot;);2;IF(EXACT([.G34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idle</text:p>
          </table:table-cell>
          <table:table-cell table:style-name="ce2"/>
          <table:table-cell office:value-type="string">
            <text:p>The icon used when no data is being transmitted or received, while the computing device is connected to a network. This icon should be two computers, one in the background, with the screens of both computers, colored black.</text:p>
          </table:table-cell>
          <table:table-cell table:style-name="ce2" table:number-columns-repeated="3"/>
          <table:table-cell table:style-name="ce2" table:formula="oooc:=IF(ISBLANK([.G347];&quot;approval&quot;);0;IF(EXACT([.G347];&quot;draft&quot;);1;IF(EXACT([.G347];&quot;approval&quot;);2;IF(EXACT([.G34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offline</text:p>
          </table:table-cell>
          <table:table-cell table:style-name="ce2"/>
          <table:table-cell office:value-type="string">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style-name="ce2" table:number-columns-repeated="3"/>
          <table:table-cell table:style-name="ce2" table:formula="oooc:=IF(ISBLANK([.G348];&quot;approval&quot;);0;IF(EXACT([.G348];&quot;draft&quot;);1;IF(EXACT([.G348];&quot;approval&quot;);2;IF(EXACT([.G34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receive</text:p>
          </table:table-cell>
          <table:table-cell table:style-name="ce2"/>
          <table:table-cell office:value-type="string">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style-name="ce2" table:number-columns-repeated="3"/>
          <table:table-cell table:style-name="ce2" table:formula="oooc:=IF(ISBLANK([.G349];&quot;approval&quot;);0;IF(EXACT([.G349];&quot;draft&quot;);1;IF(EXACT([.G349];&quot;approval&quot;);2;IF(EXACT([.G34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transmit</text:p>
          </table:table-cell>
          <table:table-cell table:style-name="ce2"/>
          <table:table-cell office:value-type="string">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style-name="ce2" table:number-columns-repeated="3"/>
          <table:table-cell table:style-name="ce2" table:formula="oooc:=IF(ISBLANK([.G350];&quot;approval&quot;);0;IF(EXACT([.G350];&quot;draft&quot;);1;IF(EXACT([.G350];&quot;approval&quot;);2;IF(EXACT([.G35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transmit-receive</text:p>
          </table:table-cell>
          <table:table-cell table:style-name="ce2"/>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style-name="ce2" table:number-columns-repeated="3"/>
          <table:table-cell table:style-name="ce2" table:formula="oooc:=IF(ISBLANK([.G351];&quot;approval&quot;);0;IF(EXACT([.G351];&quot;draft&quot;);1;IF(EXACT([.G351];&quot;approval&quot;);2;IF(EXACT([.G35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printer-error</text:p>
          </table:table-cell>
          <table:table-cell table:style-name="ce2"/>
          <table:table-cell office:value-type="string">
            <text:p>The icon used when an error occurs while attempting to print. This icon should be the theme's printer device icon, with the theme's style element for errors, overlayed on top of the icon.</text:p>
          </table:table-cell>
          <table:table-cell table:style-name="ce2" table:number-columns-repeated="3"/>
          <table:table-cell table:style-name="ce2" table:formula="oooc:=IF(ISBLANK([.G352];&quot;approval&quot;);0;IF(EXACT([.G352];&quot;draft&quot;);1;IF(EXACT([.G352];&quot;approval&quot;);2;IF(EXACT([.G35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printer-printing</text:p>
          </table:table-cell>
          <table:table-cell table:style-name="ce2"/>
          <table:table-cell office:value-type="string">
            <text:p>The icon used while a print job is successfully being spooled to a printing device. This icon should be the theme's printer device icon, with a document emerging from the printing device.</text:p>
          </table:table-cell>
          <table:table-cell table:style-name="ce2" table:number-columns-repeated="3"/>
          <table:table-cell table:style-name="ce2" table:formula="oooc:=IF(ISBLANK([.G353];&quot;approval&quot;);0;IF(EXACT([.G353];&quot;draft&quot;);1;IF(EXACT([.G353];&quot;approval&quot;);2;IF(EXACT([.G35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high</text:p>
          </table:table-cell>
          <table:table-cell table:style-name="ce2"/>
          <table:table-cell office:value-type="string">
            <text:p>The icon used to indicate that the security level of a connection is known to be secure, using strong encryption and a valid certificate.</text:p>
          </table:table-cell>
          <table:table-cell table:style-name="ce2" table:number-columns-repeated="3"/>
          <table:table-cell table:style-name="ce2" table:formula="oooc:=IF(ISBLANK([.G354];&quot;approval&quot;);0;IF(EXACT([.G354];&quot;draft&quot;);1;IF(EXACT([.G354];&quot;approval&quot;);2;IF(EXACT([.G35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low</text:p>
          </table:table-cell>
          <table:table-cell table:style-name="ce2"/>
          <table:table-cell office:value-type="string">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style-name="ce2" table:number-columns-repeated="3"/>
          <table:table-cell table:style-name="ce2" table:formula="oooc:=IF(ISBLANK([.G355];&quot;approval&quot;);0;IF(EXACT([.G355];&quot;draft&quot;);1;IF(EXACT([.G355];&quot;approval&quot;);2;IF(EXACT([.G35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medium</text:p>
          </table:table-cell>
          <table:table-cell table:style-name="ce2"/>
          <table:table-cell office:value-type="string">
            <text:p>The icon used to indicate that the security level of a connection is presumed to be secure, using strong encryption, and a certificate that could not be automatically verified, but which the user has chosen to trust.</text:p>
          </table:table-cell>
          <table:table-cell table:style-name="ce2" table:number-columns-repeated="3"/>
          <table:table-cell table:style-name="ce2" table:formula="oooc:=IF(ISBLANK([.G356];&quot;approval&quot;);0;IF(EXACT([.G356];&quot;draft&quot;);1;IF(EXACT([.G356];&quot;approval&quot;);2;IF(EXACT([.G35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oftware-update-available</text:p>
          </table:table-cell>
          <table:table-cell table:style-name="ce2"/>
          <table:table-cell office:value-type="string">
            <text:p>The icon used when an update is available for software installed on the computing device, through the system software update program.</text:p>
          </table:table-cell>
          <table:table-cell table:style-name="ce2" table:number-columns-repeated="3"/>
          <table:table-cell table:style-name="ce2" table:formula="oooc:=IF(ISBLANK([.G357];&quot;approval&quot;);0;IF(EXACT([.G357];&quot;draft&quot;);1;IF(EXACT([.G357];&quot;approval&quot;);2;IF(EXACT([.G35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oftware-update-urgent</text:p>
          </table:table-cell>
          <table:table-cell table:style-name="ce2"/>
          <table:table-cell office:value-type="string">
            <text:p>The icon used when an urgent update is available through the system software update program.</text:p>
          </table:table-cell>
          <table:table-cell table:style-name="ce2" table:number-columns-repeated="3"/>
          <table:table-cell table:style-name="ce2" table:formula="oooc:=IF(ISBLANK([.G358];&quot;approval&quot;);0;IF(EXACT([.G358];&quot;draft&quot;);1;IF(EXACT([.G358];&quot;approval&quot;);2;IF(EXACT([.G35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ync-error</text:p>
          </table:table-cell>
          <table:table-cell table:style-name="ce2"/>
          <table:table-cell office:value-type="string">
            <text:p>The icon used when an error occurs while attempting to synchronize data from the computing device, to another device.</text:p>
          </table:table-cell>
          <table:table-cell table:style-name="ce2" table:number-columns-repeated="3"/>
          <table:table-cell table:style-name="ce2" table:formula="oooc:=IF(ISBLANK([.G359];&quot;approval&quot;);0;IF(EXACT([.G359];&quot;draft&quot;);1;IF(EXACT([.G359];&quot;approval&quot;);2;IF(EXACT([.G35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ync-synchronizing</text:p>
          </table:table-cell>
          <table:table-cell table:style-name="ce2"/>
          <table:table-cell office:value-type="string">
            <text:p>The icon used while data is successfully synchronizing to another device.</text:p>
          </table:table-cell>
          <table:table-cell table:style-name="ce2" table:number-columns-repeated="3"/>
          <table:table-cell table:style-name="ce2" table:formula="oooc:=IF(ISBLANK([.G360];&quot;approval&quot;);0;IF(EXACT([.G360];&quot;draft&quot;);1;IF(EXACT([.G360];&quot;approval&quot;);2;IF(EXACT([.G36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task-due</text:p>
          </table:table-cell>
          <table:table-cell table:style-name="ce2"/>
          <table:table-cell office:value-type="string">
            <text:p>The icon used when a task is due soon.</text:p>
          </table:table-cell>
          <table:table-cell table:style-name="ce2" table:number-columns-repeated="3"/>
          <table:table-cell table:style-name="ce2" table:formula="oooc:=IF(ISBLANK([.G361];&quot;approval&quot;);0;IF(EXACT([.G361];&quot;draft&quot;);1;IF(EXACT([.G361];&quot;approval&quot;);2;IF(EXACT([.G36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task-passed-due</text:p>
          </table:table-cell>
          <table:table-cell table:style-name="ce2"/>
          <table:table-cell office:value-type="string">
            <text:p>The icon used when a task that was due, has been left incomplete.</text:p>
          </table:table-cell>
          <table:table-cell table:style-name="ce2" table:number-columns-repeated="3"/>
          <table:table-cell table:style-name="ce2" table:formula="oooc:=IF(ISBLANK([.G362];&quot;approval&quot;);0;IF(EXACT([.G362];&quot;draft&quot;);1;IF(EXACT([.G362];&quot;approval&quot;);2;IF(EXACT([.G36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away</text:p>
          </table:table-cell>
          <table:table-cell table:style-name="ce2"/>
          <table:table-cell office:value-type="string">
            <text:p>The icon used when a user on a chat network is away from their keyboard and the chat program.</text:p>
          </table:table-cell>
          <table:table-cell table:style-name="ce2" table:number-columns-repeated="3"/>
          <table:table-cell table:style-name="ce2" table:formula="oooc:=IF(ISBLANK([.G363];&quot;approval&quot;);0;IF(EXACT([.G363];&quot;draft&quot;);1;IF(EXACT([.G363];&quot;approval&quot;);2;IF(EXACT([.G36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idle</text:p>
          </table:table-cell>
          <table:table-cell table:style-name="ce2"/>
          <table:table-cell office:value-type="string">
            <text:p>The icon used when a user on a chat network has not been an active participant in any chats on the network, for an extended period of time.</text:p>
          </table:table-cell>
          <table:table-cell table:style-name="ce2" table:number-columns-repeated="3"/>
          <table:table-cell table:style-name="ce2" table:formula="oooc:=IF(ISBLANK([.G364];&quot;approval&quot;);0;IF(EXACT([.G364];&quot;draft&quot;);1;IF(EXACT([.G364];&quot;approval&quot;);2;IF(EXACT([.G36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offline</text:p>
          </table:table-cell>
          <table:table-cell table:style-name="ce2"/>
          <table:table-cell office:value-type="string">
            <text:p>The icon used when a user on a chat network is not available.</text:p>
          </table:table-cell>
          <table:table-cell table:style-name="ce2" table:number-columns-repeated="3"/>
          <table:table-cell table:style-name="ce2" table:formula="oooc:=IF(ISBLANK([.G365];&quot;approval&quot;);0;IF(EXACT([.G365];&quot;draft&quot;);1;IF(EXACT([.G365];&quot;approval&quot;);2;IF(EXACT([.G36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online</text:p>
          </table:table-cell>
          <table:table-cell table:style-name="ce2"/>
          <table:table-cell office:value-type="string">
            <text:p>The icon used when a user on a chat network is available to initiate a conversation with.</text:p>
          </table:table-cell>
          <table:table-cell table:style-name="ce2" table:number-columns-repeated="3"/>
          <table:table-cell table:style-name="ce2" table:formula="oooc:=IF(ISBLANK([.G366];&quot;approval&quot;);0;IF(EXACT([.G366];&quot;draft&quot;);1;IF(EXACT([.G366];&quot;approval&quot;);2;IF(EXACT([.G36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text:p>
          </table:table-cell>
          <table:table-cell table:style-name="ce2"/>
          <table:table-cell office:value-type="string">
            <text:p>The icon used while the weather for a region is &lt;quote&gt;clear skies&lt;/quote&gt;.</text:p>
          </table:table-cell>
          <table:table-cell table:style-name="ce2" table:number-columns-repeated="3"/>
          <table:table-cell table:style-name="ce2" table:formula="oooc:=IF(ISBLANK([.G367];&quot;approval&quot;);0;IF(EXACT([.G367];&quot;draft&quot;);1;IF(EXACT([.G367];&quot;approval&quot;);2;IF(EXACT([.G36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night</text:p>
          </table:table-cell>
          <table:table-cell table:style-name="ce2"/>
          <table:table-cell office:value-type="string">
            <text:p>The icon used while the weather for a region is &lt;quote&gt;clear skies&lt;/quote&gt; during the night.</text:p>
          </table:table-cell>
          <table:table-cell table:style-name="ce2" table:number-columns-repeated="3"/>
          <table:table-cell table:style-name="ce2" table:formula="oooc:=IF(ISBLANK([.G368];&quot;approval&quot;);0;IF(EXACT([.G368];&quot;draft&quot;);1;IF(EXACT([.G368];&quot;approval&quot;);2;IF(EXACT([.G36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night</text:p>
          </table:table-cell>
          <table:table-cell table:style-name="ce2"/>
          <table:table-cell office:value-type="string">
            <text:p>The icon used while the weather for a region is &lt;quote&gt;clear skies&lt;/quote&gt; during the night.</text:p>
          </table:table-cell>
          <table:table-cell table:style-name="ce2" table:number-columns-repeated="3"/>
          <table:table-cell table:style-name="ce2" table:formula="oooc:=IF(ISBLANK([.G369];&quot;approval&quot;);0;IF(EXACT([.G369];&quot;draft&quot;);1;IF(EXACT([.G369];&quot;approval&quot;);2;IF(EXACT([.G36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text:p>
          </table:table-cell>
          <table:table-cell table:style-name="ce2"/>
          <table:table-cell office:value-type="string">
            <text:p>The icon used while the weather for a region is &lt;quote&gt;partly cloudy&lt;/quote&gt;.</text:p>
          </table:table-cell>
          <table:table-cell table:style-name="ce2" table:number-columns-repeated="3"/>
          <table:table-cell table:style-name="ce2" table:formula="oooc:=IF(ISBLANK([.G370];&quot;approval&quot;);0;IF(EXACT([.G370];&quot;draft&quot;);1;IF(EXACT([.G370];&quot;approval&quot;);2;IF(EXACT([.G37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night</text:p>
          </table:table-cell>
          <table:table-cell table:style-name="ce2"/>
          <table:table-cell office:value-type="string">
            <text:p>The icon used while the weather for a region is &lt;quote&gt;partly cloudy&lt;/quote&gt; during the night.</text:p>
          </table:table-cell>
          <table:table-cell table:style-name="ce2" table:number-columns-repeated="3"/>
          <table:table-cell table:style-name="ce2" table:formula="oooc:=IF(ISBLANK([.G371];&quot;approval&quot;);0;IF(EXACT([.G371];&quot;draft&quot;);1;IF(EXACT([.G371];&quot;approval&quot;);2;IF(EXACT([.G37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night</text:p>
          </table:table-cell>
          <table:table-cell table:style-name="ce2"/>
          <table:table-cell office:value-type="string">
            <text:p>The icon used while the weather for a region is &lt;quote&gt;partly cloudy&lt;/quote&gt; during the night.</text:p>
          </table:table-cell>
          <table:table-cell table:style-name="ce2" table:number-columns-repeated="3"/>
          <table:table-cell table:style-name="ce2" table:formula="oooc:=IF(ISBLANK([.G372];&quot;approval&quot;);0;IF(EXACT([.G372];&quot;draft&quot;);1;IF(EXACT([.G372];&quot;approval&quot;);2;IF(EXACT([.G37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og</text:p>
          </table:table-cell>
          <table:table-cell table:style-name="ce2"/>
          <table:table-cell office:value-type="string">
            <text:p>The icon used while the weather for a region is &lt;quote&gt;foggy&lt;/quote&gt;.</text:p>
          </table:table-cell>
          <table:table-cell table:style-name="ce2" table:number-columns-repeated="3"/>
          <table:table-cell table:style-name="ce2" table:formula="oooc:=IF(ISBLANK([.G373];&quot;approval&quot;);0;IF(EXACT([.G373];&quot;draft&quot;);1;IF(EXACT([.G373];&quot;approval&quot;);2;IF(EXACT([.G37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overcast</text:p>
          </table:table-cell>
          <table:table-cell table:style-name="ce2"/>
          <table:table-cell office:value-type="string">
            <text:p>The icon used while the weather for a region is &lt;quote&gt;overcast&lt;/quote&gt;.</text:p>
          </table:table-cell>
          <table:table-cell table:style-name="ce2" table:number-columns-repeated="3"/>
          <table:table-cell table:style-name="ce2" table:formula="oooc:=IF(ISBLANK([.G374];&quot;approval&quot;);0;IF(EXACT([.G374];&quot;draft&quot;);1;IF(EXACT([.G374];&quot;approval&quot;);2;IF(EXACT([.G37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evere-alert</text:p>
          </table:table-cell>
          <table:table-cell table:style-name="ce2"/>
          <table:table-cell office:value-type="string">
            <text:p>The icon used while a sever weather alert is in effect for a region.</text:p>
          </table:table-cell>
          <table:table-cell table:style-name="ce2" table:number-columns-repeated="3"/>
          <table:table-cell table:style-name="ce2" table:formula="oooc:=IF(ISBLANK([.G375];&quot;approval&quot;);0;IF(EXACT([.G375];&quot;draft&quot;);1;IF(EXACT([.G375];&quot;approval&quot;);2;IF(EXACT([.G37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text:p>
          </table:table-cell>
          <table:table-cell table:style-name="ce2"/>
          <table:table-cell office:value-type="string">
            <text:p>The icon used while rain showers are occurring in a region.</text:p>
          </table:table-cell>
          <table:table-cell table:style-name="ce2" table:number-columns-repeated="3"/>
          <table:table-cell table:style-name="ce2" table:formula="oooc:=IF(ISBLANK([.G376];&quot;approval&quot;);0;IF(EXACT([.G376];&quot;draft&quot;);1;IF(EXACT([.G376];&quot;approval&quot;);2;IF(EXACT([.G37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scattered</text:p>
          </table:table-cell>
          <table:table-cell table:style-name="ce2"/>
          <table:table-cell office:value-type="string">
            <text:p>The icon used while scattered rain showers are occurring in a region.</text:p>
          </table:table-cell>
          <table:table-cell table:style-name="ce2" table:number-columns-repeated="3"/>
          <table:table-cell table:style-name="ce2" table:formula="oooc:=IF(ISBLANK([.G377];&quot;approval&quot;);0;IF(EXACT([.G377];&quot;draft&quot;);1;IF(EXACT([.G377];&quot;approval&quot;);2;IF(EXACT([.G37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scattered</text:p>
          </table:table-cell>
          <table:table-cell table:style-name="ce2"/>
          <table:table-cell office:value-type="string">
            <text:p>The icon used while scattered rain showers are occurring in a region.</text:p>
          </table:table-cell>
          <table:table-cell table:style-name="ce2" table:number-columns-repeated="3"/>
          <table:table-cell table:style-name="ce2" table:formula="oooc:=IF(ISBLANK([.G378];&quot;approval&quot;);0;IF(EXACT([.G378];&quot;draft&quot;);1;IF(EXACT([.G378];&quot;approval&quot;);2;IF(EXACT([.G37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now</text:p>
          </table:table-cell>
          <table:table-cell table:style-name="ce2"/>
          <table:table-cell office:value-type="string">
            <text:p>The icon used while snow showers are occurring in a region.</text:p>
          </table:table-cell>
          <table:table-cell table:style-name="ce2" table:number-columns-repeated="3"/>
          <table:table-cell table:style-name="ce2" table:formula="oooc:=IF(ISBLANK([.G379];&quot;approval&quot;);0;IF(EXACT([.G379];&quot;draft&quot;);1;IF(EXACT([.G379];&quot;approval&quot;);2;IF(EXACT([.G37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torm</text:p>
          </table:table-cell>
          <table:table-cell table:style-name="ce2"/>
          <table:table-cell office:value-type="string">
            <text:p>The icon used while storms are occurring in a region.</text:p>
          </table:table-cell>
          <table:table-cell table:style-name="ce2" table:number-columns-repeated="3"/>
          <table:table-cell table:style-name="ce2" table:formula="oooc:=IF(ISBLANK([.G380];&quot;approval&quot;);0;IF(EXACT([.G380];&quot;draft&quot;);1;IF(EXACT([.G380];&quot;approval&quot;);2;IF(EXACT([.G380];&quot;final&quot;);3;0))))" office:value-type="float" office:value="0">
            <text:p>Err:508</text:p>
          </table:table-cell>
          <table:table-cell table:style-name="ce2"/>
          <table:table-cell table:number-columns-repeated="246"/>
        </table:table-row>
        <table:table-row table:style-name="ro1">
          <table:table-cell table:style-name="ce3" office:value-type="string">
            <text:p>Icons in KDE SVN and not in above categories</text:p>
          </table:table-cell>
          <table:table-cell table:number-columns-repeated="254"/>
        </table:table-row>
        <table:table-row table:style-name="ro1">
          <table:table-cell office:value-type="string">
            <text:p>actions</text:p>
          </table:table-cell>
          <table:table-cell/>
          <table:table-cell office:value-type="string">
            <text:p>14_ellip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ellips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flatte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flatte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adie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adien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ou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mag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mag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nsertknot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nsertknot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delete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delete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lower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lower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ew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ew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ovisib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ovisib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raise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raise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visib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visib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atter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atter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enci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encil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g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go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lin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ectang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t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tat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corne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corner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rec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rec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node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node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he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hea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inu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inu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pir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piral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t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ta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ext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rans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un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whir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whirl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zoom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d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day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down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left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right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up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5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5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7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7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ent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entry_kde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_offlin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tivity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backup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fiel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milest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sub_ta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tar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ta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imagefo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comm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distupgr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ins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notifier_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notifier_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pre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pu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reins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sources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up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upgr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co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gend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genda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r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arm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bumfolder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bumfolder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nobattery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3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3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_bis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_siz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s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swe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h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v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f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narrow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pos2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pos2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short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all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wid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ear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oint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ointm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c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ea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di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dir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file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delete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extra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extract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selec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selectall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view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an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ang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hea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heads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audio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builderexec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environ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fftsc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mediaty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midi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lantik_buy_est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lantik_buy_estate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ta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ta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ction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dioscrobb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hent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d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for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num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numb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belfi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c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ckup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se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2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4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6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8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2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4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6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8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el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i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ack_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ack_su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mark_folder</text:p>
          </table:table-cell>
          <table:table-cell table:style-name="ce2" table:number-columns-repeated="3"/>
          <table:table-cell table:style-name="ce7" office:value-type="string">
            <text:p>final</text:p>
          </table:table-cell>
          <table:table-cell table:style-name="ce2"/>
          <table:table-cell/>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table:table-cell office:value-type="string">
            <text:p>bookmark_tool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a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botto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f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fa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horizon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horizonta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ins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insid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lef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out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outlin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emov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igh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to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u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vert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vertica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botto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out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outlin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ack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ghtn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forwar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stencil_to_fro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g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siness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siness_us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erf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cancel_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f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m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n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ok_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ke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kes3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lcu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lculate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mera_t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nc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nce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but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butt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roun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squ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square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sesensit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talog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bu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rwbl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sm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small_ks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tj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edi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layou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erofcurva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ralsymmet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reju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oxwhis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oxwhiske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hil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hilo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noleg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o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ola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r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ring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_mas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clipboar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m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mar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m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mical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ronome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c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c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p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umfer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nup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r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r_table_content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from_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from_fi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cub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cub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freeha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poly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poly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quadr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quadr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fil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lin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man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andprom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b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bo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m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p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figure_query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asympt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b5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sradical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nect_crea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nect_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away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busy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food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invisibl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phon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xa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ents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ol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vexh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or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ord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py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ver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vermanager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2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5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7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n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_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ssvalid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b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b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rfiledir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rve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t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base_impor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bas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show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tim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tim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y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yview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ru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run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st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crypted</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define_c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riv_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riv_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gikamimage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gitalc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ec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sy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synch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sociat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sociat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t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justif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moz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cument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cumentinf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mtree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ntkn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ntkn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wnindicato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uringbreak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ynam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ynamic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a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c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ctur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consta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constant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cl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np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o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plo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plot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sh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ff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ff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emp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empic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lipsebff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ot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otico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box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tr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crypted</text:p>
          </table:table-cell>
          <table:table-cell table:style-name="ce2" table:number-columns-repeated="3"/>
          <table:table-cell table:style-name="ce7" office:value-type="string">
            <text:p>final</text:p>
          </table:table-cell>
          <table:table-cell table:style-name="ce2" table:number-columns-repeated="2"/>
          <table:table-cell table:number-columns-repeated="2" office:value-type="string">
            <text:p>Vignoni</text:p>
          </table:table-cell>
          <table:table-cell table:style-name="ce2"/>
          <table:table-cell table:number-columns-repeated="243"/>
        </table:table-row>
        <table:table-row table:style-name="ro1">
          <table:table-cell office:value-type="string">
            <text:p>actions</text:p>
          </table:table-cell>
          <table:table-cell/>
          <table:table-cell office:value-type="string">
            <text:p>endtu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erg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ergies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_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_lis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Li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ch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chem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alizer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ilateralhyperbolab4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itri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a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ro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clam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if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tender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tender_open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avori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_transfer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bl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open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openur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repl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simu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_colo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rect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ter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terstop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n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ndf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rst_letter_u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rst_letter_uppe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bl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yel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sh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ightevalu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closed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gr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open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low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bold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italic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under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dow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u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ot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ce_backup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acti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char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edi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ie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ield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ormu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ormula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im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qu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query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spread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spreadshee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tex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eeha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t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t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ionhel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ionhelp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adu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nericaffin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nericprojectiv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busy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connectin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description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gn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gnor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loss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lossary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nutella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nutella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oogle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adient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ays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een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een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_stenc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box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tentative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uides_horizon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uides_vert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alfencrypted</text:p>
          </table:table-cell>
          <table:table-cell table:style-name="ce2" table:number-columns-repeated="3"/>
          <table:table-cell table:style-name="ce6" office:value-type="string">
            <text:p>approval</text:p>
          </table:table-cell>
          <table:table-cell table:style-name="ce2" table:number-columns-repeated="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table:table-cell office:value-type="string">
            <text:p>halflinebyv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armonichomolog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elp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exagonbc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colum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colum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ligh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lighting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sc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n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story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story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me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mepage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t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tmlvalid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yperbolabff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dn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ffc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in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ccupi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ent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gall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s_display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ktu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im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ta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ar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cha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link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copy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tab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gral_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gral_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se_recu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s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channe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norma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p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server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vo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voi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f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sotopema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sotopemap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al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a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ren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chatt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group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rigina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raw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serv_off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serv_o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x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il_p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il_pay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va_kjav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bev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bevel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mi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mit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roun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urn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uk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uk_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boodlelo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l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larm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njid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zaa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zaa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firew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site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sitemanager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m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mp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nvers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factoris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for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ta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1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2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3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4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5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6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add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addpseudo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configmg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configsrv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defaulthar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defaultsof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enable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inklevel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er_info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sta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queuesta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repor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restartsrv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stop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test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uploadsmb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velop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s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ey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et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et_dock_down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di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xpor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g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gen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dent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dentity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m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mpor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nfo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1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1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2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2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3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3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4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ph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photo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how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ig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ign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te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term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hot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html_k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g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g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t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conn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connector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des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desert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_klettres.png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_klettres.png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bs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calendar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contact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journal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note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task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lu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attach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forward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igno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repli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uns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watch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usetool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usetool_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ph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alarm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cl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clos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at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elet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soleblu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solered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contac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summ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summary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v_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vail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vaila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editstatus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disabled_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add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bhotsy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calend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fileinstal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ec_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ec_record_kr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o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irc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advanc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ata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b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l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na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ol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deepsk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eo_k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u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horiz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m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plan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solar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1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2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3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infowid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nef_extract_all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nef_extract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queue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art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op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verbos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be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guag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guages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ch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batt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battery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ch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rge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stmov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u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edi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noedi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no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sman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dap_loo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dap_lookup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ftju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almov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end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ss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ssen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horizont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vertic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byv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width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box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vie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ationbar_e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e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ggin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gnif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gnify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i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lag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h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ham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ign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ignore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w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ost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ost_to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revi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que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end_v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p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pam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todo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ap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app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k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ke_kdevel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rkasbl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rkasblan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br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brack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fr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l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l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onetwo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par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pro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r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r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sq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xim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ximum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equ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_cl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_refre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odc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scrip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arrow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arrow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ck_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g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gout_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change_the_sett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kcontrol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_kcontrol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_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scroll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scroll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rg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rg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ssage_rep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unknow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dd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dd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auto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autofor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irc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li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lipar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dock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r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r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m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mum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too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bo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hor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v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s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sc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1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2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3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4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5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_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mo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onh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ey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op_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op_board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th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_po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_point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gid2msgst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lock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rb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in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lunch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newms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h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ho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g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_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32nd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clef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cro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dotted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eight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ermate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l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ull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half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nat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quarter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sixteenth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pster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pster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fir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fir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l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la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x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pre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prev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on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onpe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f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n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r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t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conn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disconn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incom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outgo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traff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_sig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o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un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unction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journ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ms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ms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n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arametr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arametri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o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olar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recurev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recur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_subscri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_unsubscri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todo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fuzzyuntra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mar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p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untransla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adhoc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d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less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no_conn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no_connection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0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10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2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5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7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n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rand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so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mailap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mailapp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ull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il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k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etwo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line_stat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line_statu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_stencils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_stencilset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ft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f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blu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red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ions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v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wildcar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bi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bits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ganize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scillosc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scilloscop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utline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view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ckage_utilitie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setup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int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col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gr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halft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line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perb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perclipre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abolab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all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ste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t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n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nope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sol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soli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0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2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3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4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5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6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7</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7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8</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8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9</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9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brus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cil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c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c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pendicu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n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nu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p-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a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xmap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xmaplabe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ej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fw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_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_2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r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soun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ot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dc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dcast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x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s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vert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min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pl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min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pl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fuzzyuntra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iew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mar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p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untransla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ces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g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gres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jec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pert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yth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a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adr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adr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e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m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mar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ick_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cal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o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_less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om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adonly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bui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onc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t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tang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s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ey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ati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_all_t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_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omm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playlist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tr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track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dir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d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co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ar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ore_dir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cw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cw_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_ac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_c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w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wcol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s_t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bound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bounding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multi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n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not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query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sk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skip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pr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prog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tur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or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o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o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ing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acoust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advanced_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resen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rip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ript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2msgst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_mid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ax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i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ite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r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back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backwar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stencil_to_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ie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t_language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ea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offline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side_pan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colum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colum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uff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uffle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de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debar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ls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lslo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lenc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militu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addentry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addrecord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delentry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delrecord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_eff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loc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larize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lidfill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decre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decreas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num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z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za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ulseek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ulsee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dou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simp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trip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a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ial_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ial_past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tr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trum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actu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from_cur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sel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i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g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game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round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pauseg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pausegame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_vertic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q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qu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nd_b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data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sq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sq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tex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mat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matter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isti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istics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us_unknow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et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ikethroug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okedo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oke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yledo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m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imp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spend_to_di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spend_to_r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witch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ynt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break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dupl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fir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fir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a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new_rai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wid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widge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bo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b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l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fo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ng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1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2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not_read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not_ready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a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a4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lance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lanceshee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r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rchart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sicflow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sicworkf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m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mi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0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myk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myk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olorful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reditcardtra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reditcardtracke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c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c6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d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dl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xpensere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xpenserepo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fax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gray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gray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nvo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nvoic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s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so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abelsl16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et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etter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m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mo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nupl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nupla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ackings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ackingsli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lain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laintext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ricequo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ricequotatio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rgb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rgb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imple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tudentidc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tudentidcard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me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s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us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vacationcheck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vacationchecklis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work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workshee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_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_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collin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conta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dist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orthogo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parall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otto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to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under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col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colo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waterf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line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sp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do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_docbrows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_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brush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lip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olor_p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olor_was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e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isconn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rop_tar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lliptical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ra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raser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xp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lood_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ree_form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log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offline_mode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offline_mode_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icker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gonal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preference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queu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ct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sta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sum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ounded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hutdow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prayc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t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tex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tim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uselastdi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wizard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option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ti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tip_kalziu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ex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fin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im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for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search</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ee_arrang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i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ux</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constru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_stencil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inke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ocke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ocked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markasblan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markasblank_kwordquiz</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sortedLi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sortedList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pindicator_korganiz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rlreque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rlrequest_kex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_fema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alidato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ad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commi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diff</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remov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statu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upd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ecto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ectordiffer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ctor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rtical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rtical_tex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cho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le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gu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left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mar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orien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orientatio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pagebor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emov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idetre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pl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pli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top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tre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b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b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enl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fa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f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shr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f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ualiza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ualizations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oicec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olu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closed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archi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camrece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cams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expor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p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pre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ster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hats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hatsnex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t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tack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pedia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_dupl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_sup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d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l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less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zar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or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br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en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outp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refre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our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tep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tep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id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mob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mobi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te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info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s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zoom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zoom_en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1_star_butterf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2_text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5_spreadsheet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6_drawing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8_presentation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9_presentation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0_presentation_com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2_html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5_math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6_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500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501_printeradm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bak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bi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c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cessibility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ro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g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reg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regator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lev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m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ntivir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poll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pplix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bui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ssis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tlantik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udac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utorepla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ackg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ask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e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ink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uefi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ookc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row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z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ch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talog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tego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D-R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elest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ervis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ha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hat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ivwor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lanbom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de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l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ok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pufreq_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em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cgui-q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efault-applications-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a_gnome_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camera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image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ksfilesyste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play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lg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opewars-p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ownload_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s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c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languag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mathemati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miscellane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sci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ma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erg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ergy_st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hanced_brows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igm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there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ventwat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volu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xec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lconsey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xReciev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fteenpie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sh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ty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nances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ref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lashk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s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du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du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le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flop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i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krell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ks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l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lo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about-log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starthe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termi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mee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c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mer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te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pgs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snes9x-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tk_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uardd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dir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wen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xm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x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dr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ware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elp_inde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igh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ighlight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w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w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ew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onthe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eee139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ic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j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ms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yaho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agegall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et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k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put_devices_sett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k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dn-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p-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oyst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u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bood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l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m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nagr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ppfi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chi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steroi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om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udiocre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za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beldi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ckgam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ckgammon_eng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tterymon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ttlesh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emusedsr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f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inary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ack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og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uetooth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ou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ru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tobex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tserial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ugbus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chegri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d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fgcre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ha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e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rkonq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fontin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w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memo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openg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arti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c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roces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amba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cs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lorchoo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lor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nfig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pu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r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b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a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bluetoo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nl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compu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cancell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complet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erro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defec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user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sv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assis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el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elop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ff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skna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m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v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itbookmark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nola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rberos-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rn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uro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_bind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_bindings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_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shortc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ax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ilerepl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lop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m_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c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n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rm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rmu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uleg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tpgr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amm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ograph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g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hos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oldru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pg_d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ang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elp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ex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ot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con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d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magema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mda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ntern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_ui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_uiserver_kio_ui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a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sk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p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tchensy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t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b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umpingcu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at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cke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nkstat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pper_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p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hjong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cv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mele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th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_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_execu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n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rl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_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_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ldon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use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u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yfirew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ymoney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atta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al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manager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wst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ppix-pengu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l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lour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ma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man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p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p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delici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media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u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e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olekalend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ta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vers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ver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ok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ll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v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vdevi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some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som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ganizer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ck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lm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erson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i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ilot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la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vmode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o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d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ci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gex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n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vers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f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_clip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_talk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creensa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ens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his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hut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rt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miletr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ak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apsh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iff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okob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treamri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gu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guar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alk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echla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hememg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hesaur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m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m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ne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orr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ou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r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ts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berl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rt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g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ick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i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erbo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ew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l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ve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eat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fi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kdi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n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ld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ri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ri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k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sldb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ynapt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zenexplor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b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ptop_pcmc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tex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break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dap_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ed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c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mewi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ngu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nux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cksc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gj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g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oknfe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sk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v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y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il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themati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anwhil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dia-player-48</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gam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nu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isc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ldon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d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nop_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use-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ail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firef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navig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thunderbi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h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med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sy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_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co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aps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t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twork_advanc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f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oatu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tp-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v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k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ku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alc_tp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dra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gul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imp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impress_tp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ma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printeradm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we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wri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offic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_applic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_applica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number-rows-repeated="18">
          <table:table-cell table:style-name="ce2"/>
          <table:table-cell table:number-columns-repeated="254"/>
        </table:table-row>
        <table:table-row table:style-name="ro1">
          <table:table-cell office:value-type="string">
            <text:p>apps</text:p>
          </table:table-cell>
          <table:table-cell/>
          <table:table-cell office:value-type="string">
            <text:p>palm-pilo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e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el_setting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rtition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ye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cmci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engu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hotoboo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hppg</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ingu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nn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smagi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ying</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tracegu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wer-manageme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wertwea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er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ing_s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mg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ox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s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wmanag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ybliographic</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ys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q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qte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an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anta_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ick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and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al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al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lo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m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sibr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un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unprocesscat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a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hedu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reensa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rib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earch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ettings-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ells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owim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red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ira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k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kyp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l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b4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dipo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t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tware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oulsee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oundcar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ar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shee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perkaramb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p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naescop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naptic</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adm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flopp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protoc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setting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tra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askb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ds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llico</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lne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rmin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rminals_s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stbed_protocol_kope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xteffect_kopete</text:p>
          </table:table-cell>
          <table:table-cell table:style-name="ce2"/>
          <table:table-cell table:number-columns-repeated="251"/>
        </table:table-row>
        <table:table-row table:style-name="ro1">
          <table:table-cell office:value-type="string">
            <text:p>apps</text:p>
          </table:table-cell>
          <table:table-cell/>
          <table:table-cell office:value-type="string">
            <text:p>thunderbird</text:p>
          </table:table-cell>
          <table:table-cell table:style-name="ce2"/>
          <table:table-cell table:number-columns-repeated="251"/>
        </table:table-row>
        <table:table-row table:style-name="ro1">
          <table:table-cell office:value-type="string">
            <text:p>apps</text:p>
          </table:table-cell>
          <table:table-cell/>
          <table:table-cell office:value-type="string">
            <text:p>timezo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imezon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odo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u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v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mbrell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nknowna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er-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er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vi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v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b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i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llpa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eb-brow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l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dow_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dow-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pro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maker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w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1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aw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dro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lip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ma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y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f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m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os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sa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xterm-termin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xv</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_kaddressboo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_kope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kuak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3floppy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3floppy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5floppy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5floppy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blockdev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audio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audio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audio</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writer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writer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ellular_phone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ellular_phone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hardev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ompact_flash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ompact_flash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dv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dv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firewire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firewire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andhel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external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external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win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win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ipo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ipo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joystic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ksim_cpu</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kxkb</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apto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inux_hd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inux_hd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_stick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_stick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de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u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nfs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nfs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_blac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_cla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_pr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ca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c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d_mmc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d_mmc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mart_media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mart_media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tab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disk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disk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pendrive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pendrive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webc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webcam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external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external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block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har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onnect_to_netwo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ex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exec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impor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tempor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apoll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in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om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r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row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rys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y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ya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e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ocume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own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favori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a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e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y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om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mpor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n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us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ran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range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ut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print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ed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p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ent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y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t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t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d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o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ole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yel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yellow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link_over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lock_over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myco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my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network_lo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pi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ock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ww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zip_overlay</text:p>
          </table:table-cell>
          <table:table-cell table:style-name="ce2"/>
          <table:table-cell table:number-columns-repeated="251"/>
        </table:table-row>
        <table:table-row table:style-name="ro1">
          <table:table-cell office:value-type="string">
            <text:p>mimetypes</text:p>
          </table:table-cell>
          <table:table-cell/>
          <table:table-cell office:value-type="string">
            <text:p>applix</text:p>
          </table:table-cell>
          <table:table-cell table:style-name="ce2"/>
          <table:table-cell table:number-columns-repeated="251"/>
        </table:table-row>
        <table:table-row table:style-name="ro1">
          <table:table-cell office:value-type="string">
            <text:p>mimetypes</text:p>
          </table:table-cell>
          <table:table-cell/>
          <table:table-cell office:value-type="string">
            <text:p>ascii</text:p>
          </table:table-cell>
          <table:table-cell table:style-name="ce2"/>
          <table:table-cell table:number-columns-repeated="251"/>
        </table:table-row>
        <table:table-row table:style-name="ro1">
          <table:table-cell office:value-type="string">
            <text:p>mimetypes</text:p>
          </table:table-cell>
          <table:table-cell/>
          <table:table-cell office:value-type="string">
            <text:p>backup</text:p>
          </table:table-cell>
          <table:table-cell table:style-name="ce2"/>
          <table:table-cell table:number-columns-repeated="251"/>
        </table:table-row>
        <table:table-row table:style-name="ro1">
          <table:table-cell office:value-type="string">
            <text:p>mimetypes</text:p>
          </table:table-cell>
          <table:table-cell/>
          <table:table-cell office:value-type="string">
            <text:p>binary</text:p>
          </table:table-cell>
          <table:table-cell table:style-name="ce2"/>
          <table:table-cell table:number-columns-repeated="251"/>
        </table:table-row>
        <table:table-row table:style-name="ro1">
          <table:table-cell office:value-type="string">
            <text:p>mimetypes</text:p>
          </table:table-cell>
          <table:table-cell/>
          <table:table-cell office:value-type="string">
            <text:p>blender3d</text:p>
          </table:table-cell>
          <table:table-cell table:style-name="ce2"/>
          <table:table-cell table:number-columns-repeated="251"/>
        </table:table-row>
        <table:table-row table:style-name="ro1">
          <table:table-cell office:value-type="string">
            <text:p>mimetypes</text:p>
          </table:table-cell>
          <table:table-cell/>
          <table:table-cell office:value-type="string">
            <text:p>bt</text:p>
          </table:table-cell>
          <table:table-cell table:style-name="ce2"/>
          <table:table-cell table:number-columns-repeated="251"/>
        </table:table-row>
        <table:table-row table:style-name="ro1">
          <table:table-cell office:value-type="string">
            <text:p>mimetypes</text:p>
          </table:table-cell>
          <table:table-cell/>
          <table:table-cell office:value-type="string">
            <text:p>cdbo_list</text:p>
          </table:table-cell>
          <table:table-cell table:style-name="ce2"/>
          <table:table-cell table:number-columns-repeated="251"/>
        </table:table-row>
        <table:table-row table:style-name="ro1">
          <table:table-cell office:value-type="string">
            <text:p>mimetypes</text:p>
          </table:table-cell>
          <table:table-cell/>
          <table:table-cell office:value-type="string">
            <text:p>cdimage</text:p>
          </table:table-cell>
          <table:table-cell table:style-name="ce2"/>
          <table:table-cell table:number-columns-repeated="251"/>
        </table:table-row>
        <table:table-row table:style-name="ro1">
          <table:table-cell office:value-type="string">
            <text:p>mimetypes</text:p>
          </table:table-cell>
          <table:table-cell/>
          <table:table-cell office:value-type="string">
            <text:p>cdr</text:p>
          </table:table-cell>
          <table:table-cell table:style-name="ce2"/>
          <table:table-cell table:number-columns-repeated="251"/>
        </table:table-row>
        <table:table-row table:style-name="ro1">
          <table:table-cell office:value-type="string">
            <text:p>mimetypes</text:p>
          </table:table-cell>
          <table:table-cell/>
          <table:table-cell office:value-type="string">
            <text:p>cdtrack</text:p>
          </table:table-cell>
          <table:table-cell table:style-name="ce2"/>
          <table:table-cell table:number-columns-repeated="251"/>
        </table:table-row>
        <table:table-row table:style-name="ro1">
          <table:table-cell office:value-type="string">
            <text:p>mimetypes</text:p>
          </table:table-cell>
          <table:table-cell/>
          <table:table-cell office:value-type="string">
            <text:p>chart</text:p>
          </table:table-cell>
          <table:table-cell table:style-name="ce2"/>
          <table:table-cell table:number-columns-repeated="251"/>
        </table:table-row>
        <table:table-row table:style-name="ro1">
          <table:table-cell office:value-type="string">
            <text:p>mimetypes</text:p>
          </table:table-cell>
          <table:table-cell/>
          <table:table-cell office:value-type="string">
            <text:p>colorscm</text:p>
          </table:table-cell>
          <table:table-cell table:style-name="ce2"/>
          <table:table-cell table:number-columns-repeated="251"/>
        </table:table-row>
        <table:table-row table:style-name="ro1">
          <table:table-cell office:value-type="string">
            <text:p>mimetypes</text:p>
          </table:table-cell>
          <table:table-cell/>
          <table:table-cell office:value-type="string">
            <text:p>colorset</text:p>
          </table:table-cell>
          <table:table-cell table:style-name="ce2"/>
          <table:table-cell table:number-columns-repeated="251"/>
        </table:table-row>
        <table:table-row table:style-name="ro1">
          <table:table-cell office:value-type="string">
            <text:p>mimetypes</text:p>
          </table:table-cell>
          <table:table-cell/>
          <table:table-cell office:value-type="string">
            <text:p>core</text:p>
          </table:table-cell>
          <table:table-cell table:style-name="ce2"/>
          <table:table-cell table:number-columns-repeated="251"/>
        </table:table-row>
        <table:table-row table:style-name="ro1">
          <table:table-cell office:value-type="string">
            <text:p>mimetypes</text:p>
          </table:table-cell>
          <table:table-cell/>
          <table:table-cell office:value-type="string">
            <text:p>database</text:p>
          </table:table-cell>
          <table:table-cell table:style-name="ce2"/>
          <table:table-cell table:number-columns-repeated="251"/>
        </table:table-row>
        <table:table-row table:style-name="ro1">
          <table:table-cell office:value-type="string">
            <text:p>mimetypes</text:p>
          </table:table-cell>
          <table:table-cell/>
          <table:table-cell office:value-type="string">
            <text:p>deb</text:p>
          </table:table-cell>
          <table:table-cell table:style-name="ce2"/>
          <table:table-cell table:number-columns-repeated="251"/>
        </table:table-row>
        <table:table-row table:style-name="ro1">
          <table:table-cell office:value-type="string">
            <text:p>mimetypes</text:p>
          </table:table-cell>
          <table:table-cell/>
          <table:table-cell office:value-type="string">
            <text:p>djvu</text:p>
          </table:table-cell>
          <table:table-cell table:style-name="ce2"/>
          <table:table-cell table:number-columns-repeated="251"/>
        </table:table-row>
        <table:table-row table:style-name="ro1">
          <table:table-cell office:value-type="string">
            <text:p>mimetypes</text:p>
          </table:table-cell>
          <table:table-cell/>
          <table:table-cell office:value-type="string">
            <text:p>document2</text:p>
          </table:table-cell>
          <table:table-cell table:style-name="ce2"/>
          <table:table-cell table:number-columns-repeated="251"/>
        </table:table-row>
        <table:table-row table:style-name="ro1">
          <table:table-cell office:value-type="string">
            <text:p>mimetypes</text:p>
          </table:table-cell>
          <table:table-cell/>
          <table:table-cell office:value-type="string">
            <text:p>drawing</text:p>
          </table:table-cell>
          <table:table-cell table:style-name="ce2"/>
          <table:table-cell table:number-columns-repeated="251"/>
        </table:table-row>
        <table:table-row table:style-name="ro1">
          <table:table-cell office:value-type="string">
            <text:p>mimetypes</text:p>
          </table:table-cell>
          <table:table-cell/>
          <table:table-cell office:value-type="string">
            <text:p>dvi</text:p>
          </table:table-cell>
          <table:table-cell table:style-name="ce2"/>
          <table:table-cell table:number-columns-repeated="251"/>
        </table:table-row>
        <table:table-row table:style-name="ro1">
          <table:table-cell office:value-type="string">
            <text:p>mimetypes</text:p>
          </table:table-cell>
          <table:table-cell/>
          <table:table-cell office:value-type="string">
            <text:p>empty</text:p>
          </table:table-cell>
          <table:table-cell table:style-name="ce2"/>
          <table:table-cell table:number-columns-repeated="251"/>
        </table:table-row>
        <table:table-row table:style-name="ro1">
          <table:table-cell office:value-type="string">
            <text:p>mimetypes</text:p>
          </table:table-cell>
          <table:table-cell/>
          <table:table-cell office:value-type="string">
            <text:p>encrypted</text:p>
          </table:table-cell>
          <table:table-cell table:style-name="ce2"/>
          <table:table-cell table:number-columns-repeated="251"/>
        </table:table-row>
        <table:table-row table:style-name="ro1">
          <table:table-cell office:value-type="string">
            <text:p>mimetypes</text:p>
          </table:table-cell>
          <table:table-cell/>
          <table:table-cell office:value-type="string">
            <text:p>exec_wine</text:p>
          </table:table-cell>
          <table:table-cell table:style-name="ce2"/>
          <table:table-cell table:number-columns-repeated="251"/>
        </table:table-row>
        <table:table-row table:style-name="ro1">
          <table:table-cell office:value-type="string">
            <text:p>mimetypes</text:p>
          </table:table-cell>
          <table:table-cell/>
          <table:table-cell office:value-type="string">
            <text:p>executable</text:p>
          </table:table-cell>
          <table:table-cell table:style-name="ce2"/>
          <table:table-cell table:number-columns-repeated="251"/>
        </table:table-row>
        <table:table-row table:style-name="ro1">
          <table:table-cell office:value-type="string">
            <text:p>mimetypes</text:p>
          </table:table-cell>
          <table:table-cell/>
          <table:table-cell office:value-type="string">
            <text:p>file_locked</text:p>
          </table:table-cell>
          <table:table-cell table:style-name="ce2"/>
          <table:table-cell table:number-columns-repeated="251"/>
        </table:table-row>
        <table:table-row table:style-name="ro1">
          <table:table-cell office:value-type="string">
            <text:p>mimetypes</text:p>
          </table:table-cell>
          <table:table-cell/>
          <table:table-cell office:value-type="string">
            <text:p>file_temporary</text:p>
          </table:table-cell>
          <table:table-cell table:style-name="ce2"/>
          <table:table-cell table:number-columns-repeated="251"/>
        </table:table-row>
        <table:table-row table:style-name="ro1">
          <table:table-cell office:value-type="string">
            <text:p>mimetypes</text:p>
          </table:table-cell>
          <table:table-cell/>
          <table:table-cell office:value-type="string">
            <text:p>font</text:p>
          </table:table-cell>
          <table:table-cell table:style-name="ce2"/>
          <table:table-cell table:number-columns-repeated="251"/>
        </table:table-row>
        <table:table-row table:style-name="ro1">
          <table:table-cell office:value-type="string">
            <text:p>mimetypes</text:p>
          </table:table-cell>
          <table:table-cell/>
          <table:table-cell office:value-type="string">
            <text:p>font_bitmap</text:p>
          </table:table-cell>
          <table:table-cell table:style-name="ce2"/>
          <table:table-cell table:number-columns-repeated="251"/>
        </table:table-row>
        <table:table-row table:style-name="ro1">
          <table:table-cell office:value-type="string">
            <text:p>mimetypes</text:p>
          </table:table-cell>
          <table:table-cell/>
          <table:table-cell office:value-type="string">
            <text:p>font_truetype</text:p>
          </table:table-cell>
          <table:table-cell table:style-name="ce2"/>
          <table:table-cell table:number-columns-repeated="251"/>
        </table:table-row>
        <table:table-row table:style-name="ro1">
          <table:table-cell office:value-type="string">
            <text:p>mimetypes</text:p>
          </table:table-cell>
          <table:table-cell/>
          <table:table-cell office:value-type="string">
            <text:p>font_type1</text:p>
          </table:table-cell>
          <table:table-cell table:style-name="ce2"/>
          <table:table-cell table:number-columns-repeated="251"/>
        </table:table-row>
        <table:table-row table:style-name="ro1">
          <table:table-cell office:value-type="string">
            <text:p>mimetypes</text:p>
          </table:table-cell>
          <table:table-cell/>
          <table:table-cell office:value-type="string">
            <text:p>formula</text:p>
          </table:table-cell>
          <table:table-cell table:style-name="ce2"/>
          <table:table-cell table:number-columns-repeated="251"/>
        </table:table-row>
        <table:table-row table:style-name="ro1">
          <table:table-cell office:value-type="string">
            <text:p>mimetypes</text:p>
          </table:table-cell>
          <table:table-cell/>
          <table:table-cell office:value-type="string">
            <text:p>gettext</text:p>
          </table:table-cell>
          <table:table-cell table:style-name="ce2"/>
          <table:table-cell table:number-columns-repeated="251"/>
        </table:table-row>
        <table:table-row table:style-name="ro1">
          <table:table-cell office:value-type="string">
            <text:p>mimetypes</text:p>
          </table:table-cell>
          <table:table-cell/>
          <table:table-cell office:value-type="string">
            <text:p>gf</text:p>
          </table:table-cell>
          <table:table-cell table:style-name="ce2"/>
          <table:table-cell table:number-columns-repeated="251"/>
        </table:table-row>
        <table:table-row table:style-name="ro1">
          <table:table-cell office:value-type="string">
            <text:p>mimetypes</text:p>
          </table:table-cell>
          <table:table-cell/>
          <table:table-cell office:value-type="string">
            <text:p>gnome_app_info</text:p>
          </table:table-cell>
          <table:table-cell table:style-name="ce2"/>
          <table:table-cell table:number-columns-repeated="251"/>
        </table:table-row>
        <table:table-row table:style-name="ro1">
          <table:table-cell office:value-type="string">
            <text:p>mimetypes</text:p>
          </table:table-cell>
          <table:table-cell/>
          <table:table-cell office:value-type="string">
            <text:p>gnome-library</text:p>
          </table:table-cell>
          <table:table-cell table:style-name="ce2"/>
          <table:table-cell table:number-columns-repeated="251"/>
        </table:table-row>
        <table:table-row table:style-name="ro1">
          <table:table-cell office:value-type="string">
            <text:p>mimetypes</text:p>
          </table:table-cell>
          <table:table-cell/>
          <table:table-cell office:value-type="string">
            <text:p>graphic</text:p>
          </table:table-cell>
          <table:table-cell table:style-name="ce2"/>
          <table:table-cell table:number-columns-repeated="251"/>
        </table:table-row>
        <table:table-row table:style-name="ro1">
          <table:table-cell office:value-type="string">
            <text:p>mimetypes</text:p>
          </table:table-cell>
          <table:table-cell/>
          <table:table-cell office:value-type="string">
            <text:p>html</text:p>
          </table:table-cell>
          <table:table-cell table:style-name="ce2"/>
          <table:table-cell table:number-columns-repeated="251"/>
        </table:table-row>
        <table:table-row table:style-name="ro1">
          <table:table-cell office:value-type="string">
            <text:p>mimetypes</text:p>
          </table:table-cell>
          <table:table-cell/>
          <table:table-cell office:value-type="string">
            <text:p>igc</text:p>
          </table:table-cell>
          <table:table-cell table:style-name="ce2"/>
          <table:table-cell table:number-columns-repeated="251"/>
        </table:table-row>
        <table:table-row table:style-name="ro1">
          <table:table-cell office:value-type="string">
            <text:p>mimetypes</text:p>
          </table:table-cell>
          <table:table-cell/>
          <table:table-cell office:value-type="string">
            <text:p>image</text:p>
          </table:table-cell>
          <table:table-cell table:style-name="ce2"/>
          <table:table-cell table:number-columns-repeated="251"/>
        </table:table-row>
        <table:table-row table:style-name="ro1">
          <table:table-cell office:value-type="string">
            <text:p>mimetypes</text:p>
          </table:table-cell>
          <table:table-cell/>
          <table:table-cell office:value-type="string">
            <text:p>image2</text:p>
          </table:table-cell>
          <table:table-cell table:style-name="ce2"/>
          <table:table-cell table:number-columns-repeated="251"/>
        </table:table-row>
        <table:table-row table:style-name="ro1">
          <table:table-cell office:value-type="string">
            <text:p>mimetypes</text:p>
          </table:table-cell>
          <table:table-cell/>
          <table:table-cell office:value-type="string">
            <text:p>images</text:p>
          </table:table-cell>
          <table:table-cell table:style-name="ce2"/>
          <table:table-cell table:number-columns-repeated="251"/>
        </table:table-row>
        <table:table-row table:style-name="ro1">
          <table:table-cell office:value-type="string">
            <text:p>mimetypes</text:p>
          </table:table-cell>
          <table:table-cell/>
          <table:table-cell office:value-type="string">
            <text:p>ipod</text:p>
          </table:table-cell>
          <table:table-cell table:style-name="ce2"/>
          <table:table-cell table:number-columns-repeated="251"/>
        </table:table-row>
        <table:table-row table:style-name="ro1">
          <table:table-cell office:value-type="string">
            <text:p>mimetypes</text:p>
          </table:table-cell>
          <table:table-cell/>
          <table:table-cell office:value-type="string">
            <text:p>jar</text:p>
          </table:table-cell>
          <table:table-cell table:style-name="ce2"/>
          <table:table-cell table:number-columns-repeated="251"/>
        </table:table-row>
        <table:table-row table:style-name="ro1">
          <table:table-cell office:value-type="string">
            <text:p>mimetypes</text:p>
          </table:table-cell>
          <table:table-cell/>
          <table:table-cell office:value-type="string">
            <text:p>java_jar</text:p>
          </table:table-cell>
          <table:table-cell table:style-name="ce2"/>
          <table:table-cell table:number-columns-repeated="251"/>
        </table:table-row>
        <table:table-row table:style-name="ro1">
          <table:table-cell office:value-type="string">
            <text:p>mimetypes</text:p>
          </table:table-cell>
          <table:table-cell/>
          <table:table-cell office:value-type="string">
            <text:p>java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karbon_karbon</text:p>
          </table:table-cell>
          <table:table-cell table:style-name="ce2"/>
          <table:table-cell table:number-columns-repeated="251"/>
        </table:table-row>
        <table:table-row table:style-name="ro1">
          <table:table-cell office:value-type="string">
            <text:p>mimetypes</text:p>
          </table:table-cell>
          <table:table-cell/>
          <table:table-cell office:value-type="string">
            <text:p>kchart_chrt</text:p>
          </table:table-cell>
          <table:table-cell table:style-name="ce2"/>
          <table:table-cell table:number-columns-repeated="251"/>
        </table:table-row>
        <table:table-row table:style-name="ro1">
          <table:table-cell office:value-type="string">
            <text:p>mimetypes</text:p>
          </table:table-cell>
          <table:table-cell/>
          <table:table-cell office:value-type="string">
            <text:p>kdevelop_project</text:p>
          </table:table-cell>
          <table:table-cell table:style-name="ce2"/>
          <table:table-cell table:number-columns-repeated="251"/>
        </table:table-row>
        <table:table-row table:style-name="ro1">
          <table:table-cell office:value-type="string">
            <text:p>mimetypes</text:p>
          </table:table-cell>
          <table:table-cell/>
          <table:table-cell office:value-type="string">
            <text:p>kexi</text:p>
          </table:table-cell>
          <table:table-cell table:style-name="ce2"/>
          <table:table-cell table:number-columns-repeated="251"/>
        </table:table-row>
        <table:table-row table:style-name="ro1">
          <table:table-cell office:value-type="string">
            <text:p>mimetypes</text:p>
          </table:table-cell>
          <table:table-cell/>
          <table:table-cell office:value-type="string">
            <text:p>kexi_kexi</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hortcut</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qlite</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qlite2</text:p>
          </table:table-cell>
          <table:table-cell table:style-name="ce2"/>
          <table:table-cell table:number-columns-repeated="251"/>
        </table:table-row>
        <table:table-row table:style-name="ro1">
          <table:table-cell office:value-type="string">
            <text:p>mimetypes</text:p>
          </table:table-cell>
          <table:table-cell/>
          <table:table-cell office:value-type="string">
            <text:p>kformula_kfo</text:p>
          </table:table-cell>
          <table:table-cell table:style-name="ce2"/>
          <table:table-cell table:number-columns-repeated="251"/>
        </table:table-row>
        <table:table-row table:style-name="ro1">
          <table:table-cell office:value-type="string">
            <text:p>mimetypes</text:p>
          </table:table-cell>
          <table:table-cell/>
          <table:table-cell office:value-type="string">
            <text:p>kget_list</text:p>
          </table:table-cell>
          <table:table-cell table:style-name="ce2"/>
          <table:table-cell table:number-columns-repeated="251"/>
        </table:table-row>
        <table:table-row table:style-name="ro1">
          <table:table-cell office:value-type="string">
            <text:p>mimetypes</text:p>
          </table:table-cell>
          <table:table-cell/>
          <table:table-cell office:value-type="string">
            <text:p>kig_doc</text:p>
          </table:table-cell>
          <table:table-cell table:style-name="ce2"/>
          <table:table-cell table:number-columns-repeated="251"/>
        </table:table-row>
        <table:table-row table:style-name="ro1">
          <table:table-cell office:value-type="string">
            <text:p>mimetypes</text:p>
          </table:table-cell>
          <table:table-cell/>
          <table:table-cell office:value-type="string">
            <text:p>kivio_flw</text:p>
          </table:table-cell>
          <table:table-cell table:style-name="ce2"/>
          <table:table-cell table:number-columns-repeated="251"/>
        </table:table-row>
        <table:table-row table:style-name="ro1">
          <table:table-cell office:value-type="string">
            <text:p>mimetypes</text:p>
          </table:table-cell>
          <table:table-cell/>
          <table:table-cell office:value-type="string">
            <text:p>kmultiple</text:p>
          </table:table-cell>
          <table:table-cell table:style-name="ce2"/>
          <table:table-cell table:number-columns-repeated="251"/>
        </table:table-row>
        <table:table-row table:style-name="ro1">
          <table:table-cell office:value-type="string">
            <text:p>mimetypes</text:p>
          </table:table-cell>
          <table:table-cell/>
          <table:table-cell office:value-type="string">
            <text:p>kmy</text:p>
          </table:table-cell>
          <table:table-cell table:style-name="ce2"/>
          <table:table-cell table:number-columns-repeated="251"/>
        </table:table-row>
        <table:table-row table:style-name="ro1">
          <table:table-cell office:value-type="string">
            <text:p>mimetypes</text:p>
          </table:table-cell>
          <table:table-cell/>
          <table:table-cell office:value-type="string">
            <text:p>koffice</text:p>
          </table:table-cell>
          <table:table-cell table:style-name="ce2"/>
          <table:table-cell table:number-columns-repeated="251"/>
        </table:table-row>
        <table:table-row table:style-name="ro1">
          <table:table-cell office:value-type="string">
            <text:p>mimetypes</text:p>
          </table:table-cell>
          <table:table-cell/>
          <table:table-cell office:value-type="string">
            <text:p>kopete_emoticons</text:p>
          </table:table-cell>
          <table:table-cell table:style-name="ce2"/>
          <table:table-cell table:number-columns-repeated="251"/>
        </table:table-row>
        <table:table-row table:style-name="ro1">
          <table:table-cell office:value-type="string">
            <text:p>mimetypes</text:p>
          </table:table-cell>
          <table:table-cell/>
          <table:table-cell office:value-type="string">
            <text:p>kpovmodeler_doc</text:p>
          </table:table-cell>
          <table:table-cell table:style-name="ce2"/>
          <table:table-cell table:number-columns-repeated="251"/>
        </table:table-row>
        <table:table-row table:style-name="ro1">
          <table:table-cell office:value-type="string">
            <text:p>mimetypes</text:p>
          </table:table-cell>
          <table:table-cell/>
          <table:table-cell office:value-type="string">
            <text:p>kpresenter_kpr</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empty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play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rec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ita_kra</text:p>
          </table:table-cell>
          <table:table-cell table:style-name="ce2"/>
          <table:table-cell table:number-columns-repeated="251"/>
        </table:table-row>
        <table:table-row table:style-name="ro1">
          <table:table-cell office:value-type="string">
            <text:p>mimetypes</text:p>
          </table:table-cell>
          <table:table-cell/>
          <table:table-cell office:value-type="string">
            <text:p>kspread_ksp</text:p>
          </table:table-cell>
          <table:table-cell table:style-name="ce2"/>
          <table:table-cell table:number-columns-repeated="251"/>
        </table:table-row>
        <table:table-row table:style-name="ro1">
          <table:table-cell office:value-type="string">
            <text:p>mimetypes</text:p>
          </table:table-cell>
          <table:table-cell/>
          <table:table-cell office:value-type="string">
            <text:p>kugar_kud</text:p>
          </table:table-cell>
          <table:table-cell table:style-name="ce2"/>
          <table:table-cell table:number-columns-repeated="251"/>
        </table:table-row>
        <table:table-row table:style-name="ro1">
          <table:table-cell office:value-type="string">
            <text:p>mimetypes</text:p>
          </table:table-cell>
          <table:table-cell/>
          <table:table-cell office:value-type="string">
            <text:p>kugardata</text:p>
          </table:table-cell>
          <table:table-cell table:style-name="ce2"/>
          <table:table-cell table:number-columns-repeated="251"/>
        </table:table-row>
        <table:table-row table:style-name="ro1">
          <table:table-cell office:value-type="string">
            <text:p>mimetypes</text:p>
          </table:table-cell>
          <table:table-cell/>
          <table:table-cell office:value-type="string">
            <text:p>kword_kwd</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c</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c_kwordquiz</text:p>
          </table:table-cell>
          <table:table-cell table:style-name="ce2"/>
          <table:table-cell table:number-columns-repeated="251"/>
        </table:table-row>
        <table:table-row table:style-name="ro1">
          <table:table-cell office:value-type="string">
            <text:p>mimetypes</text:p>
          </table:table-cell>
          <table:table-cell/>
          <table:table-cell office:value-type="string">
            <text:p>log</text:p>
          </table:table-cell>
          <table:table-cell table:style-name="ce2"/>
          <table:table-cell table:number-columns-repeated="251"/>
        </table:table-row>
        <table:table-row table:style-name="ro1">
          <table:table-cell office:value-type="string">
            <text:p>mimetypes</text:p>
          </table:table-cell>
          <table:table-cell/>
          <table:table-cell office:value-type="string">
            <text:p>lpl</text:p>
          </table:table-cell>
          <table:table-cell table:style-name="ce2"/>
          <table:table-cell table:number-columns-repeated="251"/>
        </table:table-row>
        <table:table-row table:style-name="ro1">
          <table:table-cell office:value-type="string">
            <text:p>mimetypes</text:p>
          </table:table-cell>
          <table:table-cell/>
          <table:table-cell office:value-type="string">
            <text:p>make</text:p>
          </table:table-cell>
          <table:table-cell table:style-name="ce2"/>
          <table:table-cell table:number-columns-repeated="251"/>
        </table:table-row>
        <table:table-row table:style-name="ro1">
          <table:table-cell office:value-type="string">
            <text:p>mimetypes</text:p>
          </table:table-cell>
          <table:table-cell/>
          <table:table-cell office:value-type="string">
            <text:p>man</text:p>
          </table:table-cell>
          <table:table-cell table:style-name="ce2"/>
          <table:table-cell table:number-columns-repeated="251"/>
        </table:table-row>
        <table:table-row table:style-name="ro1">
          <table:table-cell office:value-type="string">
            <text:p>mimetypes</text:p>
          </table:table-cell>
          <table:table-cell/>
          <table:table-cell office:value-type="string">
            <text:p>message</text:p>
          </table:table-cell>
          <table:table-cell table:style-name="ce2"/>
          <table:table-cell table:number-columns-repeated="251"/>
        </table:table-row>
        <table:table-row table:style-name="ro1">
          <table:table-cell office:value-type="string">
            <text:p>mimetypes</text:p>
          </table:table-cell>
          <table:table-cell/>
          <table:table-cell office:value-type="string">
            <text:p>metafont</text:p>
          </table:table-cell>
          <table:table-cell table:style-name="ce2"/>
          <table:table-cell table:number-columns-repeated="251"/>
        </table:table-row>
        <table:table-row table:style-name="ro1">
          <table:table-cell office:value-type="string">
            <text:p>mimetypes</text:p>
          </table:table-cell>
          <table:table-cell/>
          <table:table-cell office:value-type="string">
            <text:p>midi</text:p>
          </table:table-cell>
          <table:table-cell table:style-name="ce2"/>
          <table:table-cell table:number-columns-repeated="251"/>
        </table:table-row>
        <table:table-row table:style-name="ro1">
          <table:table-cell office:value-type="string">
            <text:p>mimetypes</text:p>
          </table:table-cell>
          <table:table-cell/>
          <table:table-cell office:value-type="string">
            <text:p>mime</text:p>
          </table:table-cell>
          <table:table-cell table:style-name="ce2"/>
          <table:table-cell table:number-columns-repeated="251"/>
        </table:table-row>
        <table:table-row table:style-name="ro1">
          <table:table-cell office:value-type="string">
            <text:p>mimetypes</text:p>
          </table:table-cell>
          <table:table-cell/>
          <table:table-cell office:value-type="string">
            <text:p>mime_kaffeine</text:p>
          </table:table-cell>
          <table:table-cell table:style-name="ce2"/>
          <table:table-cell table:number-columns-repeated="251"/>
        </table:table-row>
        <table:table-row table:style-name="ro1">
          <table:table-cell office:value-type="string">
            <text:p>mimetypes</text:p>
          </table:table-cell>
          <table:table-cell/>
          <table:table-cell office:value-type="string">
            <text:p>mime_lyx</text:p>
          </table:table-cell>
          <table:table-cell table:style-name="ce2"/>
          <table:table-cell table:number-columns-repeated="251"/>
        </table:table-row>
        <table:table-row table:style-name="ro1">
          <table:table-cell office:value-type="string">
            <text:p>mimetypes</text:p>
          </table:table-cell>
          <table:table-cell/>
          <table:table-cell office:value-type="string">
            <text:p>mime_video</text:p>
          </table:table-cell>
          <table:table-cell table:style-name="ce2"/>
          <table:table-cell table:number-columns-repeated="251"/>
        </table:table-row>
        <table:table-row table:style-name="ro1">
          <table:table-cell office:value-type="string">
            <text:p>mimetypes</text:p>
          </table:table-cell>
          <table:table-cell/>
          <table:table-cell office:value-type="string">
            <text:p>misc</text:p>
          </table:table-cell>
          <table:table-cell table:style-name="ce2"/>
          <table:table-cell table:number-columns-repeated="251"/>
        </table:table-row>
        <table:table-row table:style-name="ro1">
          <table:table-cell office:value-type="string">
            <text:p>mimetypes</text:p>
          </table:table-cell>
          <table:table-cell/>
          <table:table-cell office:value-type="string">
            <text:p>misc_doc</text:p>
          </table:table-cell>
          <table:table-cell table:style-name="ce2"/>
          <table:table-cell table:number-columns-repeated="251"/>
        </table:table-row>
        <table:table-row table:style-name="ro1">
          <table:table-cell office:value-type="string">
            <text:p>mimetypes</text:p>
          </table:table-cell>
          <table:table-cell/>
          <table:table-cell office:value-type="string">
            <text:p>moc_src</text:p>
          </table:table-cell>
          <table:table-cell table:style-name="ce2"/>
          <table:table-cell table:number-columns-repeated="251"/>
        </table:table-row>
        <table:table-row table:style-name="ro1">
          <table:table-cell office:value-type="string">
            <text:p>mimetypes</text:p>
          </table:table-cell>
          <table:table-cell/>
          <table:table-cell office:value-type="string">
            <text:p>money</text:p>
          </table:table-cell>
          <table:table-cell table:style-name="ce2"/>
          <table:table-cell table:number-columns-repeated="251"/>
        </table:table-row>
        <table:table-row table:style-name="ro1">
          <table:table-cell office:value-type="string">
            <text:p>mimetypes</text:p>
          </table:table-cell>
          <table:table-cell/>
          <table:table-cell office:value-type="string">
            <text:p>mozilla_doc</text:p>
          </table:table-cell>
          <table:table-cell table:style-name="ce2"/>
          <table:table-cell table:number-columns-repeated="251"/>
        </table:table-row>
        <table:table-row table:style-name="ro1">
          <table:table-cell office:value-type="string">
            <text:p>mimetypes</text:p>
          </table:table-cell>
          <table:table-cell/>
          <table:table-cell office:value-type="string">
            <text:p>netscape</text:p>
          </table:table-cell>
          <table:table-cell table:style-name="ce2"/>
          <table:table-cell table:number-columns-repeated="251"/>
        </table:table-row>
        <table:table-row table:style-name="ro1">
          <table:table-cell office:value-type="string">
            <text:p>mimetypes</text:p>
          </table:table-cell>
          <table:table-cell/>
          <table:table-cell office:value-type="string">
            <text:p>netscape_doc</text:p>
          </table:table-cell>
          <table:table-cell table:style-name="ce2"/>
          <table:table-cell table:number-columns-repeated="251"/>
        </table:table-row>
        <table:table-row table:style-name="ro1">
          <table:table-cell office:value-type="string">
            <text:p>mimetypes</text:p>
          </table:table-cell>
          <table:table-cell/>
          <table:table-cell office:value-type="string">
            <text:p>news</text:p>
          </table:table-cell>
          <table:table-cell table:style-name="ce2"/>
          <table:table-cell table:number-columns-repeated="251"/>
        </table:table-row>
        <table:table-row table:style-name="ro1">
          <table:table-cell office:value-type="string">
            <text:p>mimetypes</text:p>
          </table:table-cell>
          <table:table-cell/>
          <table:table-cell office:value-type="string">
            <text:p>odf</text:p>
          </table:table-cell>
          <table:table-cell table:style-name="ce2"/>
          <table:table-cell table:number-columns-repeated="251"/>
        </table:table-row>
        <table:table-row table:style-name="ro1">
          <table:table-cell office:value-type="string">
            <text:p>mimetypes</text:p>
          </table:table-cell>
          <table:table-cell/>
          <table:table-cell office:value-type="string">
            <text:p>odf-odb</text:p>
          </table:table-cell>
          <table:table-cell table:style-name="ce2"/>
          <table:table-cell table:number-columns-repeated="251"/>
        </table:table-row>
        <table:table-row table:style-name="ro1">
          <table:table-cell office:value-type="string">
            <text:p>mimetypes</text:p>
          </table:table-cell>
          <table:table-cell/>
          <table:table-cell office:value-type="string">
            <text:p>odf-odc</text:p>
          </table:table-cell>
          <table:table-cell table:style-name="ce2"/>
          <table:table-cell table:number-columns-repeated="251"/>
        </table:table-row>
        <table:table-row table:style-name="ro1">
          <table:table-cell office:value-type="string">
            <text:p>mimetypes</text:p>
          </table:table-cell>
          <table:table-cell/>
          <table:table-cell office:value-type="string">
            <text:p>odf-odf</text:p>
          </table:table-cell>
          <table:table-cell table:style-name="ce2"/>
          <table:table-cell table:number-columns-repeated="251"/>
        </table:table-row>
        <table:table-row table:style-name="ro1">
          <table:table-cell office:value-type="string">
            <text:p>mimetypes</text:p>
          </table:table-cell>
          <table:table-cell/>
          <table:table-cell office:value-type="string">
            <text:p>odf-odg</text:p>
          </table:table-cell>
          <table:table-cell table:style-name="ce2"/>
          <table:table-cell table:number-columns-repeated="251"/>
        </table:table-row>
        <table:table-row table:style-name="ro1">
          <table:table-cell office:value-type="string">
            <text:p>mimetypes</text:p>
          </table:table-cell>
          <table:table-cell/>
          <table:table-cell office:value-type="string">
            <text:p>odf-odi</text:p>
          </table:table-cell>
          <table:table-cell table:style-name="ce2"/>
          <table:table-cell table:number-columns-repeated="251"/>
        </table:table-row>
        <table:table-row table:style-name="ro1">
          <table:table-cell office:value-type="string">
            <text:p>mimetypes</text:p>
          </table:table-cell>
          <table:table-cell/>
          <table:table-cell office:value-type="string">
            <text:p>odf-odp</text:p>
          </table:table-cell>
          <table:table-cell table:style-name="ce2"/>
          <table:table-cell table:number-columns-repeated="251"/>
        </table:table-row>
        <table:table-row table:style-name="ro1">
          <table:table-cell office:value-type="string">
            <text:p>mimetypes</text:p>
          </table:table-cell>
          <table:table-cell/>
          <table:table-cell office:value-type="string">
            <text:p>odf-ods</text:p>
          </table:table-cell>
          <table:table-cell table:style-name="ce2"/>
          <table:table-cell table:number-columns-repeated="251"/>
        </table:table-row>
        <table:table-row table:style-name="ro1">
          <table:table-cell office:value-type="string">
            <text:p>mimetypes</text:p>
          </table:table-cell>
          <table:table-cell/>
          <table:table-cell office:value-type="string">
            <text:p>odf-odt</text:p>
          </table:table-cell>
          <table:table-cell table:style-name="ce2"/>
          <table:table-cell table:number-columns-repeated="251"/>
        </table:table-row>
        <table:table-row table:style-name="ro1">
          <table:table-cell office:value-type="string">
            <text:p>mimetypes</text:p>
          </table:table-cell>
          <table:table-cell/>
          <table:table-cell office:value-type="string">
            <text:p>pdf</text:p>
          </table:table-cell>
          <table:table-cell table:style-name="ce2"/>
          <table:table-cell table:number-columns-repeated="251"/>
        </table:table-row>
        <table:table-row table:style-name="ro1">
          <table:table-cell office:value-type="string">
            <text:p>mimetypes</text:p>
          </table:table-cell>
          <table:table-cell/>
          <table:table-cell office:value-type="string">
            <text:p>php</text:p>
          </table:table-cell>
          <table:table-cell table:style-name="ce2"/>
          <table:table-cell table:number-columns-repeated="251"/>
        </table:table-row>
        <table:table-row table:style-name="ro1">
          <table:table-cell office:value-type="string">
            <text:p>mimetypes</text:p>
          </table:table-cell>
          <table:table-cell/>
          <table:table-cell office:value-type="string">
            <text:p>pk</text:p>
          </table:table-cell>
          <table:table-cell table:style-name="ce2"/>
          <table:table-cell table:number-columns-repeated="251"/>
        </table:table-row>
        <table:table-row table:style-name="ro1">
          <table:table-cell office:value-type="string">
            <text:p>mimetypes</text:p>
          </table:table-cell>
          <table:table-cell/>
          <table:table-cell office:value-type="string">
            <text:p>plasmoid</text:p>
          </table:table-cell>
          <table:table-cell table:style-name="ce2"/>
          <table:table-cell table:number-columns-repeated="251"/>
        </table:table-row>
        <table:table-row table:style-name="ro1">
          <table:table-cell office:value-type="string">
            <text:p>mimetypes</text:p>
          </table:table-cell>
          <table:table-cell/>
          <table:table-cell office:value-type="string">
            <text:p>post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presentation</text:p>
          </table:table-cell>
          <table:table-cell table:style-name="ce2"/>
          <table:table-cell table:number-columns-repeated="251"/>
        </table:table-row>
        <table:table-row table:style-name="ro1">
          <table:table-cell office:value-type="string">
            <text:p>mimetypes</text:p>
          </table:table-cell>
          <table:table-cell/>
          <table:table-cell office:value-type="string">
            <text:p>printer</text:p>
          </table:table-cell>
          <table:table-cell table:style-name="ce2"/>
          <table:table-cell table:number-columns-repeated="251"/>
        </table:table-row>
        <table:table-row table:style-name="ro1">
          <table:table-cell office:value-type="string">
            <text:p>mimetypes</text:p>
          </table:table-cell>
          <table:table-cell/>
          <table:table-cell office:value-type="string">
            <text:p>psd</text:p>
          </table:table-cell>
          <table:table-cell table:style-name="ce2"/>
          <table:table-cell table:number-columns-repeated="251"/>
        </table:table-row>
        <table:table-row table:style-name="ro1">
          <table:table-cell office:value-type="string">
            <text:p>mimetypes</text:p>
          </table:table-cell>
          <table:table-cell/>
          <table:table-cell office:value-type="string">
            <text:p>quicktime</text:p>
          </table:table-cell>
          <table:table-cell table:style-name="ce2"/>
          <table:table-cell table:number-columns-repeated="251"/>
        </table:table-row>
        <table:table-row table:style-name="ro1">
          <table:table-cell office:value-type="string">
            <text:p>mimetypes</text:p>
          </table:table-cell>
          <table:table-cell/>
          <table:table-cell office:value-type="string">
            <text:p>readme</text:p>
          </table:table-cell>
          <table:table-cell table:style-name="ce2"/>
          <table:table-cell table:number-columns-repeated="251"/>
        </table:table-row>
        <table:table-row table:style-name="ro1">
          <table:table-cell office:value-type="string">
            <text:p>mimetypes</text:p>
          </table:table-cell>
          <table:table-cell/>
          <table:table-cell office:value-type="string">
            <text:p>real</text:p>
          </table:table-cell>
          <table:table-cell table:style-name="ce2"/>
          <table:table-cell table:number-columns-repeated="251"/>
        </table:table-row>
        <table:table-row table:style-name="ro1">
          <table:table-cell office:value-type="string">
            <text:p>mimetypes</text:p>
          </table:table-cell>
          <table:table-cell/>
          <table:table-cell office:value-type="string">
            <text:p>real_doc</text:p>
          </table:table-cell>
          <table:table-cell table:style-name="ce2"/>
          <table:table-cell table:number-columns-repeated="251"/>
        </table:table-row>
        <table:table-row table:style-name="ro1">
          <table:table-cell office:value-type="string">
            <text:p>mimetypes</text:p>
          </table:table-cell>
          <table:table-cell/>
          <table:table-cell office:value-type="string">
            <text:p>recycled</text:p>
          </table:table-cell>
          <table:table-cell table:style-name="ce2"/>
          <table:table-cell table:number-columns-repeated="251"/>
        </table:table-row>
        <table:table-row table:style-name="ro1">
          <table:table-cell office:value-type="string">
            <text:p>mimetypes</text:p>
          </table:table-cell>
          <table:table-cell/>
          <table:table-cell office:value-type="string">
            <text:p>reject</text:p>
          </table:table-cell>
          <table:table-cell table:style-name="ce2"/>
          <table:table-cell table:number-columns-repeated="251"/>
        </table:table-row>
        <table:table-row table:style-name="ro1">
          <table:table-cell office:value-type="string">
            <text:p>mimetypes</text:p>
          </table:table-cell>
          <table:table-cell/>
          <table:table-cell office:value-type="string">
            <text:p>resource</text:p>
          </table:table-cell>
          <table:table-cell table:style-name="ce2"/>
          <table:table-cell table:number-columns-repeated="251"/>
        </table:table-row>
        <table:table-row table:style-name="ro1">
          <table:table-cell office:value-type="string">
            <text:p>mimetypes</text:p>
          </table:table-cell>
          <table:table-cell/>
          <table:table-cell office:value-type="string">
            <text:p>rpm</text:p>
          </table:table-cell>
          <table:table-cell table:style-name="ce2"/>
          <table:table-cell table:number-columns-repeated="251"/>
        </table:table-row>
        <table:table-row table:style-name="ro1">
          <table:table-cell office:value-type="string">
            <text:p>mimetypes</text:p>
          </table:table-cell>
          <table:table-cell/>
          <table:table-cell office:value-type="string">
            <text:p>shell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soffice</text:p>
          </table:table-cell>
          <table:table-cell table:style-name="ce2"/>
          <table:table-cell table:number-columns-repeated="251"/>
        </table:table-row>
        <table:table-row table:style-name="ro1">
          <table:table-cell office:value-type="string">
            <text:p>mimetypes</text:p>
          </table:table-cell>
          <table:table-cell/>
          <table:table-cell office:value-type="string">
            <text:p>sound</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p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shar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f</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h</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j</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java</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moc</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mono</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o</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h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y</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s</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xm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y</text:p>
          </table:table-cell>
          <table:table-cell table:style-name="ce2"/>
          <table:table-cell table:number-columns-repeated="251"/>
        </table:table-row>
        <table:table-row table:style-name="ro1">
          <table:table-cell office:value-type="string">
            <text:p>mimetypes</text:p>
          </table:table-cell>
          <table:table-cell/>
          <table:table-cell office:value-type="string">
            <text:p>spreadsheet</text:p>
          </table:table-cell>
          <table:table-cell table:style-name="ce2"/>
          <table:table-cell table:number-columns-repeated="251"/>
        </table:table-row>
        <table:table-row table:style-name="ro1">
          <table:table-cell office:value-type="string">
            <text:p>mimetypes</text:p>
          </table:table-cell>
          <table:table-cell/>
          <table:table-cell office:value-type="string">
            <text:p>sql</text:p>
          </table:table-cell>
          <table:table-cell table:style-name="ce2"/>
          <table:table-cell table:number-columns-repeated="251"/>
        </table:table-row>
        <table:table-row table:style-name="ro1">
          <table:table-cell office:value-type="string">
            <text:p>mimetypes</text:p>
          </table:table-cell>
          <table:table-cell/>
          <table:table-cell office:value-type="string">
            <text:p>superkaramba_theme</text:p>
          </table:table-cell>
          <table:table-cell table:style-name="ce2"/>
          <table:table-cell table:number-columns-repeated="251"/>
        </table:table-row>
        <table:table-row table:style-name="ro1">
          <table:table-cell office:value-type="string">
            <text:p>mimetypes</text:p>
          </table:table-cell>
          <table:table-cell/>
          <table:table-cell office:value-type="string">
            <text:p>swf</text:p>
          </table:table-cell>
          <table:table-cell table:style-name="ce2"/>
          <table:table-cell table:number-columns-repeated="251"/>
        </table:table-row>
        <table:table-row table:style-name="ro1">
          <table:table-cell office:value-type="string">
            <text:p>mimetypes</text:p>
          </table:table-cell>
          <table:table-cell/>
          <table:table-cell office:value-type="string">
            <text:p>tar</text:p>
          </table:table-cell>
          <table:table-cell table:style-name="ce2"/>
          <table:table-cell table:number-columns-repeated="251"/>
        </table:table-row>
        <table:table-row table:style-name="ro1">
          <table:table-cell office:value-type="string">
            <text:p>mimetypes</text:p>
          </table:table-cell>
          <table:table-cell/>
          <table:table-cell office:value-type="string">
            <text:p>tellico</text:p>
          </table:table-cell>
          <table:table-cell table:style-name="ce2"/>
          <table:table-cell table:number-columns-repeated="251"/>
        </table:table-row>
        <table:table-row table:style-name="ro1">
          <table:table-cell office:value-type="string">
            <text:p>mimetypes</text:p>
          </table:table-cell>
          <table:table-cell/>
          <table:table-cell office:value-type="string">
            <text:p>template</text:p>
          </table:table-cell>
          <table:table-cell table:style-name="ce2"/>
          <table:table-cell table:number-columns-repeated="251"/>
        </table:table-row>
        <table:table-row table:style-name="ro1">
          <table:table-cell office:value-type="string">
            <text:p>mimetypes</text:p>
          </table:table-cell>
          <table:table-cell/>
          <table:table-cell office:value-type="string">
            <text:p>tex</text:p>
          </table:table-cell>
          <table:table-cell table:style-name="ce2"/>
          <table:table-cell table:number-columns-repeated="251"/>
        </table:table-row>
        <table:table-row table:style-name="ro1">
          <table:table-cell office:value-type="string">
            <text:p>mimetypes</text:p>
          </table:table-cell>
          <table:table-cell/>
          <table:table-cell office:value-type="string">
            <text:p>text</text:p>
          </table:table-cell>
          <table:table-cell table:style-name="ce2"/>
          <table:table-cell table:number-columns-repeated="251"/>
        </table:table-row>
        <table:table-row table:style-name="ro1">
          <table:table-cell office:value-type="string">
            <text:p>mimetypes</text:p>
          </table:table-cell>
          <table:table-cell/>
          <table:table-cell office:value-type="string">
            <text:p>tgz</text:p>
          </table:table-cell>
          <table:table-cell table:style-name="ce2"/>
          <table:table-cell table:number-columns-repeated="251"/>
        </table:table-row>
        <table:table-row table:style-name="ro1">
          <table:table-cell office:value-type="string">
            <text:p>mimetypes</text:p>
          </table:table-cell>
          <table:table-cell/>
          <table:table-cell office:value-type="string">
            <text:p>trash</text:p>
          </table:table-cell>
          <table:table-cell table:style-name="ce2"/>
          <table:table-cell table:number-columns-repeated="251"/>
        </table:table-row>
        <table:table-row table:style-name="ro1">
          <table:table-cell office:value-type="string">
            <text:p>mimetypes</text:p>
          </table:table-cell>
          <table:table-cell/>
          <table:table-cell office:value-type="string">
            <text:p>txt</text:p>
          </table:table-cell>
          <table:table-cell table:style-name="ce2"/>
          <table:table-cell table:number-columns-repeated="251"/>
        </table:table-row>
        <table:table-row table:style-name="ro1">
          <table:table-cell office:value-type="string">
            <text:p>mimetypes</text:p>
          </table:table-cell>
          <table:table-cell/>
          <table:table-cell office:value-type="string">
            <text:p>txt2</text:p>
          </table:table-cell>
          <table:table-cell table:style-name="ce2"/>
          <table:table-cell table:number-columns-repeated="251"/>
        </table:table-row>
        <table:table-row table:style-name="ro1">
          <table:table-cell office:value-type="string">
            <text:p>mimetypes</text:p>
          </table:table-cell>
          <table:table-cell/>
          <table:table-cell office:value-type="string">
            <text:p>umbrellofile</text:p>
          </table:table-cell>
          <table:table-cell table:style-name="ce2"/>
          <table:table-cell table:number-columns-repeated="251"/>
        </table:table-row>
        <table:table-row table:style-name="ro1">
          <table:table-cell office:value-type="string">
            <text:p>mimetypes</text:p>
          </table:table-cell>
          <table:table-cell/>
          <table:table-cell office:value-type="string">
            <text:p>vcalendar</text:p>
          </table:table-cell>
          <table:table-cell table:style-name="ce2"/>
          <table:table-cell table:number-columns-repeated="251"/>
        </table:table-row>
        <table:table-row table:style-name="ro1">
          <table:table-cell office:value-type="string">
            <text:p>mimetypes</text:p>
          </table:table-cell>
          <table:table-cell/>
          <table:table-cell office:value-type="string">
            <text:p>vcard</text:p>
          </table:table-cell>
          <table:table-cell table:style-name="ce2"/>
          <table:table-cell table:number-columns-repeated="251"/>
        </table:table-row>
        <table:table-row table:style-name="ro1">
          <table:table-cell office:value-type="string">
            <text:p>mimetypes</text:p>
          </table:table-cell>
          <table:table-cell/>
          <table:table-cell office:value-type="string">
            <text:p>vectorgfx</text:p>
          </table:table-cell>
          <table:table-cell table:style-name="ce2"/>
          <table:table-cell table:number-columns-repeated="251"/>
        </table:table-row>
        <table:table-row table:style-name="ro1">
          <table:table-cell office:value-type="string">
            <text:p>mimetypes</text:p>
          </table:table-cell>
          <table:table-cell/>
          <table:table-cell office:value-type="string">
            <text:p>video</text:p>
          </table:table-cell>
          <table:table-cell table:style-name="ce2"/>
          <table:table-cell table:number-columns-repeated="251"/>
        </table:table-row>
        <table:table-row table:style-name="ro1">
          <table:table-cell office:value-type="string">
            <text:p>mimetypes</text:p>
          </table:table-cell>
          <table:table-cell/>
          <table:table-cell office:value-type="string">
            <text:p>widget_doc</text:p>
          </table:table-cell>
          <table:table-cell table:style-name="ce2"/>
          <table:table-cell table:number-columns-repeated="251"/>
        </table:table-row>
        <table:table-row table:style-name="ro1">
          <table:table-cell office:value-type="string">
            <text:p>mimetypes</text:p>
          </table:table-cell>
          <table:table-cell/>
          <table:table-cell office:value-type="string">
            <text:p>wordprocessing</text:p>
          </table:table-cell>
          <table:table-cell table:style-name="ce2"/>
          <table:table-cell table:number-columns-repeated="251"/>
        </table:table-row>
        <table:table-row table:style-name="ro1">
          <table:table-cell office:value-type="string">
            <text:p>mimetypes</text:p>
          </table:table-cell>
          <table:table-cell/>
          <table:table-cell office:value-type="string">
            <text:p>xml</text:p>
          </table:table-cell>
          <table:table-cell table:style-name="ce2"/>
          <table:table-cell table:number-columns-repeated="251"/>
        </table:table-row>
        <table:table-row table:style-name="ro1">
          <table:table-cell office:value-type="string">
            <text:p>mimetypes</text:p>
          </table:table-cell>
          <table:table-cell/>
          <table:table-cell office:value-type="string">
            <text:p>you</text:p>
          </table:table-cell>
          <table:table-cell table:style-name="ce2"/>
          <table:table-cell table:number-columns-repeated="251"/>
        </table:table-row>
        <table:table-row table:style-name="ro2">
          <table:table-cell table:style-name="ce2"/>
          <table:table-cell table:number-columns-repeated="254"/>
        </table:table-row>
        <table:table-row table:style-name="ro3">
          <table:table-cell office:value-type="string">
            <text:p>mimetypes</text:p>
          </table:table-cell>
          <table:table-cell office:value-type="string">
            <text:p>application-chm</text:p>
          </table:table-cell>
          <table:table-cell office:value-type="string">
            <text:p>help</text:p>
          </table:table-cell>
          <table:table-cell table:number-columns-repeated="252"/>
        </table:table-row>
        <table:table-row table:style-name="ro3">
          <table:table-cell office:value-type="string">
            <text:p>mimetypes</text:p>
          </table:table-cell>
          <table:table-cell office:value-type="string">
            <text:p>application-fits</text:p>
          </table:table-cell>
          <table:table-cell office:value-type="string">
            <text:p>binary</text:p>
          </table:table-cell>
          <table:table-cell table:number-columns-repeated="252"/>
        </table:table-row>
        <table:table-row table:style-name="ro3">
          <table:table-cell office:value-type="string">
            <text:p>mimetypes</text:p>
          </table:table-cell>
          <table:table-cell office:value-type="string">
            <text:p>application-illustrator</text:p>
          </table:table-cell>
          <table:table-cell office:value-type="string">
            <text:p>pdf</text:p>
          </table:table-cell>
          <table:table-cell table:number-columns-repeated="252"/>
        </table:table-row>
        <table:table-row table:style-name="ro3">
          <table:table-cell office:value-type="string">
            <text:p>mimetypes</text:p>
          </table:table-cell>
          <table:table-cell office:value-type="string">
            <text:p>application-java</text:p>
          </table:table-cell>
          <table:table-cell office:value-type="string">
            <text:p>source_java</text:p>
          </table:table-cell>
          <table:table-cell table:number-columns-repeated="252"/>
        </table:table-row>
        <table:table-row table:style-name="ro3">
          <table:table-cell office:value-type="string">
            <text:p>mimetypes</text:p>
          </table:table-cell>
          <table:table-cell office:value-type="string">
            <text:p>application-mathml+xm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application-msexcel</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mspowerpoint</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msword</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ogg</text:p>
          </table:table-cell>
          <table:table-cell office:value-type="string">
            <text:p>multimedia</text:p>
          </table:table-cell>
          <table:table-cell table:number-columns-repeated="252"/>
        </table:table-row>
        <table:table-row table:style-name="ro3">
          <table:table-cell office:value-type="string">
            <text:p>mimetypes</text:p>
          </table:table-cell>
          <table:table-cell office:value-type="string">
            <text:p>application-pdf</text:p>
          </table:table-cell>
          <table:table-cell office:value-type="string">
            <text:p>pdf</text:p>
          </table:table-cell>
          <table:table-cell table:number-columns-repeated="252"/>
        </table:table-row>
        <table:table-row table:style-name="ro3">
          <table:table-cell office:value-type="string">
            <text:p>mimetypes</text:p>
          </table:table-cell>
          <table:table-cell office:value-type="string">
            <text:p>application-pgp-encrypted</text:p>
          </table:table-cell>
          <table:table-cell office:value-type="string">
            <text:p>encrypted</text:p>
          </table:table-cell>
          <table:table-cell table:number-columns-repeated="252"/>
        </table:table-row>
        <table:table-row table:style-name="ro3">
          <table:table-cell office:value-type="string">
            <text:p>mimetypes</text:p>
          </table:table-cell>
          <table:table-cell office:value-type="string">
            <text:p>application-pgp-keys</text:p>
          </table:table-cell>
          <table:table-cell office:value-type="string">
            <text:p>certificate</text:p>
          </table:table-cell>
          <table:table-cell table:number-columns-repeated="252"/>
        </table:table-row>
        <table:table-row table:style-name="ro3">
          <table:table-cell office:value-type="string">
            <text:p>mimetypes</text:p>
          </table:table-cell>
          <table:table-cell office:value-type="string">
            <text:p>application-pgp-signature</text:p>
          </table:table-cell>
          <table:table-cell office:value-type="string">
            <text:p>encrypted</text:p>
          </table:table-cell>
          <table:table-cell table:number-columns-repeated="252"/>
        </table:table-row>
        <table:table-row table:style-name="ro3">
          <table:table-cell office:value-type="string">
            <text:p>mimetypes</text:p>
          </table:table-cell>
          <table:table-cell office:value-type="string">
            <text:p>application-pgp</text:p>
          </table:table-cell>
          <table:table-cell office:value-type="string">
            <text:p>encrypted</text:p>
          </table:table-cell>
          <table:table-cell table:number-columns-repeated="252"/>
        </table:table-row>
        <table:table-row table:style-name="ro3">
          <table:table-cell office:value-type="string">
            <text:p>mimetypes</text:p>
          </table:table-cell>
          <table:table-cell office:value-type="string">
            <text:p>application-pkcs10</text:p>
          </table:table-cell>
          <table:table-cell office:value-type="string">
            <text:p>certificate</text:p>
          </table:table-cell>
          <table:table-cell table:number-columns-repeated="252"/>
        </table:table-row>
        <table:table-row table:style-name="ro3">
          <table:table-cell office:value-type="string">
            <text:p>mimetypes</text:p>
          </table:table-cell>
          <table:table-cell office:value-type="string">
            <text:p>application-pkcs7-mime</text:p>
          </table:table-cell>
          <table:table-cell office:value-type="string">
            <text:p>encrypted</text:p>
          </table:table-cell>
          <table:table-cell table:number-columns-repeated="252"/>
        </table:table-row>
        <table:table-row table:style-name="ro3">
          <table:table-cell office:value-type="string">
            <text:p>mimetypes</text:p>
          </table:table-cell>
          <table:table-cell office:value-type="string">
            <text:p>application-pkcs7-signature</text:p>
          </table:table-cell>
          <table:table-cell office:value-type="string">
            <text:p>certificate</text:p>
          </table:table-cell>
          <table:table-cell table:number-columns-repeated="252"/>
        </table:table-row>
        <table:table-row table:style-name="ro3">
          <table:table-cell office:value-type="string">
            <text:p>mimetypes</text:p>
          </table:table-cell>
          <table:table-cell office:value-type="string">
            <text:p>application-postscript</text:p>
          </table:table-cell>
          <table:table-cell office:value-type="string">
            <text:p>postscript</text:p>
          </table:table-cell>
          <table:table-cell table:number-columns-repeated="252"/>
        </table:table-row>
        <table:table-row table:style-name="ro3">
          <table:table-cell office:value-type="string">
            <text:p>mimetypes</text:p>
          </table:table-cell>
          <table:table-cell office:value-type="string">
            <text:p>application-relaxng</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application-smil</text:p>
          </table:table-cell>
          <table:table-cell office:value-type="string">
            <text:p>multimedia</text:p>
          </table:table-cell>
          <table:table-cell table:number-columns-repeated="252"/>
        </table:table-row>
        <table:table-row table:style-name="ro3">
          <table:table-cell office:value-type="string">
            <text:p>mimetypes</text:p>
          </table:table-cell>
          <table:table-cell office:value-type="string">
            <text:p>application-vnd.mozilla.xul+xml</text:p>
          </table:table-cell>
          <table:table-cell office:value-type="string">
            <text:p>netscape_doc</text:p>
          </table:table-cell>
          <table:table-cell table:number-columns-repeated="252"/>
        </table:table-row>
        <table:table-row table:style-name="ro3">
          <table:table-cell office:value-type="string">
            <text:p>mimetypes</text:p>
          </table:table-cell>
          <table:table-cell office:value-type="string">
            <text:p>application-vnd.ms-asf</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application-vnd.ms-excel</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ms-powerpoint</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vnd.ms-word</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ms-xpsdocument</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oasis.opendocument.chart</text:p>
          </table:table-cell>
          <table:table-cell office:value-type="string">
            <text:p>kchart_chrt</text:p>
          </table:table-cell>
          <table:table-cell table:number-columns-repeated="252"/>
        </table:table-row>
        <table:table-row table:style-name="ro3">
          <table:table-cell office:value-type="string">
            <text:p>mimetypes</text:p>
          </table:table-cell>
          <table:table-cell office:value-type="string">
            <text:p>application-vnd.oasis.opendocument.formula</text:p>
          </table:table-cell>
          <table:table-cell office:value-type="string">
            <text:p>formula</text:p>
          </table:table-cell>
          <table:table-cell table:number-columns-repeated="252"/>
        </table:table-row>
        <table:table-row table:style-name="ro3">
          <table:table-cell office:value-type="string">
            <text:p>mimetypes</text:p>
          </table:table-cell>
          <table:table-cell office:value-type="string">
            <text:p>application-vnd.oasis.opendocument.graphics-template</text:p>
          </table:table-cell>
          <table:table-cell office:value-type="string">
            <text:p>drawing</text:p>
          </table:table-cell>
          <table:table-cell table:number-columns-repeated="252"/>
        </table:table-row>
        <table:table-row table:style-name="ro3">
          <table:table-cell office:value-type="string">
            <text:p>mimetypes</text:p>
          </table:table-cell>
          <table:table-cell office:value-type="string">
            <text:p>application-vnd.oasis.opendocument.graphics</text:p>
          </table:table-cell>
          <table:table-cell office:value-type="string">
            <text:p>drawing</text:p>
          </table:table-cell>
          <table:table-cell table:number-columns-repeated="252"/>
        </table:table-row>
        <table:table-row table:style-name="ro3">
          <table:table-cell office:value-type="string">
            <text:p>mimetypes</text:p>
          </table:table-cell>
          <table:table-cell office:value-type="string">
            <text:p>application-vnd.oasis.opendocument.image</text:p>
          </table:table-cell>
          <table:table-cell office:value-type="string">
            <text:p>krita_kra</text:p>
          </table:table-cell>
          <table:table-cell table:number-columns-repeated="252"/>
        </table:table-row>
        <table:table-row table:style-name="ro3">
          <table:table-cell office:value-type="string">
            <text:p>mimetypes</text:p>
          </table:table-cell>
          <table:table-cell office:value-type="string">
            <text:p>application-vnd.oasis.opendocument.presentation-template</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vnd.oasis.opendocument.presentation</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vnd.oasis.opendocument.spreadsheet-template</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oasis.opendocument.spreadsheet</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oasis.opendocument.text-template</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oasis.opendocument.text</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palm</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rn-realmedia</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application-vnd.stardivision.calc</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stardivision.chart</text:p>
          </table:table-cell>
          <table:table-cell office:value-type="string">
            <text:p>kchart_chrt</text:p>
          </table:table-cell>
          <table:table-cell table:number-columns-repeated="252"/>
        </table:table-row>
        <table:table-row table:style-name="ro3">
          <table:table-cell office:value-type="string">
            <text:p>mimetypes</text:p>
          </table:table-cell>
          <table:table-cell office:value-type="string">
            <text:p>application-vnd.stardivision.draw</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application-vnd.stardivision.impress</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vnd.stardivision.math</text:p>
          </table:table-cell>
          <table:table-cell office:value-type="string">
            <text:p>kformula_kfo</text:p>
          </table:table-cell>
          <table:table-cell table:number-columns-repeated="252"/>
        </table:table-row>
        <table:table-row table:style-name="ro3">
          <table:table-cell office:value-type="string">
            <text:p>mimetypes</text:p>
          </table:table-cell>
          <table:table-cell office:value-type="string">
            <text:p>application-vnd.stardivision.writer-global</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stardivision.writer</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sun.xml.base</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sun.xml.calc</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sun.xml.calc.template</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vnd.sun.xml.draw</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application-vnd.sun.xml.draw.template</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application-vnd.sun.xml.impress</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vnd.sun.xml.impress.template</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vnd.sun.xml.writer</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sun.xml.writer.master</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vnd.sun.xml.writer.template</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wordperfect</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7z</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abiword</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ace</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afm</text:p>
          </table:table-cell>
          <table:table-cell office:value-type="string">
            <text:p>font_type1</text:p>
          </table:table-cell>
          <table:table-cell table:number-columns-repeated="252"/>
        </table:table-row>
        <table:table-row table:style-name="ro3">
          <table:table-cell office:value-type="string">
            <text:p>mimetypes</text:p>
          </table:table-cell>
          <table:table-cell office:value-type="string">
            <text:p>application-x-amipro</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applixgraphics</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application-x-applixspread</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x-applixword</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arc</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archive</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arj</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awk</text:p>
          </table:table-cell>
          <table:table-cell office:value-type="string">
            <text:p>shellscript</text:p>
          </table:table-cell>
          <table:table-cell table:number-columns-repeated="252"/>
        </table:table-row>
        <table:table-row table:style-name="ro3">
          <table:table-cell office:value-type="string">
            <text:p>mimetypes</text:p>
          </table:table-cell>
          <table:table-cell office:value-type="string">
            <text:p>application-x-bittorrent</text:p>
          </table:table-cell>
          <table:table-cell office:value-type="string">
            <text:p>bt</text:p>
          </table:table-cell>
          <table:table-cell table:number-columns-repeated="252"/>
        </table:table-row>
        <table:table-row table:style-name="ro3">
          <table:table-cell office:value-type="string">
            <text:p>mimetypes</text:p>
          </table:table-cell>
          <table:table-cell office:value-type="string">
            <text:p>application-x-bz2dvi</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bzip</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bzip2</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cda</text:p>
          </table:table-cell>
          <table:table-cell office:value-type="string">
            <text:p>cdtrack</text:p>
          </table:table-cell>
          <table:table-cell table:number-columns-repeated="252"/>
        </table:table-row>
        <table:table-row table:style-name="ro3">
          <table:table-cell office:value-type="string">
            <text:p>mimetypes</text:p>
          </table:table-cell>
          <table:table-cell office:value-type="string">
            <text:p>application-x-compress</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core</text:p>
          </table:table-cell>
          <table:table-cell office:value-type="string">
            <text:p>core</text:p>
          </table:table-cell>
          <table:table-cell table:number-columns-repeated="252"/>
        </table:table-row>
        <table:table-row table:style-name="ro3">
          <table:table-cell office:value-type="string">
            <text:p>mimetypes</text:p>
          </table:table-cell>
          <table:table-cell office:value-type="string">
            <text:p>application-x-cpio</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cue</text:p>
          </table:table-cell>
          <table:table-cell office:value-type="string">
            <text:p>cdimage</text:p>
          </table:table-cell>
          <table:table-cell table:number-columns-repeated="252"/>
        </table:table-row>
        <table:table-row table:style-name="ro3">
          <table:table-cell office:value-type="string">
            <text:p>mimetypes</text:p>
          </table:table-cell>
          <table:table-cell office:value-type="string">
            <text:p>application-x-dbase</text:p>
          </table:table-cell>
          <table:table-cell office:value-type="string">
            <text:p>database</text:p>
          </table:table-cell>
          <table:table-cell table:number-columns-repeated="252"/>
        </table:table-row>
        <table:table-row table:style-name="ro3">
          <table:table-cell office:value-type="string">
            <text:p>mimetypes</text:p>
          </table:table-cell>
          <table:table-cell office:value-type="string">
            <text:p>application-x-deb</text:p>
          </table:table-cell>
          <table:table-cell office:value-type="string">
            <text:p>deb</text:p>
          </table:table-cell>
          <table:table-cell table:number-columns-repeated="252"/>
        </table:table-row>
        <table:table-row table:style-name="ro3">
          <table:table-cell office:value-type="string">
            <text:p>mimetypes</text:p>
          </table:table-cell>
          <table:table-cell office:value-type="string">
            <text:p>application-x-designer</text:p>
          </table:table-cell>
          <table:table-cell office:value-type="string">
            <text:p>widget_doc</text:p>
          </table:table-cell>
          <table:table-cell table:number-columns-repeated="252"/>
        </table:table-row>
        <table:table-row table:style-name="ro3">
          <table:table-cell office:value-type="string">
            <text:p>mimetypes</text:p>
          </table:table-cell>
          <table:table-cell office:value-type="string">
            <text:p>application-x-desktop</text:p>
          </table:table-cell>
          <table:table-cell office:value-type="string">
            <text:p>exec</text:p>
          </table:table-cell>
          <table:table-cell table:number-columns-repeated="252"/>
        </table:table-row>
        <table:table-row table:style-name="ro3">
          <table:table-cell office:value-type="string">
            <text:p>mimetypes</text:p>
          </table:table-cell>
          <table:table-cell office:value-type="string">
            <text:p>application-x-dvi</text:p>
          </table:table-cell>
          <table:table-cell office:value-type="string">
            <text:p>dvi</text:p>
          </table:table-cell>
          <table:table-cell table:number-columns-repeated="252"/>
        </table:table-row>
        <table:table-row table:style-name="ro3">
          <table:table-cell office:value-type="string">
            <text:p>mimetypes</text:p>
          </table:table-cell>
          <table:table-cell office:value-type="string">
            <text:p>application-x-egon</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application-x-executable-script</text:p>
          </table:table-cell>
          <table:table-cell office:value-type="string">
            <text:p>exec</text:p>
          </table:table-cell>
          <table:table-cell table:number-columns-repeated="252"/>
        </table:table-row>
        <table:table-row table:style-name="ro3">
          <table:table-cell office:value-type="string">
            <text:p>mimetypes</text:p>
          </table:table-cell>
          <table:table-cell office:value-type="string">
            <text:p>application-x-executable</text:p>
          </table:table-cell>
          <table:table-cell office:value-type="string">
            <text:p>exec</text:p>
          </table:table-cell>
          <table:table-cell table:number-columns-repeated="252"/>
        </table:table-row>
        <table:table-row table:style-name="ro3">
          <table:table-cell office:value-type="string">
            <text:p>mimetypes</text:p>
          </table:table-cell>
          <table:table-cell office:value-type="string">
            <text:p>application-x-font-bdf</text:p>
          </table:table-cell>
          <table:table-cell office:value-type="string">
            <text:p>font_bitmap</text:p>
          </table:table-cell>
          <table:table-cell table:number-columns-repeated="252"/>
        </table:table-row>
        <table:table-row table:style-name="ro3">
          <table:table-cell office:value-type="string">
            <text:p>mimetypes</text:p>
          </table:table-cell>
          <table:table-cell office:value-type="string">
            <text:p>application-x-font-ghostscript</text:p>
          </table:table-cell>
          <table:table-cell office:value-type="string">
            <text:p>font</text:p>
          </table:table-cell>
          <table:table-cell table:number-columns-repeated="252"/>
        </table:table-row>
        <table:table-row table:style-name="ro3">
          <table:table-cell office:value-type="string">
            <text:p>mimetypes</text:p>
          </table:table-cell>
          <table:table-cell office:value-type="string">
            <text:p>application-x-font-otf</text:p>
          </table:table-cell>
          <table:table-cell office:value-type="string">
            <text:p>font_truetype</text:p>
          </table:table-cell>
          <table:table-cell table:number-columns-repeated="252"/>
        </table:table-row>
        <table:table-row table:style-name="ro3">
          <table:table-cell office:value-type="string">
            <text:p>mimetypes</text:p>
          </table:table-cell>
          <table:table-cell office:value-type="string">
            <text:p>application-x-font-pcf</text:p>
          </table:table-cell>
          <table:table-cell office:value-type="string">
            <text:p>font_bitmap</text:p>
          </table:table-cell>
          <table:table-cell table:number-columns-repeated="252"/>
        </table:table-row>
        <table:table-row table:style-name="ro3">
          <table:table-cell office:value-type="string">
            <text:p>mimetypes</text:p>
          </table:table-cell>
          <table:table-cell office:value-type="string">
            <text:p>application-x-font-snf</text:p>
          </table:table-cell>
          <table:table-cell office:value-type="string">
            <text:p>font_bitmap</text:p>
          </table:table-cell>
          <table:table-cell table:number-columns-repeated="252"/>
        </table:table-row>
        <table:table-row table:style-name="ro3">
          <table:table-cell office:value-type="string">
            <text:p>mimetypes</text:p>
          </table:table-cell>
          <table:table-cell office:value-type="string">
            <text:p>application-x-font-speedo</text:p>
          </table:table-cell>
          <table:table-cell office:value-type="string">
            <text:p>font</text:p>
          </table:table-cell>
          <table:table-cell table:number-columns-repeated="252"/>
        </table:table-row>
        <table:table-row table:style-name="ro3">
          <table:table-cell office:value-type="string">
            <text:p>mimetypes</text:p>
          </table:table-cell>
          <table:table-cell office:value-type="string">
            <text:p>application-x-font-ttc</text:p>
          </table:table-cell>
          <table:table-cell office:value-type="string">
            <text:p>font_truetype</text:p>
          </table:table-cell>
          <table:table-cell table:number-columns-repeated="252"/>
        </table:table-row>
        <table:table-row table:style-name="ro3">
          <table:table-cell office:value-type="string">
            <text:p>mimetypes</text:p>
          </table:table-cell>
          <table:table-cell office:value-type="string">
            <text:p>application-x-font-ttf</text:p>
          </table:table-cell>
          <table:table-cell office:value-type="string">
            <text:p>font_truetype</text:p>
          </table:table-cell>
          <table:table-cell table:number-columns-repeated="252"/>
        </table:table-row>
        <table:table-row table:style-name="ro3">
          <table:table-cell office:value-type="string">
            <text:p>mimetypes</text:p>
          </table:table-cell>
          <table:table-cell office:value-type="string">
            <text:p>application-x-font-type1</text:p>
          </table:table-cell>
          <table:table-cell office:value-type="string">
            <text:p>font_type1</text:p>
          </table:table-cell>
          <table:table-cell table:number-columns-repeated="252"/>
        </table:table-row>
        <table:table-row table:style-name="ro3">
          <table:table-cell office:value-type="string">
            <text:p>mimetypes</text:p>
          </table:table-cell>
          <table:table-cell office:value-type="string">
            <text:p>application-x-gettext</text:p>
          </table:table-cell>
          <table:table-cell office:value-type="string">
            <text:p>gettext</text:p>
          </table:table-cell>
          <table:table-cell table:number-columns-repeated="252"/>
        </table:table-row>
        <table:table-row table:style-name="ro3">
          <table:table-cell office:value-type="string">
            <text:p>mimetypes</text:p>
          </table:table-cell>
          <table:table-cell office:value-type="string">
            <text:p>application-x-gnumeric</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x-gzdvi</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gzip</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gzpostscript</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hancomword</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ica</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iso</text:p>
          </table:table-cell>
          <table:table-cell office:value-type="string">
            <text:p>cdtrack</text:p>
          </table:table-cell>
          <table:table-cell table:number-columns-repeated="252"/>
        </table:table-row>
        <table:table-row table:style-name="ro3">
          <table:table-cell office:value-type="string">
            <text:p>mimetypes</text:p>
          </table:table-cell>
          <table:table-cell office:value-type="string">
            <text:p>application-x-jar</text:p>
          </table:table-cell>
          <table:table-cell office:value-type="string">
            <text:p>source_java</text:p>
          </table:table-cell>
          <table:table-cell table:number-columns-repeated="252"/>
        </table:table-row>
        <table:table-row table:style-name="ro3">
          <table:table-cell office:value-type="string">
            <text:p>mimetypes</text:p>
          </table:table-cell>
          <table:table-cell office:value-type="string">
            <text:p>application-x-java-applet</text:p>
          </table:table-cell>
          <table:table-cell office:value-type="string">
            <text:p>java_jar</text:p>
          </table:table-cell>
          <table:table-cell table:number-columns-repeated="252"/>
        </table:table-row>
        <table:table-row table:style-name="ro3">
          <table:table-cell office:value-type="string">
            <text:p>mimetypes</text:p>
          </table:table-cell>
          <table:table-cell office:value-type="string">
            <text:p>application-x-java</text:p>
          </table:table-cell>
          <table:table-cell office:value-type="string">
            <text:p>source_java</text:p>
          </table:table-cell>
          <table:table-cell table:number-columns-repeated="252"/>
        </table:table-row>
        <table:table-row table:style-name="ro3">
          <table:table-cell office:value-type="string">
            <text:p>mimetypes</text:p>
          </table:table-cell>
          <table:table-cell office:value-type="string">
            <text:p>application-x-javascript</text:p>
          </table:table-cell>
          <table:table-cell office:value-type="string">
            <text:p>javascript</text:p>
          </table:table-cell>
          <table:table-cell table:number-columns-repeated="252"/>
        </table:table-row>
        <table:table-row table:style-name="ro3">
          <table:table-cell office:value-type="string">
            <text:p>mimetypes</text:p>
          </table:table-cell>
          <table:table-cell office:value-type="string">
            <text:p>application-x-karbon</text:p>
          </table:table-cell>
          <table:table-cell office:value-type="string">
            <text:p>karbon_karbon</text:p>
          </table:table-cell>
          <table:table-cell table:number-columns-repeated="252"/>
        </table:table-row>
        <table:table-row table:style-name="ro3">
          <table:table-cell office:value-type="string">
            <text:p>mimetypes</text:p>
          </table:table-cell>
          <table:table-cell office:value-type="string">
            <text:p>application-x-kchart</text:p>
          </table:table-cell>
          <table:table-cell office:value-type="string">
            <text:p>kchart_chrt</text:p>
          </table:table-cell>
          <table:table-cell table:number-columns-repeated="252"/>
        </table:table-row>
        <table:table-row table:style-name="ro3">
          <table:table-cell office:value-type="string">
            <text:p>mimetypes</text:p>
          </table:table-cell>
          <table:table-cell office:value-type="string">
            <text:p>application-x-kcsrc</text:p>
          </table:table-cell>
          <table:table-cell office:value-type="string">
            <text:p>colorscm</text:p>
          </table:table-cell>
          <table:table-cell table:number-columns-repeated="252"/>
        </table:table-row>
        <table:table-row table:style-name="ro3">
          <table:table-cell office:value-type="string">
            <text:p>mimetypes</text:p>
          </table:table-cell>
          <table:table-cell office:value-type="string">
            <text:p>application-x-kformula</text:p>
          </table:table-cell>
          <table:table-cell office:value-type="string">
            <text:p>kformula_kfo</text:p>
          </table:table-cell>
          <table:table-cell table:number-columns-repeated="252"/>
        </table:table-row>
        <table:table-row table:style-name="ro3">
          <table:table-cell office:value-type="string">
            <text:p>mimetypes</text:p>
          </table:table-cell>
          <table:table-cell office:value-type="string">
            <text:p>application-x-kivio</text:p>
          </table:table-cell>
          <table:table-cell office:value-type="string">
            <text:p>kivio_flw</text:p>
          </table:table-cell>
          <table:table-cell table:number-columns-repeated="252"/>
        </table:table-row>
        <table:table-row table:style-name="ro3">
          <table:table-cell office:value-type="string">
            <text:p>mimetypes</text:p>
          </table:table-cell>
          <table:table-cell office:value-type="string">
            <text:p>application-x-kontour</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application-x-kpovmodeler</text:p>
          </table:table-cell>
          <table:table-cell office:value-type="string">
            <text:p>kpovmodeler_doc</text:p>
          </table:table-cell>
          <table:table-cell table:number-columns-repeated="252"/>
        </table:table-row>
        <table:table-row table:style-name="ro3">
          <table:table-cell office:value-type="string">
            <text:p>mimetypes</text:p>
          </table:table-cell>
          <table:table-cell office:value-type="string">
            <text:p>application-x-kpresenter</text:p>
          </table:table-cell>
          <table:table-cell office:value-type="string">
            <text:p>kpresenter_kpr</text:p>
          </table:table-cell>
          <table:table-cell table:number-columns-repeated="252"/>
        </table:table-row>
        <table:table-row table:style-name="ro3">
          <table:table-cell office:value-type="string">
            <text:p>mimetypes</text:p>
          </table:table-cell>
          <table:table-cell office:value-type="string">
            <text:p>application-x-krita</text:p>
          </table:table-cell>
          <table:table-cell office:value-type="string">
            <text:p>krita_kra</text:p>
          </table:table-cell>
          <table:table-cell table:number-columns-repeated="252"/>
        </table:table-row>
        <table:table-row table:style-name="ro3">
          <table:table-cell office:value-type="string">
            <text:p>mimetypes</text:p>
          </table:table-cell>
          <table:table-cell office:value-type="string">
            <text:p>application-x-kspread</text:p>
          </table:table-cell>
          <table:table-cell office:value-type="string">
            <text:p>kspread_ksp</text:p>
          </table:table-cell>
          <table:table-cell table:number-columns-repeated="252"/>
        </table:table-row>
        <table:table-row table:style-name="ro3">
          <table:table-cell office:value-type="string">
            <text:p>mimetypes</text:p>
          </table:table-cell>
          <table:table-cell office:value-type="string">
            <text:p>application-x-kudesigner</text:p>
          </table:table-cell>
          <table:table-cell office:value-type="string">
            <text:p>kugardata</text:p>
          </table:table-cell>
          <table:table-cell table:number-columns-repeated="252"/>
        </table:table-row>
        <table:table-row table:style-name="ro3">
          <table:table-cell office:value-type="string">
            <text:p>mimetypes</text:p>
          </table:table-cell>
          <table:table-cell office:value-type="string">
            <text:p>application-x-kugar</text:p>
          </table:table-cell>
          <table:table-cell office:value-type="string">
            <text:p>kugar_kud</text:p>
          </table:table-cell>
          <table:table-cell table:number-columns-repeated="252"/>
        </table:table-row>
        <table:table-row table:style-name="ro3">
          <table:table-cell office:value-type="string">
            <text:p>mimetypes</text:p>
          </table:table-cell>
          <table:table-cell office:value-type="string">
            <text:p>application-x-kword</text:p>
          </table:table-cell>
          <table:table-cell office:value-type="string">
            <text:p>kword_kwd</text:p>
          </table:table-cell>
          <table:table-cell table:number-columns-repeated="252"/>
        </table:table-row>
        <table:table-row table:style-name="ro3">
          <table:table-cell office:value-type="string">
            <text:p>mimetypes</text:p>
          </table:table-cell>
          <table:table-cell office:value-type="string">
            <text:p>application-x-lha</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linguist</text:p>
          </table:table-cell>
          <table:table-cell office:value-type="string">
            <text:p>gettext</text:p>
          </table:table-cell>
          <table:table-cell table:number-columns-repeated="252"/>
        </table:table-row>
        <table:table-row table:style-name="ro3">
          <table:table-cell office:value-type="string">
            <text:p>mimetypes</text:p>
          </table:table-cell>
          <table:table-cell office:value-type="string">
            <text:p>application-x-lyx</text:p>
          </table:table-cell>
          <table:table-cell office:value-type="string">
            <text:p>dvi</text:p>
          </table:table-cell>
          <table:table-cell table:number-columns-repeated="252"/>
        </table:table-row>
        <table:table-row table:style-name="ro3">
          <table:table-cell office:value-type="string">
            <text:p>mimetypes</text:p>
          </table:table-cell>
          <table:table-cell office:value-type="string">
            <text:p>application-x-lzop</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magicpoint</text:p>
          </table:table-cell>
          <table:table-cell office:value-type="string">
            <text:p>presentation</text:p>
          </table:table-cell>
          <table:table-cell table:number-columns-repeated="252"/>
        </table:table-row>
        <table:table-row table:style-name="ro3">
          <table:table-cell office:value-type="string">
            <text:p>mimetypes</text:p>
          </table:table-cell>
          <table:table-cell office:value-type="string">
            <text:p>application-x-mimearchive</text:p>
          </table:table-cell>
          <table:table-cell office:value-type="string">
            <text:p>message</text:p>
          </table:table-cell>
          <table:table-cell table:number-columns-repeated="252"/>
        </table:table-row>
        <table:table-row table:style-name="ro3">
          <table:table-cell office:value-type="string">
            <text:p>mimetypes</text:p>
          </table:table-cell>
          <table:table-cell office:value-type="string">
            <text:p>application-x-mplayer2</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application-x-msaccess</text:p>
          </table:table-cell>
          <table:table-cell office:value-type="string">
            <text:p>database</text:p>
          </table:table-cell>
          <table:table-cell table:number-columns-repeated="252"/>
        </table:table-row>
        <table:table-row table:style-name="ro3">
          <table:table-cell office:value-type="string">
            <text:p>mimetypes</text:p>
          </table:table-cell>
          <table:table-cell office:value-type="string">
            <text:p>application-x-msdos-program</text:p>
          </table:table-cell>
          <table:table-cell office:value-type="string">
            <text:p>exec</text:p>
          </table:table-cell>
          <table:table-cell table:number-columns-repeated="252"/>
        </table:table-row>
        <table:table-row table:style-name="ro3">
          <table:table-cell office:value-type="string">
            <text:p>mimetypes</text:p>
          </table:table-cell>
          <table:table-cell office:value-type="string">
            <text:p>application-x-msmetafile</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application-x-mswrite</text:p>
          </table:table-cell>
          <table:table-cell office:value-type="string">
            <text:p>document</text:p>
          </table:table-cell>
          <table:table-cell table:number-columns-repeated="252"/>
        </table:table-row>
        <table:table-row table:style-name="ro3">
          <table:table-cell office:value-type="string">
            <text:p>mimetypes</text:p>
          </table:table-cell>
          <table:table-cell office:value-type="string">
            <text:p>application-x-nzb</text:p>
          </table:table-cell>
          <table:table-cell office:value-type="string">
            <text:p>bt</text:p>
          </table:table-cell>
          <table:table-cell table:number-columns-repeated="252"/>
        </table:table-row>
        <table:table-row table:style-name="ro3">
          <table:table-cell office:value-type="string">
            <text:p>mimetypes</text:p>
          </table:table-cell>
          <table:table-cell office:value-type="string">
            <text:p>application-x-object</text:p>
          </table:table-cell>
          <table:table-cell office:value-type="string">
            <text:p>binary</text:p>
          </table:table-cell>
          <table:table-cell table:number-columns-repeated="252"/>
        </table:table-row>
        <table:table-row table:style-name="ro3">
          <table:table-cell office:value-type="string">
            <text:p>mimetypes</text:p>
          </table:table-cell>
          <table:table-cell office:value-type="string">
            <text:p>application-x-ogg</text:p>
          </table:table-cell>
          <table:table-cell office:value-type="string">
            <text:p>multimedia</text:p>
          </table:table-cell>
          <table:table-cell table:number-columns-repeated="252"/>
        </table:table-row>
        <table:table-row table:style-name="ro3">
          <table:table-cell office:value-type="string">
            <text:p>mimetypes</text:p>
          </table:table-cell>
          <table:table-cell office:value-type="string">
            <text:p>application-x-openraster</text:p>
          </table:table-cell>
          <table:table-cell office:value-type="string">
            <text:p>krita_kra</text:p>
          </table:table-cell>
          <table:table-cell table:number-columns-repeated="252"/>
        </table:table-row>
        <table:table-row table:style-name="ro3">
          <table:table-cell office:value-type="string">
            <text:p>mimetypes</text:p>
          </table:table-cell>
          <table:table-cell office:value-type="string">
            <text:p>application-x-pak</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perl-module</text:p>
          </table:table-cell>
          <table:table-cell office:value-type="string">
            <text:p>source_pl</text:p>
          </table:table-cell>
          <table:table-cell table:number-columns-repeated="252"/>
        </table:table-row>
        <table:table-row table:style-name="ro3">
          <table:table-cell office:value-type="string">
            <text:p>mimetypes</text:p>
          </table:table-cell>
          <table:table-cell office:value-type="string">
            <text:p>application-x-perl</text:p>
          </table:table-cell>
          <table:table-cell office:value-type="string">
            <text:p>source_pl</text:p>
          </table:table-cell>
          <table:table-cell table:number-columns-repeated="252"/>
        </table:table-row>
        <table:table-row table:style-name="ro3">
          <table:table-cell office:value-type="string">
            <text:p>mimetypes</text:p>
          </table:table-cell>
          <table:table-cell office:value-type="string">
            <text:p>application-x-php</text:p>
          </table:table-cell>
          <table:table-cell office:value-type="string">
            <text:p>source_php</text:p>
          </table:table-cell>
          <table:table-cell table:number-columns-repeated="252"/>
        </table:table-row>
        <table:table-row table:style-name="ro3">
          <table:table-cell office:value-type="string">
            <text:p>mimetypes</text:p>
          </table:table-cell>
          <table:table-cell office:value-type="string">
            <text:p>application-x-pkcs12</text:p>
          </table:table-cell>
          <table:table-cell office:value-type="string">
            <text:p>certificate</text:p>
          </table:table-cell>
          <table:table-cell table:number-columns-repeated="252"/>
        </table:table-row>
        <table:table-row table:style-name="ro3">
          <table:table-cell office:value-type="string">
            <text:p>mimetypes</text:p>
          </table:table-cell>
          <table:table-cell office:value-type="string">
            <text:p>application-x-plasma</text:p>
          </table:table-cell>
          <table:table-cell office:value-type="string">
            <text:p>plasmoid</text:p>
          </table:table-cell>
          <table:table-cell table:number-columns-repeated="252"/>
        </table:table-row>
        <table:table-row table:style-name="ro3">
          <table:table-cell office:value-type="string">
            <text:p>mimetypes</text:p>
          </table:table-cell>
          <table:table-cell office:value-type="string">
            <text:p>application-x-pw</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application-x-python-bytecode</text:p>
          </table:table-cell>
          <table:table-cell office:value-type="string">
            <text:p>binary</text:p>
          </table:table-cell>
          <table:table-cell table:number-columns-repeated="252"/>
        </table:table-row>
        <table:table-row table:style-name="ro3">
          <table:table-cell office:value-type="string">
            <text:p>mimetypes</text:p>
          </table:table-cell>
          <table:table-cell office:value-type="string">
            <text:p>application-x-python</text:p>
          </table:table-cell>
          <table:table-cell office:value-type="string">
            <text:p>source_py</text:p>
          </table:table-cell>
          <table:table-cell table:number-columns-repeated="252"/>
        </table:table-row>
        <table:table-row table:style-name="ro3">
          <table:table-cell office:value-type="string">
            <text:p>mimetypes</text:p>
          </table:table-cell>
          <table:table-cell office:value-type="string">
            <text:p>application-x-quattropro</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x-rar-compressed</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rar</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rpm</text:p>
          </table:table-cell>
          <table:table-cell office:value-type="string">
            <text:p>rpm</text:p>
          </table:table-cell>
          <table:table-cell table:number-columns-repeated="252"/>
        </table:table-row>
        <table:table-row table:style-name="ro3">
          <table:table-cell office:value-type="string">
            <text:p>mimetypes</text:p>
          </table:table-cell>
          <table:table-cell office:value-type="string">
            <text:p>application-x-ruby</text:p>
          </table:table-cell>
          <table:table-cell office:value-type="string">
            <text:p>source</text:p>
          </table:table-cell>
          <table:table-cell table:number-columns-repeated="252"/>
        </table:table-row>
        <table:table-row table:style-name="ro3">
          <table:table-cell office:value-type="string">
            <text:p>mimetypes</text:p>
          </table:table-cell>
          <table:table-cell office:value-type="string">
            <text:p>application-x-sharedlib</text:p>
          </table:table-cell>
          <table:table-cell office:value-type="string">
            <text:p>binary</text:p>
          </table:table-cell>
          <table:table-cell table:number-columns-repeated="252"/>
        </table:table-row>
        <table:table-row table:style-name="ro3">
          <table:table-cell office:value-type="string">
            <text:p>mimetypes</text:p>
          </table:table-cell>
          <table:table-cell office:value-type="string">
            <text:p>application-x-shellscript</text:p>
          </table:table-cell>
          <table:table-cell office:value-type="string">
            <text:p>shellscript</text:p>
          </table:table-cell>
          <table:table-cell table:number-columns-repeated="252"/>
        </table:table-row>
        <table:table-row table:style-name="ro3">
          <table:table-cell office:value-type="string">
            <text:p>mimetypes</text:p>
          </table:table-cell>
          <table:table-cell office:value-type="string">
            <text:p>application-x-shockwave-flash</text:p>
          </table:table-cell>
          <table:table-cell office:value-type="string">
            <text:p>multimedia</text:p>
          </table:table-cell>
          <table:table-cell table:number-columns-repeated="252"/>
        </table:table-row>
        <table:table-row table:style-name="ro3">
          <table:table-cell office:value-type="string">
            <text:p>mimetypes</text:p>
          </table:table-cell>
          <table:table-cell office:value-type="string">
            <text:p>application-x-siag</text:p>
          </table:table-cell>
          <table:table-cell office:value-type="string">
            <text:p>spreadsheet</text:p>
          </table:table-cell>
          <table:table-cell table:number-columns-repeated="252"/>
        </table:table-row>
        <table:table-row table:style-name="ro3">
          <table:table-cell office:value-type="string">
            <text:p>mimetypes</text:p>
          </table:table-cell>
          <table:table-cell office:value-type="string">
            <text:p>application-x-sqlite2</text:p>
          </table:table-cell>
          <table:table-cell office:value-type="string">
            <text:p>empty</text:p>
          </table:table-cell>
          <table:table-cell table:number-columns-repeated="252"/>
        </table:table-row>
        <table:table-row table:style-name="ro3">
          <table:table-cell office:value-type="string">
            <text:p>mimetypes</text:p>
          </table:table-cell>
          <table:table-cell office:value-type="string">
            <text:p>application-x-sqlite3</text:p>
          </table:table-cell>
          <table:table-cell office:value-type="string">
            <text:p>empty</text:p>
          </table:table-cell>
          <table:table-cell table:number-columns-repeated="252"/>
        </table:table-row>
        <table:table-row table:style-name="ro3">
          <table:table-cell office:value-type="string">
            <text:p>mimetypes</text:p>
          </table:table-cell>
          <table:table-cell office:value-type="string">
            <text:p>application-x-superkaramba</text:p>
          </table:table-cell>
          <table:table-cell office:value-type="string">
            <text:p>superkaramba_theme</text:p>
          </table:table-cell>
          <table:table-cell table:number-columns-repeated="252"/>
        </table:table-row>
        <table:table-row table:style-name="ro3">
          <table:table-cell office:value-type="string">
            <text:p>mimetypes</text:p>
          </table:table-cell>
          <table:table-cell office:value-type="string">
            <text:p>application-x-tar</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tarz</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tbz</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tex-gf</text:p>
          </table:table-cell>
          <table:table-cell office:value-type="string">
            <text:p>gf</text:p>
          </table:table-cell>
          <table:table-cell table:number-columns-repeated="252"/>
        </table:table-row>
        <table:table-row table:style-name="ro3">
          <table:table-cell office:value-type="string">
            <text:p>mimetypes</text:p>
          </table:table-cell>
          <table:table-cell office:value-type="string">
            <text:p>application-x-tex-pk</text:p>
          </table:table-cell>
          <table:table-cell office:value-type="string">
            <text:p>pk</text:p>
          </table:table-cell>
          <table:table-cell table:number-columns-repeated="252"/>
        </table:table-row>
        <table:table-row table:style-name="ro3">
          <table:table-cell office:value-type="string">
            <text:p>mimetypes</text:p>
          </table:table-cell>
          <table:table-cell office:value-type="string">
            <text:p>application-x-tgif</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application-x-tgz</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trash</text:p>
          </table:table-cell>
          <table:table-cell office:value-type="string">
            <text:p>recycled</text:p>
          </table:table-cell>
          <table:table-cell table:number-columns-repeated="252"/>
        </table:table-row>
        <table:table-row table:style-name="ro3">
          <table:table-cell office:value-type="string">
            <text:p>mimetypes</text:p>
          </table:table-cell>
          <table:table-cell office:value-type="string">
            <text:p>application-x-troff-man</text:p>
          </table:table-cell>
          <table:table-cell office:value-type="string">
            <text:p>man</text:p>
          </table:table-cell>
          <table:table-cell table:number-columns-repeated="252"/>
        </table:table-row>
        <table:table-row table:style-name="ro3">
          <table:table-cell office:value-type="string">
            <text:p>mimetypes</text:p>
          </table:table-cell>
          <table:table-cell office:value-type="string">
            <text:p>application-x-troff</text:p>
          </table:table-cell>
          <table:table-cell office:value-type="string">
            <text:p>man</text:p>
          </table:table-cell>
          <table:table-cell table:number-columns-repeated="252"/>
        </table:table-row>
        <table:table-row table:style-name="ro3">
          <table:table-cell office:value-type="string">
            <text:p>mimetypes</text:p>
          </table:table-cell>
          <table:table-cell office:value-type="string">
            <text:p>application-x-tzo</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vnd.kde.kexi</text:p>
          </table:table-cell>
          <table:table-cell office:value-type="string">
            <text:p>kexi_kexi</text:p>
          </table:table-cell>
          <table:table-cell table:number-columns-repeated="252"/>
        </table:table-row>
        <table:table-row table:style-name="ro3">
          <table:table-cell office:value-type="string">
            <text:p>mimetypes</text:p>
          </table:table-cell>
          <table:table-cell office:value-type="string">
            <text:p>application-x-vnd.kde.kugar.mixed</text:p>
          </table:table-cell>
          <table:table-cell office:value-type="string">
            <text:p>kugar_kud</text:p>
          </table:table-cell>
          <table:table-cell table:number-columns-repeated="252"/>
        </table:table-row>
        <table:table-row table:style-name="ro3">
          <table:table-cell office:value-type="string">
            <text:p>mimetypes</text:p>
          </table:table-cell>
          <table:table-cell office:value-type="string">
            <text:p>application-x-webarchive</text:p>
          </table:table-cell>
          <table:table-cell office:value-type="string">
            <text:p>www</text:p>
          </table:table-cell>
          <table:table-cell table:number-columns-repeated="252"/>
        </table:table-row>
        <table:table-row table:style-name="ro3">
          <table:table-cell office:value-type="string">
            <text:p>mimetypes</text:p>
          </table:table-cell>
          <table:table-cell office:value-type="string">
            <text:p>application-x-x509-ca-cert</text:p>
          </table:table-cell>
          <table:table-cell office:value-type="string">
            <text:p>certificate</text:p>
          </table:table-cell>
          <table:table-cell table:number-columns-repeated="252"/>
        </table:table-row>
        <table:table-row table:style-name="ro3">
          <table:table-cell office:value-type="string">
            <text:p>mimetypes</text:p>
          </table:table-cell>
          <table:table-cell office:value-type="string">
            <text:p>application-x-xliff</text:p>
          </table:table-cell>
          <table:table-cell office:value-type="string">
            <text:p>gettext</text:p>
          </table:table-cell>
          <table:table-cell table:number-columns-repeated="252"/>
        </table:table-row>
        <table:table-row table:style-name="ro3">
          <table:table-cell office:value-type="string">
            <text:p>mimetypes</text:p>
          </table:table-cell>
          <table:table-cell office:value-type="string">
            <text:p>application-x-zerosize</text:p>
          </table:table-cell>
          <table:table-cell office:value-type="string">
            <text:p>empty</text:p>
          </table:table-cell>
          <table:table-cell table:number-columns-repeated="252"/>
        </table:table-row>
        <table:table-row table:style-name="ro3">
          <table:table-cell office:value-type="string">
            <text:p>mimetypes</text:p>
          </table:table-cell>
          <table:table-cell office:value-type="string">
            <text:p>application-x-zip-compressed</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zip</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zoo</text:p>
          </table:table-cell>
          <table:table-cell office:value-type="string">
            <text:p>tgz</text:p>
          </table:table-cell>
          <table:table-cell table:number-columns-repeated="252"/>
        </table:table-row>
        <table:table-row table:style-name="ro3">
          <table:table-cell office:value-type="string">
            <text:p>mimetypes</text:p>
          </table:table-cell>
          <table:table-cell office:value-type="string">
            <text:p>application-xhtml+xm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application-xml-dtd</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application-xm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application-xsd</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audio-aac</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ac3</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basic</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mp4</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mpeg</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mpegurl</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prs.sid</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vnd.rn-realaudio</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vorbis</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adpcm</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aiff</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flac</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atroska</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idi</text:p>
          </table:table-cell>
          <table:table-cell office:value-type="string">
            <text:p>midi</text:p>
          </table:table-cell>
          <table:table-cell table:number-columns-repeated="252"/>
        </table:table-row>
        <table:table-row table:style-name="ro3">
          <table:table-cell office:value-type="string">
            <text:p>mimetypes</text:p>
          </table:table-cell>
          <table:table-cell office:value-type="string">
            <text:p>audio-x-mod</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p2</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p3</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pegurl</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s-wma</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musepack</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oggflac</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pn-realaudio-plugin</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pn-realaudio</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scpls</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speex</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vorbis</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audio-x-wav</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image-cgm</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fax-g3</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fits</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gif</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jp2</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jpeg</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jpg</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pjpeg</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png</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svg+xml</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image-tiff</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bmp</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dds</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djvu</text:p>
          </table:table-cell>
          <table:table-cell office:value-type="string">
            <text:p>djvu</text:p>
          </table:table-cell>
          <table:table-cell table:number-columns-repeated="252"/>
        </table:table-row>
        <table:table-row table:style-name="ro3">
          <table:table-cell office:value-type="string">
            <text:p>mimetypes</text:p>
          </table:table-cell>
          <table:table-cell office:value-type="string">
            <text:p>image-x-eps</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exr</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hdr</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ico</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jng</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msod</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pcx</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photo-cd</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portable-bitmap</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portable-greymap</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portable-pixmap</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raw</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rgb</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targa</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vnd.adobe.photoshop</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vnd.trolltech.qpicture</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image-x-wmf</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image-x-xbm</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xcf-gimp</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mage-x-xcursor</text:p>
          </table:table-cell>
          <table:table-cell office:value-type="string">
            <text:p>cursor</text:p>
          </table:table-cell>
          <table:table-cell table:number-columns-repeated="252"/>
        </table:table-row>
        <table:table-row table:style-name="ro3">
          <table:table-cell office:value-type="string">
            <text:p>mimetypes</text:p>
          </table:table-cell>
          <table:table-cell office:value-type="string">
            <text:p>image-x-xfig</text:p>
          </table:table-cell>
          <table:table-cell office:value-type="string">
            <text:p>vectorgfx</text:p>
          </table:table-cell>
          <table:table-cell table:number-columns-repeated="252"/>
        </table:table-row>
        <table:table-row table:style-name="ro3">
          <table:table-cell office:value-type="string">
            <text:p>mimetypes</text:p>
          </table:table-cell>
          <table:table-cell office:value-type="string">
            <text:p>image-x-xpm</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inode-block</text:p>
          </table:table-cell>
          <table:table-cell office:value-type="string">
            <text:p>blockdevice</text:p>
          </table:table-cell>
          <table:table-cell table:number-columns-repeated="252"/>
        </table:table-row>
        <table:table-row table:style-name="ro3">
          <table:table-cell office:value-type="string">
            <text:p>mimetypes</text:p>
          </table:table-cell>
          <table:table-cell office:value-type="string">
            <text:p>inode-chardevice</text:p>
          </table:table-cell>
          <table:table-cell office:value-type="string">
            <text:p>chardevice</text:p>
          </table:table-cell>
          <table:table-cell table:number-columns-repeated="252"/>
        </table:table-row>
        <table:table-row table:style-name="ro3">
          <table:table-cell office:value-type="string">
            <text:p>mimetypes</text:p>
          </table:table-cell>
          <table:table-cell office:value-type="string">
            <text:p>inode-directory-locked</text:p>
          </table:table-cell>
          <table:table-cell office:value-type="string">
            <text:p>folder_locked</text:p>
          </table:table-cell>
          <table:table-cell table:number-columns-repeated="252"/>
        </table:table-row>
        <table:table-row table:style-name="ro3">
          <table:table-cell office:value-type="string">
            <text:p>mimetypes</text:p>
          </table:table-cell>
          <table:table-cell office:value-type="string">
            <text:p>inode-directory</text:p>
          </table:table-cell>
          <table:table-cell office:value-type="string">
            <text:p>folder</text:p>
          </table:table-cell>
          <table:table-cell table:number-columns-repeated="252"/>
        </table:table-row>
        <table:table-row table:style-name="ro3">
          <table:table-cell office:value-type="string">
            <text:p>mimetypes</text:p>
          </table:table-cell>
          <table:table-cell office:value-type="string">
            <text:p>inode-fifo</text:p>
          </table:table-cell>
          <table:table-cell office:value-type="string">
            <text:p>pipe</text:p>
          </table:table-cell>
          <table:table-cell table:number-columns-repeated="252"/>
        </table:table-row>
        <table:table-row table:style-name="ro3">
          <table:table-cell office:value-type="string">
            <text:p>mimetypes</text:p>
          </table:table-cell>
          <table:table-cell office:value-type="string">
            <text:p>inode-socket</text:p>
          </table:table-cell>
          <table:table-cell office:value-type="string">
            <text:p>socket</text:p>
          </table:table-cell>
          <table:table-cell table:number-columns-repeated="252"/>
        </table:table-row>
        <table:table-row table:style-name="ro3">
          <table:table-cell office:value-type="string">
            <text:p>mimetypes</text:p>
          </table:table-cell>
          <table:table-cell office:value-type="string">
            <text:p>message-news</text:p>
          </table:table-cell>
          <table:table-cell office:value-type="string">
            <text:p>news</text:p>
          </table:table-cell>
          <table:table-cell table:number-columns-repeated="252"/>
        </table:table-row>
        <table:table-row table:style-name="ro3">
          <table:table-cell office:value-type="string">
            <text:p>mimetypes</text:p>
          </table:table-cell>
          <table:table-cell office:value-type="string">
            <text:p>message-rfc822</text:p>
          </table:table-cell>
          <table:table-cell office:value-type="string">
            <text:p>message</text:p>
          </table:table-cell>
          <table:table-cell table:number-columns-repeated="252"/>
        </table:table-row>
        <table:table-row table:style-name="ro3">
          <table:table-cell office:value-type="string">
            <text:p>mimetypes</text:p>
          </table:table-cell>
          <table:table-cell office:value-type="string">
            <text:p>model-vrml</text:p>
          </table:table-cell>
          <table:table-cell office:value-type="string">
            <text:p>multimedia</text:p>
          </table:table-cell>
          <table:table-cell table:number-columns-repeated="252"/>
        </table:table-row>
        <table:table-row table:style-name="ro3">
          <table:table-cell office:value-type="string">
            <text:p>mimetypes</text:p>
          </table:table-cell>
          <table:table-cell office:value-type="string">
            <text:p>text-calendar</text:p>
          </table:table-cell>
          <table:table-cell office:value-type="string">
            <text:p>vcalendar</text:p>
          </table:table-cell>
          <table:table-cell table:number-columns-repeated="252"/>
        </table:table-row>
        <table:table-row table:style-name="ro3">
          <table:table-cell office:value-type="string">
            <text:p>mimetypes</text:p>
          </table:table-cell>
          <table:table-cell office:value-type="string">
            <text:p>text-css</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csv</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directory</text:p>
          </table:table-cell>
          <table:table-cell office:value-type="string">
            <text:p>vcard</text:p>
          </table:table-cell>
          <table:table-cell table:number-columns-repeated="252"/>
        </table:table-row>
        <table:table-row table:style-name="ro3">
          <table:table-cell office:value-type="string">
            <text:p>mimetypes</text:p>
          </table:table-cell>
          <table:table-cell office:value-type="string">
            <text:p>text-docbook</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text-enriched</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htm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text-javascript</text:p>
          </table:table-cell>
          <table:table-cell office:value-type="string">
            <text:p>javascript</text:p>
          </table:table-cell>
          <table:table-cell table:number-columns-repeated="252"/>
        </table:table-row>
        <table:table-row table:style-name="ro3">
          <table:table-cell office:value-type="string">
            <text:p>mimetypes</text:p>
          </table:table-cell>
          <table:table-cell office:value-type="string">
            <text:p>text-plain</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rdf</text:p>
          </table:table-cell>
          <table:table-cell office:value-type="string">
            <text:p>news</text:p>
          </table:table-cell>
          <table:table-cell table:number-columns-repeated="252"/>
        </table:table-row>
        <table:table-row table:style-name="ro3">
          <table:table-cell office:value-type="string">
            <text:p>mimetypes</text:p>
          </table:table-cell>
          <table:table-cell office:value-type="string">
            <text:p>text-rss</text:p>
          </table:table-cell>
          <table:table-cell office:value-type="string">
            <text:p>news</text:p>
          </table:table-cell>
          <table:table-cell table:number-columns-repeated="252"/>
        </table:table-row>
        <table:table-row table:style-name="ro3">
          <table:table-cell office:value-type="string">
            <text:p>mimetypes</text:p>
          </table:table-cell>
          <table:table-cell office:value-type="string">
            <text:p>text-rtf</text:p>
          </table:table-cell>
          <table:table-cell office:value-type="string">
            <text:p>wordprocessing</text:p>
          </table:table-cell>
          <table:table-cell table:number-columns-repeated="252"/>
        </table:table-row>
        <table:table-row table:style-name="ro3">
          <table:table-cell office:value-type="string">
            <text:p>mimetypes</text:p>
          </table:table-cell>
          <table:table-cell office:value-type="string">
            <text:p>text-sgml</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vnd.abc</text:p>
          </table:table-cell>
          <table:table-cell office:value-type="string">
            <text:p>sound</text:p>
          </table:table-cell>
          <table:table-cell table:number-columns-repeated="252"/>
        </table:table-row>
        <table:table-row table:style-name="ro3">
          <table:table-cell office:value-type="string">
            <text:p>mimetypes</text:p>
          </table:table-cell>
          <table:table-cell office:value-type="string">
            <text:p>text-vnd.wap.wm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text-x-adasrc</text:p>
          </table:table-cell>
          <table:table-cell office:value-type="string">
            <text:p>source_cpp</text:p>
          </table:table-cell>
          <table:table-cell table:number-columns-repeated="252"/>
        </table:table-row>
        <table:table-row table:style-name="ro3">
          <table:table-cell office:value-type="string">
            <text:p>mimetypes</text:p>
          </table:table-cell>
          <table:table-cell office:value-type="string">
            <text:p>text-x-bibtex</text:p>
          </table:table-cell>
          <table:table-cell office:value-type="string">
            <text:p>tex</text:p>
          </table:table-cell>
          <table:table-cell table:number-columns-repeated="252"/>
        </table:table-row>
        <table:table-row table:style-name="ro3">
          <table:table-cell office:value-type="string">
            <text:p>mimetypes</text:p>
          </table:table-cell>
          <table:table-cell office:value-type="string">
            <text:p>text-x-c++hdr</text:p>
          </table:table-cell>
          <table:table-cell office:value-type="string">
            <text:p>source_h</text:p>
          </table:table-cell>
          <table:table-cell table:number-columns-repeated="252"/>
        </table:table-row>
        <table:table-row table:style-name="ro3">
          <table:table-cell office:value-type="string">
            <text:p>mimetypes</text:p>
          </table:table-cell>
          <table:table-cell office:value-type="string">
            <text:p>text-x-c++src</text:p>
          </table:table-cell>
          <table:table-cell office:value-type="string">
            <text:p>source_cpp</text:p>
          </table:table-cell>
          <table:table-cell table:number-columns-repeated="252"/>
        </table:table-row>
        <table:table-row table:style-name="ro3">
          <table:table-cell office:value-type="string">
            <text:p>mimetypes</text:p>
          </table:table-cell>
          <table:table-cell office:value-type="string">
            <text:p>text-x-chdr</text:p>
          </table:table-cell>
          <table:table-cell office:value-type="string">
            <text:p>source_h</text:p>
          </table:table-cell>
          <table:table-cell table:number-columns-repeated="252"/>
        </table:table-row>
        <table:table-row table:style-name="ro3">
          <table:table-cell office:value-type="string">
            <text:p>mimetypes</text:p>
          </table:table-cell>
          <table:table-cell office:value-type="string">
            <text:p>text-x-csharp</text:p>
          </table:table-cell>
          <table:table-cell office:value-type="string">
            <text:p>source</text:p>
          </table:table-cell>
          <table:table-cell table:number-columns-repeated="252"/>
        </table:table-row>
        <table:table-row table:style-name="ro3">
          <table:table-cell office:value-type="string">
            <text:p>mimetypes</text:p>
          </table:table-cell>
          <table:table-cell office:value-type="string">
            <text:p>text-x-csrc</text:p>
          </table:table-cell>
          <table:table-cell office:value-type="string">
            <text:p>source_c</text:p>
          </table:table-cell>
          <table:table-cell table:number-columns-repeated="252"/>
        </table:table-row>
        <table:table-row table:style-name="ro3">
          <table:table-cell office:value-type="string">
            <text:p>mimetypes</text:p>
          </table:table-cell>
          <table:table-cell office:value-type="string">
            <text:p>text-x-csv</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x-diff</text:p>
          </table:table-cell>
          <table:table-cell office:value-type="string">
            <text:p>txt</text:p>
          </table:table-cell>
          <table:table-cell table:number-columns-repeated="252"/>
        </table:table-row>
        <table:table-row table:style-name="ro3">
          <table:table-cell office:value-type="string">
            <text:p>mimetypes</text:p>
          </table:table-cell>
          <table:table-cell office:value-type="string">
            <text:p>text-x-hex</text:p>
          </table:table-cell>
          <table:table-cell office:value-type="string">
            <text:p>source</text:p>
          </table:table-cell>
          <table:table-cell table:number-columns-repeated="252"/>
        </table:table-row>
        <table:table-row table:style-name="ro3">
          <table:table-cell office:value-type="string">
            <text:p>mimetypes</text:p>
          </table:table-cell>
          <table:table-cell office:value-type="string">
            <text:p>text-x-java</text:p>
          </table:table-cell>
          <table:table-cell office:value-type="string">
            <text:p>source_java</text:p>
          </table:table-cell>
          <table:table-cell table:number-columns-repeated="252"/>
        </table:table-row>
        <table:table-row table:style-name="ro3">
          <table:table-cell office:value-type="string">
            <text:p>mimetypes</text:p>
          </table:table-cell>
          <table:table-cell office:value-type="string">
            <text:p>text-x-katefilelist</text:p>
          </table:table-cell>
          <table:table-cell office:value-type="string">
            <text:p>unknown</text:p>
          </table:table-cell>
          <table:table-cell table:number-columns-repeated="252"/>
        </table:table-row>
        <table:table-row table:style-name="ro3">
          <table:table-cell office:value-type="string">
            <text:p>mimetypes</text:p>
          </table:table-cell>
          <table:table-cell office:value-type="string">
            <text:p>text-x-latex</text:p>
          </table:table-cell>
          <table:table-cell office:value-type="string">
            <text:p>tex</text:p>
          </table:table-cell>
          <table:table-cell table:number-columns-repeated="252"/>
        </table:table-row>
        <table:table-row table:style-name="ro3">
          <table:table-cell office:value-type="string">
            <text:p>mimetypes</text:p>
          </table:table-cell>
          <table:table-cell office:value-type="string">
            <text:p>text-x-ldif</text:p>
          </table:table-cell>
          <table:table-cell office:value-type="string">
            <text:p>vcard</text:p>
          </table:table-cell>
          <table:table-cell table:number-columns-repeated="252"/>
        </table:table-row>
        <table:table-row table:style-name="ro3">
          <table:table-cell office:value-type="string">
            <text:p>mimetypes</text:p>
          </table:table-cell>
          <table:table-cell office:value-type="string">
            <text:p>text-x-log</text:p>
          </table:table-cell>
          <table:table-cell office:value-type="string">
            <text:p>log</text:p>
          </table:table-cell>
          <table:table-cell table:number-columns-repeated="252"/>
        </table:table-row>
        <table:table-row table:style-name="ro3">
          <table:table-cell office:value-type="string">
            <text:p>mimetypes</text:p>
          </table:table-cell>
          <table:table-cell office:value-type="string">
            <text:p>text-x-makefile</text:p>
          </table:table-cell>
          <table:table-cell office:value-type="string">
            <text:p>make</text:p>
          </table:table-cell>
          <table:table-cell table:number-columns-repeated="252"/>
        </table:table-row>
        <table:table-row table:style-name="ro3">
          <table:table-cell office:value-type="string">
            <text:p>mimetypes</text:p>
          </table:table-cell>
          <table:table-cell office:value-type="string">
            <text:p>text-x-moc</text:p>
          </table:table-cell>
          <table:table-cell office:value-type="string">
            <text:p>source_moc</text:p>
          </table:table-cell>
          <table:table-cell table:number-columns-repeated="252"/>
        </table:table-row>
        <table:table-row table:style-name="ro3">
          <table:table-cell office:value-type="string">
            <text:p>mimetypes</text:p>
          </table:table-cell>
          <table:table-cell office:value-type="string">
            <text:p>text-x-mswinur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text-x-objchdr</text:p>
          </table:table-cell>
          <table:table-cell office:value-type="string">
            <text:p>source_h</text:p>
          </table:table-cell>
          <table:table-cell table:number-columns-repeated="252"/>
        </table:table-row>
        <table:table-row table:style-name="ro3">
          <table:table-cell office:value-type="string">
            <text:p>mimetypes</text:p>
          </table:table-cell>
          <table:table-cell office:value-type="string">
            <text:p>text-x-objcsrc</text:p>
          </table:table-cell>
          <table:table-cell office:value-type="string">
            <text:p>source_c</text:p>
          </table:table-cell>
          <table:table-cell table:number-columns-repeated="252"/>
        </table:table-row>
        <table:table-row table:style-name="ro3">
          <table:table-cell office:value-type="string">
            <text:p>mimetypes</text:p>
          </table:table-cell>
          <table:table-cell office:value-type="string">
            <text:p>text-x-pascal</text:p>
          </table:table-cell>
          <table:table-cell office:value-type="string">
            <text:p>source_p</text:p>
          </table:table-cell>
          <table:table-cell table:number-columns-repeated="252"/>
        </table:table-row>
        <table:table-row table:style-name="ro3">
          <table:table-cell office:value-type="string">
            <text:p>mimetypes</text:p>
          </table:table-cell>
          <table:table-cell office:value-type="string">
            <text:p>text-x-tcl</text:p>
          </table:table-cell>
          <table:table-cell office:value-type="string">
            <text:p>source</text:p>
          </table:table-cell>
          <table:table-cell table:number-columns-repeated="252"/>
        </table:table-row>
        <table:table-row table:style-name="ro3">
          <table:table-cell office:value-type="string">
            <text:p>mimetypes</text:p>
          </table:table-cell>
          <table:table-cell office:value-type="string">
            <text:p>text-x-tex</text:p>
          </table:table-cell>
          <table:table-cell office:value-type="string">
            <text:p>tex</text:p>
          </table:table-cell>
          <table:table-cell table:number-columns-repeated="252"/>
        </table:table-row>
        <table:table-row table:style-name="ro3">
          <table:table-cell office:value-type="string">
            <text:p>mimetypes</text:p>
          </table:table-cell>
          <table:table-cell office:value-type="string">
            <text:p>text-x-vcalendar</text:p>
          </table:table-cell>
          <table:table-cell office:value-type="string">
            <text:p>vcalendar</text:p>
          </table:table-cell>
          <table:table-cell table:number-columns-repeated="252"/>
        </table:table-row>
        <table:table-row table:style-name="ro3">
          <table:table-cell office:value-type="string">
            <text:p>mimetypes</text:p>
          </table:table-cell>
          <table:table-cell office:value-type="string">
            <text:p>text-x-vcard</text:p>
          </table:table-cell>
          <table:table-cell office:value-type="string">
            <text:p>vcard</text:p>
          </table:table-cell>
          <table:table-cell table:number-columns-repeated="252"/>
        </table:table-row>
        <table:table-row table:style-name="ro3">
          <table:table-cell office:value-type="string">
            <text:p>mimetypes</text:p>
          </table:table-cell>
          <table:table-cell office:value-type="string">
            <text:p>text-x-xslfo</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text-x-xslt</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text-xml</text:p>
          </table:table-cell>
          <table:table-cell office:value-type="string">
            <text:p>html</text:p>
          </table:table-cell>
          <table:table-cell table:number-columns-repeated="252"/>
        </table:table-row>
        <table:table-row table:style-name="ro3">
          <table:table-cell office:value-type="string">
            <text:p>mimetypes</text:p>
          </table:table-cell>
          <table:table-cell office:value-type="string">
            <text:p>uri-mms</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uri-mmst</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uri-mmsu</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uri-pnm</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uri-rtspt</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uri-rtspu</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avi</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mp4</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mpeg</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quicktime</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vnd.rn-realvideo</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flic</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matroska</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mng</text:p>
          </table:table-cell>
          <table:table-cell office:value-type="string">
            <text:p>image</text:p>
          </table:table-cell>
          <table:table-cell table:number-columns-repeated="252"/>
        </table:table-row>
        <table:table-row table:style-name="ro3">
          <table:table-cell office:value-type="string">
            <text:p>mimetypes</text:p>
          </table:table-cell>
          <table:table-cell office:value-type="string">
            <text:p>video-x-ms-asf</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ms-wmv</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msvideo</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ogm</text:p>
          </table:table-cell>
          <table:table-cell office:value-type="string">
            <text:p>video</text:p>
          </table:table-cell>
          <table:table-cell table:number-columns-repeated="252"/>
        </table:table-row>
        <table:table-row table:style-name="ro3">
          <table:table-cell office:value-type="string">
            <text:p>mimetypes</text:p>
          </table:table-cell>
          <table:table-cell office:value-type="string">
            <text:p>video-x-theora</text:p>
          </table:table-cell>
          <table:table-cell office:value-type="string">
            <text:p>video</text:p>
          </table:table-cell>
          <table:table-cell table:number-columns-repeated="252"/>
        </table:table-row>
        <table:table-row table:style-name="ro2" table:number-rows-repeated="28689">
          <table:table-cell table:style-name="ce2"/>
          <table:table-cell table:number-columns-repeated="254"/>
        </table:table-row>
        <table:table-row table:style-name="ro4" table:number-rows-repeated="32769">
          <table:table-cell table:number-columns-repeated="255"/>
        </table:table-row>
        <table:table-row table:style-name="ro4">
          <table:table-cell table:number-columns-repeated="255"/>
        </table:table-row>
      </table:table>
      <table:table table:name="Sheet2" table:style-name="ta1">
        <table:table-column table:style-name="co1" table:default-cell-style-name="Default"/>
        <table:table-row table:style-name="ro1">
          <table:table-cell office:value-type="string">
            <text:p>get rid of overlays, use emblems instead</text:p>
          </table:table-cell>
        </table:table-row>
        <table:table-row table:style-name="ro1">
          <table:table-cell office:value-type="string">
            <text:p>add mount emblem</text:p>
          </table:table-cell>
        </table:table-row>
        <table:table-row table:style-name="ro1">
          <table:table-cell office:value-type="string">
            <text:p>rename filesystem to places</text:p>
          </table:table-cell>
        </table:table-row>
        <table:table-row table:style-name="ro1">
          <table:table-cell office:value-type="string">
            <text:p>category category</text:p>
          </table:table-cell>
        </table:table-row>
        <table:table-row table:style-name="ro1">
          <table:table-cell office:value-type="string">
            <text:p>sort out kdeprint icons</text:p>
          </table:table-cell>
        </table:table-row>
        <table:table-row table:style-name="ro1">
          <table:table-cell office:value-type="string">
            <text:p>handle other existing oxygen icons</text:p>
          </table:table-cell>
        </table:table-row>
        <table:table-row table:style-name="ro1">
          <table:table-cell office:value-type="string">
            <text:p>work out what's missing</text:p>
          </table:table-cell>
        </table:table-row>
      </table:table>
      <table:table table:name="Sheet3" table:style-name="ta1">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ans Serif" svg:font-family="'Sans Serif'"/>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Tahoma" style:language-asian="it" style:country-asian="IT" style:font-name-complex="Tahoma" style:language-complex="it" style:country-complex="IT"/>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3-05">05/03/2007</text:date>, <text:time>12.53.46</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Aaron Seigo</meta:initial-creator>
    <meta:creation-date>2006-12-28T11:04:59</meta:creation-date>
    <dc:creator>Pino Toscano</dc:creator>
    <dc:date>2007-03-05T12:53:46</dc:date>
    <dc:language>en-US</dc:language>
    <meta:editing-cycles>42</meta:editing-cycles>
    <meta:editing-duration>PT45M31S</meta:editing-duration>
    <meta:user-defined meta:name="Info 1"/>
    <meta:user-defined meta:name="Info 2"/>
    <meta:user-defined meta:name="Info 3"/>
    <meta:user-defined meta:name="Info 4"/>
    <meta:document-statistic meta:table-count="3" meta:cell-count="13127"/>
  </office:meta>
</office:document-meta>
</file>